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1.26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test5" table:style-name="ta1">
        <table:shapes>
          <draw:frame draw:z-index="0" draw:style-name="gr1" draw:text-style-name="P1" svg:width="851.56pt" svg:height="255.26pt" svg:x="265.15pt" svg:y="0.74pt">
            <loext:p draw:notify-on-update-of-ranges="test5.A1:test5.A625 test5.B1:test5.B62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277.23pt" svg:y="258.09pt">
            <loext:p draw:notify-on-update-of-ranges="test5.C1:test5.C625 test5.D1:test5.D625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number-columns-repeated="2" table:default-cell-style-name="Default"/>
        <table:table-row table:style-name="ro1">
          <table:table-cell office:value-type="float" office:value="0.090627217466404" calcext:value-type="float">
            <text:p>0.0906272175</text:p>
          </table:table-cell>
          <table:table-cell office:value-type="float" office:value="0.156348523458265" calcext:value-type="float">
            <text:p>0.1563485235</text:p>
          </table:table-cell>
          <table:table-cell table:formula="of:=([.A2]-[.A1])/0.01" office:value-type="float" office:value="15.7778890797926" calcext:value-type="float">
            <text:p>15.7778890798</text:p>
          </table:table-cell>
          <table:table-cell table:formula="of:=([.B2]-[.B1])/0.01" office:value-type="float" office:value="28.5041873386351" calcext:value-type="float">
            <text:p>28.5041873386</text:p>
          </table:table-cell>
        </table:table-row>
        <table:table-row table:style-name="ro1">
          <table:table-cell office:value-type="float" office:value="0.24840610826433" calcext:value-type="float">
            <text:p>0.2484061083</text:p>
          </table:table-cell>
          <table:table-cell office:value-type="float" office:value="0.441390396844615" calcext:value-type="float">
            <text:p>0.4413903968</text:p>
          </table:table-cell>
          <table:table-cell table:formula="of:=([.A3]-[.A2])/0.01" office:value-type="float" office:value="12.5085239625815" calcext:value-type="float">
            <text:p>12.5085239626</text:p>
          </table:table-cell>
          <table:table-cell table:formula="of:=([.B3]-[.B2])/0.01" office:value-type="float" office:value="23.9858846048803" calcext:value-type="float">
            <text:p>23.9858846049</text:p>
          </table:table-cell>
        </table:table-row>
        <table:table-row table:style-name="ro1">
          <table:table-cell office:value-type="float" office:value="0.373491347890145" calcext:value-type="float">
            <text:p>0.3734913479</text:p>
          </table:table-cell>
          <table:table-cell office:value-type="float" office:value="0.681249242893419" calcext:value-type="float">
            <text:p>0.6812492429</text:p>
          </table:table-cell>
          <table:table-cell table:formula="of:=([.A4]-[.A3])/0.01" office:value-type="float" office:value="10.8800634998154" calcext:value-type="float">
            <text:p>10.8800634998</text:p>
          </table:table-cell>
          <table:table-cell table:formula="of:=([.B4]-[.B3])/0.01" office:value-type="float" office:value="20.7327752312664" calcext:value-type="float">
            <text:p>20.7327752313</text:p>
          </table:table-cell>
        </table:table-row>
        <table:table-row table:style-name="ro1">
          <table:table-cell office:value-type="float" office:value="0.482291982888298" calcext:value-type="float">
            <text:p>0.4822919829</text:p>
          </table:table-cell>
          <table:table-cell office:value-type="float" office:value="0.888576995206083" calcext:value-type="float">
            <text:p>0.8885769952</text:p>
          </table:table-cell>
          <table:table-cell table:formula="of:=([.A5]-[.A4])/0.01" office:value-type="float" office:value="9.58034711257718" calcext:value-type="float">
            <text:p>9.5803471126</text:p>
          </table:table-cell>
          <table:table-cell table:formula="of:=([.B5]-[.B4])/0.01" office:value-type="float" office:value="17.9104510617331" calcext:value-type="float">
            <text:p>17.9104510617</text:p>
          </table:table-cell>
        </table:table-row>
        <table:table-row table:style-name="ro1">
          <table:table-cell office:value-type="float" office:value="0.57809545401407" calcext:value-type="float">
            <text:p>0.578095454</text:p>
          </table:table-cell>
          <table:table-cell office:value-type="float" office:value="1.06768150582341" calcext:value-type="float">
            <text:p>1.0676815058</text:p>
          </table:table-cell>
          <table:table-cell table:formula="of:=([.A6]-[.A5])/0.01" office:value-type="float" office:value="8.48552468358712" calcext:value-type="float">
            <text:p>8.4855246836</text:p>
          </table:table-cell>
          <table:table-cell table:formula="of:=([.B6]-[.B5])/0.01" office:value-type="float" office:value="15.4207512473279" calcext:value-type="float">
            <text:p>15.4207512473</text:p>
          </table:table-cell>
        </table:table-row>
        <table:table-row table:style-name="ro1">
          <table:table-cell office:value-type="float" office:value="0.662950700849941" calcext:value-type="float">
            <text:p>0.6629507008</text:p>
          </table:table-cell>
          <table:table-cell office:value-type="float" office:value="1.22188901829669" calcext:value-type="float">
            <text:p>1.2218890183</text:p>
          </table:table-cell>
          <table:table-cell table:formula="of:=([.A7]-[.A6])/0.01" office:value-type="float" office:value="7.55870949684706" calcext:value-type="float">
            <text:p>7.5587094968</text:p>
          </table:table-cell>
          <table:table-cell table:formula="of:=([.B7]-[.B6])/0.01" office:value-type="float" office:value="13.2213396542779" calcext:value-type="float">
            <text:p>13.2213396543</text:p>
          </table:table-cell>
        </table:table-row>
        <table:table-row table:style-name="ro1">
          <table:table-cell office:value-type="float" office:value="0.738537795818412" calcext:value-type="float">
            <text:p>0.7385377958</text:p>
          </table:table-cell>
          <table:table-cell office:value-type="float" office:value="1.35410241483947" calcext:value-type="float">
            <text:p>1.3541024148</text:p>
          </table:table-cell>
          <table:table-cell table:formula="of:=([.A8]-[.A7])/0.01" office:value-type="float" office:value="6.77308039586227" calcext:value-type="float">
            <text:p>6.7730803959</text:p>
          </table:table-cell>
          <table:table-cell table:formula="of:=([.B8]-[.B7])/0.01" office:value-type="float" office:value="11.2779822006162" calcext:value-type="float">
            <text:p>11.2779822006</text:p>
          </table:table-cell>
        </table:table-row>
        <table:table-row table:style-name="ro1">
          <table:table-cell office:value-type="float" office:value="0.806268599777035" calcext:value-type="float">
            <text:p>0.8062685998</text:p>
          </table:table-cell>
          <table:table-cell office:value-type="float" office:value="1.46688223684563" calcext:value-type="float">
            <text:p>1.4668822368</text:p>
          </table:table-cell>
          <table:table-cell table:formula="of:=([.A9]-[.A8])/0.01" office:value-type="float" office:value="6.10601669652227" calcext:value-type="float">
            <text:p>6.1060166965</text:p>
          </table:table-cell>
          <table:table-cell table:formula="of:=([.B9]-[.B8])/0.01" office:value-type="float" office:value="9.56077687732504" calcext:value-type="float">
            <text:p>9.5607768773</text:p>
          </table:table-cell>
        </table:table-row>
        <table:table-row table:style-name="ro1">
          <table:table-cell office:value-type="float" office:value="0.867328766742257" calcext:value-type="float">
            <text:p>0.8673287667</text:p>
          </table:table-cell>
          <table:table-cell office:value-type="float" office:value="1.56249000561888" calcext:value-type="float">
            <text:p>1.5624900056</text:p>
          </table:table-cell>
          <table:table-cell table:formula="of:=([.A10]-[.A9])/0.01" office:value-type="float" office:value="5.53822192053689" calcext:value-type="float">
            <text:p>5.5382219205</text:p>
          </table:table-cell>
          <table:table-cell table:formula="of:=([.B10]-[.B9])/0.01" office:value-type="float" office:value="8.04346746654354" calcext:value-type="float">
            <text:p>8.0434674665</text:p>
          </table:table-cell>
        </table:table-row>
        <table:table-row table:style-name="ro1">
          <table:table-cell office:value-type="float" office:value="0.922710985947626" calcext:value-type="float">
            <text:p>0.9227109859</text:p>
          </table:table-cell>
          <table:table-cell office:value-type="float" office:value="1.64292468028432" calcext:value-type="float">
            <text:p>1.6429246803</text:p>
          </table:table-cell>
          <table:table-cell table:formula="of:=([.A11]-[.A10])/0.01" office:value-type="float" office:value="5.05325399694212" calcext:value-type="float">
            <text:p>5.0532539969</text:p>
          </table:table-cell>
          <table:table-cell table:formula="of:=([.B11]-[.B10])/0.01" office:value-type="float" office:value="6.70300608402292" calcext:value-type="float">
            <text:p>6.703006084</text:p>
          </table:table-cell>
        </table:table-row>
        <table:table-row table:style-name="ro1">
          <table:table-cell office:value-type="float" office:value="0.973243525917047" calcext:value-type="float">
            <text:p>0.9732435259</text:p>
          </table:table-cell>
          <table:table-cell office:value-type="float" office:value="1.70995474112455" calcext:value-type="float">
            <text:p>1.7099547411</text:p>
          </table:table-cell>
          <table:table-cell table:formula="of:=([.A12]-[.A11])/0.01" office:value-type="float" office:value="4.63713709416524" calcext:value-type="float">
            <text:p>4.6371370942</text:p>
          </table:table-cell>
          <table:table-cell table:formula="of:=([.B12]-[.B11])/0.01" office:value-type="float" office:value="5.51916844726079" calcext:value-type="float">
            <text:p>5.5191684473</text:p>
          </table:table-cell>
        </table:table-row>
        <table:table-row table:style-name="ro1">
          <table:table-cell office:value-type="float" office:value="1.0196148968587" calcext:value-type="float">
            <text:p>1.0196148969</text:p>
          </table:table-cell>
          <table:table-cell office:value-type="float" office:value="1.76514642559716" calcext:value-type="float">
            <text:p>1.7651464256</text:p>
          </table:table-cell>
          <table:table-cell table:formula="of:=([.A13]-[.A12])/0.01" office:value-type="float" office:value="4.2780257927711" calcext:value-type="float">
            <text:p>4.2780257928</text:p>
          </table:table-cell>
          <table:table-cell table:formula="of:=([.B13]-[.B12])/0.01" office:value-type="float" office:value="4.47420776102043" calcext:value-type="float">
            <text:p>4.474207761</text:p>
          </table:table-cell>
        </table:table-row>
        <table:table-row table:style-name="ro1">
          <table:table-cell office:value-type="float" office:value="1.06239515478641" calcext:value-type="float">
            <text:p>1.0623951548</text:p>
          </table:table-cell>
          <table:table-cell office:value-type="float" office:value="1.80988850320736" calcext:value-type="float">
            <text:p>1.8098885032</text:p>
          </table:table-cell>
          <table:table-cell table:formula="of:=([.A14]-[.A13])/0.01" office:value-type="float" office:value="3.96591348020594" calcext:value-type="float">
            <text:p>3.9659134802</text:p>
          </table:table-cell>
          <table:table-cell table:formula="of:=([.B14]-[.B13])/0.01" office:value-type="float" office:value="3.55254491994037" calcext:value-type="float">
            <text:p>3.5525449199</text:p>
          </table:table-cell>
        </table:table-row>
        <table:table-row table:style-name="ro1">
          <table:table-cell office:value-type="float" office:value="1.10205428958847" calcext:value-type="float">
            <text:p>1.1020542896</text:p>
          </table:table-cell>
          <table:table-cell office:value-type="float" office:value="1.84541395240676" calcext:value-type="float">
            <text:p>1.8454139524</text:p>
          </table:table-cell>
          <table:table-cell table:formula="of:=([.A15]-[.A14])/0.01" office:value-type="float" office:value="3.69237901331712" calcext:value-type="float">
            <text:p>3.6923790133</text:p>
          </table:table-cell>
          <table:table-cell table:formula="of:=([.B15]-[.B14])/0.01" office:value-type="float" office:value="2.74049300111581" calcext:value-type="float">
            <text:p>2.7404930011</text:p>
          </table:table-cell>
        </table:table-row>
        <table:table-row table:style-name="ro1">
          <table:table-cell office:value-type="float" office:value="1.13897807972164" calcext:value-type="float">
            <text:p>1.1389780797</text:p>
          </table:table-cell>
          <table:table-cell office:value-type="float" office:value="1.87281888241792" calcext:value-type="float">
            <text:p>1.8728188824</text:p>
          </table:table-cell>
          <table:table-cell table:formula="of:=([.A16]-[.A15])/0.01" office:value-type="float" office:value="3.45036651264077" calcext:value-type="float">
            <text:p>3.4503665126</text:p>
          </table:table-cell>
          <table:table-cell table:formula="of:=([.B16]-[.B15])/0.01" office:value-type="float" office:value="2.02601369999915" calcext:value-type="float">
            <text:p>2.0260137</text:p>
          </table:table-cell>
        </table:table-row>
        <table:table-row table:style-name="ro1">
          <table:table-cell office:value-type="float" office:value="1.17348174484805" calcext:value-type="float">
            <text:p>1.1734817448</text:p>
          </table:table-cell>
          <table:table-cell office:value-type="float" office:value="1.89307901941791" calcext:value-type="float">
            <text:p>1.8930790194</text:p>
          </table:table-cell>
          <table:table-cell table:formula="of:=([.A17]-[.A16])/0.01" office:value-type="float" office:value="3.23399383020764" calcext:value-type="float">
            <text:p>3.2339938302</text:p>
          </table:table-cell>
          <table:table-cell table:formula="of:=([.B17]-[.B16])/0.01" office:value-type="float" office:value="1.39850315662868" calcext:value-type="float">
            <text:p>1.3985031566</text:p>
          </table:table-cell>
        </table:table-row>
        <table:table-row table:style-name="ro1">
          <table:table-cell office:value-type="float" office:value="1.20582168315013" calcext:value-type="float">
            <text:p>1.2058216832</text:p>
          </table:table-cell>
          <table:table-cell office:value-type="float" office:value="1.9070640509842" calcext:value-type="float">
            <text:p>1.907064051</text:p>
          </table:table-cell>
          <table:table-cell table:formula="of:=([.A18]-[.A17])/0.01" office:value-type="float" office:value="3.03838584333294" calcext:value-type="float">
            <text:p>3.0383858433</text:p>
          </table:table-cell>
          <table:table-cell table:formula="of:=([.B18]-[.B17])/0.01" office:value-type="float" office:value="0.848604534664776" calcext:value-type="float">
            <text:p>0.8486045347</text:p>
          </table:table-cell>
        </table:table-row>
        <table:table-row table:style-name="ro1">
          <table:table-cell office:value-type="float" office:value="1.23620554158346" calcext:value-type="float">
            <text:p>1.2362055416</text:p>
          </table:table-cell>
          <table:table-cell office:value-type="float" office:value="1.91555009633085" calcext:value-type="float">
            <text:p>1.9155500963</text:p>
          </table:table-cell>
          <table:table-cell table:formula="of:=([.A19]-[.A18])/0.01" office:value-type="float" office:value="2.85952927104272" calcext:value-type="float">
            <text:p>2.859529271</text:p>
          </table:table-cell>
          <table:table-cell table:formula="of:=([.B19]-[.B18])/0.01" office:value-type="float" office:value="0.368044723148575" calcext:value-type="float">
            <text:p>0.3680447231</text:p>
          </table:table-cell>
        </table:table-row>
        <table:table-row table:style-name="ro1">
          <table:table-cell office:value-type="float" office:value="1.26480083429388" calcext:value-type="float">
            <text:p>1.2648008343</text:p>
          </table:table-cell>
          <table:table-cell office:value-type="float" office:value="1.91923054356233" calcext:value-type="float">
            <text:p>1.9192305436</text:p>
          </table:table-cell>
          <table:table-cell table:formula="of:=([.A20]-[.A19])/0.01" office:value-type="float" office:value="2.69414618695849" calcext:value-type="float">
            <text:p>2.694146187</text:p>
          </table:table-cell>
          <table:table-cell table:formula="of:=([.B20]-[.B19])/0.01" office:value-type="float" office:value="-0.0505073949348622" calcext:value-type="float">
            <text:p>-0.0505073949</text:p>
          </table:table-cell>
        </table:table-row>
        <table:table-row table:style-name="ro1">
          <table:table-cell office:value-type="float" office:value="1.29174229616347" calcext:value-type="float">
            <text:p>1.2917422962</text:p>
          </table:table-cell>
          <table:table-cell office:value-type="float" office:value="1.91872546961299" calcext:value-type="float">
            <text:p>1.9187254696</text:p>
          </table:table-cell>
          <table:table-cell table:formula="of:=([.A21]-[.A20])/0.01" office:value-type="float" office:value="2.53958381492161" calcext:value-type="float">
            <text:p>2.5395838149</text:p>
          </table:table-cell>
          <table:table-cell table:formula="of:=([.B21]-[.B20])/0.01" office:value-type="float" office:value="-0.413563541848139" calcext:value-type="float">
            <text:p>-0.4135635418</text:p>
          </table:table-cell>
        </table:table-row>
        <table:table-row table:style-name="ro1">
          <table:table-cell office:value-type="float" office:value="1.31713813431268" calcext:value-type="float">
            <text:p>1.3171381343</text:p>
          </table:table-cell>
          <table:table-cell office:value-type="float" office:value="1.9145898341945" calcext:value-type="float">
            <text:p>1.9145898342</text:p>
          </table:table-cell>
          <table:table-cell table:formula="of:=([.A22]-[.A21])/0.01" office:value-type="float" office:value="2.39371854579369" calcext:value-type="float">
            <text:p>2.3937185458</text:p>
          </table:table-cell>
          <table:table-cell table:formula="of:=([.B22]-[.B21])/0.01" office:value-type="float" office:value="-0.726921793245872" calcext:value-type="float">
            <text:p>-0.7269217932</text:p>
          </table:table-cell>
        </table:table-row>
        <table:table-row table:style-name="ro1">
          <table:table-cell office:value-type="float" office:value="1.34107531977062" calcext:value-type="float">
            <text:p>1.3410753198</text:p>
          </table:table-cell>
          <table:table-cell office:value-type="float" office:value="1.90732061626205" calcext:value-type="float">
            <text:p>1.9073206163</text:p>
          </table:table-cell>
          <table:table-cell table:formula="of:=([.A23]-[.A22])/0.01" office:value-type="float" office:value="2.25487241142819" calcext:value-type="float">
            <text:p>2.2548724114</text:p>
          </table:table-cell>
          <table:table-cell table:formula="of:=([.B23]-[.B22])/0.01" office:value-type="float" office:value="-0.995757582997148" calcext:value-type="float">
            <text:p>-0.995757583</text:p>
          </table:table-cell>
        </table:table-row>
        <table:table-row table:style-name="ro1">
          <table:table-cell office:value-type="float" office:value="1.3636240438849" calcext:value-type="float">
            <text:p>1.3636240439</text:p>
          </table:table-cell>
          <table:table-cell office:value-type="float" office:value="1.89736304043207" calcext:value-type="float">
            <text:p>1.8973630404</text:p>
          </table:table-cell>
          <table:table-cell table:formula="of:=([.A24]-[.A23])/0.01" office:value-type="float" office:value="2.12174050114049" calcext:value-type="float">
            <text:p>2.1217405011</text:p>
          </table:table-cell>
          <table:table-cell table:formula="of:=([.B24]-[.B23])/0.01" office:value-type="float" office:value="-1.22470188818615" calcext:value-type="float">
            <text:p>-1.2247018882</text:p>
          </table:table-cell>
        </table:table-row>
        <table:table-row table:style-name="ro1">
          <table:table-cell office:value-type="float" office:value="1.38484144889631" calcext:value-type="float">
            <text:p>1.3848414489</text:p>
          </table:table-cell>
          <table:table-cell office:value-type="float" office:value="1.88511602155021" calcext:value-type="float">
            <text:p>1.8851160216</text:p>
          </table:table-cell>
          <table:table-cell table:formula="of:=([.A25]-[.A24])/0.01" office:value-type="float" office:value="1.99332801366459" calcext:value-type="float">
            <text:p>1.9933280137</text:p>
          </table:table-cell>
          <table:table-cell table:formula="of:=([.B25]-[.B24])/0.01" office:value-type="float" office:value="-1.41790833015076" calcext:value-type="float">
            <text:p>-1.4179083302</text:p>
          </table:table-cell>
        </table:table-row>
        <table:table-row table:style-name="ro1">
          <table:table-cell office:value-type="float" office:value="1.40477472903295" calcext:value-type="float">
            <text:p>1.404774729</text:p>
          </table:table-cell>
          <table:table-cell office:value-type="float" office:value="1.8709369382487" calcext:value-type="float">
            <text:p>1.8709369382</text:p>
          </table:table-cell>
          <table:table-cell table:formula="of:=([.A26]-[.A25])/0.01" office:value-type="float" office:value="1.8688958099365" calcext:value-type="float">
            <text:p>1.8688958099</text:p>
          </table:table-cell>
          <table:table-cell table:formula="of:=([.B26]-[.B25])/0.01" office:value-type="float" office:value="-1.57911074207144" calcext:value-type="float">
            <text:p>-1.5791107421</text:p>
          </table:table-cell>
        </table:table-row>
        <table:table-row table:style-name="ro1">
          <table:table-cell office:value-type="float" office:value="1.42346368713232" calcext:value-type="float">
            <text:p>1.4234636871</text:p>
          </table:table-cell>
          <table:table-cell office:value-type="float" office:value="1.85514583082799" calcext:value-type="float">
            <text:p>1.8551458308</text:p>
          </table:table-cell>
          <table:table-cell table:formula="of:=([.A27]-[.A26])/0.01" office:value-type="float" office:value="1.74791347502714" calcext:value-type="float">
            <text:p>1.747913475</text:p>
          </table:table-cell>
          <table:table-cell table:formula="of:=([.B27]-[.B26])/0.01" office:value-type="float" office:value="-1.71167257489218" calcext:value-type="float">
            <text:p>-1.7116725749</text:p>
          </table:table-cell>
        </table:table-row>
        <table:table-row table:style-name="ro1">
          <table:table-cell office:value-type="float" office:value="1.44094282188259" calcext:value-type="float">
            <text:p>1.4409428219</text:p>
          </table:table-cell>
          <table:table-cell office:value-type="float" office:value="1.83802910507907" calcext:value-type="float">
            <text:p>1.8380291051</text:p>
          </table:table-cell>
          <table:table-cell table:formula="of:=([.A28]-[.A27])/0.01" office:value-type="float" office:value="1.63001901650721" calcext:value-type="float">
            <text:p>1.6300190165</text:p>
          </table:table-cell>
          <table:table-cell table:formula="of:=([.B28]-[.B27])/0.01" office:value-type="float" office:value="-1.81862934442134" calcext:value-type="float">
            <text:p>-1.8186293444</text:p>
          </table:table-cell>
        </table:table-row>
        <table:table-row table:style-name="ro1">
          <table:table-cell office:value-type="float" office:value="1.45724301204766" calcext:value-type="float">
            <text:p>1.457243012</text:p>
          </table:table-cell>
          <table:table-cell office:value-type="float" office:value="1.81984281163486" calcext:value-type="float">
            <text:p>1.8198428116</text:p>
          </table:table-cell>
          <table:table-cell table:formula="of:=([.A29]-[.A28])/0.01" office:value-type="float" office:value="1.51498442612612" calcext:value-type="float">
            <text:p>1.5149844261</text:p>
          </table:table-cell>
          <table:table-cell table:formula="of:=([.B29]-[.B28])/0.01" office:value-type="float" office:value="-1.90272516550847" calcext:value-type="float">
            <text:p>-1.9027251655</text:p>
          </table:table-cell>
        </table:table-row>
        <table:table-row table:style-name="ro1">
          <table:table-cell office:value-type="float" office:value="1.47239285630892" calcext:value-type="float">
            <text:p>1.4723928563</text:p>
          </table:table-cell>
          <table:table-cell office:value-type="float" office:value="1.80081555997977" calcext:value-type="float">
            <text:p>1.80081556</text:p>
          </table:table-cell>
          <table:table-cell table:formula="of:=([.A30]-[.A29])/0.01" office:value-type="float" office:value="1.4026864158966" calcext:value-type="float">
            <text:p>1.4026864159</text:p>
          </table:table-cell>
          <table:table-cell table:formula="of:=([.B30]-[.B29])/0.01" office:value-type="float" office:value="-1.96644427559398" calcext:value-type="float">
            <text:p>-1.9664442756</text:p>
          </table:table-cell>
        </table:table-row>
        <table:table-row table:style-name="ro1">
          <table:table-cell office:value-type="float" office:value="1.48641972046789" calcext:value-type="float">
            <text:p>1.4864197205</text:p>
          </table:table-cell>
          <table:table-cell office:value-type="float" office:value="1.78115111722383" calcext:value-type="float">
            <text:p>1.7811511172</text:p>
          </table:table-cell>
          <table:table-cell table:formula="of:=([.A31]-[.A30])/0.01" office:value-type="float" office:value="1.2930817117639" calcext:value-type="float">
            <text:p>1.2930817118</text:p>
          </table:table-cell>
          <table:table-cell table:formula="of:=([.B31]-[.B30])/0.01" office:value-type="float" office:value="-2.01203832034691" calcext:value-type="float">
            <text:p>-2.0120383203</text:p>
          </table:table-cell>
        </table:table-row>
        <table:table-row table:style-name="ro1">
          <table:table-cell office:value-type="float" office:value="1.49935053758553" calcext:value-type="float">
            <text:p>1.4993505376</text:p>
          </table:table-cell>
          <table:table-cell office:value-type="float" office:value="1.76103073402036" calcext:value-type="float">
            <text:p>1.761030734</text:p>
          </table:table-cell>
          <table:table-cell table:formula="of:=([.A32]-[.A31])/0.01" office:value-type="float" office:value="1.18618635065317" calcext:value-type="float">
            <text:p>1.1861863507</text:p>
          </table:table-cell>
          <table:table-cell table:formula="of:=([.B32]-[.B31])/0.01" office:value-type="float" office:value="-2.04155005866273" calcext:value-type="float">
            <text:p>-2.0415500587</text:p>
          </table:table-cell>
        </table:table-row>
        <table:table-row table:style-name="ro1">
          <table:table-cell office:value-type="float" office:value="1.51121240109206" calcext:value-type="float">
            <text:p>1.5112124011</text:p>
          </table:table-cell>
          <table:table-cell office:value-type="float" office:value="1.74061523343373" calcext:value-type="float">
            <text:p>1.7406152334</text:p>
          </table:table-cell>
          <table:table-cell table:formula="of:=([.A33]-[.A32])/0.01" office:value-type="float" office:value="1.08205848188725" calcext:value-type="float">
            <text:p>1.0820584819</text:p>
          </table:table-cell>
          <table:table-cell table:formula="of:=([.B33]-[.B32])/0.01" office:value-type="float" office:value="-2.05683404265837" calcext:value-type="float">
            <text:p>-2.0568340427</text:p>
          </table:table-cell>
        </table:table-row>
        <table:table-row table:style-name="ro1">
          <table:table-cell office:value-type="float" office:value="1.52203298591093" calcext:value-type="float">
            <text:p>1.5220329859</text:p>
          </table:table-cell>
          <table:table-cell office:value-type="float" office:value="1.72004689300715" calcext:value-type="float">
            <text:p>1.720046893</text:p>
          </table:table-cell>
          <table:table-cell table:formula="of:=([.A34]-[.A33])/0.01" office:value-type="float" office:value="0.980784223338604" calcext:value-type="float">
            <text:p>0.9807842233</text:p>
          </table:table-cell>
          <table:table-cell table:formula="of:=([.B34]-[.B33])/0.01" office:value-type="float" office:value="-2.05957473981302" calcext:value-type="float">
            <text:p>-2.0595747398</text:p>
          </table:table-cell>
        </table:table-row>
        <table:table-row table:style-name="ro1">
          <table:table-cell office:value-type="float" office:value="1.53184082814432" calcext:value-type="float">
            <text:p>1.5318408281</text:p>
          </table:table-cell>
          <table:table-cell office:value-type="float" office:value="1.69945114560902" calcext:value-type="float">
            <text:p>1.6994511456</text:p>
          </table:table-cell>
          <table:table-cell table:formula="of:=([.A35]-[.A34])/0.01" office:value-type="float" office:value="0.882466167390938" calcext:value-type="float">
            <text:p>0.8824661674</text:p>
          </table:table-cell>
          <table:table-cell table:formula="of:=([.B35]-[.B34])/0.01" office:value-type="float" office:value="-2.05130248816978" calcext:value-type="float">
            <text:p>-2.0513024882</text:p>
          </table:table-cell>
        </table:table-row>
        <table:table-row table:style-name="ro1">
          <table:table-cell office:value-type="float" office:value="1.54066548981823" calcext:value-type="float">
            <text:p>1.5406654898</text:p>
          </table:table-cell>
          <table:table-cell office:value-type="float" office:value="1.67893812072732" calcext:value-type="float">
            <text:p>1.6789381207</text:p>
          </table:table-cell>
          <table:table-cell table:formula="of:=([.A36]-[.A35])/0.01" office:value-type="float" office:value="0.787214172679351" calcext:value-type="float">
            <text:p>0.7872141727</text:p>
          </table:table-cell>
          <table:table-cell table:formula="of:=([.B36]-[.B35])/0.01" office:value-type="float" office:value="-2.03340761047746" calcext:value-type="float">
            <text:p>-2.0334076105</text:p>
          </table:table-cell>
        </table:table-row>
        <table:table-row table:style-name="ro1">
          <table:table-cell office:value-type="float" office:value="1.54853763154502" calcext:value-type="float">
            <text:p>1.5485376315</text:p>
          </table:table-cell>
          <table:table-cell office:value-type="float" office:value="1.65860404462255" calcext:value-type="float">
            <text:p>1.6586040446</text:p>
          </table:table-cell>
          <table:table-cell table:formula="of:=([.A37]-[.A36])/0.01" office:value-type="float" office:value="0.695138115245642" calcext:value-type="float">
            <text:p>0.6951381152</text:p>
          </table:table-cell>
          <table:table-cell table:formula="of:=([.B37]-[.B36])/0.01" office:value-type="float" office:value="-2.00715295818941" calcext:value-type="float">
            <text:p>-2.0071529582</text:p>
          </table:table-cell>
        </table:table-row>
        <table:table-row table:style-name="ro1">
          <table:table-cell office:value-type="float" office:value="1.55548901269748" calcext:value-type="float">
            <text:p>1.5554890127</text:p>
          </table:table-cell>
          <table:table-cell office:value-type="float" office:value="1.63853251504065" calcext:value-type="float">
            <text:p>1.638532515</text:p>
          </table:table-cell>
          <table:table-cell table:formula="of:=([.A38]-[.A37])/0.01" office:value-type="float" office:value="0.606342307579766" calcext:value-type="float">
            <text:p>0.6063423076</text:p>
          </table:table-cell>
          <table:table-cell table:formula="of:=([.B38]-[.B37])/0.01" office:value-type="float" office:value="-1.97368511018752" calcext:value-type="float">
            <text:p>-1.9736851102</text:p>
          </table:table-cell>
        </table:table-row>
        <table:table-row table:style-name="ro1">
          <table:table-cell office:value-type="float" office:value="1.56155243577327" calcext:value-type="float">
            <text:p>1.5615524358</text:p>
          </table:table-cell>
          <table:table-cell office:value-type="float" office:value="1.61879566393878" calcext:value-type="float">
            <text:p>1.6187956639</text:p>
          </table:table-cell>
          <table:table-cell table:formula="of:=([.A39]-[.A38])/0.01" office:value-type="float" office:value="0.520921326283319" calcext:value-type="float">
            <text:p>0.5209213263</text:p>
          </table:table-cell>
          <table:table-cell table:formula="of:=([.B39]-[.B38])/0.01" office:value-type="float" office:value="-1.93404441282512" calcext:value-type="float">
            <text:p>-1.9340444128</text:p>
          </table:table-cell>
        </table:table-row>
        <table:table-row table:style-name="ro1">
          <table:table-cell office:value-type="float" office:value="1.56676164903611" calcext:value-type="float">
            <text:p>1.566761649</text:p>
          </table:table-cell>
          <table:table-cell office:value-type="float" office:value="1.59945521981053" calcext:value-type="float">
            <text:p>1.5994552198</text:p>
          </table:table-cell>
          <table:table-cell table:formula="of:=([.A40]-[.A39])/0.01" office:value-type="float" office:value="0.438957018951203" calcext:value-type="float">
            <text:p>0.438957019</text:p>
          </table:table-cell>
          <table:table-cell table:formula="of:=([.B40]-[.B39])/0.01" office:value-type="float" office:value="-1.88917401630704" calcext:value-type="float">
            <text:p>-1.8891740163</text:p>
          </table:table-cell>
        </table:table-row>
        <table:table-row table:style-name="ro1">
          <table:table-cell office:value-type="float" office:value="1.57115121922562" calcext:value-type="float">
            <text:p>1.5711512192</text:p>
          </table:table-cell>
          <table:table-cell office:value-type="float" office:value="1.58056347964746" calcext:value-type="float">
            <text:p>1.5805634796</text:p>
          </table:table-cell>
          <table:table-cell table:formula="of:=([.A41]-[.A40])/0.01" office:value-type="float" office:value="0.360516488434848" calcext:value-type="float">
            <text:p>0.3605164884</text:p>
          </table:table-cell>
          <table:table-cell table:formula="of:=([.B41]-[.B40])/0.01" office:value-type="float" office:value="-1.83992803653543" calcext:value-type="float">
            <text:p>-1.8399280365</text:p>
          </table:table-cell>
        </table:table-row>
        <table:table-row table:style-name="ro1">
          <table:table-cell office:value-type="float" office:value="1.57475638410997" calcext:value-type="float">
            <text:p>1.5747563841</text:p>
          </table:table-cell>
          <table:table-cell office:value-type="float" office:value="1.5621641992821" calcext:value-type="float">
            <text:p>1.5621641993</text:p>
          </table:table-cell>
          <table:table-cell table:formula="of:=([.A42]-[.A41])/0.01" office:value-type="float" office:value="0.285650877998855" calcext:value-type="float">
            <text:p>0.285650878</text:p>
          </table:table-cell>
          <table:table-cell table:formula="of:=([.B42]-[.B41])/0.01" office:value-type="float" office:value="-1.78707895043786" calcext:value-type="float">
            <text:p>-1.7870789504</text:p>
          </table:table-cell>
        </table:table-row>
        <table:table-row table:style-name="ro1">
          <table:table-cell office:value-type="float" office:value="1.57761289288996" calcext:value-type="float">
            <text:p>1.5776128929</text:p>
          </table:table-cell>
          <table:table-cell office:value-type="float" office:value="1.54429340977772" calcext:value-type="float">
            <text:p>1.5442934098</text:p>
          </table:table-cell>
          <table:table-cell table:formula="of:=([.A43]-[.A42])/0.01" office:value-type="float" office:value="0.214394804078077" calcext:value-type="float">
            <text:p>0.2143948041</text:p>
          </table:table-cell>
          <table:table-cell table:formula="of:=([.B43]-[.B42])/0.01" office:value-type="float" office:value="-1.73132431564258" calcext:value-type="float">
            <text:p>-1.7313243156</text:p>
          </table:table-cell>
        </table:table-row>
        <table:table-row table:style-name="ro1">
          <table:table-cell office:value-type="float" office:value="1.57975684093074" calcext:value-type="float">
            <text:p>1.5797568409</text:p>
          </table:table-cell>
          <table:table-cell office:value-type="float" office:value="1.5269801666213" calcext:value-type="float">
            <text:p>1.5269801666</text:p>
          </table:table-cell>
          <table:table-cell table:formula="of:=([.A44]-[.A43])/0.01" office:value-type="float" office:value="0.146766304445123" calcext:value-type="float">
            <text:p>0.1467663044</text:p>
          </table:table-cell>
          <table:table-cell table:formula="of:=([.B44]-[.B43])/0.01" office:value-type="float" office:value="-1.67329289146301" calcext:value-type="float">
            <text:p>-1.6732928915</text:p>
          </table:table-cell>
        </table:table-row>
        <table:table-row table:style-name="ro1">
          <table:table-cell office:value-type="float" office:value="1.58122450397519" calcext:value-type="float">
            <text:p>1.581224504</text:p>
          </table:table-cell>
          <table:table-cell office:value-type="float" office:value="1.51024723770667" calcext:value-type="float">
            <text:p>1.5102472377</text:p>
          </table:table-cell>
          <table:table-cell table:formula="of:=([.A45]-[.A44])/0.01" office:value-type="float" office:value="0.0827671886757253" calcext:value-type="float">
            <text:p>0.0827671887</text:p>
          </table:table-cell>
          <table:table-cell table:formula="of:=([.B45]-[.B44])/0.01" office:value-type="float" office:value="-1.61355022688514" calcext:value-type="float">
            <text:p>-1.6135502269</text:p>
          </table:table-cell>
        </table:table-row>
        <table:table-row table:style-name="ro1">
          <table:table-cell office:value-type="float" office:value="1.58205217586195" calcext:value-type="float">
            <text:p>1.5820521759</text:p>
          </table:table-cell>
          <table:table-cell office:value-type="float" office:value="1.49411173543782" calcext:value-type="float">
            <text:p>1.4941117354</text:p>
          </table:table-cell>
          <table:table-cell table:formula="of:=([.A46]-[.A45])/0.01" office:value-type="float" office:value="0.0223836949320155" calcext:value-type="float">
            <text:p>0.0223836949</text:p>
          </table:table-cell>
          <table:table-cell table:formula="of:=([.B46]-[.B45])/0.01" office:value-type="float" office:value="-1.55260377209803" calcext:value-type="float">
            <text:p>-1.5526037721</text:p>
          </table:table-cell>
        </table:table-row>
        <table:table-row table:style-name="ro1">
          <table:table-cell office:value-type="float" office:value="1.58227601281127" calcext:value-type="float">
            <text:p>1.5822760128</text:p>
          </table:table-cell>
          <table:table-cell office:value-type="float" office:value="1.47858569771684" calcext:value-type="float">
            <text:p>1.4785856977</text:p>
          </table:table-cell>
          <table:table-cell table:formula="of:=([.A47]-[.A46])/0.01" office:value-type="float" office:value="-0.034412627639635" calcext:value-type="float">
            <text:p>-0.0344126276</text:p>
          </table:table-cell>
          <table:table-cell table:formula="of:=([.B47]-[.B46])/0.01" office:value-type="float" office:value="-1.49090756263421" calcext:value-type="float">
            <text:p>-1.4909075626</text:p>
          </table:table-cell>
        </table:table-row>
        <table:table-row table:style-name="ro1">
          <table:table-cell office:value-type="float" office:value="1.58193188653487" calcext:value-type="float">
            <text:p>1.5819318865</text:p>
          </table:table-cell>
          <table:table-cell office:value-type="float" office:value="1.46367662209049" calcext:value-type="float">
            <text:p>1.4636766221</text:p>
          </table:table-cell>
          <table:table-cell table:formula="of:=([.A48]-[.A47])/0.01" office:value-type="float" office:value="-0.0876638780778372" calcext:value-type="float">
            <text:p>-0.0876638781</text:p>
          </table:table-cell>
          <table:table-cell table:formula="of:=([.B48]-[.B47])/0.01" office:value-type="float" office:value="-1.42886651903851" calcext:value-type="float">
            <text:p>-1.428866519</text:p>
          </table:table-cell>
        </table:table-row>
        <table:table-row table:style-name="ro1">
          <table:table-cell office:value-type="float" office:value="1.58105524775409" calcext:value-type="float">
            <text:p>1.5810552478</text:p>
          </table:table-cell>
          <table:table-cell office:value-type="float" office:value="1.44938795690011" calcext:value-type="float">
            <text:p>1.4493879569</text:p>
          </table:table-cell>
          <table:table-cell table:formula="of:=([.A49]-[.A48])/0.01" office:value-type="float" office:value="-0.137424659645635" calcext:value-type="float">
            <text:p>-0.1374246596</text:p>
          </table:table-cell>
          <table:table-cell table:formula="of:=([.B49]-[.B48])/0.01" office:value-type="float" office:value="-1.36684039986998" calcext:value-type="float">
            <text:p>-1.3668403999</text:p>
          </table:table-cell>
        </table:table-row>
        <table:table-row table:style-name="ro1">
          <table:table-cell office:value-type="float" office:value="1.57968100115764" calcext:value-type="float">
            <text:p>1.5796810012</text:p>
          </table:table-cell>
          <table:table-cell office:value-type="float" office:value="1.43571955290141" calcext:value-type="float">
            <text:p>1.4357195529</text:p>
          </table:table-cell>
          <table:table-cell table:formula="of:=([.A50]-[.A49])/0.01" office:value-type="float" office:value="-0.183760877692518" calcext:value-type="float">
            <text:p>-0.1837608777</text:p>
          </table:table-cell>
          <table:table-cell table:formula="of:=([.B50]-[.B49])/0.01" office:value-type="float" office:value="-1.30514744153702" calcext:value-type="float">
            <text:p>-1.3051474415</text:p>
          </table:table-cell>
        </table:table-row>
        <table:table-row table:style-name="ro1">
          <table:table-cell office:value-type="float" office:value="1.57784339238071" calcext:value-type="float">
            <text:p>1.5778433924</text:p>
          </table:table-cell>
          <table:table-cell office:value-type="float" office:value="1.42266807848604" calcext:value-type="float">
            <text:p>1.4226680785</text:p>
          </table:table-cell>
          <table:table-cell table:formula="of:=([.A51]-[.A50])/0.01" office:value-type="float" office:value="-0.226748515342501" calcext:value-type="float">
            <text:p>-0.2267485153</text:p>
          </table:table-cell>
          <table:table-cell table:formula="of:=([.B51]-[.B50])/0.01" office:value-type="float" office:value="-1.24406771478509" calcext:value-type="float">
            <text:p>-1.2440677148</text:p>
          </table:table-cell>
        </table:table-row>
        <table:table-row table:style-name="ro1">
          <table:table-cell office:value-type="float" office:value="1.57557590722729" calcext:value-type="float">
            <text:p>1.5755759072</text:p>
          </table:table-cell>
          <table:table-cell office:value-type="float" office:value="1.41022740133819" calcext:value-type="float">
            <text:p>1.4102274013</text:p>
          </table:table-cell>
          <table:table-cell table:formula="of:=([.A52]-[.A51])/0.01" office:value-type="float" office:value="-0.266472415344765" calcext:value-type="float">
            <text:p>-0.2664724153</text:p>
          </table:table-cell>
          <table:table-cell table:formula="of:=([.B52]-[.B51])/0.01" office:value-type="float" office:value="-1.18384622446872" calcext:value-type="float">
            <text:p>-1.1838462245</text:p>
          </table:table-cell>
        </table:table-row>
        <table:table-row table:style-name="ro1">
          <table:table-cell office:value-type="float" office:value="1.57291118307384" calcext:value-type="float">
            <text:p>1.5729111831</text:p>
          </table:table-cell>
          <table:table-cell office:value-type="float" office:value="1.3983889390935" calcext:value-type="float">
            <text:p>1.3983889391</text:p>
          </table:table-cell>
          <table:table-cell table:formula="of:=([.A53]-[.A52])/0.01" office:value-type="float" office:value="-0.303025089911513" calcext:value-type="float">
            <text:p>-0.3030250899</text:p>
          </table:table-cell>
          <table:table-cell table:formula="of:=([.B53]-[.B52])/0.01" office:value-type="float" office:value="-1.12469577643575" calcext:value-type="float">
            <text:p>-1.1246957764</text:p>
          </table:table-cell>
        </table:table-row>
        <table:table-row table:style-name="ro1">
          <table:table-cell office:value-type="float" office:value="1.56988093217472" calcext:value-type="float">
            <text:p>1.5698809322</text:p>
          </table:table-cell>
          <table:table-cell office:value-type="float" office:value="1.38714198132914" calcext:value-type="float">
            <text:p>1.3871419813</text:p>
          </table:table-cell>
          <table:table-cell table:formula="of:=([.A54]-[.A53])/0.01" office:value-type="float" office:value="-0.33650557489211" calcext:value-type="float">
            <text:p>-0.3365055749</text:p>
          </table:table-cell>
          <table:table-cell table:formula="of:=([.B54]-[.B53])/0.01" office:value-type="float" office:value="-1.06679963285625" calcext:value-type="float">
            <text:p>-1.0667996329</text:p>
          </table:table-cell>
        </table:table-row>
        <table:table-row table:style-name="ro1">
          <table:table-cell office:value-type="float" office:value="1.5665158764258" calcext:value-type="float">
            <text:p>1.5665158764</text:p>
          </table:table-cell>
          <table:table-cell office:value-type="float" office:value="1.37647398500058" calcext:value-type="float">
            <text:p>1.376473985</text:p>
          </table:table-cell>
          <table:table-cell table:formula="of:=([.A55]-[.A54])/0.01" office:value-type="float" office:value="-0.367018340075709" calcext:value-type="float">
            <text:p>-0.3670183401</text:p>
          </table:table-cell>
          <table:table-cell table:formula="of:=([.B55]-[.B54])/0.01" office:value-type="float" office:value="-1.01031397508884" calcext:value-type="float">
            <text:p>-1.0103139751</text:p>
          </table:table-cell>
        </table:table-row>
        <table:table-row table:style-name="ro1">
          <table:table-cell office:value-type="float" office:value="1.56284569302504" calcext:value-type="float">
            <text:p>1.562845693</text:p>
          </table:table-cell>
          <table:table-cell office:value-type="float" office:value="1.36637084524969" calcext:value-type="float">
            <text:p>1.3663708452</text:p>
          </table:table-cell>
          <table:table-cell table:formula="of:=([.A56]-[.A55])/0.01" office:value-type="float" office:value="-0.394672263665252" calcext:value-type="float">
            <text:p>-0.3946722637</text:p>
          </table:table-cell>
          <table:table-cell table:formula="of:=([.B56]-[.B55])/0.01" office:value-type="float" office:value="-0.955370191148641" calcext:value-type="float">
            <text:p>-0.9553701911</text:p>
          </table:table-cell>
        </table:table-row>
        <table:table-row table:style-name="ro1">
          <table:table-cell office:value-type="float" office:value="1.55889897038839" calcext:value-type="float">
            <text:p>1.5588989704</text:p>
          </table:table-cell>
          <table:table-cell office:value-type="float" office:value="1.35681714333821" calcext:value-type="float">
            <text:p>1.3568171433</text:p>
          </table:table-cell>
          <table:table-cell table:formula="of:=([.A57]-[.A56])/0.01" office:value-type="float" office:value="-0.419579675923898" calcext:value-type="float">
            <text:p>-0.4195796759</text:p>
          </table:table-cell>
          <table:table-cell table:formula="of:=([.B57]-[.B56])/0.01" office:value-type="float" office:value="-0.902077003000557" calcext:value-type="float">
            <text:p>-0.902077003</text:p>
          </table:table-cell>
        </table:table-row>
        <table:table-row table:style-name="ro1">
          <table:table-cell office:value-type="float" office:value="1.55470317362915" calcext:value-type="float">
            <text:p>1.5547031736</text:p>
          </table:table-cell>
          <table:table-cell office:value-type="float" office:value="1.3477963733082" calcext:value-type="float">
            <text:p>1.3477963733</text:p>
          </table:table-cell>
          <table:table-cell table:formula="of:=([.A58]-[.A57])/0.01" office:value-type="float" office:value="-0.441855474556707" calcext:value-type="float">
            <text:p>-0.4418554746</text:p>
          </table:table-cell>
          <table:table-cell table:formula="of:=([.B58]-[.B57])/0.01" office:value-type="float" office:value="-0.850522447228363" calcext:value-type="float">
            <text:p>-0.8505224472</text:p>
          </table:table-cell>
        </table:table-row>
        <table:table-row table:style-name="ro1">
          <table:table-cell office:value-type="float" office:value="1.55028461888359" calcext:value-type="float">
            <text:p>1.5502846189</text:p>
          </table:table-cell>
          <table:table-cell office:value-type="float" office:value="1.33929114883592" calcext:value-type="float">
            <text:p>1.3392911488</text:p>
          </table:table-cell>
          <table:table-cell table:formula="of:=([.A59]-[.A58])/0.01" office:value-type="float" office:value="-0.46161631247863" calcext:value-type="float">
            <text:p>-0.4616163125</text:p>
          </table:table-cell>
          <table:table-cell table:formula="of:=([.B59]-[.B58])/0.01" office:value-type="float" office:value="-0.800775721110614" calcext:value-type="float">
            <text:p>-0.8007757211</text:p>
          </table:table-cell>
        </table:table-row>
        <table:table-row table:style-name="ro1">
          <table:table-cell office:value-type="float" office:value="1.5456684557588" calcext:value-type="float">
            <text:p>1.5456684558</text:p>
          </table:table-cell>
          <table:table-cell office:value-type="float" office:value="1.33128339162481" calcext:value-type="float">
            <text:p>1.3312833916</text:p>
          </table:table-cell>
          <table:table-cell table:formula="of:=([.A60]-[.A59])/0.01" office:value-type="float" office:value="-0.478979857144157" calcext:value-type="float">
            <text:p>-0.4789798571</text:p>
          </table:table-cell>
          <table:table-cell table:formula="of:=([.B60]-[.B59])/0.01" office:value-type="float" office:value="-0.752888904759574" calcext:value-type="float">
            <text:p>-0.7528889048</text:p>
          </table:table-cell>
        </table:table-row>
        <table:table-row table:style-name="ro1">
          <table:table-cell office:value-type="float" office:value="1.54087865718736" calcext:value-type="float">
            <text:p>1.5408786572</text:p>
          </table:table-cell>
          <table:table-cell office:value-type="float" office:value="1.32375450257722" calcext:value-type="float">
            <text:p>1.3237545026</text:p>
          </table:table-cell>
          <table:table-cell table:formula="of:=([.A61]-[.A60])/0.01" office:value-type="float" office:value="-0.494064119509408" calcext:value-type="float">
            <text:p>-0.4940641195</text:p>
          </table:table-cell>
          <table:table-cell table:formula="of:=([.B61]-[.B60])/0.01" office:value-type="float" office:value="-0.706898568742709" calcext:value-type="float">
            <text:p>-0.7068985687</text:p>
          </table:table-cell>
        </table:table-row>
        <table:table-row table:style-name="ro1">
          <table:table-cell office:value-type="float" office:value="1.53593801599226" calcext:value-type="float">
            <text:p>1.535938016</text:p>
          </table:table-cell>
          <table:table-cell office:value-type="float" office:value="1.31668551688979" calcext:value-type="float">
            <text:p>1.3166855169</text:p>
          </table:table-cell>
          <table:table-cell table:formula="of:=([.A62]-[.A61])/0.01" office:value-type="float" office:value="-0.506986849900071" calcext:value-type="float">
            <text:p>-0.5069868499</text:p>
          </table:table-cell>
          <table:table-cell table:formula="of:=([.B62]-[.B61])/0.01" office:value-type="float" office:value="-0.662827275499911" calcext:value-type="float">
            <text:p>-0.6628272755</text:p>
          </table:table-cell>
        </table:table-row>
        <table:table-row table:style-name="ro1">
          <table:table-cell office:value-type="float" office:value="1.53086814749326" calcext:value-type="float">
            <text:p>1.5308681475</text:p>
          </table:table-cell>
          <table:table-cell office:value-type="float" office:value="1.31005724413479" calcext:value-type="float">
            <text:p>1.3100572441</text:p>
          </table:table-cell>
          <table:table-cell table:formula="of:=([.A63]-[.A62])/0.01" office:value-type="float" office:value="-0.517864997507078" calcext:value-type="float">
            <text:p>-0.5178649975</text:p>
          </table:table-cell>
          <table:table-cell table:formula="of:=([.B63]-[.B62])/0.01" office:value-type="float" office:value="-0.620684981887476" calcext:value-type="float">
            <text:p>-0.6206849819</text:p>
          </table:table-cell>
        </table:table-row>
        <table:table-row table:style-name="ro1">
          <table:table-cell office:value-type="float" office:value="1.52568949751819" calcext:value-type="float">
            <text:p>1.5256894975</text:p>
          </table:table-cell>
          <table:table-cell office:value-type="float" office:value="1.30385039431591" calcext:value-type="float">
            <text:p>1.3038503943</text:p>
          </table:table-cell>
          <table:table-cell table:formula="of:=([.A64]-[.A63])/0.01" office:value-type="float" office:value="-0.526814229886963" calcext:value-type="float">
            <text:p>-0.5268142299</text:p>
          </table:table-cell>
          <table:table-cell table:formula="of:=([.B64]-[.B63])/0.01" office:value-type="float" office:value="-0.58047034931743" calcext:value-type="float">
            <text:p>-0.5804703493</text:p>
          </table:table-cell>
        </table:table-row>
        <table:table-row table:style-name="ro1">
          <table:table-cell office:value-type="float" office:value="1.52042135521932" calcext:value-type="float">
            <text:p>1.5204213552</text:p>
          </table:table-cell>
          <table:table-cell office:value-type="float" office:value="1.29804569082274" calcext:value-type="float">
            <text:p>1.2980456908</text:p>
          </table:table-cell>
          <table:table-cell table:formula="of:=([.A65]-[.A64])/0.01" office:value-type="float" office:value="-0.533948508654269" calcext:value-type="float">
            <text:p>-0.5339485087</text:p>
          </table:table-cell>
          <table:table-cell table:formula="of:=([.B65]-[.B64])/0.01" office:value-type="float" office:value="-0.542171967207672" calcext:value-type="float">
            <text:p>-0.5421719672</text:p>
          </table:table-cell>
        </table:table-row>
        <table:table-row table:style-name="ro1">
          <table:table-cell office:value-type="float" office:value="1.51508187013278" calcext:value-type="float">
            <text:p>1.5150818701</text:p>
          </table:table-cell>
          <table:table-cell office:value-type="float" office:value="1.29262397115066" calcext:value-type="float">
            <text:p>1.2926239712</text:p>
          </table:table-cell>
          <table:table-cell table:formula="of:=([.A66]-[.A65])/0.01" office:value-type="float" office:value="-0.539379717490385" calcext:value-type="float">
            <text:p>-0.5393797175</text:p>
          </table:table-cell>
          <table:table-cell table:formula="of:=([.B66]-[.B65])/0.01" office:value-type="float" office:value="-0.505769494810826" calcext:value-type="float">
            <text:p>-0.5057694948</text:p>
          </table:table-cell>
        </table:table-row>
        <table:table-row table:style-name="ro1">
          <table:table-cell office:value-type="float" office:value="1.50968807295788" calcext:value-type="float">
            <text:p>1.509688073</text:p>
          </table:table-cell>
          <table:table-cell office:value-type="float" office:value="1.28756627620256" calcext:value-type="float">
            <text:p>1.2875662762</text:p>
          </table:table-cell>
          <table:table-cell table:formula="of:=([.A67]-[.A66])/0.01" office:value-type="float" office:value="-0.543217338622548" calcext:value-type="float">
            <text:p>-0.5432173386</text:p>
          </table:table-cell>
          <table:table-cell table:formula="of:=([.B67]-[.B66])/0.01" office:value-type="float" office:value="-0.471234725935843" calcext:value-type="float">
            <text:p>-0.4712347259</text:p>
          </table:table-cell>
        </table:table-row>
        <table:table-row table:style-name="ro1">
          <table:table-cell office:value-type="float" office:value="1.50425589957165" calcext:value-type="float">
            <text:p>1.5042558996</text:p>
          </table:table-cell>
          <table:table-cell office:value-type="float" office:value="1.2828539289432" calcext:value-type="float">
            <text:p>1.2828539289</text:p>
          </table:table-cell>
          <table:table-cell table:formula="of:=([.A68]-[.A67])/0.01" office:value-type="float" office:value="-0.545568174027689" calcext:value-type="float">
            <text:p>-0.545568174</text:p>
          </table:table-cell>
          <table:table-cell table:formula="of:=([.B68]-[.B67])/0.01" office:value-type="float" office:value="-0.438532580611195" calcext:value-type="float">
            <text:p>-0.4385325806</text:p>
          </table:table-cell>
        </table:table-row>
        <table:table-row table:style-name="ro1">
          <table:table-cell office:value-type="float" office:value="1.49880021783137" calcext:value-type="float">
            <text:p>1.4988002178</text:p>
          </table:table-cell>
          <table:table-cell office:value-type="float" office:value="1.27846860313708" calcext:value-type="float">
            <text:p>1.2784686031</text:p>
          </table:table-cell>
          <table:table-cell table:formula="of:=([.A69]-[.A68])/0.01" office:value-type="float" office:value="-0.546536107762297" calcext:value-type="float">
            <text:p>-0.5465361078</text:p>
          </table:table-cell>
          <table:table-cell table:formula="of:=([.B69]-[.B68])/0.01" office:value-type="float" office:value="-0.407622027350696" calcext:value-type="float">
            <text:p>-0.4076220274</text:p>
          </table:table-cell>
        </table:table-row>
        <table:table-row table:style-name="ro1">
          <table:table-cell office:value-type="float" office:value="1.49333485675375" calcext:value-type="float">
            <text:p>1.4933348568</text:p>
          </table:table-cell>
          <table:table-cell office:value-type="float" office:value="1.27439238286358" calcext:value-type="float">
            <text:p>1.2743923829</text:p>
          </table:table-cell>
          <table:table-cell table:formula="of:=([.A70]-[.A69])/0.01" office:value-type="float" office:value="-0.546221906001132" calcext:value-type="float">
            <text:p>-0.546221906</text:p>
          </table:table-cell>
          <table:table-cell table:formula="of:=([.B70]-[.B69])/0.01" office:value-type="float" office:value="-0.378456939364313" calcext:value-type="float">
            <text:p>-0.3784569394</text:p>
          </table:table-cell>
        </table:table-row>
        <table:table-row table:style-name="ro1">
          <table:table-cell office:value-type="float" office:value="1.48787263769374" calcext:value-type="float">
            <text:p>1.4878726377</text:p>
          </table:table-cell>
          <table:table-cell office:value-type="float" office:value="1.27060781346993" calcext:value-type="float">
            <text:p>1.2706078135</text:p>
          </table:table-cell>
          <table:table-cell table:formula="of:=([.A71]-[.A70])/0.01" office:value-type="float" office:value="-0.544723051566809" calcext:value-type="float">
            <text:p>-0.5447230516</text:p>
          </table:table-cell>
          <table:table-cell table:formula="of:=([.B71]-[.B70])/0.01" office:value-type="float" office:value="-0.350986887799154" calcext:value-type="float">
            <text:p>-0.3509868878</text:p>
          </table:table-cell>
        </table:table-row>
        <table:table-row table:style-name="ro1">
          <table:table-cell office:value-type="float" office:value="1.48242540717807" calcext:value-type="float">
            <text:p>1.4824254072</text:p>
          </table:table-cell>
          <table:table-cell office:value-type="float" office:value="1.26709794459194" calcext:value-type="float">
            <text:p>1.2670979446</text:p>
          </table:table-cell>
          <table:table-cell table:formula="of:=([.A72]-[.A71])/0.01" office:value-type="float" office:value="-0.542133609940687" calcext:value-type="float">
            <text:p>-0.5421336099</text:p>
          </table:table-cell>
          <table:table-cell table:formula="of:=([.B72]-[.B71])/0.01" office:value-type="float" office:value="-0.32515787488967" calcext:value-type="float">
            <text:p>-0.3251578749</text:p>
          </table:table-cell>
        </table:table-row>
        <table:table-row table:style-name="ro1">
          <table:table-cell office:value-type="float" office:value="1.47700407107866" calcext:value-type="float">
            <text:p>1.4770040711</text:p>
          </table:table-cell>
          <table:table-cell office:value-type="float" office:value="1.26384636584305" calcext:value-type="float">
            <text:p>1.2638463658</text:p>
          </table:table-cell>
          <table:table-cell table:formula="of:=([.A73]-[.A72])/0.01" office:value-type="float" office:value="-0.538544123955331" calcext:value-type="float">
            <text:p>-0.538544124</text:p>
          </table:table-cell>
          <table:table-cell table:formula="of:=([.B73]-[.B72])/0.01" office:value-type="float" office:value="-0.300913009735115" calcext:value-type="float">
            <text:p>-0.3009130097</text:p>
          </table:table-cell>
        </table:table-row>
        <table:table-row table:style-name="ro1">
          <table:table-cell office:value-type="float" office:value="1.47161862983911" calcext:value-type="float">
            <text:p>1.4716186298</text:p>
          </table:table-cell>
          <table:table-cell office:value-type="float" office:value="1.2608372357457" calcext:value-type="float">
            <text:p>1.2608372357</text:p>
          </table:table-cell>
          <table:table-cell table:formula="of:=([.A74]-[.A73])/0.01" office:value-type="float" office:value="-0.534041534573881" calcext:value-type="float">
            <text:p>-0.5340415346</text:p>
          </table:table-cell>
          <table:table-cell table:formula="of:=([.B74]-[.B73])/0.01" office:value-type="float" office:value="-0.278193129296311" calcext:value-type="float">
            <text:p>-0.2781931293</text:p>
          </table:table-cell>
        </table:table-row>
        <table:table-row table:style-name="ro1">
          <table:table-cell office:value-type="float" office:value="1.46627821449337" calcext:value-type="float">
            <text:p>1.4662782145</text:p>
          </table:table-cell>
          <table:table-cell office:value-type="float" office:value="1.25805530445273" calcext:value-type="float">
            <text:p>1.2580553045</text:p>
          </table:table-cell>
          <table:table-cell table:formula="of:=([.A75]-[.A74])/0.01" office:value-type="float" office:value="-0.528709125358651" calcext:value-type="float">
            <text:p>-0.5287091254</text:p>
          </table:table-cell>
          <table:table-cell table:formula="of:=([.B75]-[.B74])/0.01" office:value-type="float" office:value="-0.256937367108301" calcext:value-type="float">
            <text:p>-0.2569373671</text:p>
          </table:table-cell>
        </table:table-row>
        <table:table-row table:style-name="ro1">
          <table:table-cell office:value-type="float" office:value="1.46099112323979" calcext:value-type="float">
            <text:p>1.4609911232</text:p>
          </table:table-cell>
          <table:table-cell office:value-type="float" office:value="1.25548593078165" calcext:value-type="float">
            <text:p>1.2554859308</text:p>
          </table:table-cell>
          <table:table-cell table:formula="of:=([.A76]-[.A75])/0.01" office:value-type="float" office:value="-0.522626488415967" calcext:value-type="float">
            <text:p>-0.5226264884</text:p>
          </table:table-cell>
          <table:table-cell table:formula="of:=([.B76]-[.B75])/0.01" office:value-type="float" office:value="-0.23708367213302" calcext:value-type="float">
            <text:p>-0.2370836721</text:p>
          </table:table-cell>
        </table:table-row>
        <table:table-row table:style-name="ro1">
          <table:table-cell office:value-type="float" office:value="1.45576485835563" calcext:value-type="float">
            <text:p>1.4557648584</text:p>
          </table:table-cell>
          <table:table-cell office:value-type="float" office:value="1.25311509406032" calcext:value-type="float">
            <text:p>1.2531150941</text:p>
          </table:table-cell>
          <table:table-cell table:formula="of:=([.A77]-[.A76])/0.01" office:value-type="float" office:value="-0.5158695097782" calcext:value-type="float">
            <text:p>-0.5158695098</text:p>
          </table:table-cell>
          <table:table-cell table:formula="of:=([.B77]-[.B76])/0.01" office:value-type="float" office:value="-0.21856928011994" calcext:value-type="float">
            <text:p>-0.2185692801</text:p>
          </table:table-cell>
        </table:table-row>
        <table:table-row table:style-name="ro1">
          <table:table-cell office:value-type="float" office:value="1.45060616325784" calcext:value-type="float">
            <text:p>1.4506061633</text:p>
          </table:table-cell>
          <table:table-cell office:value-type="float" office:value="1.25092940125912" calcext:value-type="float">
            <text:p>1.2509294013</text:p>
          </table:table-cell>
          <table:table-cell table:formula="of:=([.A78]-[.A77])/0.01" office:value-type="float" office:value="-0.508510372342275" calcext:value-type="float">
            <text:p>-0.5085103723</text:p>
          </table:table-cell>
          <table:table-cell table:formula="of:=([.B78]-[.B77])/0.01" office:value-type="float" office:value="-0.201331139801075" calcext:value-type="float">
            <text:p>-0.2013311398</text:p>
          </table:table-cell>
        </table:table-row>
        <table:table-row table:style-name="ro1">
          <table:table-cell office:value-type="float" office:value="1.44552105953442" calcext:value-type="float">
            <text:p>1.4455210595</text:p>
          </table:table-cell>
          <table:table-cell office:value-type="float" office:value="1.24891608986111" calcext:value-type="float">
            <text:p>1.2489160899</text:p>
          </table:table-cell>
          <table:table-cell table:formula="of:=([.A79]-[.A78])/0.01" office:value-type="float" office:value="-0.500617574630402" calcext:value-type="float">
            <text:p>-0.5006175746</text:p>
          </table:table-cell>
          <table:table-cell table:formula="of:=([.B79]-[.B78])/0.01" office:value-type="float" office:value="-0.185306296211563" calcext:value-type="float">
            <text:p>-0.1853062962</text:p>
          </table:table-cell>
        </table:table-row>
        <table:table-row table:style-name="ro1">
          <table:table-cell office:value-type="float" office:value="1.44051488378812" calcext:value-type="float">
            <text:p>1.4405148838</text:p>
          </table:table-cell>
          <table:table-cell office:value-type="float" office:value="1.24706302689899" calcext:value-type="float">
            <text:p>1.2470630269</text:p>
          </table:table-cell>
          <table:table-cell table:formula="of:=([.A80]-[.A79])/0.01" office:value-type="float" office:value="-0.492255963771626" calcext:value-type="float">
            <text:p>-0.4922559638</text:p>
          </table:table-cell>
          <table:table-cell table:formula="of:=([.B80]-[.B79])/0.01" office:value-type="float" office:value="-0.170432233397966" calcext:value-type="float">
            <text:p>-0.1704322334</text:p>
          </table:table-cell>
        </table:table-row>
        <table:table-row table:style-name="ro1">
          <table:table-cell office:value-type="float" office:value="1.4355923241504" calcext:value-type="float">
            <text:p>1.4355923242</text:p>
          </table:table-cell>
          <table:table-cell office:value-type="float" office:value="1.24535870456501" calcext:value-type="float">
            <text:p>1.2453587046</text:p>
          </table:table-cell>
          <table:table-cell table:formula="of:=([.A81]-[.A80])/0.01" office:value-type="float" office:value="-0.48348678122323" calcext:value-type="float">
            <text:p>-0.4834867812</text:p>
          </table:table-cell>
          <table:table-cell table:formula="of:=([.B81]-[.B80])/0.01" office:value-type="float" office:value="-0.156647178748925" calcext:value-type="float">
            <text:p>-0.1566471787</text:p>
          </table:table-cell>
        </table:table-row>
        <table:table-row table:style-name="ro1">
          <table:table-cell office:value-type="float" office:value="1.43075745633817" calcext:value-type="float">
            <text:p>1.4307574563</text:p>
          </table:table-cell>
          <table:table-cell office:value-type="float" office:value="1.24379223277752" calcext:value-type="float">
            <text:p>1.2437922328</text:p>
          </table:table-cell>
          <table:table-cell table:formula="of:=([.A82]-[.A81])/0.01" office:value-type="float" office:value="-0.474367719859647" calcext:value-type="float">
            <text:p>-0.4743677199</text:p>
          </table:table-cell>
          <table:table-cell table:formula="of:=([.B82]-[.B81])/0.01" office:value-type="float" office:value="-0.143890371154831" calcext:value-type="float">
            <text:p>-0.1438903712</text:p>
          </table:table-cell>
        </table:table-row>
        <table:table-row table:style-name="ro1">
          <table:table-cell office:value-type="float" office:value="1.42601377913957" calcext:value-type="float">
            <text:p>1.4260137791</text:p>
          </table:table-cell>
          <table:table-cell office:value-type="float" office:value="1.24235332906598" calcext:value-type="float">
            <text:p>1.2423533291</text:p>
          </table:table-cell>
          <table:table-cell table:formula="of:=([.A83]-[.A82])/0.01" office:value-type="float" office:value="-0.464952991156875" calcext:value-type="float">
            <text:p>-0.4649529912</text:p>
          </table:table-cell>
          <table:table-cell table:formula="of:=([.B83]-[.B82])/0.01" office:value-type="float" office:value="-0.13210229517302" calcext:value-type="float">
            <text:p>-0.1321022952</text:p>
          </table:table-cell>
        </table:table-row>
        <table:table-row table:style-name="ro1">
          <table:table-cell office:value-type="float" office:value="1.421364249228" calcext:value-type="float">
            <text:p>1.4213642492</text:p>
          </table:table-cell>
          <table:table-cell office:value-type="float" office:value="1.24103230611425" calcext:value-type="float">
            <text:p>1.2410323061</text:p>
          </table:table-cell>
          <table:table-cell table:formula="of:=([.A84]-[.A83])/0.01" office:value-type="float" office:value="-0.455293401287826" calcext:value-type="float">
            <text:p>-0.4552934013</text:p>
          </table:table-cell>
          <table:table-cell table:formula="of:=([.B84]-[.B83])/0.01" office:value-type="float" office:value="-0.121224883341697" calcext:value-type="float">
            <text:p>-0.1212248833</text:p>
          </table:table-cell>
        </table:table-row>
        <table:table-row table:style-name="ro1">
          <table:table-cell office:value-type="float" office:value="1.41681131521513" calcext:value-type="float">
            <text:p>1.4168113152</text:p>
          </table:table-cell>
          <table:table-cell office:value-type="float" office:value="1.23982005728083" calcext:value-type="float">
            <text:p>1.2398200573</text:p>
          </table:table-cell>
          <table:table-cell table:formula="of:=([.A85]-[.A84])/0.01" office:value-type="float" office:value="-0.445436435027391" calcext:value-type="float">
            <text:p>-0.445436435</text:p>
          </table:table-cell>
          <table:table-cell table:formula="of:=([.B85]-[.B84])/0.01" office:value-type="float" office:value="-0.111201688747498" calcext:value-type="float">
            <text:p>-0.1112016887</text:p>
          </table:table-cell>
        </table:table-row>
        <table:table-row table:style-name="ro1">
          <table:table-cell office:value-type="float" office:value="1.41235695086485" calcext:value-type="float">
            <text:p>1.4123569509</text:p>
          </table:table-cell>
          <table:table-cell office:value-type="float" office:value="1.23870804039335" calcext:value-type="float">
            <text:p>1.2387080404</text:p>
          </table:table-cell>
          <table:table-cell table:formula="of:=([.A86]-[.A85])/0.01" office:value-type="float" office:value="-0.43542634643936" calcext:value-type="float">
            <text:p>-0.4354263464</text:p>
          </table:table-cell>
          <table:table-cell table:formula="of:=([.B86]-[.B85])/0.01" office:value-type="float" office:value="-0.101978029908856" calcext:value-type="float">
            <text:p>-0.1019780299</text:p>
          </table:table-cell>
        </table:table-row>
        <table:table-row table:style-name="ro1">
          <table:table-cell office:value-type="float" office:value="1.40800268740046" calcext:value-type="float">
            <text:p>1.4080026874</text:p>
          </table:table-cell>
          <table:table-cell office:value-type="float" office:value="1.23768826009427" calcext:value-type="float">
            <text:p>1.2376882601</text:p>
          </table:table-cell>
          <table:table-cell table:formula="of:=([.A87]-[.A86])/0.01" office:value-type="float" office:value="-0.425304255386871" calcext:value-type="float">
            <text:p>-0.4253042554</text:p>
          </table:table-cell>
          <table:table-cell table:formula="of:=([.B87]-[.B86])/0.01" office:value-type="float" office:value="-0.0935011099893801" calcext:value-type="float">
            <text:p>-0.09350111</text:p>
          </table:table-cell>
        </table:table-row>
        <table:table-row table:style-name="ro1">
          <table:table-cell office:value-type="float" office:value="1.40374964484659" calcext:value-type="float">
            <text:p>1.4037496448</text:p>
          </table:table-cell>
          <table:table-cell office:value-type="float" office:value="1.23675324899437" calcext:value-type="float">
            <text:p>1.236753249</text:p>
          </table:table-cell>
          <table:table-cell table:formula="of:=([.A88]-[.A87])/0.01" office:value-type="float" office:value="-0.41510824896891" calcext:value-type="float">
            <text:p>-0.415108249</text:p>
          </table:table-cell>
          <table:table-cell table:formula="of:=([.B88]-[.B87])/0.01" office:value-type="float" office:value="-0.0857201123009022" calcext:value-type="float">
            <text:p>-0.0857201123</text:p>
          </table:table-cell>
        </table:table-row>
        <table:table-row table:style-name="ro1">
          <table:table-cell office:value-type="float" office:value="1.3995985623569" calcext:value-type="float">
            <text:p>1.3995985624</text:p>
          </table:table-cell>
          <table:table-cell office:value-type="float" office:value="1.23589604787136" calcext:value-type="float">
            <text:p>1.2358960479</text:p>
          </table:table-cell>
          <table:table-cell table:formula="of:=([.A89]-[.A88])/0.01" office:value-type="float" office:value="-0.404873487047452" calcext:value-type="float">
            <text:p>-0.404873487</text:p>
          </table:table-cell>
          <table:table-cell table:formula="of:=([.B89]-[.B88])/0.01" office:value-type="float" office:value="-0.07858627399977" calcext:value-type="float">
            <text:p>-0.078586274</text:p>
          </table:table-cell>
        </table:table-row>
        <table:table-row table:style-name="ro1">
          <table:table-cell office:value-type="float" office:value="1.39554982748643" calcext:value-type="float">
            <text:p>1.3955498275</text:p>
          </table:table-cell>
          <table:table-cell office:value-type="float" office:value="1.23511018513136" calcext:value-type="float">
            <text:p>1.2351101851</text:p>
          </table:table-cell>
          <table:table-cell table:formula="of:=([.A90]-[.A89])/0.01" office:value-type="float" office:value="-0.394632311082455" calcext:value-type="float">
            <text:p>-0.3946323111</text:p>
          </table:table-cell>
          <table:table-cell table:formula="of:=([.B90]-[.B89])/0.01" office:value-type="float" office:value="-0.0720529398134273" calcext:value-type="float">
            <text:p>-0.0720529398</text:p>
          </table:table-cell>
        </table:table-row>
        <table:table-row table:style-name="ro1">
          <table:table-cell office:value-type="float" office:value="1.3916035043756" calcext:value-type="float">
            <text:p>1.3916035044</text:p>
          </table:table-cell>
          <table:table-cell office:value-type="float" office:value="1.23438965573323" calcext:value-type="float">
            <text:p>1.2343896557</text:p>
          </table:table-cell>
          <table:table-cell table:formula="of:=([.A91]-[.A90])/0.01" office:value-type="float" office:value="-0.38441435554466" calcext:value-type="float">
            <text:p>-0.3844143555</text:p>
          </table:table-cell>
          <table:table-cell table:formula="of:=([.B91]-[.B90])/0.01" office:value-type="float" office:value="-0.0660755975700145" calcext:value-type="float">
            <text:p>-0.0660755976</text:p>
          </table:table-cell>
        </table:table-row>
        <table:table-row table:style-name="ro1">
          <table:table-cell office:value-type="float" office:value="1.38775936082015" calcext:value-type="float">
            <text:p>1.3877593608</text:p>
          </table:table-cell>
          <table:table-cell office:value-type="float" office:value="1.23372889975753" calcext:value-type="float">
            <text:p>1.2337288998</text:p>
          </table:table-cell>
          <table:table-cell table:formula="of:=([.A92]-[.A91])/0.01" office:value-type="float" office:value="-0.374246661226474" calcext:value-type="float">
            <text:p>-0.3742466612</text:p>
          </table:table-cell>
          <table:table-cell table:formula="of:=([.B92]-[.B91])/0.01" office:value-type="float" office:value="-0.0606118972305447" calcext:value-type="float">
            <text:p>-0.0606118972</text:p>
          </table:table-cell>
        </table:table-row>
        <table:table-row table:style-name="ro1">
          <table:table-cell office:value-type="float" office:value="1.38401689420789" calcext:value-type="float">
            <text:p>1.3840168942</text:p>
          </table:table-cell>
          <table:table-cell office:value-type="float" office:value="1.23312278078522" calcext:value-type="float">
            <text:p>1.2331227808</text:p>
          </table:table-cell>
          <table:table-cell table:formula="of:=([.A93]-[.A92])/0.01" office:value-type="float" office:value="-0.364153789816557" calcext:value-type="float">
            <text:p>-0.3641537898</text:p>
          </table:table-cell>
          <table:table-cell table:formula="of:=([.B93]-[.B92])/0.01" office:value-type="float" office:value="-0.0556216550497535" calcext:value-type="float">
            <text:p>-0.055621655</text:p>
          </table:table-cell>
        </table:table-row>
        <table:table-row table:style-name="ro1">
          <table:table-cell office:value-type="float" office:value="1.38037535630972" calcext:value-type="float">
            <text:p>1.3803753563</text:p>
          </table:table-cell>
          <table:table-cell office:value-type="float" office:value="1.23256656423473" calcext:value-type="float">
            <text:p>1.2325665642</text:p>
          </table:table-cell>
          <table:table-cell table:formula="of:=([.A94]-[.A93])/0.01" office:value-type="float" office:value="-0.354157939151678" calcext:value-type="float">
            <text:p>-0.3541579392</text:p>
          </table:table-cell>
          <table:table-cell table:formula="of:=([.B94]-[.B93])/0.01" office:value-type="float" office:value="-0.0510668444146267" calcext:value-type="float">
            <text:p>-0.0510668444</text:p>
          </table:table-cell>
        </table:table-row>
        <table:table-row table:style-name="ro1">
          <table:table-cell office:value-type="float" office:value="1.37683377691821" calcext:value-type="float">
            <text:p>1.3768337769</text:p>
          </table:table-cell>
          <table:table-cell office:value-type="float" office:value="1.23205589579058" calcext:value-type="float">
            <text:p>1.2320558958</text:p>
          </table:table-cell>
          <table:table-cell table:formula="of:=([.A95]-[.A94])/0.01" office:value-type="float" office:value="-0.344279058599728" calcext:value-type="float">
            <text:p>-0.3442790586</text:p>
          </table:table-cell>
          <table:table-cell table:formula="of:=([.B95]-[.B94])/0.01" office:value-type="float" office:value="-0.0469115748307436" calcext:value-type="float">
            <text:p>-0.0469115748</text:p>
          </table:table-cell>
        </table:table-row>
        <table:table-row table:style-name="ro1">
          <table:table-cell office:value-type="float" office:value="1.37339098633221" calcext:value-type="float">
            <text:p>1.3733909863</text:p>
          </table:table-cell>
          <table:table-cell office:value-type="float" office:value="1.23158678004227" calcext:value-type="float">
            <text:p>1.23158678</text:p>
          </table:table-cell>
          <table:table-cell table:formula="of:=([.A96]-[.A95])/0.01" office:value-type="float" office:value="-0.334534964073252" calcext:value-type="float">
            <text:p>-0.3345349641</text:p>
          </table:table-cell>
          <table:table-cell table:formula="of:=([.B96]-[.B95])/0.01" office:value-type="float" office:value="-0.0431220604469651" calcext:value-type="float">
            <text:p>-0.0431220604</text:p>
          </table:table-cell>
        </table:table-row>
        <table:table-row table:style-name="ro1">
          <table:table-cell office:value-type="float" office:value="1.37004563669148" calcext:value-type="float">
            <text:p>1.3700456367</text:p>
          </table:table-cell>
          <table:table-cell office:value-type="float" office:value="1.2311555594378" calcext:value-type="float">
            <text:p>1.2311555594</text:p>
          </table:table-cell>
          <table:table-cell table:formula="of:=([.A97]-[.A96])/0.01" office:value-type="float" office:value="-0.324941452211402" calcext:value-type="float">
            <text:p>-0.3249414522</text:p>
          </table:table-cell>
          <table:table-cell table:formula="of:=([.B97]-[.B96])/0.01" office:value-type="float" office:value="-0.0396665794284434" calcext:value-type="float">
            <text:p>-0.0396665794</text:p>
          </table:table-cell>
        </table:table-row>
        <table:table-row table:style-name="ro1">
          <table:table-cell office:value-type="float" office:value="1.36679622216936" calcext:value-type="float">
            <text:p>1.3667962222</text:p>
          </table:table-cell>
          <table:table-cell office:value-type="float" office:value="1.23075889364352" calcext:value-type="float">
            <text:p>1.2307588936</text:p>
          </table:table-cell>
          <table:table-cell table:formula="of:=([.A98]-[.A97])/0.01" office:value-type="float" office:value="-0.315512413308539" calcext:value-type="float">
            <text:p>-0.3155124133</text:p>
          </table:table-cell>
          <table:table-cell table:formula="of:=([.B98]-[.B97])/0.01" office:value-type="float" office:value="-0.0365154254063693" calcext:value-type="float">
            <text:p>-0.0365154254</text:p>
          </table:table-cell>
        </table:table-row>
        <table:table-row table:style-name="ro1">
          <table:table-cell office:value-type="float" office:value="1.36364109803628" calcext:value-type="float">
            <text:p>1.363641098</text:p>
          </table:table-cell>
          <table:table-cell office:value-type="float" office:value="1.23039373938946" calcext:value-type="float">
            <text:p>1.2303937394</text:p>
          </table:table-cell>
          <table:table-cell table:formula="of:=([.A99]-[.A98])/0.01" office:value-type="float" office:value="-0.306259942606224" calcext:value-type="float">
            <text:p>-0.3062599426</text:p>
          </table:table-cell>
          <table:table-cell table:formula="of:=([.B99]-[.B98])/0.01" office:value-type="float" office:value="-0.0336408521537823" calcext:value-type="float">
            <text:p>-0.0336408522</text:p>
          </table:table-cell>
        </table:table-row>
        <table:table-row table:style-name="ro1">
          <table:table-cell office:value-type="float" office:value="1.36057849861022" calcext:value-type="float">
            <text:p>1.3605784986</text:p>
          </table:table-cell>
          <table:table-cell office:value-type="float" office:value="1.23005733086792" calcext:value-type="float">
            <text:p>1.2300573309</text:p>
          </table:table-cell>
          <table:table-cell table:formula="of:=([.A100]-[.A99])/0.01" office:value-type="float" office:value="-0.297194449601612" calcext:value-type="float">
            <text:p>-0.2971944496</text:p>
          </table:table-cell>
          <table:table-cell table:formula="of:=([.B100]-[.B99])/0.01" office:value-type="float" office:value="-0.0310170125564779" calcext:value-type="float">
            <text:p>-0.0310170126</text:p>
          </table:table-cell>
        </table:table-row>
        <table:table-row table:style-name="ro1">
          <table:table-cell office:value-type="float" office:value="1.3576065541142" calcext:value-type="float">
            <text:p>1.3576065541</text:p>
          </table:table-cell>
          <table:table-cell office:value-type="float" office:value="1.22974716074235" calcext:value-type="float">
            <text:p>1.2297471607</text:p>
          </table:table-cell>
          <table:table-cell table:formula="of:=([.A101]-[.A100])/0.01" office:value-type="float" office:value="-0.288324765062065" calcext:value-type="float">
            <text:p>-0.2883247651</text:p>
          </table:table-cell>
          <table:table-cell table:formula="of:=([.B101]-[.B100])/0.01" office:value-type="float" office:value="-0.0286198928705295" calcext:value-type="float">
            <text:p>-0.0286198929</text:p>
          </table:table-cell>
        </table:table-row>
        <table:table-row table:style-name="ro1">
          <table:table-cell office:value-type="float" office:value="1.35472330646358" calcext:value-type="float">
            <text:p>1.3547233065</text:p>
          </table:table-cell>
          <table:table-cell office:value-type="float" office:value="1.22946096181365" calcext:value-type="float">
            <text:p>1.2294609618</text:p>
          </table:table-cell>
          <table:table-cell table:formula="of:=([.A102]-[.A101])/0.01" office:value-type="float" office:value="-0.279658245469427" calcext:value-type="float">
            <text:p>-0.2796582455</text:p>
          </table:table-cell>
          <table:table-cell table:formula="of:=([.B102]-[.B101])/0.01" office:value-type="float" office:value="-0.0264272431818036" calcext:value-type="float">
            <text:p>-0.0264272432</text:p>
          </table:table-cell>
        </table:table-row>
        <table:table-row table:style-name="ro1">
          <table:table-cell office:value-type="float" office:value="1.35192672400888" calcext:value-type="float">
            <text:p>1.351926724</text:p>
          </table:table-cell>
          <table:table-cell office:value-type="float" office:value="1.22919668938183" calcext:value-type="float">
            <text:p>1.2291966894</text:p>
          </table:table-cell>
          <table:table-cell table:formula="of:=([.A103]-[.A102])/0.01" office:value-type="float" office:value="-0.271200874651267" calcext:value-type="float">
            <text:p>-0.2712008747</text:p>
          </table:table-cell>
          <table:table-cell table:formula="of:=([.B103]-[.B102])/0.01" office:value-type="float" office:value="-0.0244185049082191" calcext:value-type="float">
            <text:p>-0.0244185049</text:p>
          </table:table-cell>
        </table:table-row>
        <table:table-row table:style-name="ro1">
          <table:table-cell office:value-type="float" office:value="1.34921471526237" calcext:value-type="float">
            <text:p>1.3492147153</text:p>
          </table:table-cell>
          <table:table-cell office:value-type="float" office:value="1.22895250433275" calcext:value-type="float">
            <text:p>1.2289525043</text:p>
          </table:table-cell>
          <table:table-cell table:formula="of:=([.A104]-[.A103])/0.01" office:value-type="float" office:value="-0.262957362387639" calcext:value-type="float">
            <text:p>-0.2629573624</text:p>
          </table:table-cell>
          <table:table-cell table:formula="of:=([.B104]-[.B103])/0.01" office:value-type="float" office:value="-0.0225747361143558" calcext:value-type="float">
            <text:p>-0.0225747361</text:p>
          </table:table-cell>
        </table:table-row>
        <table:table-row table:style-name="ro1">
          <table:table-cell office:value-type="float" office:value="1.3465851416385" calcext:value-type="float">
            <text:p>1.3465851416</text:p>
          </table:table-cell>
          <table:table-cell office:value-type="float" office:value="1.2287267569716" calcext:value-type="float">
            <text:p>1.228726757</text:p>
          </table:table-cell>
          <table:table-cell table:formula="of:=([.A105]-[.A104])/0.01" office:value-type="float" office:value="-0.254931239813416" calcext:value-type="float">
            <text:p>-0.2549312398</text:p>
          </table:table-cell>
          <table:table-cell table:formula="of:=([.B105]-[.B104])/0.01" office:value-type="float" office:value="-0.0208785353383645" calcext:value-type="float">
            <text:p>-0.0208785353</text:p>
          </table:table-cell>
        </table:table-row>
        <table:table-row table:style-name="ro1">
          <table:table-cell office:value-type="float" office:value="1.34403582924036" calcext:value-type="float">
            <text:p>1.3440358292</text:p>
          </table:table-cell>
          <table:table-cell office:value-type="float" office:value="1.22851797161822" calcext:value-type="float">
            <text:p>1.2285179716</text:p>
          </table:table-cell>
          <table:table-cell table:formula="of:=([.A106]-[.A105])/0.01" office:value-type="float" office:value="-0.247124951464173" calcext:value-type="float">
            <text:p>-0.2471249515</text:p>
          </table:table-cell>
          <table:table-cell table:formula="of:=([.B106]-[.B105])/0.01" office:value-type="float" office:value="-0.0193139645653595" calcext:value-type="float">
            <text:p>-0.0193139646</text:p>
          </table:table-cell>
        </table:table-row>
        <table:table-row table:style-name="ro1">
          <table:table-cell office:value-type="float" office:value="1.34156457972572" calcext:value-type="float">
            <text:p>1.3415645797</text:p>
          </table:table-cell>
          <table:table-cell office:value-type="float" office:value="1.22832483197257" calcext:value-type="float">
            <text:p>1.228324832</text:p>
          </table:table-cell>
          <table:table-cell table:formula="of:=([.A107]-[.A106])/0.01" office:value-type="float" office:value="-0.239539943842093" calcext:value-type="float">
            <text:p>-0.2395399438</text:p>
          </table:table-cell>
          <table:table-cell table:formula="of:=([.B107]-[.B106])/0.01" office:value-type="float" office:value="-0.0178664719179045" calcext:value-type="float">
            <text:p>-0.0178664719</text:p>
          </table:table-cell>
        </table:table-row>
        <table:table-row table:style-name="ro1">
          <table:table-cell office:value-type="float" office:value="1.3391691802873" calcext:value-type="float">
            <text:p>1.3391691803</text:p>
          </table:table-cell>
          <table:table-cell office:value-type="float" office:value="1.22814616725339" calcext:value-type="float">
            <text:p>1.2281461673</text:p>
          </table:table-cell>
          <table:table-cell table:formula="of:=([.A108]-[.A107])/0.01" office:value-type="float" office:value="-0.232176750403923" calcext:value-type="float">
            <text:p>-0.2321767504</text:p>
          </table:table-cell>
          <table:table-cell table:formula="of:=([.B108]-[.B107])/0.01" office:value-type="float" office:value="-0.0165228145737606" calcext:value-type="float">
            <text:p>-0.0165228146</text:p>
          </table:table-cell>
        </table:table-row>
        <table:table-row table:style-name="ro1">
          <table:table-cell office:value-type="float" office:value="1.33684741278326" calcext:value-type="float">
            <text:p>1.3368474128</text:p>
          </table:table-cell>
          <table:table-cell office:value-type="float" office:value="1.22798093910765" calcext:value-type="float">
            <text:p>1.2279809391</text:p>
          </table:table-cell>
          <table:table-cell table:formula="of:=([.A109]-[.A108])/0.01" office:value-type="float" office:value="-0.225035072898128" calcext:value-type="float">
            <text:p>-0.2250350729</text:p>
          </table:table-cell>
          <table:table-cell table:formula="of:=([.B109]-[.B108])/0.01" office:value-type="float" office:value="-0.015270982364668" calcext:value-type="float">
            <text:p>-0.0152709824</text:p>
          </table:table-cell>
        </table:table-row>
        <table:table-row table:style-name="ro1">
          <table:table-cell office:value-type="float" office:value="1.33459706205428" calcext:value-type="float">
            <text:p>1.3345970621</text:p>
          </table:table-cell>
          <table:table-cell office:value-type="float" office:value="1.227828229284" calcext:value-type="float">
            <text:p>1.2278282293</text:p>
          </table:table-cell>
          <table:table-cell table:formula="of:=([.A110]-[.A109])/0.01" office:value-type="float" office:value="-0.218113859000679" calcext:value-type="float">
            <text:p>-0.218113859</text:p>
          </table:table-cell>
          <table:table-cell table:formula="of:=([.B110]-[.B109])/0.01" office:value-type="float" office:value="-0.0141001224556403" calcext:value-type="float">
            <text:p>-0.0141001225</text:p>
          </table:table-cell>
        </table:table-row>
        <table:table-row table:style-name="ro1">
          <table:table-cell office:value-type="float" office:value="1.33241592346427" calcext:value-type="float">
            <text:p>1.3324159235</text:p>
          </table:table-cell>
          <table:table-cell office:value-type="float" office:value="1.22768722805945" calcext:value-type="float">
            <text:p>1.2276872281</text:p>
          </table:table-cell>
          <table:table-cell table:formula="of:=([.A111]-[.A110])/0.01" office:value-type="float" office:value="-0.21141137622136" calcext:value-type="float">
            <text:p>-0.2114113762</text:p>
          </table:table-cell>
          <table:table-cell table:formula="of:=([.B111]-[.B110])/0.01" office:value-type="float" office:value="-0.0130004654537608" calcext:value-type="float">
            <text:p>-0.0130004655</text:p>
          </table:table-cell>
        </table:table-row>
        <table:table-row table:style-name="ro1">
          <table:table-cell office:value-type="float" office:value="1.33030180970206" calcext:value-type="float">
            <text:p>1.3303018097</text:p>
          </table:table-cell>
          <table:table-cell office:value-type="float" office:value="1.22755722340491" calcext:value-type="float">
            <text:p>1.2275572234</text:p>
          </table:table-cell>
          <table:table-cell table:formula="of:=([.A112]-[.A111])/0.01" office:value-type="float" office:value="-0.204925282071544" calcext:value-type="float">
            <text:p>-0.2049252821</text:p>
          </table:table-cell>
          <table:table-cell table:formula="of:=([.B112]-[.B111])/0.01" office:value-type="float" office:value="-0.0119632532485481" calcext:value-type="float">
            <text:p>-0.0119632532</text:p>
          </table:table-cell>
        </table:table-row>
        <table:table-row table:style-name="ro1">
          <table:table-cell office:value-type="float" office:value="1.32825255688134" calcext:value-type="float">
            <text:p>1.3282525569</text:p>
          </table:table-cell>
          <table:table-cell office:value-type="float" office:value="1.22743759087242" calcext:value-type="float">
            <text:p>1.2274375909</text:p>
          </table:table-cell>
          <table:table-cell table:formula="of:=([.A113]-[.A112])/0.01" office:value-type="float" office:value="-0.198652690503454" calcext:value-type="float">
            <text:p>-0.1986526905</text:p>
          </table:table-cell>
          <table:table-cell table:formula="of:=([.B113]-[.B112])/0.01" office:value-type="float" office:value="-0.0109806688414871" calcext:value-type="float">
            <text:p>-0.0109806688</text:p>
          </table:table-cell>
        </table:table-row>
        <table:table-row table:style-name="ro1">
          <table:table-cell office:value-type="float" office:value="1.32626602997631" calcext:value-type="float">
            <text:p>1.32626603</text:p>
          </table:table-cell>
          <table:table-cell office:value-type="float" office:value="1.22732778418401" calcext:value-type="float">
            <text:p>1.2273277842</text:p>
          </table:table-cell>
          <table:table-cell table:formula="of:=([.A114]-[.A113])/0.01" office:value-type="float" office:value="-0.192590234647216" calcext:value-type="float">
            <text:p>-0.1925902346</text:p>
          </table:table-cell>
          <table:table-cell table:formula="of:=([.B114]-[.B113])/0.01" office:value-type="float" office:value="-0.0100457683814836" calcext:value-type="float">
            <text:p>-0.0100457684</text:p>
          </table:table-cell>
        </table:table-row>
        <table:table-row table:style-name="ro1">
          <table:table-cell office:value-type="float" office:value="1.32434012762984" calcext:value-type="float">
            <text:p>1.3243401276</text:p>
          </table:table-cell>
          <table:table-cell office:value-type="float" office:value="1.22722732650019" calcext:value-type="float">
            <text:p>1.2272273265</text:p>
          </table:table-cell>
          <table:table-cell table:formula="of:=([.A115]-[.A114])/0.01" office:value-type="float" office:value="-0.186734125888122" calcext:value-type="float">
            <text:p>-0.1867341259</text:p>
          </table:table-cell>
          <table:table-cell table:formula="of:=([.B115]-[.B114])/0.01" office:value-type="float" office:value="-0.00915241558481217" calcext:value-type="float">
            <text:p>-0.0091524156</text:p>
          </table:table-cell>
        </table:table-row>
        <table:table-row table:style-name="ro1">
          <table:table-cell office:value-type="float" office:value="1.32247278637095" calcext:value-type="float">
            <text:p>1.3224727864</text:p>
          </table:table-cell>
          <table:table-cell office:value-type="float" office:value="1.22713580234435" calcext:value-type="float">
            <text:p>1.2271358023</text:p>
          </table:table-cell>
          <table:table-cell table:formula="of:=([.A116]-[.A115])/0.01" office:value-type="float" office:value="-0.18108020933969" calcext:value-type="float">
            <text:p>-0.1810802093</text:p>
          </table:table-cell>
          <table:table-cell table:formula="of:=([.B116]-[.B115])/0.01" office:value-type="float" office:value="-0.0082952186847729" calcext:value-type="float">
            <text:p>-0.0082952187</text:p>
          </table:table-cell>
        </table:table-row>
        <table:table-row table:style-name="ro1">
          <table:table-cell office:value-type="float" office:value="1.32066198427756" calcext:value-type="float">
            <text:p>1.3206619843</text:p>
          </table:table-cell>
          <table:table-cell office:value-type="float" office:value="1.2270528501575" calcext:value-type="float">
            <text:p>1.2270528502</text:p>
          </table:table-cell>
          <table:table-cell table:formula="of:=([.A117]-[.A116])/0.01" office:value-type="float" office:value="-0.175624015780973" calcext:value-type="float">
            <text:p>-0.1756240158</text:p>
          </table:table-cell>
          <table:table-cell table:formula="of:=([.B117]-[.B116])/0.01" office:value-type="float" office:value="-0.00746947002163711" calcext:value-type="float">
            <text:p>-0.00746947</text:p>
          </table:table-cell>
        </table:table-row>
        <table:table-row table:style-name="ro1">
          <table:table-cell office:value-type="float" office:value="1.31890574411975" calcext:value-type="float">
            <text:p>1.3189057441</text:p>
          </table:table-cell>
          <table:table-cell office:value-type="float" office:value="1.22697815545728" calcext:value-type="float">
            <text:p>1.2269781555</text:p>
          </table:table-cell>
          <table:table-cell table:formula="of:=([.A118]-[.A117])/0.01" office:value-type="float" office:value="-0.170360810137526" calcext:value-type="float">
            <text:p>-0.1703608101</text:p>
          </table:table-cell>
          <table:table-cell table:formula="of:=([.B118]-[.B117])/0.01" office:value-type="float" office:value="-0.00667108835705754" calcext:value-type="float">
            <text:p>-0.0066710884</text:p>
          </table:table-cell>
        </table:table-row>
        <table:table-row table:style-name="ro1">
          <table:table-cell office:value-type="float" office:value="1.31720213601837" calcext:value-type="float">
            <text:p>1.317202136</text:p>
          </table:table-cell>
          <table:table-cell office:value-type="float" office:value="1.22691144457371" calcext:value-type="float">
            <text:p>1.2269114446</text:p>
          </table:table-cell>
          <table:table-cell table:formula="of:=([.A119]-[.A118])/0.01" office:value-type="float" office:value="-0.165285636595547" calcext:value-type="float">
            <text:p>-0.1652856366</text:p>
          </table:table-cell>
          <table:table-cell table:formula="of:=([.B119]-[.B118])/0.01" office:value-type="float" office:value="-0.00589656396885463" calcext:value-type="float">
            <text:p>-0.005896564</text:p>
          </table:table-cell>
        </table:table-row>
        <table:table-row table:style-name="ro1">
          <table:table-cell office:value-type="float" office:value="1.31554927965242" calcext:value-type="float">
            <text:p>1.3155492797</text:p>
          </table:table-cell>
          <table:table-cell office:value-type="float" office:value="1.22685247893402" calcext:value-type="float">
            <text:p>1.2268524789</text:p>
          </table:table-cell>
          <table:table-cell table:formula="of:=([.A120]-[.A119])/0.01" office:value-type="float" office:value="-0.16039336044642" calcext:value-type="float">
            <text:p>-0.1603933604</text:p>
          </table:table-cell>
          <table:table-cell table:formula="of:=([.B120]-[.B119])/0.01" office:value-type="float" office:value="-0.00514290655904137" calcext:value-type="float">
            <text:p>-0.0051429066</text:p>
          </table:table-cell>
        </table:table-row>
        <table:table-row table:style-name="ro1">
          <table:table-cell office:value-type="float" office:value="1.31394534604795" calcext:value-type="float">
            <text:p>1.313945346</text:p>
          </table:table-cell>
          <table:table-cell office:value-type="float" office:value="1.22680104986843" calcext:value-type="float">
            <text:p>1.2268010499</text:p>
          </table:table-cell>
          <table:table-cell table:formula="of:=([.A121]-[.A120])/0.01" office:value-type="float" office:value="-0.155678706766915" calcext:value-type="float">
            <text:p>-0.1556787068</text:p>
          </table:table-cell>
          <table:table-cell table:formula="of:=([.B121]-[.B120])/0.01" office:value-type="float" office:value="-0.00440759598601126" calcext:value-type="float">
            <text:p>-0.004407596</text:p>
          </table:table-cell>
        </table:table-row>
        <table:table-row table:style-name="ro1">
          <table:table-cell office:value-type="float" office:value="1.31238855898028" calcext:value-type="float">
            <text:p>1.312388559</text:p>
          </table:table-cell>
          <table:table-cell office:value-type="float" office:value="1.22675697390857" calcext:value-type="float">
            <text:p>1.2267569739</text:p>
          </table:table-cell>
          <table:table-cell table:formula="of:=([.A122]-[.A121])/0.01" office:value-type="float" office:value="-0.151136296045884" calcext:value-type="float">
            <text:p>-0.151136296</text:p>
          </table:table-cell>
          <table:table-cell table:formula="of:=([.B122]-[.B121])/0.01" office:value-type="float" office:value="-0.00368853581307338" calcext:value-type="float">
            <text:p>-0.0036885358</text:p>
          </table:table-cell>
        </table:table-row>
        <table:table-row table:style-name="ro1">
          <table:table-cell office:value-type="float" office:value="1.31087719601982" calcext:value-type="float">
            <text:p>1.310877196</text:p>
          </table:table-cell>
          <table:table-cell office:value-type="float" office:value="1.22672008855044" calcext:value-type="float">
            <text:p>1.2267200886</text:p>
          </table:table-cell>
          <table:table-cell table:formula="of:=([.A123]-[.A122])/0.01" office:value-type="float" office:value="-0.146760676873425" calcext:value-type="float">
            <text:p>-0.1467606769</text:p>
          </table:table-cell>
          <table:table-cell table:formula="of:=([.B123]-[.B122])/0.01" office:value-type="float" office:value="-0.00298400964791057" calcext:value-type="float">
            <text:p>-0.0029840096</text:p>
          </table:table-cell>
        </table:table-row>
        <table:table-row table:style-name="ro1">
          <table:table-cell office:value-type="float" office:value="1.30940958925109" calcext:value-type="float">
            <text:p>1.3094095893</text:p>
          </table:table-cell>
          <table:table-cell office:value-type="float" office:value="1.22669024845396" calcext:value-type="float">
            <text:p>1.2266902485</text:p>
          </table:table-cell>
          <table:table-cell table:formula="of:=([.A124]-[.A123])/0.01" office:value-type="float" office:value="-0.142546355812745" calcext:value-type="float">
            <text:p>-0.1425463558</text:p>
          </table:table-cell>
          <table:table-cell table:formula="of:=([.B124]-[.B123])/0.01" office:value-type="float" office:value="-0.00229264023352549" calcext:value-type="float">
            <text:p>-0.0022926402</text:p>
          </table:table-cell>
        </table:table-row>
        <table:table-row table:style-name="ro1">
          <table:table-cell office:value-type="float" office:value="1.30798412569296" calcext:value-type="float">
            <text:p>1.3079841257</text:p>
          </table:table-cell>
          <table:table-cell office:value-type="float" office:value="1.22666732205163" calcext:value-type="float">
            <text:p>1.2266673221</text:p>
          </table:table-cell>
          <table:table-cell table:formula="of:=([.A125]-[.A124])/0.01" office:value-type="float" office:value="-0.138487824576639" calcext:value-type="float">
            <text:p>-0.1384878246</text:p>
          </table:table-cell>
          <table:table-cell table:formula="of:=([.B125]-[.B124])/0.01" office:value-type="float" office:value="-0.0016133512372285" calcext:value-type="float">
            <text:p>-0.0016133512</text:p>
          </table:table-cell>
        </table:table-row>
        <table:table-row table:style-name="ro1">
          <table:table-cell office:value-type="float" office:value="1.3065992474472" calcext:value-type="float">
            <text:p>1.3065992474</text:p>
          </table:table-cell>
          <table:table-cell office:value-type="float" office:value="1.22665118853926" calcext:value-type="float">
            <text:p>1.2266511885</text:p>
          </table:table-cell>
          <table:table-cell table:formula="of:=([.A126]-[.A125])/0.01" office:value-type="float" office:value="-0.134579584635053" calcext:value-type="float">
            <text:p>-0.1345795846</text:p>
          </table:table-cell>
          <table:table-cell table:formula="of:=([.B126]-[.B125])/0.01" office:value-type="float" office:value="-0.000945331673585237" calcext:value-type="float">
            <text:p>-0.0009453317</text:p>
          </table:table-cell>
        </table:table-row>
        <table:table-row table:style-name="ro1">
          <table:table-cell office:value-type="float" office:value="1.30525345160085" calcext:value-type="float">
            <text:p>1.3052534516</text:p>
          </table:table-cell>
          <table:table-cell office:value-type="float" office:value="1.22664173522252" calcext:value-type="float">
            <text:p>1.2266417352</text:p>
          </table:table-cell>
          <table:table-cell table:formula="of:=([.A127]-[.A126])/0.01" office:value-type="float" office:value="-0.130816169378356" calcext:value-type="float">
            <text:p>-0.1308161694</text:p>
          </table:table-cell>
          <table:table-cell table:formula="of:=([.B127]-[.B126])/0.01" office:value-type="float" office:value="-0.000288002887516292" calcext:value-type="float">
            <text:p>-0.0002880029</text:p>
          </table:table-cell>
        </table:table-row>
        <table:table-row table:style-name="ro1">
          <table:table-cell office:value-type="float" office:value="1.30394528990706" calcext:value-type="float">
            <text:p>1.3039452899</text:p>
          </table:table-cell>
          <table:table-cell office:value-type="float" office:value="1.22663885519364" calcext:value-type="float">
            <text:p>1.2266388552</text:p>
          </table:table-cell>
          <table:table-cell table:formula="of:=([.A128]-[.A127])/0.01" office:value-type="float" office:value="-0.127192163964129" calcext:value-type="float">
            <text:p>-0.127192164</text:p>
          </table:table-cell>
          <table:table-cell table:formula="of:=([.B128]-[.B127])/0.01" office:value-type="float" office:value="0.000359011984518709" calcext:value-type="float">
            <text:p>0.000359012</text:p>
          </table:table-cell>
        </table:table-row>
        <table:table-row table:style-name="ro1">
          <table:table-cell office:value-type="float" office:value="1.30267336826742" calcext:value-type="float">
            <text:p>1.3026733683</text:p>
          </table:table-cell>
          <table:table-cell office:value-type="float" office:value="1.22664244531349" calcext:value-type="float">
            <text:p>1.2266424453</text:p>
          </table:table-cell>
          <table:table-cell table:formula="of:=([.A129]-[.A128])/0.01" office:value-type="float" office:value="-0.123702222973199" calcext:value-type="float">
            <text:p>-0.123702223</text:p>
          </table:table-cell>
          <table:table-cell table:formula="of:=([.B129]-[.B128])/0.01" office:value-type="float" office:value="0.000995916163293309" calcext:value-type="float">
            <text:p>0.0009959162</text:p>
          </table:table-cell>
        </table:table-row>
        <table:table-row table:style-name="ro1">
          <table:table-cell office:value-type="float" office:value="1.30143634603769" calcext:value-type="float">
            <text:p>1.301436346</text:p>
          </table:table-cell>
          <table:table-cell office:value-type="float" office:value="1.22665240447512" calcext:value-type="float">
            <text:p>1.2266524045</text:p>
          </table:table-cell>
          <table:table-cell table:formula="of:=([.A130]-[.A129])/0.01" office:value-type="float" office:value="-0.120341086000697" calcext:value-type="float">
            <text:p>-0.120341086</text:p>
          </table:table-cell>
          <table:table-cell table:formula="of:=([.B130]-[.B129])/0.01" office:value-type="float" office:value="0.00162276507975623" calcext:value-type="float">
            <text:p>0.0016227651</text:p>
          </table:table-cell>
        </table:table-row>
        <table:table-row table:style-name="ro1">
          <table:table-cell office:value-type="float" office:value="1.30023293517768" calcext:value-type="float">
            <text:p>1.3002329352</text:p>
          </table:table-cell>
          <table:table-cell office:value-type="float" office:value="1.22666863212592" calcext:value-type="float">
            <text:p>1.2266686321</text:p>
          </table:table-cell>
          <table:table-cell table:formula="of:=([.A131]-[.A130])/0.01" office:value-type="float" office:value="-0.117103591306234" calcext:value-type="float">
            <text:p>-0.1171035913</text:p>
          </table:table-cell>
          <table:table-cell table:formula="of:=([.B131]-[.B130])/0.01" office:value-type="float" office:value="0.00223949002986501" calcext:value-type="float">
            <text:p>0.00223949</text:p>
          </table:table-cell>
        </table:table-row>
        <table:table-row table:style-name="ro1">
          <table:table-cell office:value-type="float" office:value="1.29906189926462" calcext:value-type="float">
            <text:p>1.2990618993</text:p>
          </table:table-cell>
          <table:table-cell office:value-type="float" office:value="1.22669102702622" calcext:value-type="float">
            <text:p>1.226691027</text:p>
          </table:table-cell>
          <table:table-cell table:formula="of:=([.A132]-[.A131])/0.01" office:value-type="float" office:value="-0.113984687645319" calcext:value-type="float">
            <text:p>-0.1139846876</text:p>
          </table:table-cell>
          <table:table-cell table:formula="of:=([.B132]-[.B131])/0.01" office:value-type="float" office:value="0.0028459197322972" calcext:value-type="float">
            <text:p>0.0028459197</text:p>
          </table:table-cell>
        </table:table-row>
        <table:table-row table:style-name="ro1">
          <table:table-cell office:value-type="float" office:value="1.29792205238817" calcext:value-type="float">
            <text:p>1.2979220524</text:p>
          </table:table-cell>
          <table:table-cell office:value-type="float" office:value="1.22671948622354" calcext:value-type="float">
            <text:p>1.2267194862</text:p>
          </table:table-cell>
          <table:table-cell table:formula="of:=([.A133]-[.A132])/0.01" office:value-type="float" office:value="-0.110979444401504" calcext:value-type="float">
            <text:p>-0.1109794444</text:p>
          </table:table-cell>
          <table:table-cell table:formula="of:=([.B133]-[.B132])/0.01" office:value-type="float" office:value="0.0034417998919789" calcext:value-type="float">
            <text:p>0.0034417999</text:p>
          </table:table-cell>
        </table:table-row>
        <table:table-row table:style-name="ro1">
          <table:table-cell office:value-type="float" office:value="1.29681225794415" calcext:value-type="float">
            <text:p>1.2968122579</text:p>
          </table:table-cell>
          <table:table-cell office:value-type="float" office:value="1.22675390422246" calcext:value-type="float">
            <text:p>1.2267539042</text:p>
          </table:table-cell>
          <table:table-cell table:formula="of:=([.A134]-[.A133])/0.01" office:value-type="float" office:value="-0.108083060136277" calcext:value-type="float">
            <text:p>-0.1080830601</text:p>
          </table:table-cell>
          <table:table-cell table:formula="of:=([.B134]-[.B133])/0.01" office:value-type="float" office:value="0.00402681087339207" calcext:value-type="float">
            <text:p>0.0040268109</text:p>
          </table:table-cell>
        </table:table-row>
        <table:table-row table:style-name="ro1">
          <table:table-cell office:value-type="float" office:value="1.29573142734279" calcext:value-type="float">
            <text:p>1.2957314273</text:p>
          </table:table-cell>
          <table:table-cell office:value-type="float" office:value="1.2267941723312" calcext:value-type="float">
            <text:p>1.2267941723</text:p>
          </table:table-cell>
          <table:table-cell table:formula="of:=([.A135]-[.A134])/0.01" office:value-type="float" office:value="-0.105290869670482" calcext:value-type="float">
            <text:p>-0.1052908697</text:p>
          </table:table-cell>
          <table:table-cell table:formula="of:=([.B135]-[.B134])/0.01" office:value-type="float" office:value="0.00460058358882076" calcext:value-type="float">
            <text:p>0.0046005836</text:p>
          </table:table-cell>
        </table:table-row>
        <table:table-row table:style-name="ro1">
          <table:table-cell office:value-type="float" office:value="1.29467851864608" calcext:value-type="float">
            <text:p>1.2946785186</text:p>
          </table:table-cell>
          <table:table-cell office:value-type="float" office:value="1.22684017816708" calcext:value-type="float">
            <text:p>1.2268401782</text:p>
          </table:table-cell>
          <table:table-cell table:formula="of:=([.A136]-[.A135])/0.01" office:value-type="float" office:value="-0.102598349806793" calcext:value-type="float">
            <text:p>-0.1025983498</text:p>
          </table:table-cell>
          <table:table-cell table:formula="of:=([.B136]-[.B135])/0.01" office:value-type="float" office:value="0.00516271370452071" calcext:value-type="float">
            <text:p>0.0051627137</text:p>
          </table:table-cell>
        </table:table-row>
        <table:table-row table:style-name="ro1">
          <table:table-cell office:value-type="float" office:value="1.29365253514802" calcext:value-type="float">
            <text:p>1.2936525351</text:p>
          </table:table-cell>
          <table:table-cell office:value-type="float" office:value="1.22689180530413" calcext:value-type="float">
            <text:p>1.2268918053</text:p>
          </table:table-cell>
          <table:table-cell table:formula="of:=([.A137]-[.A136])/0.01" office:value-type="float" office:value="-0.100001123801041" calcext:value-type="float">
            <text:p>-0.1000011238</text:p>
          </table:table-cell>
          <table:table-cell table:formula="of:=([.B137]-[.B136])/0.01" office:value-type="float" office:value="0.0057127742693508" calcext:value-type="float">
            <text:p>0.0057127743</text:p>
          </table:table-cell>
        </table:table-row>
        <table:table-row table:style-name="ro1">
          <table:table-cell office:value-type="float" office:value="1.29265252391001" calcext:value-type="float">
            <text:p>1.2926525239</text:p>
          </table:table-cell>
          <table:table-cell office:value-type="float" office:value="1.22694893304682" calcext:value-type="float">
            <text:p>1.226948933</text:p>
          </table:table-cell>
          <table:table-cell table:formula="of:=([.A138]-[.A137])/0.01" office:value-type="float" office:value="-0.0974949646829648" calcext:value-type="float">
            <text:p>-0.0974949647</text:p>
          </table:table-cell>
          <table:table-cell table:formula="of:=([.B138]-[.B137])/0.01" office:value-type="float" office:value="0.00625032686629723" calcext:value-type="float">
            <text:p>0.0062503269</text:p>
          </table:table-cell>
        </table:table-row>
        <table:table-row table:style-name="ro1">
          <table:table-cell office:value-type="float" office:value="1.29167757426318" calcext:value-type="float">
            <text:p>1.2916775743</text:p>
          </table:table-cell>
          <table:table-cell office:value-type="float" office:value="1.22701143631549" calcext:value-type="float">
            <text:p>1.2270114363</text:p>
          </table:table-cell>
          <table:table-cell table:formula="of:=([.A139]-[.A138])/0.01" office:value-type="float" office:value="-0.0950757975266114" calcext:value-type="float">
            <text:p>-0.0950757975</text:p>
          </table:table-cell>
          <table:table-cell table:formula="of:=([.B139]-[.B138])/0.01" office:value-type="float" office:value="0.00677493138716567" calcext:value-type="float">
            <text:p>0.0067749314</text:p>
          </table:table-cell>
        </table:table-row>
        <table:table-row table:style-name="ro1">
          <table:table-cell office:value-type="float" office:value="1.29072681628791" calcext:value-type="float">
            <text:p>1.2907268163</text:p>
          </table:table-cell>
          <table:table-cell office:value-type="float" office:value="1.22707918562936" calcext:value-type="float">
            <text:p>1.2270791856</text:p>
          </table:table-cell>
          <table:table-cell table:formula="of:=([.A140]-[.A139])/0.01" office:value-type="float" office:value="-0.0927397007633557" calcext:value-type="float">
            <text:p>-0.0927397008</text:p>
          </table:table-cell>
          <table:table-cell table:formula="of:=([.B140]-[.B139])/0.01" office:value-type="float" office:value="0.00728615452767478" calcext:value-type="float">
            <text:p>0.0072861545</text:p>
          </table:table-cell>
        </table:table-row>
        <table:table-row table:style-name="ro1">
          <table:table-cell office:value-type="float" office:value="1.28979941928028" calcext:value-type="float">
            <text:p>1.2897994193</text:p>
          </table:table-cell>
          <table:table-cell office:value-type="float" office:value="1.22715204717463" calcext:value-type="float">
            <text:p>1.2271520472</text:p>
          </table:table-cell>
          <table:table-cell table:formula="of:=([.A141]-[.A140])/0.01" office:value-type="float" office:value="-0.0904829066279644" calcext:value-type="float">
            <text:p>-0.0904829066</text:p>
          </table:table-cell>
          <table:table-cell table:formula="of:=([.B141]-[.B140])/0.01" office:value-type="float" office:value="0.00778357709683153" calcext:value-type="float">
            <text:p>0.0077835771</text:p>
          </table:table-cell>
        </table:table-row>
        <table:table-row table:style-name="ro1">
          <table:table-cell office:value-type="float" office:value="1.288894590214" calcext:value-type="float">
            <text:p>1.2888945902</text:p>
          </table:table-cell>
          <table:table-cell office:value-type="float" office:value="1.2272298829456" calcext:value-type="float">
            <text:p>1.2272298829</text:p>
          </table:table-cell>
          <table:table-cell table:formula="of:=([.A142]-[.A141])/0.01" office:value-type="float" office:value="-0.0883018008226211" calcext:value-type="float">
            <text:p>-0.0883018008</text:p>
          </table:table-cell>
          <table:table-cell table:formula="of:=([.B142]-[.B141])/0.01" office:value-type="float" office:value="0.00826680023253701" calcext:value-type="float">
            <text:p>0.0082668002</text:p>
          </table:table-cell>
        </table:table-row>
        <table:table-row table:style-name="ro1">
          <table:table-cell office:value-type="float" office:value="1.28801157220577" calcext:value-type="float">
            <text:p>1.2880115722</text:p>
          </table:table-cell>
          <table:table-cell office:value-type="float" office:value="1.22731255094793" calcext:value-type="float">
            <text:p>1.2273125509</text:p>
          </table:table-cell>
          <table:table-cell table:formula="of:=([.A143]-[.A142])/0.01" office:value-type="float" office:value="-0.0861929214803769" calcext:value-type="float">
            <text:p>-0.0861929215</text:p>
          </table:table-cell>
          <table:table-cell table:formula="of:=([.B143]-[.B142])/0.01" office:value-type="float" office:value="0.00873545061106373" calcext:value-type="float">
            <text:p>0.0087354506</text:p>
          </table:table-cell>
        </table:table-row>
        <table:table-row table:style-name="ro1">
          <table:table-cell office:value-type="float" office:value="1.28714964299097" calcext:value-type="float">
            <text:p>1.287149643</text:p>
          </table:table-cell>
          <table:table-cell office:value-type="float" office:value="1.22739990545404" calcext:value-type="float">
            <text:p>1.2273999055</text:p>
          </table:table-cell>
          <table:table-cell table:formula="of:=([.A144]-[.A143])/0.01" office:value-type="float" office:value="-0.0841529575044797" calcext:value-type="float">
            <text:p>-0.0841529575</text:p>
          </table:table-cell>
          <table:table-cell table:formula="of:=([.B144]-[.B143])/0.01" office:value-type="float" office:value="0.0091891847349812" calcext:value-type="float">
            <text:p>0.0091891847</text:p>
          </table:table-cell>
        </table:table-row>
        <table:table-row table:style-name="ro1">
          <table:table-cell office:value-type="float" office:value="1.28630811341592" calcext:value-type="float">
            <text:p>1.2863081134</text:p>
          </table:table-cell>
          <table:table-cell office:value-type="float" office:value="1.22749179730139" calcext:value-type="float">
            <text:p>1.2274917973</text:p>
          </table:table-cell>
          <table:table-cell table:formula="of:=([.A145]-[.A144])/0.01" office:value-type="float" office:value="-0.082178746355499" calcext:value-type="float">
            <text:p>-0.0821787464</text:p>
          </table:table-cell>
          <table:table-cell table:formula="of:=([.B145]-[.B144])/0.01" office:value-type="float" office:value="0.00962769238059824" calcext:value-type="float">
            <text:p>0.0096276924</text:p>
          </table:table-cell>
        </table:table-row>
        <table:table-row table:style-name="ro1">
          <table:table-cell office:value-type="float" office:value="1.28548632595237" calcext:value-type="float">
            <text:p>1.285486326</text:p>
          </table:table-cell>
          <table:table-cell office:value-type="float" office:value="1.22758807422519" calcext:value-type="float">
            <text:p>1.2275880742</text:p>
          </table:table-cell>
          <table:table-cell table:formula="of:=([.A146]-[.A145])/0.01" office:value-type="float" office:value="-0.0802672713543728" calcext:value-type="float">
            <text:p>-0.0802672714</text:p>
          </table:table-cell>
          <table:table-cell table:formula="of:=([.B146]-[.B145])/0.01" office:value-type="float" office:value="0.0100506992818161" calcext:value-type="float">
            <text:p>0.0100506993</text:p>
          </table:table-cell>
        </table:table-row>
        <table:table-row table:style-name="ro1">
          <table:table-cell office:value-type="float" office:value="1.28468365323882" calcext:value-type="float">
            <text:p>1.2846836532</text:p>
          </table:table-cell>
          <table:table-cell office:value-type="float" office:value="1.22768858121801" calcext:value-type="float">
            <text:p>1.2276885812</text:p>
          </table:table-cell>
          <table:table-cell table:formula="of:=([.A147]-[.A146])/0.01" office:value-type="float" office:value="-0.078415658564901" calcext:value-type="float">
            <text:p>-0.0784156586</text:p>
          </table:table-cell>
          <table:table-cell table:formula="of:=([.B147]-[.B146])/0.01" office:value-type="float" office:value="0.0104579691235118" calcext:value-type="float">
            <text:p>0.0104579691</text:p>
          </table:table-cell>
        </table:table-row>
        <table:table-row table:style-name="ro1">
          <table:table-cell office:value-type="float" office:value="1.28389949665317" calcext:value-type="float">
            <text:p>1.2838994967</text:p>
          </table:table-cell>
          <table:table-cell office:value-type="float" office:value="1.22779316090925" calcext:value-type="float">
            <text:p>1.2277931609</text:p>
          </table:table-cell>
          <table:table-cell table:formula="of:=([.A148]-[.A147])/0.01" office:value-type="float" office:value="-0.0766211733148614" calcext:value-type="float">
            <text:p>-0.0766211733</text:p>
          </table:table-cell>
          <table:table-cell table:formula="of:=([.B148]-[.B147])/0.01" office:value-type="float" office:value="0.0108493049142178" calcext:value-type="float">
            <text:p>0.0108493049</text:p>
          </table:table-cell>
        </table:table-row>
        <table:table-row table:style-name="ro1">
          <table:table-cell office:value-type="float" office:value="1.28313328492003" calcext:value-type="float">
            <text:p>1.2831332849</text:p>
          </table:table-cell>
          <table:table-cell office:value-type="float" office:value="1.22790165395839" calcext:value-type="float">
            <text:p>1.227901654</text:p>
          </table:table-cell>
          <table:table-cell table:formula="of:=([.A149]-[.A148])/0.01" office:value-type="float" office:value="-0.0748812164110158" calcext:value-type="float">
            <text:p>-0.0748812164</text:p>
          </table:table-cell>
          <table:table-cell table:formula="of:=([.B149]-[.B148])/0.01" office:value-type="float" office:value="0.0112245498032904" calcext:value-type="float">
            <text:p>0.0112245498</text:p>
          </table:table-cell>
        </table:table-row>
        <table:table-row table:style-name="ro1">
          <table:table-cell office:value-type="float" office:value="1.28238447275592" calcext:value-type="float">
            <text:p>1.2823844728</text:p>
          </table:table-cell>
          <table:table-cell office:value-type="float" office:value="1.22801389945642" calcext:value-type="float">
            <text:p>1.2280138995</text:p>
          </table:table-cell>
          <table:table-cell table:formula="of:=([.A150]-[.A149])/0.01" office:value-type="float" office:value="-0.0731933200993185" calcext:value-type="float">
            <text:p>-0.0731933201</text:p>
          </table:table-cell>
          <table:table-cell table:formula="of:=([.B150]-[.B149])/0.01" office:value-type="float" office:value="0.0115835874041403" calcext:value-type="float">
            <text:p>0.0115835874</text:p>
          </table:table-cell>
        </table:table-row>
        <table:table-row table:style-name="ro1">
          <table:table-cell office:value-type="float" office:value="1.28165253955492" calcext:value-type="float">
            <text:p>1.2816525396</text:p>
          </table:table-cell>
          <table:table-cell office:value-type="float" office:value="1.22812973533046" calcext:value-type="float">
            <text:p>1.2281297353</text:p>
          </table:table-cell>
          <table:table-cell table:formula="of:=([.A151]-[.A150])/0.01" office:value-type="float" office:value="-0.0715551438177142" calcext:value-type="float">
            <text:p>-0.0715551438</text:p>
          </table:table-cell>
          <table:table-cell table:formula="of:=([.B151]-[.B150])/0.01" office:value-type="float" office:value="0.0119263416815896" calcext:value-type="float">
            <text:p>0.0119263417</text:p>
          </table:table-cell>
        </table:table-row>
        <table:table-row table:style-name="ro1">
          <table:table-cell office:value-type="float" office:value="1.28093698811675" calcext:value-type="float">
            <text:p>1.2809369881</text:p>
          </table:table-cell>
          <table:table-cell office:value-type="float" office:value="1.22824899874728" calcext:value-type="float">
            <text:p>1.2282489987</text:p>
          </table:table-cell>
          <table:table-cell table:formula="of:=([.A152]-[.A151])/0.01" office:value-type="float" office:value="-0.0699644697849777" calcext:value-type="float">
            <text:p>-0.0699644698</text:p>
          </table:table-cell>
          <table:table-cell table:formula="of:=([.B152]-[.B151])/0.01" office:value-type="float" office:value="0.0122527764569114" calcext:value-type="float">
            <text:p>0.0122527765</text:p>
          </table:table-cell>
        </table:table-row>
        <table:table-row table:style-name="ro1">
          <table:table-cell office:value-type="float" office:value="1.2802373434189" calcext:value-type="float">
            <text:p>1.2802373434</text:p>
          </table:table-cell>
          <table:table-cell office:value-type="float" office:value="1.22837152651185" calcext:value-type="float">
            <text:p>1.2283715265</text:p>
          </table:table-cell>
          <table:table-cell table:formula="of:=([.A153]-[.A152])/0.01" office:value-type="float" office:value="-0.0684191984656968" calcext:value-type="float">
            <text:p>-0.0684191985</text:p>
          </table:table-cell>
          <table:table-cell table:formula="of:=([.B153]-[.B152])/0.01" office:value-type="float" office:value="0.0125628945813805" calcext:value-type="float">
            <text:p>0.0125628946</text:p>
          </table:table-cell>
        </table:table-row>
        <table:table-row table:style-name="ro1">
          <table:table-cell office:value-type="float" office:value="1.27955315143424" calcext:value-type="float">
            <text:p>1.2795531514</text:p>
          </table:table-cell>
          <table:table-cell office:value-type="float" office:value="1.22849715545766" calcext:value-type="float">
            <text:p>1.2284971555</text:p>
          </table:table-cell>
          <table:table-cell table:formula="of:=([.A154]-[.A153])/0.01" office:value-type="float" office:value="-0.0669173439480364" calcext:value-type="float">
            <text:p>-0.0669173439</text:p>
          </table:table-cell>
          <table:table-cell table:formula="of:=([.B154]-[.B153])/0.01" office:value-type="float" office:value="0.0128567368243848" calcext:value-type="float">
            <text:p>0.0128567368</text:p>
          </table:table-cell>
        </table:table-row>
        <table:table-row table:style-name="ro1">
          <table:table-cell office:value-type="float" office:value="1.27888397799476" calcext:value-type="float">
            <text:p>1.278883978</text:p>
          </table:table-cell>
          <table:table-cell office:value-type="float" office:value="1.22862572282591" calcext:value-type="float">
            <text:p>1.2286257228</text:p>
          </table:table-cell>
          <table:table-cell table:formula="of:=([.A155]-[.A154])/0.01" office:value-type="float" office:value="-0.0654570292674572" calcext:value-type="float">
            <text:p>-0.0654570293</text:p>
          </table:table-cell>
          <table:table-cell table:formula="of:=([.B155]-[.B154])/0.01" office:value-type="float" office:value="0.0131343805200412" calcext:value-type="float">
            <text:p>0.0131343805</text:p>
          </table:table-cell>
        </table:table-row>
        <table:table-row table:style-name="ro1">
          <table:table-cell office:value-type="float" office:value="1.27822940770208" calcext:value-type="float">
            <text:p>1.2782294077</text:p>
          </table:table-cell>
          <table:table-cell office:value-type="float" office:value="1.22875706663111" calcext:value-type="float">
            <text:p>1.2287570666</text:p>
          </table:table-cell>
          <table:table-cell table:formula="of:=([.A156]-[.A155])/0.01" office:value-type="float" office:value="-0.0640364817064976" calcext:value-type="float">
            <text:p>-0.0640364817</text:p>
          </table:table-cell>
          <table:table-cell table:formula="of:=([.B156]-[.B155])/0.01" office:value-type="float" office:value="0.0133959380112625" calcext:value-type="float">
            <text:p>0.013395938</text:p>
          </table:table-cell>
        </table:table-row>
        <table:table-row table:style-name="ro1">
          <table:table-cell office:value-type="float" office:value="1.27758904288502" calcext:value-type="float">
            <text:p>1.2775890429</text:p>
          </table:table-cell>
          <table:table-cell office:value-type="float" office:value="1.22889102601122" calcext:value-type="float">
            <text:p>1.228891026</text:p>
          </table:table-cell>
          <table:table-cell table:formula="of:=([.A157]-[.A156])/0.01" office:value-type="float" office:value="-0.0626540280976418" calcext:value-type="float">
            <text:p>-0.0626540281</text:p>
          </table:table-cell>
          <table:table-cell table:formula="of:=([.B157]-[.B156])/0.01" office:value-type="float" office:value="0.0136415549286006" calcext:value-type="float">
            <text:p>0.0136415549</text:p>
          </table:table-cell>
        </table:table-row>
        <table:table-row table:style-name="ro1">
          <table:table-cell office:value-type="float" office:value="1.27696250260404" calcext:value-type="float">
            <text:p>1.2769625026</text:p>
          </table:table-cell>
          <table:table-cell office:value-type="float" office:value="1.22902744156051" calcext:value-type="float">
            <text:p>1.2290274416</text:p>
          </table:table-cell>
          <table:table-cell table:formula="of:=([.A158]-[.A157])/0.01" office:value-type="float" office:value="-0.0613080901538998" calcext:value-type="float">
            <text:p>-0.0613080902</text:p>
          </table:table-cell>
          <table:table-cell table:formula="of:=([.B158]-[.B157])/0.01" office:value-type="float" office:value="0.0138714083366853" calcext:value-type="float">
            <text:p>0.0138714083</text:p>
          </table:table-cell>
        </table:table-row>
        <table:table-row table:style-name="ro1">
          <table:table-cell office:value-type="float" office:value="1.2763494217025" calcext:value-type="float">
            <text:p>1.2763494217</text:p>
          </table:table-cell>
          <table:table-cell office:value-type="float" office:value="1.22916615564387" calcext:value-type="float">
            <text:p>1.2291661556</text:p>
          </table:table-cell>
          <table:table-cell table:formula="of:=([.A159]-[.A158])/0.01" office:value-type="float" office:value="-0.0599971798481702" calcext:value-type="float">
            <text:p>-0.0599971798</text:p>
          </table:table-cell>
          <table:table-cell table:formula="of:=([.B159]-[.B158])/0.01" office:value-type="float" office:value="0.0140857047790322" calcext:value-type="float">
            <text:p>0.0140857048</text:p>
          </table:table-cell>
        </table:table-row>
        <table:table-row table:style-name="ro1">
          <table:table-cell office:value-type="float" office:value="1.27574944990402" calcext:value-type="float">
            <text:p>1.2757494499</text:p>
          </table:table-cell>
          <table:table-cell office:value-type="float" office:value="1.22930701269166" calcext:value-type="float">
            <text:p>1.2293070127</text:p>
          </table:table-cell>
          <table:table-cell table:formula="of:=([.A160]-[.A159])/0.01" office:value-type="float" office:value="-0.0587198948609702" calcext:value-type="float">
            <text:p>-0.0587198949</text:p>
          </table:table-cell>
          <table:table-cell table:formula="of:=([.B160]-[.B159])/0.01" office:value-type="float" office:value="0.0142846782486217" calcext:value-type="float">
            <text:p>0.0142846782</text:p>
          </table:table-cell>
        </table:table-row>
        <table:table-row table:style-name="ro1">
          <table:table-cell office:value-type="float" office:value="1.27516225095541" calcext:value-type="float">
            <text:p>1.275162251</text:p>
          </table:table-cell>
          <table:table-cell office:value-type="float" office:value="1.22944985947415" calcext:value-type="float">
            <text:p>1.2294498595</text:p>
          </table:table-cell>
          <table:table-cell table:formula="of:=([.A161]-[.A160])/0.01" office:value-type="float" office:value="-0.0574749141128317" calcext:value-type="float">
            <text:p>-0.0574749141</text:p>
          </table:table-cell>
          <table:table-cell table:formula="of:=([.B161]-[.B160])/0.01" office:value-type="float" office:value="0.01446858810914" calcext:value-type="float">
            <text:p>0.0144685881</text:p>
          </table:table-cell>
        </table:table-row>
        <table:table-row table:style-name="ro1">
          <table:table-cell office:value-type="float" office:value="1.27458750181428" calcext:value-type="float">
            <text:p>1.2745875018</text:p>
          </table:table-cell>
          <table:table-cell office:value-type="float" office:value="1.22959454535524" calcext:value-type="float">
            <text:p>1.2295945454</text:p>
          </table:table-cell>
          <table:table-cell table:formula="of:=([.A162]-[.A161])/0.01" office:value-type="float" office:value="-0.0562609933960845" calcext:value-type="float">
            <text:p>-0.0562609934</text:p>
          </table:table-cell>
          <table:table-cell table:formula="of:=([.B162]-[.B161])/0.01" office:value-type="float" office:value="0.014637716989041" calcext:value-type="float">
            <text:p>0.014637717</text:p>
          </table:table-cell>
        </table:table-row>
        <table:table-row table:style-name="ro1">
          <table:table-cell office:value-type="float" office:value="1.27402489188032" calcext:value-type="float">
            <text:p>1.2740248919</text:p>
          </table:table-cell>
          <table:table-cell office:value-type="float" office:value="1.22974092252513" calcext:value-type="float">
            <text:p>1.2297409225</text:p>
          </table:table-cell>
          <table:table-cell table:formula="of:=([.A163]-[.A162])/0.01" office:value-type="float" office:value="-0.0550769611184387" calcext:value-type="float">
            <text:p>-0.0550769611</text:p>
          </table:table-cell>
          <table:table-cell table:formula="of:=([.B163]-[.B162])/0.01" office:value-type="float" office:value="0.0147923686685703" calcext:value-type="float">
            <text:p>0.0147923687</text:p>
          </table:table-cell>
        </table:table-row>
        <table:table-row table:style-name="ro1">
          <table:table-cell office:value-type="float" office:value="1.27347412226914" calcext:value-type="float">
            <text:p>1.2734741223</text:p>
          </table:table-cell>
          <table:table-cell office:value-type="float" office:value="1.22988884621182" calcext:value-type="float">
            <text:p>1.2298888462</text:p>
          </table:table-cell>
          <table:table-cell table:formula="of:=([.A164]-[.A163])/0.01" office:value-type="float" office:value="-0.0539217141687143" calcext:value-type="float">
            <text:p>-0.0539217142</text:p>
          </table:table-cell>
          <table:table-cell table:formula="of:=([.B164]-[.B163])/0.01" office:value-type="float" office:value="0.0149328659770909" calcext:value-type="float">
            <text:p>0.014932866</text:p>
          </table:table-cell>
        </table:table-row>
        <table:table-row table:style-name="ro1">
          <table:table-cell office:value-type="float" office:value="1.27293490512745" calcext:value-type="float">
            <text:p>1.2729349051</text:p>
          </table:table-cell>
          <table:table-cell office:value-type="float" office:value="1.23003817487159" calcext:value-type="float">
            <text:p>1.2300381749</text:p>
          </table:table-cell>
          <table:table-cell table:formula="of:=([.A165]-[.A164])/0.01" office:value-type="float" office:value="-0.0527942139137094" calcext:value-type="float">
            <text:p>-0.0527942139</text:p>
          </table:table-cell>
          <table:table-cell table:formula="of:=([.B165]-[.B164])/0.01" office:value-type="float" office:value="0.0150595487163452" calcext:value-type="float">
            <text:p>0.0150595487</text:p>
          </table:table-cell>
        </table:table-row>
        <table:table-row table:style-name="ro1">
          <table:table-cell office:value-type="float" office:value="1.27240696298831" calcext:value-type="float">
            <text:p>1.272406963</text:p>
          </table:table-cell>
          <table:table-cell office:value-type="float" office:value="1.23018877035875" calcext:value-type="float">
            <text:p>1.2301887704</text:p>
          </table:table-cell>
          <table:table-cell table:formula="of:=([.A166]-[.A165])/0.01" office:value-type="float" office:value="-0.0516934823330484" calcext:value-type="float">
            <text:p>-0.0516934823</text:p>
          </table:table-cell>
          <table:table-cell table:formula="of:=([.B166]-[.B165])/0.01" office:value-type="float" office:value="0.0151727716229733" calcext:value-type="float">
            <text:p>0.0151727716</text:p>
          </table:table-cell>
        </table:table-row>
        <table:table-row table:style-name="ro1">
          <table:table-cell office:value-type="float" office:value="1.27189002816498" calcext:value-type="float">
            <text:p>1.2718900282</text:p>
          </table:table-cell>
          <table:table-cell office:value-type="float" office:value="1.23034049807498" calcext:value-type="float">
            <text:p>1.2303404981</text:p>
          </table:table-cell>
          <table:table-cell table:formula="of:=([.A167]-[.A166])/0.01" office:value-type="float" office:value="-0.0506185982972696" calcext:value-type="float">
            <text:p>-0.0506185983</text:p>
          </table:table-cell>
          <table:table-cell table:formula="of:=([.B167]-[.B166])/0.01" office:value-type="float" office:value="0.0152729023821463" calcext:value-type="float">
            <text:p>0.0152729024</text:p>
          </table:table-cell>
        </table:table-row>
        <table:table-row table:style-name="ro1">
          <table:table-cell office:value-type="float" office:value="1.27138384218201" calcext:value-type="float">
            <text:p>1.2713838422</text:p>
          </table:table-cell>
          <table:table-cell office:value-type="float" office:value="1.2304932270988" calcext:value-type="float">
            <text:p>1.2304932271</text:p>
          </table:table-cell>
          <table:table-cell table:formula="of:=([.A168]-[.A167])/0.01" office:value-type="float" office:value="-0.0495686939946616" calcext:value-type="float">
            <text:p>-0.049568694</text:p>
          </table:table-cell>
          <table:table-cell table:formula="of:=([.B168]-[.B167])/0.01" office:value-type="float" office:value="0.0153603197018626" calcext:value-type="float">
            <text:p>0.0153603197</text:p>
          </table:table-cell>
        </table:table-row>
        <table:table-row table:style-name="ro1">
          <table:table-cell office:value-type="float" office:value="1.27088815524206" calcext:value-type="float">
            <text:p>1.2708881552</text:p>
          </table:table-cell>
          <table:table-cell office:value-type="float" office:value="1.23064683029582" calcext:value-type="float">
            <text:p>1.2306468303</text:p>
          </table:table-cell>
          <table:table-cell table:formula="of:=([.A169]-[.A168])/0.01" office:value-type="float" office:value="-0.0485429515078017" calcext:value-type="float">
            <text:p>-0.0485429515</text:p>
          </table:table-cell>
          <table:table-cell table:formula="of:=([.B169]-[.B168])/0.01" office:value-type="float" office:value="0.015435411456588" calcext:value-type="float">
            <text:p>0.0154354115</text:p>
          </table:table-cell>
        </table:table-row>
        <table:table-row table:style-name="ro1">
          <table:table-cell office:value-type="float" office:value="1.27040272572699" calcext:value-type="float">
            <text:p>1.2704027257</text:p>
          </table:table-cell>
          <table:table-cell office:value-type="float" office:value="1.23080118441039" calcext:value-type="float">
            <text:p>1.2308011844</text:p>
          </table:table-cell>
          <table:table-cell table:formula="of:=([.A170]-[.A169])/0.01" office:value-type="float" office:value="-0.0475405995431055" calcext:value-type="float">
            <text:p>-0.0475405995</text:p>
          </table:table-cell>
          <table:table-cell table:formula="of:=([.B170]-[.B169])/0.01" office:value-type="float" office:value="0.0154985729069912" calcext:value-type="float">
            <text:p>0.0154985729</text:p>
          </table:table-cell>
        </table:table-row>
        <table:table-row table:style-name="ro1">
          <table:table-cell office:value-type="float" office:value="1.26992731973156" calcext:value-type="float">
            <text:p>1.2699273197</text:p>
          </table:table-cell>
          <table:table-cell office:value-type="float" office:value="1.23095617013946" calcext:value-type="float">
            <text:p>1.2309561701</text:p>
          </table:table-cell>
          <table:table-cell table:formula="of:=([.A171]-[.A170])/0.01" office:value-type="float" office:value="-0.0465609103136533" calcext:value-type="float">
            <text:p>-0.0465609103</text:p>
          </table:table-cell>
          <table:table-cell table:formula="of:=([.B171]-[.B170])/0.01" office:value-type="float" office:value="0.0155502050010581" calcext:value-type="float">
            <text:p>0.015550205</text:p>
          </table:table-cell>
        </table:table-row>
        <table:table-row table:style-name="ro1">
          <table:table-cell office:value-type="float" office:value="1.26946171062842" calcext:value-type="float">
            <text:p>1.2694617106</text:p>
          </table:table-cell>
          <table:table-cell office:value-type="float" office:value="1.23111167218947" calcext:value-type="float">
            <text:p>1.2311116722</text:p>
          </table:table-cell>
          <table:table-cell table:formula="of:=([.A172]-[.A171])/0.01" office:value-type="float" office:value="-0.0456031965749615" calcext:value-type="float">
            <text:p>-0.0456031966</text:p>
          </table:table-cell>
          <table:table-cell table:formula="of:=([.B172]-[.B171])/0.01" office:value-type="float" office:value="0.0155907127612931" calcext:value-type="float">
            <text:p>0.0155907128</text:p>
          </table:table-cell>
        </table:table-row>
        <table:table-row table:style-name="ro1">
          <table:table-cell office:value-type="float" office:value="1.26900567866267" calcext:value-type="float">
            <text:p>1.2690056787</text:p>
          </table:table-cell>
          <table:table-cell office:value-type="float" office:value="1.23126757931708" calcext:value-type="float">
            <text:p>1.2312675793</text:p>
          </table:table-cell>
          <table:table-cell table:formula="of:=([.A173]-[.A172])/0.01" office:value-type="float" office:value="-0.0446668088126323" calcext:value-type="float">
            <text:p>-0.0446668088</text:p>
          </table:table-cell>
          <table:table-cell table:formula="of:=([.B173]-[.B172])/0.01" office:value-type="float" office:value="0.015620503760716" calcext:value-type="float">
            <text:p>0.0156205038</text:p>
          </table:table-cell>
        </table:table-row>
        <table:table-row table:style-name="ro1">
          <table:table-cell office:value-type="float" office:value="1.26855901057454" calcext:value-type="float">
            <text:p>1.2685590106</text:p>
          </table:table-cell>
          <table:table-cell office:value-type="float" office:value="1.23142378435469" calcext:value-type="float">
            <text:p>1.2314237844</text:p>
          </table:table-cell>
          <table:table-cell table:formula="of:=([.A174]-[.A173])/0.01" office:value-type="float" office:value="-0.0437511325806605" calcext:value-type="float">
            <text:p>-0.0437511326</text:p>
          </table:table-cell>
          <table:table-cell table:formula="of:=([.B174]-[.B173])/0.01" office:value-type="float" office:value="0.0156399866904522" calcext:value-type="float">
            <text:p>0.0156399867</text:p>
          </table:table-cell>
        </table:table-row>
        <table:table-row table:style-name="ro1">
          <table:table-cell office:value-type="float" office:value="1.26812149924874" calcext:value-type="float">
            <text:p>1.2681214992</text:p>
          </table:table-cell>
          <table:table-cell office:value-type="float" office:value="1.23158018422159" calcext:value-type="float">
            <text:p>1.2315801842</text:p>
          </table:table-cell>
          <table:table-cell table:formula="of:=([.A175]-[.A174])/0.01" office:value-type="float" office:value="-0.0428555859872448" calcext:value-type="float">
            <text:p>-0.042855586</text:p>
          </table:table-cell>
          <table:table-cell table:formula="of:=([.B175]-[.B174])/0.01" office:value-type="float" office:value="0.015649570019427" calcext:value-type="float">
            <text:p>0.01564957</text:p>
          </table:table-cell>
        </table:table-row>
        <table:table-row table:style-name="ro1">
          <table:table-cell office:value-type="float" office:value="1.26769294338886" calcext:value-type="float">
            <text:p>1.2676929434</text:p>
          </table:table-cell>
          <table:table-cell office:value-type="float" office:value="1.23173667992179" calcext:value-type="float">
            <text:p>1.2317366799</text:p>
          </table:table-cell>
          <table:table-cell table:formula="of:=([.A176]-[.A175])/0.01" office:value-type="float" office:value="-0.0419796173258158" calcext:value-type="float">
            <text:p>-0.0419796173</text:p>
          </table:table-cell>
          <table:table-cell table:formula="of:=([.B176]-[.B175])/0.01" office:value-type="float" office:value="0.0156496607473189" calcext:value-type="float">
            <text:p>0.0156496607</text:p>
          </table:table-cell>
        </table:table-row>
        <table:table-row table:style-name="ro1">
          <table:table-cell office:value-type="float" office:value="1.26727314721561" calcext:value-type="float">
            <text:p>1.2672731472</text:p>
          </table:table-cell>
          <table:table-cell office:value-type="float" office:value="1.23189317652926" calcext:value-type="float">
            <text:p>1.2318931765</text:p>
          </table:table-cell>
          <table:table-cell table:formula="of:=([.A177]-[.A176])/0.01" office:value-type="float" office:value="-0.0411227028471961" calcext:value-type="float">
            <text:p>-0.0411227028</text:p>
          </table:table-cell>
          <table:table-cell table:formula="of:=([.B177]-[.B176])/0.01" office:value-type="float" office:value="0.0156406632499717" calcext:value-type="float">
            <text:p>0.0156406632</text:p>
          </table:table-cell>
        </table:table-row>
        <table:table-row table:style-name="ro1">
          <table:table-cell office:value-type="float" office:value="1.26686192018713" calcext:value-type="float">
            <text:p>1.2668619202</text:p>
          </table:table-cell>
          <table:table-cell office:value-type="float" office:value="1.23204958316176" calcext:value-type="float">
            <text:p>1.2320495832</text:p>
          </table:table-cell>
          <table:table-cell table:formula="of:=([.A178]-[.A177])/0.01" office:value-type="float" office:value="-0.0402843446695611" calcext:value-type="float">
            <text:p>-0.0402843447</text:p>
          </table:table-cell>
          <table:table-cell table:formula="of:=([.B178]-[.B177])/0.01" office:value-type="float" office:value="0.0156229782169115" calcext:value-type="float">
            <text:p>0.0156229782</text:p>
          </table:table-cell>
        </table:table-row>
        <table:table-row table:style-name="ro1">
          <table:table-cell office:value-type="float" office:value="1.26645907674044" calcext:value-type="float">
            <text:p>1.2664590767</text:p>
          </table:table-cell>
          <table:table-cell office:value-type="float" office:value="1.23220581294393" calcext:value-type="float">
            <text:p>1.2322058129</text:p>
          </table:table-cell>
          <table:table-cell table:formula="of:=([.A179]-[.A178])/0.01" office:value-type="float" office:value="-0.0394640688217152" calcext:value-type="float">
            <text:p>-0.0394640688</text:p>
          </table:table-cell>
          <table:table-cell table:formula="of:=([.B179]-[.B178])/0.01" office:value-type="float" office:value="0.0155970016789242" calcext:value-type="float">
            <text:p>0.0155970017</text:p>
          </table:table-cell>
        </table:table-row>
        <table:table-row table:style-name="ro1">
          <table:table-cell office:value-type="float" office:value="1.26606443605222" calcext:value-type="float">
            <text:p>1.2660644361</text:p>
          </table:table-cell>
          <table:table-cell office:value-type="float" office:value="1.23236178296072" calcext:value-type="float">
            <text:p>1.232361783</text:p>
          </table:table-cell>
          <table:table-cell table:formula="of:=([.A180]-[.A179])/0.01" office:value-type="float" office:value="-0.0386614234150207" calcext:value-type="float">
            <text:p>-0.0386614234</text:p>
          </table:table-cell>
          <table:table-cell table:formula="of:=([.B180]-[.B179])/0.01" office:value-type="float" office:value="0.0155631241241405" calcext:value-type="float">
            <text:p>0.0155631241</text:p>
          </table:table-cell>
        </table:table-row>
        <table:table-row table:style-name="ro1">
          <table:table-cell office:value-type="float" office:value="1.26567782181807" calcext:value-type="float">
            <text:p>1.2656778218</text:p>
          </table:table-cell>
          <table:table-cell office:value-type="float" office:value="1.23251741420196" calcext:value-type="float">
            <text:p>1.2325174142</text:p>
          </table:table-cell>
          <table:table-cell table:formula="of:=([.A181]-[.A180])/0.01" office:value-type="float" office:value="-0.0378759769396053" calcext:value-type="float">
            <text:p>-0.0378759769</text:p>
          </table:table-cell>
          <table:table-cell table:formula="of:=([.B181]-[.B180])/0.01" office:value-type="float" office:value="0.0155217297003185" calcext:value-type="float">
            <text:p>0.0155217297</text:p>
          </table:table-cell>
        </table:table-row>
        <table:table-row table:style-name="ro1">
          <table:table-cell office:value-type="float" office:value="1.26529906204867" calcext:value-type="float">
            <text:p>1.265299062</text:p>
          </table:table-cell>
          <table:table-cell office:value-type="float" office:value="1.23267263149896" calcext:value-type="float">
            <text:p>1.2326726315</text:p>
          </table:table-cell>
          <table:table-cell table:formula="of:=([.A182]-[.A181])/0.01" office:value-type="float" office:value="-0.0371073166796299" calcext:value-type="float">
            <text:p>-0.0371073167</text:p>
          </table:table-cell>
          <table:table-cell table:formula="of:=([.B182]-[.B181])/0.01" office:value-type="float" office:value="0.0154731955002596" calcext:value-type="float">
            <text:p>0.0154731955</text:p>
          </table:table-cell>
        </table:table-row>
        <table:table-row table:style-name="ro1">
          <table:table-cell office:value-type="float" office:value="1.26492798888188" calcext:value-type="float">
            <text:p>1.2649279889</text:p>
          </table:table-cell>
          <table:table-cell office:value-type="float" office:value="1.23282736345396" calcext:value-type="float">
            <text:p>1.2328273635</text:p>
          </table:table-cell>
          <table:table-cell table:formula="of:=([.A183]-[.A182])/0.01" office:value-type="float" office:value="-0.03635504724262" calcext:value-type="float">
            <text:p>-0.0363550472</text:p>
          </table:table-cell>
          <table:table-cell table:formula="of:=([.B183]-[.B182])/0.01" office:value-type="float" office:value="0.0154178909277158" calcext:value-type="float">
            <text:p>0.0154178909</text:p>
          </table:table-cell>
        </table:table-row>
        <table:table-row table:style-name="ro1">
          <table:table-cell office:value-type="float" office:value="1.26456443840945" calcext:value-type="float">
            <text:p>1.2645644384</text:p>
          </table:table-cell>
          <table:table-cell office:value-type="float" office:value="1.23298154236324" calcext:value-type="float">
            <text:p>1.2329815424</text:p>
          </table:table-cell>
          <table:table-cell table:formula="of:=([.A184]-[.A183])/0.01" office:value-type="float" office:value="-0.0356187891976445" calcext:value-type="float">
            <text:p>-0.0356187892</text:p>
          </table:table-cell>
          <table:table-cell table:formula="of:=([.B184]-[.B183])/0.01" office:value-type="float" office:value="0.0153561771403243" calcext:value-type="float">
            <text:p>0.0153561771</text:p>
          </table:table-cell>
        </table:table-row>
        <table:table-row table:style-name="ro1">
          <table:table-cell office:value-type="float" office:value="1.26420825051748" calcext:value-type="float">
            <text:p>1.2642082505</text:p>
          </table:table-cell>
          <table:table-cell office:value-type="float" office:value="1.23313510413464" calcext:value-type="float">
            <text:p>1.2331351041</text:p>
          </table:table-cell>
          <table:table-cell table:formula="of:=([.A185]-[.A184])/0.01" office:value-type="float" office:value="-0.0348981778175217" calcext:value-type="float">
            <text:p>-0.0348981778</text:p>
          </table:table-cell>
          <table:table-cell table:formula="of:=([.B185]-[.B184])/0.01" office:value-type="float" office:value="0.0152884065662606" calcext:value-type="float">
            <text:p>0.0152884066</text:p>
          </table:table-cell>
        </table:table-row>
        <table:table-row table:style-name="ro1">
          <table:table-cell office:value-type="float" office:value="1.2638592687393" calcext:value-type="float">
            <text:p>1.2638592687</text:p>
          </table:table-cell>
          <table:table-cell office:value-type="float" office:value="1.23328798820031" calcext:value-type="float">
            <text:p>1.2332879882</text:p>
          </table:table-cell>
          <table:table-cell table:formula="of:=([.A186]-[.A185])/0.01" office:value-type="float" office:value="-0.0341928619191911" calcext:value-type="float">
            <text:p>-0.0341928619</text:p>
          </table:table-cell>
          <table:table-cell table:formula="of:=([.B186]-[.B185])/0.01" office:value-type="float" office:value="0.0152149224911913" calcext:value-type="float">
            <text:p>0.0152149225</text:p>
          </table:table-cell>
        </table:table-row>
        <table:table-row table:style-name="ro1">
          <table:table-cell office:value-type="float" office:value="1.26351734012011" calcext:value-type="float">
            <text:p>1.2635173401</text:p>
          </table:table-cell>
          <table:table-cell office:value-type="float" office:value="1.23344013742522" calcext:value-type="float">
            <text:p>1.2334401374</text:p>
          </table:table-cell>
          <table:table-cell table:formula="of:=([.A187]-[.A186])/0.01" office:value-type="float" office:value="-0.0335025027975888" calcext:value-type="float">
            <text:p>-0.0335025028</text:p>
          </table:table-cell>
          <table:table-cell table:formula="of:=([.B187]-[.B186])/0.01" office:value-type="float" office:value="0.0151360587110627" calcext:value-type="float">
            <text:p>0.0151360587</text:p>
          </table:table-cell>
        </table:table-row>
        <table:table-row table:style-name="ro1">
          <table:table-cell office:value-type="float" office:value="1.26318231509213" calcext:value-type="float">
            <text:p>1.2631823151</text:p>
          </table:table-cell>
          <table:table-cell office:value-type="float" office:value="1.23359149801233" calcext:value-type="float">
            <text:p>1.233591498</text:p>
          </table:table-cell>
          <table:table-cell table:formula="of:=([.A188]-[.A187])/0.01" office:value-type="float" office:value="-0.0328267732478071" calcext:value-type="float">
            <text:p>-0.0328267732</text:p>
          </table:table-cell>
          <table:table-cell table:formula="of:=([.B188]-[.B187])/0.01" office:value-type="float" office:value="0.0150521392483505" calcext:value-type="float">
            <text:p>0.0150521392</text:p>
          </table:table-cell>
        </table:table-row>
        <table:table-row table:style-name="ro1">
          <table:table-cell office:value-type="float" office:value="1.26285404735965" calcext:value-type="float">
            <text:p>1.2628540474</text:p>
          </table:table-cell>
          <table:table-cell office:value-type="float" office:value="1.23374201940481" calcext:value-type="float">
            <text:p>1.2337420194</text:p>
          </table:table-cell>
          <table:table-cell table:formula="of:=([.A189]-[.A188])/0.01" office:value-type="float" office:value="-0.0321653566699887" calcext:value-type="float">
            <text:p>-0.0321653567</text:p>
          </table:table-cell>
          <table:table-cell table:formula="of:=([.B189]-[.B188])/0.01" office:value-type="float" office:value="0.014963478126595" calcext:value-type="float">
            <text:p>0.0149634781</text:p>
          </table:table-cell>
        </table:table-row>
        <table:table-row table:style-name="ro1">
          <table:table-cell office:value-type="float" office:value="1.26253239379295" calcext:value-type="float">
            <text:p>1.2625323938</text:p>
          </table:table-cell>
          <table:table-cell office:value-type="float" office:value="1.23389165418608" calcext:value-type="float">
            <text:p>1.2338916542</text:p>
          </table:table-cell>
          <table:table-cell table:formula="of:=([.A190]-[.A189])/0.01" office:value-type="float" office:value="-0.031517946252646" calcext:value-type="float">
            <text:p>-0.0315179463</text:p>
          </table:table-cell>
          <table:table-cell table:formula="of:=([.B190]-[.B189])/0.01" office:value-type="float" office:value="0.0148703792003158" calcext:value-type="float">
            <text:p>0.0148703792</text:p>
          </table:table-cell>
        </table:table-row>
        <table:table-row table:style-name="ro1">
          <table:table-cell office:value-type="float" office:value="1.26221721433043" calcext:value-type="float">
            <text:p>1.2622172143</text:p>
          </table:table-cell>
          <table:table-cell office:value-type="float" office:value="1.23404035797808" calcext:value-type="float">
            <text:p>1.234040358</text:p>
          </table:table-cell>
          <table:table-cell table:formula="of:=([.A191]-[.A190])/0.01" office:value-type="float" office:value="-0.0308842442290125" calcext:value-type="float">
            <text:p>-0.0308842442</text:p>
          </table:table-cell>
          <table:table-cell table:formula="of:=([.B191]-[.B190])/0.01" office:value-type="float" office:value="0.0147731360362169" calcext:value-type="float">
            <text:p>0.014773136</text:p>
          </table:table-cell>
        </table:table-row>
        <table:table-row table:style-name="ro1">
          <table:table-cell office:value-type="float" office:value="1.26190837188814" calcext:value-type="float">
            <text:p>1.2619083719</text:p>
          </table:table-cell>
          <table:table-cell office:value-type="float" office:value="1.23418808933844" calcext:value-type="float">
            <text:p>1.2341880893</text:p>
          </table:table-cell>
          <table:table-cell table:formula="of:=([.A192]-[.A191])/0.01" office:value-type="float" office:value="-0.0302639612019817" calcext:value-type="float">
            <text:p>-0.0302639612</text:p>
          </table:table-cell>
          <table:table-cell table:formula="of:=([.B192]-[.B191])/0.01" office:value-type="float" office:value="0.0146720318419336" calcext:value-type="float">
            <text:p>0.0146720318</text:p>
          </table:table-cell>
        </table:table-row>
        <table:table-row table:style-name="ro1">
          <table:table-cell office:value-type="float" office:value="1.26160573227612" calcext:value-type="float">
            <text:p>1.2616057323</text:p>
          </table:table-cell>
          <table:table-cell office:value-type="float" office:value="1.23433480965686" calcext:value-type="float">
            <text:p>1.2343348097</text:p>
          </table:table-cell>
          <table:table-cell table:formula="of:=([.A193]-[.A192])/0.01" office:value-type="float" office:value="-0.0296568155328192" calcext:value-type="float">
            <text:p>-0.0296568155</text:p>
          </table:table-cell>
          <table:table-cell table:formula="of:=([.B193]-[.B192])/0.01" office:value-type="float" office:value="0.0145673394390089" calcext:value-type="float">
            <text:p>0.0145673394</text:p>
          </table:table-cell>
        </table:table-row>
        <table:table-row table:style-name="ro1">
          <table:table-cell office:value-type="float" office:value="1.26130916412079" calcext:value-type="float">
            <text:p>1.2613091641</text:p>
          </table:table-cell>
          <table:table-cell office:value-type="float" office:value="1.23448048305125" calcext:value-type="float">
            <text:p>1.2344804831</text:p>
          </table:table-cell>
          <table:table-cell table:formula="of:=([.A194]-[.A193])/0.01" office:value-type="float" office:value="-0.029062532789248" calcext:value-type="float">
            <text:p>-0.0290625328</text:p>
          </table:table-cell>
          <table:table-cell table:formula="of:=([.B194]-[.B193])/0.01" office:value-type="float" office:value="0.0144593212759281" calcext:value-type="float">
            <text:p>0.0144593213</text:p>
          </table:table-cell>
        </table:table-row>
        <table:table-row table:style-name="ro1">
          <table:table-cell office:value-type="float" office:value="1.2610185387929" calcext:value-type="float">
            <text:p>1.2610185388</text:p>
          </table:table-cell>
          <table:table-cell office:value-type="float" office:value="1.23462507626401" calcext:value-type="float">
            <text:p>1.2346250763</text:p>
          </table:table-cell>
          <table:table-cell table:formula="of:=([.A195]-[.A194])/0.01" office:value-type="float" office:value="-0.0284808452486907" calcext:value-type="float">
            <text:p>-0.0284808452</text:p>
          </table:table-cell>
          <table:table-cell table:formula="of:=([.B195]-[.B194])/0.01" office:value-type="float" office:value="0.0143482294782338" calcext:value-type="float">
            <text:p>0.0143482295</text:p>
          </table:table-cell>
        </table:table-row>
        <table:table-row table:style-name="ro1">
          <table:table-cell office:value-type="float" office:value="1.26073373034041" calcext:value-type="float">
            <text:p>1.2607337303</text:p>
          </table:table-cell>
          <table:table-cell office:value-type="float" office:value="1.2347685585588" calcext:value-type="float">
            <text:p>1.2347685586</text:p>
          </table:table-cell>
          <table:table-cell table:formula="of:=([.A196]-[.A195])/0.01" office:value-type="float" office:value="-0.0279114914524925" calcext:value-type="float">
            <text:p>-0.0279114915</text:p>
          </table:table-cell>
          <table:table-cell table:formula="of:=([.B196]-[.B195])/0.01" office:value-type="float" office:value="0.0142343059323258" calcext:value-type="float">
            <text:p>0.0142343059</text:p>
          </table:table-cell>
        </table:table-row>
        <table:table-row table:style-name="ro1">
          <table:table-cell office:value-type="float" office:value="1.26045461542589" calcext:value-type="float">
            <text:p>1.2604546154</text:p>
          </table:table-cell>
          <table:table-cell office:value-type="float" office:value="1.23491090161812" calcext:value-type="float">
            <text:p>1.2349109016</text:p>
          </table:table-cell>
          <table:table-cell table:formula="of:=([.A197]-[.A196])/0.01" office:value-type="float" office:value="-0.0273542158070406" calcext:value-type="float">
            <text:p>-0.0273542158</text:p>
          </table:table-cell>
          <table:table-cell table:formula="of:=([.B197]-[.B196])/0.01" office:value-type="float" office:value="0.0141177823993477" calcext:value-type="float">
            <text:p>0.0141177824</text:p>
          </table:table-cell>
        </table:table-row>
        <table:table-row table:style-name="ro1">
          <table:table-cell office:value-type="float" office:value="1.26018107326782" calcext:value-type="float">
            <text:p>1.2601810733</text:p>
          </table:table-cell>
          <table:table-cell office:value-type="float" office:value="1.23505207944211" calcext:value-type="float">
            <text:p>1.2350520794</text:p>
          </table:table-cell>
          <table:table-cell table:formula="of:=([.A198]-[.A197])/0.01" office:value-type="float" office:value="-0.0268087682282925" calcext:value-type="float">
            <text:p>-0.0268087682</text:p>
          </table:table-cell>
          <table:table-cell table:formula="of:=([.B198]-[.B197])/0.01" office:value-type="float" office:value="0.0139988806564739" calcext:value-type="float">
            <text:p>0.0139988807</text:p>
          </table:table-cell>
        </table:table-row>
        <table:table-row table:style-name="ro1">
          <table:table-cell office:value-type="float" office:value="1.25991298558553" calcext:value-type="float">
            <text:p>1.2599129856</text:p>
          </table:table-cell>
          <table:table-cell office:value-type="float" office:value="1.23519206824868" calcext:value-type="float">
            <text:p>1.2351920682</text:p>
          </table:table-cell>
          <table:table-cell table:formula="of:=([.A199]-[.A198])/0.01" office:value-type="float" office:value="-0.0262749038258292" calcext:value-type="float">
            <text:p>-0.0262749038</text:p>
          </table:table-cell>
          <table:table-cell table:formula="of:=([.B199]-[.B198])/0.01" office:value-type="float" office:value="0.0138778126623329" calcext:value-type="float">
            <text:p>0.0138778127</text:p>
          </table:table-cell>
        </table:table-row>
        <table:table-row table:style-name="ro1">
          <table:table-cell office:value-type="float" office:value="1.25965023654727" calcext:value-type="float">
            <text:p>1.2596502365</text:p>
          </table:table-cell>
          <table:table-cell office:value-type="float" office:value="1.2353308463753" calcext:value-type="float">
            <text:p>1.2353308464</text:p>
          </table:table-cell>
          <table:table-cell table:formula="of:=([.A200]-[.A199])/0.01" office:value-type="float" office:value="-0.0257523826231676" calcext:value-type="float">
            <text:p>-0.0257523826</text:p>
          </table:table-cell>
          <table:table-cell table:formula="of:=([.B200]-[.B199])/0.01" office:value-type="float" office:value="0.0137547807439908" calcext:value-type="float">
            <text:p>0.0137547807</text:p>
          </table:table-cell>
        </table:table-row>
        <table:table-row table:style-name="ro1">
          <table:table-cell office:value-type="float" office:value="1.25939271272104" calcext:value-type="float">
            <text:p>1.2593927127</text:p>
          </table:table-cell>
          <table:table-cell office:value-type="float" office:value="1.23546839418274" calcext:value-type="float">
            <text:p>1.2354683942</text:p>
          </table:table-cell>
          <table:table-cell table:formula="of:=([.A201]-[.A200])/0.01" office:value-type="float" office:value="-0.0252409693111355" calcext:value-type="float">
            <text:p>-0.0252409693</text:p>
          </table:table-cell>
          <table:table-cell table:formula="of:=([.B201]-[.B200])/0.01" office:value-type="float" office:value="0.013629977802232" calcext:value-type="float">
            <text:p>0.0136299778</text:p>
          </table:table-cell>
        </table:table-row>
        <table:table-row table:style-name="ro1">
          <table:table-cell office:value-type="float" office:value="1.25914030302793" calcext:value-type="float">
            <text:p>1.259140303</text:p>
          </table:table-cell>
          <table:table-cell office:value-type="float" office:value="1.23560469396076" calcext:value-type="float">
            <text:p>1.235604694</text:p>
          </table:table-cell>
          <table:table-cell table:formula="of:=([.A202]-[.A201])/0.01" office:value-type="float" office:value="-0.0247404330312451" calcext:value-type="float">
            <text:p>-0.024740433</text:p>
          </table:table-cell>
          <table:table-cell table:formula="of:=([.B202]-[.B201])/0.01" office:value-type="float" office:value="0.0135035875335809" calcext:value-type="float">
            <text:p>0.0135035875</text:p>
          </table:table-cell>
        </table:table-row>
        <table:table-row table:style-name="ro1">
          <table:table-cell office:value-type="float" office:value="1.25889289869762" calcext:value-type="float">
            <text:p>1.2588928987</text:p>
          </table:table-cell>
          <table:table-cell office:value-type="float" office:value="1.2357397298361" calcext:value-type="float">
            <text:p>1.2357397298</text:p>
          </table:table-cell>
          <table:table-cell table:formula="of:=([.A203]-[.A202])/0.01" office:value-type="float" office:value="-0.0242505471857113" calcext:value-type="float">
            <text:p>-0.0242505472</text:p>
          </table:table-cell>
          <table:table-cell table:formula="of:=([.B203]-[.B202])/0.01" office:value-type="float" office:value="0.0133757846660254" calcext:value-type="float">
            <text:p>0.0133757847</text:p>
          </table:table-cell>
        </table:table-row>
        <table:table-row table:style-name="ro1">
          <table:table-cell office:value-type="float" office:value="1.25865039322576" calcext:value-type="float">
            <text:p>1.2586503932</text:p>
          </table:table-cell>
          <table:table-cell office:value-type="float" office:value="1.23587348768276" calcext:value-type="float">
            <text:p>1.2358734877</text:p>
          </table:table-cell>
          <table:table-cell table:formula="of:=([.A204]-[.A203])/0.01" office:value-type="float" office:value="-0.0237710892728726" calcext:value-type="float">
            <text:p>-0.0237710893</text:p>
          </table:table-cell>
          <table:table-cell table:formula="of:=([.B204]-[.B203])/0.01" office:value-type="float" office:value="0.0132467352055077" calcext:value-type="float">
            <text:p>0.0132467352</text:p>
          </table:table-cell>
        </table:table-row>
        <table:table-row table:style-name="ro1">
          <table:table-cell office:value-type="float" office:value="1.25841268233303" calcext:value-type="float">
            <text:p>1.2584126823</text:p>
          </table:table-cell>
          <table:table-cell office:value-type="float" office:value="1.23600595503481" calcext:value-type="float">
            <text:p>1.236005955</text:p>
          </table:table-cell>
          <table:table-cell table:formula="of:=([.A205]-[.A204])/0.01" office:value-type="float" office:value="-0.0233018407433283" calcext:value-type="float">
            <text:p>-0.0233018407</text:p>
          </table:table-cell>
          <table:table-cell table:formula="of:=([.B205]-[.B204])/0.01" office:value-type="float" office:value="0.0131165966930524" calcext:value-type="float">
            <text:p>0.0131165967</text:p>
          </table:table-cell>
        </table:table-row>
        <table:table-row table:style-name="ro1">
          <table:table-cell office:value-type="float" office:value="1.2581796639256" calcext:value-type="float">
            <text:p>1.2581796639</text:p>
          </table:table-cell>
          <table:table-cell office:value-type="float" office:value="1.23613712100174" calcext:value-type="float">
            <text:p>1.236137121</text:p>
          </table:table-cell>
          <table:table-cell table:formula="of:=([.A206]-[.A205])/0.01" office:value-type="float" office:value="-0.022842586876215" calcext:value-type="float">
            <text:p>-0.0228425869</text:p>
          </table:table-cell>
          <table:table-cell table:formula="of:=([.B206]-[.B205])/0.01" office:value-type="float" office:value="0.0129855184684669" calcext:value-type="float">
            <text:p>0.0129855185</text:p>
          </table:table-cell>
        </table:table-row>
        <table:table-row table:style-name="ro1">
          <table:table-cell office:value-type="float" office:value="1.25795123805684" calcext:value-type="float">
            <text:p>1.2579512381</text:p>
          </table:table-cell>
          <table:table-cell office:value-type="float" office:value="1.23626697618643" calcext:value-type="float">
            <text:p>1.2362669762</text:p>
          </table:table-cell>
          <table:table-cell table:formula="of:=([.A207]-[.A206])/0.01" office:value-type="float" office:value="-0.0223931166729141" calcext:value-type="float">
            <text:p>-0.0223931167</text:p>
          </table:table-cell>
          <table:table-cell table:formula="of:=([.B207]-[.B206])/0.01" office:value-type="float" office:value="0.0128536419401692" calcext:value-type="float">
            <text:p>0.0128536419</text:p>
          </table:table-cell>
        </table:table-row>
        <table:table-row table:style-name="ro1">
          <table:table-cell office:value-type="float" office:value="1.25772730689011" calcext:value-type="float">
            <text:p>1.2577273069</text:p>
          </table:table-cell>
          <table:table-cell office:value-type="float" office:value="1.23639551260583" calcext:value-type="float">
            <text:p>1.2363955126</text:p>
          </table:table-cell>
          <table:table-cell table:formula="of:=([.A208]-[.A207])/0.01" office:value-type="float" office:value="-0.0219532227657027" calcext:value-type="float">
            <text:p>-0.0219532228</text:p>
          </table:table-cell>
          <table:table-cell table:formula="of:=([.B208]-[.B207])/0.01" office:value-type="float" office:value="0.0127211008590145" calcext:value-type="float">
            <text:p>0.0127211009</text:p>
          </table:table-cell>
        </table:table-row>
        <table:table-row table:style-name="ro1">
          <table:table-cell office:value-type="float" office:value="1.25750777466245" calcext:value-type="float">
            <text:p>1.2575077747</text:p>
          </table:table-cell>
          <table:table-cell office:value-type="float" office:value="1.23652272361442" calcext:value-type="float">
            <text:p>1.2365227236</text:p>
          </table:table-cell>
          <table:table-cell table:formula="of:=([.A209]-[.A208])/0.01" office:value-type="float" office:value="-0.0215227013401487" calcext:value-type="float">
            <text:p>-0.0215227013</text:p>
          </table:table-cell>
          <table:table-cell table:formula="of:=([.B209]-[.B208])/0.01" office:value-type="float" office:value="0.0125880215943397" calcext:value-type="float">
            <text:p>0.0125880216</text:p>
          </table:table-cell>
        </table:table-row>
        <table:table-row table:style-name="ro1">
          <table:table-cell office:value-type="float" office:value="1.25729254764905" calcext:value-type="float">
            <text:p>1.2572925476</text:p>
          </table:table-cell>
          <table:table-cell office:value-type="float" office:value="1.23664860383036" calcext:value-type="float">
            <text:p>1.2366486038</text:p>
          </table:table-cell>
          <table:table-cell table:formula="of:=([.A210]-[.A209])/0.01" office:value-type="float" office:value="-0.0211013520688752" calcext:value-type="float">
            <text:p>-0.0211013521</text:p>
          </table:table-cell>
          <table:table-cell table:formula="of:=([.B210]-[.B209])/0.01" office:value-type="float" office:value="0.0124545234113649" calcext:value-type="float">
            <text:p>0.0124545234</text:p>
          </table:table-cell>
        </table:table-row>
        <table:table-row table:style-name="ro1">
          <table:table-cell office:value-type="float" office:value="1.25708153412836" calcext:value-type="float">
            <text:p>1.2570815341</text:p>
          </table:table-cell>
          <table:table-cell office:value-type="float" office:value="1.23677314906448" calcext:value-type="float">
            <text:p>1.2367731491</text:p>
          </table:table-cell>
          <table:table-cell table:formula="of:=([.A211]-[.A210])/0.01" office:value-type="float" office:value="-0.0206889780557606" calcext:value-type="float">
            <text:p>-0.0206889781</text:p>
          </table:table-cell>
          <table:table-cell table:formula="of:=([.B211]-[.B210])/0.01" office:value-type="float" office:value="0.0123207187483043" calcext:value-type="float">
            <text:p>0.0123207187</text:p>
          </table:table-cell>
        </table:table-row>
        <table:table-row table:style-name="ro1">
          <table:table-cell office:value-type="float" office:value="1.2568746443478" calcext:value-type="float">
            <text:p>1.2568746443</text:p>
          </table:table-cell>
          <table:table-cell office:value-type="float" office:value="1.23689635625196" calcext:value-type="float">
            <text:p>1.2368963563</text:p>
          </table:table-cell>
          <table:table-cell table:formula="of:=([.A212]-[.A211])/0.01" office:value-type="float" office:value="-0.0202853857885543" calcext:value-type="float">
            <text:p>-0.0202853858</text:p>
          </table:table-cell>
          <table:table-cell table:formula="of:=([.B212]-[.B211])/0.01" office:value-type="float" office:value="0.0121867134920572" calcext:value-type="float">
            <text:p>0.0121867135</text:p>
          </table:table-cell>
        </table:table-row>
        <table:table-row table:style-name="ro1">
          <table:table-cell office:value-type="float" office:value="1.25667179048992" calcext:value-type="float">
            <text:p>1.2566717905</text:p>
          </table:table-cell>
          <table:table-cell office:value-type="float" office:value="1.23701822338688" calcext:value-type="float">
            <text:p>1.2370182234</text:p>
          </table:table-cell>
          <table:table-cell table:formula="of:=([.A213]-[.A212])/0.01" office:value-type="float" office:value="-0.0198903850989529" calcext:value-type="float">
            <text:p>-0.0198903851</text:p>
          </table:table-cell>
          <table:table-cell table:formula="of:=([.B213]-[.B212])/0.01" office:value-type="float" office:value="0.0120526072515892" calcext:value-type="float">
            <text:p>0.0120526073</text:p>
          </table:table-cell>
        </table:table-row>
        <table:table-row table:style-name="ro1">
          <table:table-cell office:value-type="float" office:value="1.25647288663893" calcext:value-type="float">
            <text:p>1.2564728866</text:p>
          </table:table-cell>
          <table:table-cell office:value-type="float" office:value="1.2371387494594" calcext:value-type="float">
            <text:p>1.2371387495</text:p>
          </table:table-cell>
          <table:table-cell table:formula="of:=([.A214]-[.A213])/0.01" office:value-type="float" office:value="-0.0195037891285832" calcext:value-type="float">
            <text:p>-0.0195037891</text:p>
          </table:table-cell>
          <table:table-cell table:formula="of:=([.B214]-[.B213])/0.01" office:value-type="float" office:value="0.0119184936279826" calcext:value-type="float">
            <text:p>0.0119184936</text:p>
          </table:table-cell>
        </table:table-row>
        <table:table-row table:style-name="ro1">
          <table:table-cell office:value-type="float" office:value="1.25627784874764" calcext:value-type="float">
            <text:p>1.2562778487</text:p>
          </table:table-cell>
          <table:table-cell office:value-type="float" office:value="1.23725793439568" calcext:value-type="float">
            <text:p>1.2372579344</text:p>
          </table:table-cell>
          <table:table-cell table:formula="of:=([.A215]-[.A214])/0.01" office:value-type="float" office:value="-0.0191254143002473" calcext:value-type="float">
            <text:p>-0.0191254143</text:p>
          </table:table-cell>
          <table:table-cell table:formula="of:=([.B215]-[.B214])/0.01" office:value-type="float" office:value="0.0117844604802464" calcext:value-type="float">
            <text:p>0.0117844605</text:p>
          </table:table-cell>
        </table:table-row>
        <table:table-row table:style-name="ro1">
          <table:table-cell office:value-type="float" office:value="1.25608659460464" calcext:value-type="float">
            <text:p>1.2560865946</text:p>
          </table:table-cell>
          <table:table-cell office:value-type="float" office:value="1.23737577900048" calcext:value-type="float">
            <text:p>1.237375779</text:p>
          </table:table-cell>
          <table:table-cell table:formula="of:=([.A216]-[.A215])/0.01" office:value-type="float" office:value="-0.018755080292987" calcext:value-type="float">
            <text:p>-0.0187550803</text:p>
          </table:table-cell>
          <table:table-cell table:formula="of:=([.B216]-[.B215])/0.01" office:value-type="float" office:value="0.0116505901863517" calcext:value-type="float">
            <text:p>0.0116505902</text:p>
          </table:table-cell>
        </table:table-row>
        <table:table-row table:style-name="ro1">
          <table:table-cell office:value-type="float" office:value="1.25589904380171" calcext:value-type="float">
            <text:p>1.2558990438</text:p>
          </table:table-cell>
          <table:table-cell office:value-type="float" office:value="1.23749228490234" calcext:value-type="float">
            <text:p>1.2374922849</text:p>
          </table:table-cell>
          <table:table-cell table:formula="of:=([.A217]-[.A216])/0.01" office:value-type="float" office:value="-0.0183926100204124" calcext:value-type="float">
            <text:p>-0.01839261</text:p>
          </table:table-cell>
          <table:table-cell table:formula="of:=([.B217]-[.B216])/0.01" office:value-type="float" office:value="0.0115169598986498" calcext:value-type="float">
            <text:p>0.0115169599</text:p>
          </table:table-cell>
        </table:table-row>
        <table:table-row table:style-name="ro1">
          <table:table-cell office:value-type="float" office:value="1.25571511770151" calcext:value-type="float">
            <text:p>1.2557151177</text:p>
          </table:table-cell>
          <table:table-cell office:value-type="float" office:value="1.23760745450133" calcext:value-type="float">
            <text:p>1.2376074545</text:p>
          </table:table-cell>
          <table:table-cell table:formula="of:=([.A218]-[.A217])/0.01" office:value-type="float" office:value="-0.0180378296113393" calcext:value-type="float">
            <text:p>-0.0180378296</text:p>
          </table:table-cell>
          <table:table-cell table:formula="of:=([.B218]-[.B217])/0.01" office:value-type="float" office:value="0.0113836417933388" calcext:value-type="float">
            <text:p>0.0113836418</text:p>
          </table:table-cell>
        </table:table-row>
        <table:table-row table:style-name="ro1">
          <table:table-cell office:value-type="float" office:value="1.25553473940539" calcext:value-type="float">
            <text:p>1.2555347394</text:p>
          </table:table-cell>
          <table:table-cell office:value-type="float" office:value="1.23772129091926" calcext:value-type="float">
            <text:p>1.2377212909</text:p>
          </table:table-cell>
          <table:table-cell table:formula="of:=([.A219]-[.A218])/0.01" office:value-type="float" office:value="-0.0176905683920481" calcext:value-type="float">
            <text:p>-0.0176905684</text:p>
          </table:table-cell>
          <table:table-cell table:formula="of:=([.B219]-[.B218])/0.01" office:value-type="float" office:value="0.0112507033133147" calcext:value-type="float">
            <text:p>0.0112507033</text:p>
          </table:table-cell>
        </table:table-row>
        <table:table-row table:style-name="ro1">
          <table:table-cell office:value-type="float" office:value="1.25535783372147" calcext:value-type="float">
            <text:p>1.2553578337</text:p>
          </table:table-cell>
          <table:table-cell office:value-type="float" office:value="1.2378337979524" calcext:value-type="float">
            <text:p>1.237833798</text:p>
          </table:table-cell>
          <table:table-cell table:formula="of:=([.A220]-[.A219])/0.01" office:value-type="float" office:value="-0.0173506588697192" calcext:value-type="float">
            <text:p>-0.0173506589</text:p>
          </table:table-cell>
          <table:table-cell table:formula="of:=([.B220]-[.B219])/0.01" office:value-type="float" office:value="0.0111182074042482" calcext:value-type="float">
            <text:p>0.0111182074</text:p>
          </table:table-cell>
        </table:table-row>
        <table:table-row table:style-name="ro1">
          <table:table-cell office:value-type="float" office:value="1.25518432713278" calcext:value-type="float">
            <text:p>1.2551843271</text:p>
          </table:table-cell>
          <table:table-cell office:value-type="float" office:value="1.23794498002644" calcext:value-type="float">
            <text:p>1.23794498</text:p>
          </table:table-cell>
          <table:table-cell table:formula="of:=([.A221]-[.A220])/0.01" office:value-type="float" office:value="-0.0170179367161127" calcext:value-type="float">
            <text:p>-0.0170179367</text:p>
          </table:table-cell>
          <table:table-cell table:formula="of:=([.B221]-[.B220])/0.01" office:value-type="float" office:value="0.0109862127431137" calcext:value-type="float">
            <text:p>0.0109862127</text:p>
          </table:table-cell>
        </table:table-row>
        <table:table-row table:style-name="ro1">
          <table:table-cell office:value-type="float" office:value="1.25501414776561" calcext:value-type="float">
            <text:p>1.2550141478</text:p>
          </table:table-cell>
          <table:table-cell office:value-type="float" office:value="1.23805484215387" calcext:value-type="float">
            <text:p>1.2380548422</text:p>
          </table:table-cell>
          <table:table-cell table:formula="of:=([.A222]-[.A221])/0.01" office:value-type="float" office:value="-0.0166922407515369" calcext:value-type="float">
            <text:p>-0.0166922408</text:p>
          </table:table-cell>
          <table:table-cell table:formula="of:=([.B222]-[.B221])/0.01" office:value-type="float" office:value="0.0108547739597231" calcext:value-type="float">
            <text:p>0.010854774</text:p>
          </table:table-cell>
        </table:table-row>
        <table:table-row table:style-name="ro1">
          <table:table-cell office:value-type="float" office:value="1.2548472253581" calcext:value-type="float">
            <text:p>1.2548472254</text:p>
          </table:table-cell>
          <table:table-cell office:value-type="float" office:value="1.23816338989347" calcext:value-type="float">
            <text:p>1.2381633899</text:p>
          </table:table-cell>
          <table:table-cell table:formula="of:=([.A223]-[.A222])/0.01" office:value-type="float" office:value="-0.0163734129283499" calcext:value-type="float">
            <text:p>-0.0163734129</text:p>
          </table:table-cell>
          <table:table-cell table:formula="of:=([.B223]-[.B222])/0.01" office:value-type="float" office:value="0.0107239418501326" calcext:value-type="float">
            <text:p>0.0107239419</text:p>
          </table:table-cell>
        </table:table-row>
        <table:table-row table:style-name="ro1">
          <table:table-cell office:value-type="float" office:value="1.25468349122882" calcext:value-type="float">
            <text:p>1.2546834912</text:p>
          </table:table-cell>
          <table:table-cell office:value-type="float" office:value="1.23827062931197" calcext:value-type="float">
            <text:p>1.2382706293</text:p>
          </table:table-cell>
          <table:table-cell table:formula="of:=([.A224]-[.A223])/0.01" office:value-type="float" office:value="-0.016061298313641" calcext:value-type="float">
            <text:p>-0.0160612983</text:p>
          </table:table-cell>
          <table:table-cell table:formula="of:=([.B224]-[.B223])/0.01" office:value-type="float" office:value="0.0105937635824338" calcext:value-type="float">
            <text:p>0.0105937636</text:p>
          </table:table-cell>
        </table:table-row>
        <table:table-row table:style-name="ro1">
          <table:table-cell office:value-type="float" office:value="1.25452287824568" calcext:value-type="float">
            <text:p>1.2545228782</text:p>
          </table:table-cell>
          <table:table-cell office:value-type="float" office:value="1.23837656694779" calcext:value-type="float">
            <text:p>1.2383765669</text:p>
          </table:table-cell>
          <table:table-cell table:formula="of:=([.A225]-[.A224])/0.01" office:value-type="float" office:value="-0.015755745071222" calcext:value-type="float">
            <text:p>-0.0157557451</text:p>
          </table:table-cell>
          <table:table-cell table:formula="of:=([.B225]-[.B224])/0.01" office:value-type="float" office:value="0.0104642828948842" calcext:value-type="float">
            <text:p>0.0104642829</text:p>
          </table:table-cell>
        </table:table-row>
        <table:table-row table:style-name="ro1">
          <table:table-cell office:value-type="float" office:value="1.25436532079497" calcext:value-type="float">
            <text:p>1.2543653208</text:p>
          </table:table-cell>
          <table:table-cell office:value-type="float" office:value="1.23848120977674" calcext:value-type="float">
            <text:p>1.2384812098</text:p>
          </table:table-cell>
          <table:table-cell table:formula="of:=([.A226]-[.A225])/0.01" office:value-type="float" office:value="-0.0154566044420434" calcext:value-type="float">
            <text:p>-0.0154566044</text:p>
          </table:table-cell>
          <table:table-cell table:formula="of:=([.B226]-[.B225])/0.01" office:value-type="float" office:value="0.010335540285622" calcext:value-type="float">
            <text:p>0.0103355403</text:p>
          </table:table-cell>
        </table:table-row>
        <table:table-row table:style-name="ro1">
          <table:table-cell office:value-type="float" office:value="1.25421075475055" calcext:value-type="float">
            <text:p>1.2542107548</text:p>
          </table:table-cell>
          <table:table-cell office:value-type="float" office:value="1.2385845651796" calcext:value-type="float">
            <text:p>1.2385845652</text:p>
          </table:table-cell>
          <table:table-cell table:formula="of:=([.A227]-[.A226])/0.01" office:value-type="float" office:value="-0.0151637307234997" calcext:value-type="float">
            <text:p>-0.0151637307</text:p>
          </table:table-cell>
          <table:table-cell table:formula="of:=([.B227]-[.B226])/0.01" office:value-type="float" office:value="0.0102075731948981" calcext:value-type="float">
            <text:p>0.0102075732</text:p>
          </table:table-cell>
        </table:table-row>
        <table:table-row table:style-name="ro1">
          <table:table-cell office:value-type="float" office:value="1.25405911744331" calcext:value-type="float">
            <text:p>1.2540591174</text:p>
          </table:table-cell>
          <table:table-cell office:value-type="float" office:value="1.23868664091155" calcext:value-type="float">
            <text:p>1.2386866409</text:p>
          </table:table-cell>
          <table:table-cell table:formula="of:=([.A228]-[.A227])/0.01" office:value-type="float" office:value="-0.0148769812468696" calcext:value-type="float">
            <text:p>-0.0148769812</text:p>
          </table:table-cell>
          <table:table-cell table:formula="of:=([.B228]-[.B227])/0.01" office:value-type="float" office:value="0.010080416179159" calcext:value-type="float">
            <text:p>0.0100804162</text:p>
          </table:table-cell>
        </table:table-row>
        <table:table-row table:style-name="ro1">
          <table:table-cell office:value-type="float" office:value="1.25391034763084" calcext:value-type="float">
            <text:p>1.2539103476</text:p>
          </table:table-cell>
          <table:table-cell office:value-type="float" office:value="1.23878744507334" calcext:value-type="float">
            <text:p>1.2387874451</text:p>
          </table:table-cell>
          <table:table-cell table:formula="of:=([.A229]-[.A228])/0.01" office:value-type="float" office:value="-0.0145962163535573" calcext:value-type="float">
            <text:p>-0.0145962164</text:p>
          </table:table-cell>
          <table:table-cell table:formula="of:=([.B229]-[.B228])/0.01" office:value-type="float" office:value="0.00995410107749173" calcext:value-type="float">
            <text:p>0.0099541011</text:p>
          </table:table-cell>
        </table:table-row>
        <table:table-row table:style-name="ro1">
          <table:table-cell office:value-type="float" office:value="1.25376438546731" calcext:value-type="float">
            <text:p>1.2537643855</text:p>
          </table:table-cell>
          <table:table-cell office:value-type="float" office:value="1.23888698608411" calcext:value-type="float">
            <text:p>1.2388869861</text:p>
          </table:table-cell>
          <table:table-cell table:formula="of:=([.A230]-[.A229])/0.01" office:value-type="float" office:value="-0.0143212993690911" calcext:value-type="float">
            <text:p>-0.0143212994</text:p>
          </table:table-cell>
          <table:table-cell table:formula="of:=([.B230]-[.B229])/0.01" office:value-type="float" office:value="0.00982865717025216" calcext:value-type="float">
            <text:p>0.0098286572</text:p>
          </table:table-cell>
        </table:table-row>
        <table:table-row table:style-name="ro1">
          <table:table-cell office:value-type="float" office:value="1.25362117247362" calcext:value-type="float">
            <text:p>1.2536211725</text:p>
          </table:table-cell>
          <table:table-cell office:value-type="float" office:value="1.23898527265582" calcext:value-type="float">
            <text:p>1.2389852727</text:p>
          </table:table-cell>
          <table:table-cell table:formula="of:=([.A231]-[.A230])/0.01" office:value-type="float" office:value="-0.246957179193474" calcext:value-type="float">
            <text:p>-0.2469571792</text:p>
          </table:table-cell>
          <table:table-cell table:formula="of:=([.B231]-[.B230])/0.01" office:value-type="float" office:value="-0.216696102731495" calcext:value-type="float">
            <text:p>-0.2166961027</text:p>
          </table:table-cell>
        </table:table-row>
        <table:table-row table:style-name="ro1">
          <table:table-cell office:value-type="float" office:value="1.25115160068168" calcext:value-type="float">
            <text:p>1.2511516007</text:p>
          </table:table-cell>
          <table:table-cell office:value-type="float" office:value="1.2368183116285" calcext:value-type="float">
            <text:p>1.2368183116</text:p>
          </table:table-cell>
          <table:table-cell table:formula="of:=([.A232]-[.A231])/0.01" office:value-type="float" office:value="12.3611323430187" calcext:value-type="float">
            <text:p>12.361132343</text:p>
          </table:table-cell>
          <table:table-cell table:formula="of:=([.B232]-[.B231])/0.01" office:value-type="float" office:value="-4.12658475303849" calcext:value-type="float">
            <text:p>-4.126584753</text:p>
          </table:table-cell>
        </table:table-row>
        <table:table-row table:style-name="ro1">
          <table:table-cell office:value-type="float" office:value="1.37476292411187" calcext:value-type="float">
            <text:p>1.3747629241</text:p>
          </table:table-cell>
          <table:table-cell office:value-type="float" office:value="1.19555246409812" calcext:value-type="float">
            <text:p>1.1955524641</text:p>
          </table:table-cell>
          <table:table-cell table:formula="of:=([.A233]-[.A232])/0.01" office:value-type="float" office:value="24.3195891156991" calcext:value-type="float">
            <text:p>24.3195891157</text:p>
          </table:table-cell>
          <table:table-cell table:formula="of:=([.B233]-[.B232])/0.01" office:value-type="float" office:value="-7.74924201181653" calcext:value-type="float">
            <text:p>-7.7492420118</text:p>
          </table:table-cell>
        </table:table-row>
        <table:table-row table:style-name="ro1">
          <table:table-cell office:value-type="float" office:value="1.61795881526886" calcext:value-type="float">
            <text:p>1.6179588153</text:p>
          </table:table-cell>
          <table:table-cell office:value-type="float" office:value="1.11806004397995" calcext:value-type="float">
            <text:p>1.118060044</text:p>
          </table:table-cell>
          <table:table-cell table:formula="of:=([.A234]-[.A233])/0.01" office:value-type="float" office:value="21.8080816570624" calcext:value-type="float">
            <text:p>21.8080816571</text:p>
          </table:table-cell>
          <table:table-cell table:formula="of:=([.B234]-[.B233])/0.01" office:value-type="float" office:value="-7.40997660156366" calcext:value-type="float">
            <text:p>-7.4099766016</text:p>
          </table:table-cell>
        </table:table-row>
        <table:table-row table:style-name="ro1">
          <table:table-cell office:value-type="float" office:value="1.83603963183948" calcext:value-type="float">
            <text:p>1.8360396318</text:p>
          </table:table-cell>
          <table:table-cell office:value-type="float" office:value="1.04396027796431" calcext:value-type="float">
            <text:p>1.043960278</text:p>
          </table:table-cell>
          <table:table-cell table:formula="of:=([.A235]-[.A234])/0.01" office:value-type="float" office:value="18.6795687795895" calcext:value-type="float">
            <text:p>18.6795687796</text:p>
          </table:table-cell>
          <table:table-cell table:formula="of:=([.B235]-[.B234])/0.01" office:value-type="float" office:value="-6.87352182559428" calcext:value-type="float">
            <text:p>-6.8735218256</text:p>
          </table:table-cell>
        </table:table-row>
        <table:table-row table:style-name="ro1">
          <table:table-cell office:value-type="float" office:value="2.02283531963538" calcext:value-type="float">
            <text:p>2.0228353196</text:p>
          </table:table-cell>
          <table:table-cell office:value-type="float" office:value="0.975225059708371" calcext:value-type="float">
            <text:p>0.9752250597</text:p>
          </table:table-cell>
          <table:table-cell table:formula="of:=([.A236]-[.A235])/0.01" office:value-type="float" office:value="15.8511548618861" calcext:value-type="float">
            <text:p>15.8511548619</text:p>
          </table:table-cell>
          <table:table-cell table:formula="of:=([.B236]-[.B235])/0.01" office:value-type="float" office:value="-6.38884024185973" calcext:value-type="float">
            <text:p>-6.3888402419</text:p>
          </table:table-cell>
        </table:table-row>
        <table:table-row table:style-name="ro1">
          <table:table-cell office:value-type="float" office:value="2.18134686825424" calcext:value-type="float">
            <text:p>2.1813468683</text:p>
          </table:table-cell>
          <table:table-cell office:value-type="float" office:value="0.911336657289774" calcext:value-type="float">
            <text:p>0.9113366573</text:p>
          </table:table-cell>
          <table:table-cell table:formula="of:=([.A237]-[.A236])/0.01" office:value-type="float" office:value="13.3482361219653" calcext:value-type="float">
            <text:p>13.348236122</text:p>
          </table:table-cell>
          <table:table-cell table:formula="of:=([.B237]-[.B236])/0.01" office:value-type="float" office:value="-5.96212936404" calcext:value-type="float">
            <text:p>-5.962129364</text:p>
          </table:table-cell>
        </table:table-row>
        <table:table-row table:style-name="ro1">
          <table:table-cell office:value-type="float" office:value="2.31482922947389" calcext:value-type="float">
            <text:p>2.3148292295</text:p>
          </table:table-cell>
          <table:table-cell office:value-type="float" office:value="0.851715363649373" calcext:value-type="float">
            <text:p>0.8517153636</text:p>
          </table:table-cell>
          <table:table-cell table:formula="of:=([.A238]-[.A237])/0.01" office:value-type="float" office:value="11.1380989778383" calcext:value-type="float">
            <text:p>11.1380989778</text:p>
          </table:table-cell>
          <table:table-cell table:formula="of:=([.B238]-[.B237])/0.01" office:value-type="float" office:value="-5.58390734610676" calcext:value-type="float">
            <text:p>-5.5839073461</text:p>
          </table:table-cell>
        </table:table-row>
        <table:table-row table:style-name="ro1">
          <table:table-cell office:value-type="float" office:value="2.42621021925228" calcext:value-type="float">
            <text:p>2.4262102193</text:p>
          </table:table-cell>
          <table:table-cell office:value-type="float" office:value="0.795876290188306" calcext:value-type="float">
            <text:p>0.7958762902</text:p>
          </table:table-cell>
          <table:table-cell table:formula="of:=([.A239]-[.A238])/0.01" office:value-type="float" office:value="9.18753013889697" calcext:value-type="float">
            <text:p>9.1875301389</text:p>
          </table:table-cell>
          <table:table-cell table:formula="of:=([.B239]-[.B238])/0.01" office:value-type="float" office:value="-5.24469669025495" calcext:value-type="float">
            <text:p>-5.2446966903</text:p>
          </table:table-cell>
        </table:table-row>
        <table:table-row table:style-name="ro1">
          <table:table-cell office:value-type="float" office:value="2.51808552064125" calcext:value-type="float">
            <text:p>2.5180855206</text:p>
          </table:table-cell>
          <table:table-cell office:value-type="float" office:value="0.743429323285756" calcext:value-type="float">
            <text:p>0.7434293233</text:p>
          </table:table-cell>
          <table:table-cell table:formula="of:=([.A240]-[.A239])/0.01" office:value-type="float" office:value="7.46661016676722" calcext:value-type="float">
            <text:p>7.4666101668</text:p>
          </table:table-cell>
          <table:table-cell table:formula="of:=([.B240]-[.B239])/0.01" office:value-type="float" office:value="-4.93598609621559" calcext:value-type="float">
            <text:p>-4.9359860962</text:p>
          </table:table-cell>
        </table:table-row>
        <table:table-row table:style-name="ro1">
          <table:table-cell office:value-type="float" office:value="2.59275162230892" calcext:value-type="float">
            <text:p>2.5927516223</text:p>
          </table:table-cell>
          <table:table-cell office:value-type="float" office:value="0.6940694623236" calcext:value-type="float">
            <text:p>0.6940694623</text:p>
          </table:table-cell>
          <table:table-cell table:formula="of:=([.A241]-[.A240])/0.01" office:value-type="float" office:value="5.94871746882726" calcext:value-type="float">
            <text:p>5.9487174688</text:p>
          </table:table-cell>
          <table:table-cell table:formula="of:=([.B241]-[.B240])/0.01" office:value-type="float" office:value="-4.65014422719313" calcext:value-type="float">
            <text:p>-4.6501442272</text:p>
          </table:table-cell>
        </table:table-row>
        <table:table-row table:style-name="ro1">
          <table:table-cell office:value-type="float" office:value="2.65223879699719" calcext:value-type="float">
            <text:p>2.652238797</text:p>
          </table:table-cell>
          <table:table-cell office:value-type="float" office:value="0.647568020051669" calcext:value-type="float">
            <text:p>0.6475680201</text:p>
          </table:table-cell>
          <table:table-cell table:formula="of:=([.A242]-[.A241])/0.01" office:value-type="float" office:value="4.61024039816538" calcext:value-type="float">
            <text:p>4.6102403982</text:p>
          </table:table-cell>
          <table:table-cell table:formula="of:=([.B242]-[.B241])/0.01" office:value-type="float" office:value="-4.3802564177401" calcext:value-type="float">
            <text:p>-4.3802564177</text:p>
          </table:table-cell>
        </table:table-row>
        <table:table-row table:style-name="ro1">
          <table:table-cell office:value-type="float" office:value="2.69834120097884" calcext:value-type="float">
            <text:p>2.698341201</text:p>
          </table:table-cell>
          <table:table-cell office:value-type="float" office:value="0.603765455874268" calcext:value-type="float">
            <text:p>0.6037654559</text:p>
          </table:table-cell>
          <table:table-cell table:formula="of:=([.A243]-[.A242])/0.01" office:value-type="float" office:value="3.43026467405871" calcext:value-type="float">
            <text:p>3.4302646741</text:p>
          </table:table-cell>
          <table:table-cell table:formula="of:=([.B243]-[.B242])/0.01" office:value-type="float" office:value="-4.11997195154883" calcext:value-type="float">
            <text:p>-4.1199719515</text:p>
          </table:table-cell>
        </table:table-row>
        <table:table-row table:style-name="ro1">
          <table:table-cell office:value-type="float" office:value="2.73264384771943" calcext:value-type="float">
            <text:p>2.7326438477</text:p>
          </table:table-cell>
          <table:table-cell office:value-type="float" office:value="0.56256573635878" calcext:value-type="float">
            <text:p>0.5625657364</text:p>
          </table:table-cell>
          <table:table-cell table:formula="of:=([.A244]-[.A243])/0.01" office:value-type="float" office:value="2.39027173241011" calcext:value-type="float">
            <text:p>2.3902717324</text:p>
          </table:table-cell>
          <table:table-cell table:formula="of:=([.B244]-[.B243])/0.01" office:value-type="float" office:value="-3.86338895124404" calcext:value-type="float">
            <text:p>-3.8633889512</text:p>
          </table:table-cell>
        </table:table-row>
        <table:table-row table:style-name="ro1">
          <table:table-cell office:value-type="float" office:value="2.75654656504353" calcext:value-type="float">
            <text:p>2.756546565</text:p>
          </table:table-cell>
          <table:table-cell office:value-type="float" office:value="0.523931846846339" calcext:value-type="float">
            <text:p>0.5239318468</text:p>
          </table:table-cell>
          <table:table-cell table:formula="of:=([.A245]-[.A244])/0.01" office:value-type="float" office:value="1.47386135906569" calcext:value-type="float">
            <text:p>1.4738613591</text:p>
          </table:table-cell>
          <table:table-cell table:formula="of:=([.B245]-[.B244])/0.01" office:value-type="float" office:value="-3.60500130385632" calcext:value-type="float">
            <text:p>-3.6050013039</text:p>
          </table:table-cell>
        </table:table-row>
        <table:table-row table:style-name="ro1">
          <table:table-cell office:value-type="float" office:value="2.77128517863419" calcext:value-type="float">
            <text:p>2.7712851786</text:p>
          </table:table-cell>
          <table:table-cell office:value-type="float" office:value="0.487881833807776" calcext:value-type="float">
            <text:p>0.4878818338</text:p>
          </table:table-cell>
          <table:table-cell table:formula="of:=([.A246]-[.A245])/0.01" office:value-type="float" office:value="0.666505576069509" calcext:value-type="float">
            <text:p>0.6665055761</text:p>
          </table:table-cell>
          <table:table-cell table:formula="of:=([.B246]-[.B245])/0.01" office:value-type="float" office:value="-3.33973134236787" calcext:value-type="float">
            <text:p>-3.3397313424</text:p>
          </table:table-cell>
        </table:table-row>
        <table:table-row table:style-name="ro1">
          <table:table-cell office:value-type="float" office:value="2.77795023439488" calcext:value-type="float">
            <text:p>2.7779502344</text:p>
          </table:table-cell>
          <table:table-cell office:value-type="float" office:value="0.454484520384098" calcext:value-type="float">
            <text:p>0.4544845204</text:p>
          </table:table-cell>
          <table:table-cell table:formula="of:=([.A247]-[.A246])/0.01" office:value-type="float" office:value="-0.0446634878231933" calcext:value-type="float">
            <text:p>-0.0446634878</text:p>
          </table:table-cell>
          <table:table-cell table:formula="of:=([.B247]-[.B246])/0.01" office:value-type="float" office:value="-3.06306508601101" calcext:value-type="float">
            <text:p>-3.063065086</text:p>
          </table:table-cell>
        </table:table-row>
        <table:table-row table:style-name="ro1">
          <table:table-cell office:value-type="float" office:value="2.77750359951665" calcext:value-type="float">
            <text:p>2.7775035995</text:p>
          </table:table-cell>
          <table:table-cell office:value-type="float" office:value="0.423853869523987" calcext:value-type="float">
            <text:p>0.4238538695</text:p>
          </table:table-cell>
          <table:table-cell table:formula="of:=([.A248]-[.A247])/0.01" office:value-type="float" office:value="-0.671032300972296" calcext:value-type="float">
            <text:p>-0.671032301</text:p>
          </table:table-cell>
          <table:table-cell table:formula="of:=([.B248]-[.B247])/0.01" office:value-type="float" office:value="-2.77128887703313" calcext:value-type="float">
            <text:p>-2.771288877</text:p>
          </table:table-cell>
        </table:table-row>
        <table:table-row table:style-name="ro1">
          <table:table-cell office:value-type="float" office:value="2.77079327650693" calcext:value-type="float">
            <text:p>2.7707932765</text:p>
          </table:table-cell>
          <table:table-cell office:value-type="float" office:value="0.396140980753656" calcext:value-type="float">
            <text:p>0.3961409808</text:p>
          </table:table-cell>
          <table:table-cell table:formula="of:=([.A249]-[.A248])/0.01" office:value-type="float" office:value="-1.22265433178557" calcext:value-type="float">
            <text:p>-1.2226543318</text:p>
          </table:table-cell>
          <table:table-cell table:formula="of:=([.B249]-[.B248])/0.01" office:value-type="float" office:value="-2.46179601170076" calcext:value-type="float">
            <text:p>-2.4617960117</text:p>
          </table:table-cell>
        </table:table-row>
        <table:table-row table:style-name="ro1">
          <table:table-cell office:value-type="float" office:value="2.75856673318907" calcext:value-type="float">
            <text:p>2.7585667332</text:p>
          </table:table-cell>
          <table:table-cell office:value-type="float" office:value="0.371523020636648" calcext:value-type="float">
            <text:p>0.3715230206</text:p>
          </table:table-cell>
          <table:table-cell table:formula="of:=([.A250]-[.A249])/0.01" office:value-type="float" office:value="-1.70837317004633" calcext:value-type="float">
            <text:p>-1.70837317</text:p>
          </table:table-cell>
          <table:table-cell table:formula="of:=([.B250]-[.B249])/0.01" office:value-type="float" office:value="-2.13339636964534" calcext:value-type="float">
            <text:p>-2.1333963696</text:p>
          </table:table-cell>
        </table:table-row>
        <table:table-row table:style-name="ro1">
          <table:table-cell office:value-type="float" office:value="2.74148300148861" calcext:value-type="float">
            <text:p>2.7414830015</text:p>
          </table:table-cell>
          <table:table-cell office:value-type="float" office:value="0.350189056940195" calcext:value-type="float">
            <text:p>0.3501890569</text:p>
          </table:table-cell>
          <table:table-cell table:formula="of:=([.A251]-[.A250])/0.01" office:value-type="float" office:value="-2.13592655772232" calcext:value-type="float">
            <text:p>-2.1359265577</text:p>
          </table:table-cell>
          <table:table-cell table:formula="of:=([.B251]-[.B250])/0.01" office:value-type="float" office:value="-1.7865377472333" calcext:value-type="float">
            <text:p>-1.7865377472</text:p>
          </table:table-cell>
        </table:table-row>
        <table:table-row table:style-name="ro1">
          <table:table-cell office:value-type="float" office:value="2.72012373591139" calcext:value-type="float">
            <text:p>2.7201237359</text:p>
          </table:table-cell>
          <table:table-cell office:value-type="float" office:value="0.332323679467862" calcext:value-type="float">
            <text:p>0.3323236795</text:p>
          </table:table-cell>
          <table:table-cell table:formula="of:=([.A252]-[.A251])/0.01" office:value-type="float" office:value="-2.51203787080656" calcext:value-type="float">
            <text:p>-2.5120378708</text:p>
          </table:table-cell>
          <table:table-cell table:formula="of:=([.B252]-[.B251])/0.01" office:value-type="float" office:value="-1.42335380249419" calcext:value-type="float">
            <text:p>-1.4233538025</text:p>
          </table:table-cell>
        </table:table-row>
        <table:table-row table:style-name="ro1">
          <table:table-cell office:value-type="float" office:value="2.69500335720332" calcext:value-type="float">
            <text:p>2.6950033572</text:p>
          </table:table-cell>
          <table:table-cell office:value-type="float" office:value="0.31809014144292" calcext:value-type="float">
            <text:p>0.3180901414</text:p>
          </table:table-cell>
          <table:table-cell table:formula="of:=([.A253]-[.A252])/0.01" office:value-type="float" office:value="-2.8425010703045" calcext:value-type="float">
            <text:p>-2.8425010703</text:p>
          </table:table-cell>
          <table:table-cell table:formula="of:=([.B253]-[.B252])/0.01" office:value-type="float" office:value="-1.04749705817328" calcext:value-type="float">
            <text:p>-1.0474970582</text:p>
          </table:table-cell>
        </table:table-row>
        <table:table-row table:style-name="ro1">
          <table:table-cell office:value-type="float" office:value="2.66657834650028" calcext:value-type="float">
            <text:p>2.6665783465</text:p>
          </table:table-cell>
          <table:table-cell office:value-type="float" office:value="0.307615170861187" calcext:value-type="float">
            <text:p>0.3076151709</text:p>
          </table:table-cell>
          <table:table-cell table:formula="of:=([.A254]-[.A253])/0.01" office:value-type="float" office:value="-3.13226383671399" calcext:value-type="float">
            <text:p>-3.1322638367</text:p>
          </table:table-cell>
          <table:table-cell table:formula="of:=([.B254]-[.B253])/0.01" office:value-type="float" office:value="-0.663780386456825" calcext:value-type="float">
            <text:p>-0.6637803865</text:p>
          </table:table-cell>
        </table:table-row>
        <table:table-row table:style-name="ro1">
          <table:table-cell office:value-type="float" office:value="2.63525570813314" calcext:value-type="float">
            <text:p>2.6352557081</text:p>
          </table:table-cell>
          <table:table-cell office:value-type="float" office:value="0.300977366996619" calcext:value-type="float">
            <text:p>0.300977367</text:p>
          </table:table-cell>
          <table:table-cell table:formula="of:=([.A255]-[.A254])/0.01" office:value-type="float" office:value="-3.38551179860955" calcext:value-type="float">
            <text:p>-3.3855117986</text:p>
          </table:table-cell>
          <table:table-cell table:formula="of:=([.B255]-[.B254])/0.01" office:value-type="float" office:value="-0.27770559691393" calcext:value-type="float">
            <text:p>-0.2777055969</text:p>
          </table:table-cell>
        </table:table-row>
        <table:table-row table:style-name="ro1">
          <table:table-cell office:value-type="float" office:value="2.60140059014704" calcext:value-type="float">
            <text:p>2.6014005901</text:p>
          </table:table-cell>
          <table:table-cell office:value-type="float" office:value="0.29820031102748" calcext:value-type="float">
            <text:p>0.298200311</text:p>
          </table:table-cell>
          <table:table-cell table:formula="of:=([.A256]-[.A255])/0.01" office:value-type="float" office:value="-3.60575486578982" calcext:value-type="float">
            <text:p>-3.6057548658</text:p>
          </table:table-cell>
          <table:table-cell table:formula="of:=([.B256]-[.B255])/0.01" office:value-type="float" office:value="0.105021769472252" calcext:value-type="float">
            <text:p>0.1050217695</text:p>
          </table:table-cell>
        </table:table-row>
        <table:table-row table:style-name="ro1">
          <table:table-cell office:value-type="float" office:value="2.56534304148914" calcext:value-type="float">
            <text:p>2.5653430415</text:p>
          </table:table-cell>
          <table:table-cell office:value-type="float" office:value="0.299250528722202" calcext:value-type="float">
            <text:p>0.2992505287</text:p>
          </table:table-cell>
          <table:table-cell table:formula="of:=([.A257]-[.A256])/0.01" office:value-type="float" office:value="-3.79591506762376" calcext:value-type="float">
            <text:p>-3.7959150676</text:p>
          </table:table-cell>
          <table:table-cell table:formula="of:=([.B257]-[.B256])/0.01" office:value-type="float" office:value="0.478909200728811" calcext:value-type="float">
            <text:p>0.4789092007</text:p>
          </table:table-cell>
        </table:table-row>
        <table:table-row table:style-name="ro1">
          <table:table-cell office:value-type="float" office:value="2.52738389081291" calcext:value-type="float">
            <text:p>2.5273838908</text:p>
          </table:table-cell>
          <table:table-cell office:value-type="float" office:value="0.304039620729491" calcext:value-type="float">
            <text:p>0.3040396207</text:p>
          </table:table-cell>
          <table:table-cell table:formula="of:=([.A258]-[.A257])/0.01" office:value-type="float" office:value="-3.95841421849279" calcext:value-type="float">
            <text:p>-3.9584142185</text:p>
          </table:table-cell>
          <table:table-cell table:formula="of:=([.B258]-[.B257])/0.01" office:value-type="float" office:value="0.83898079631235" calcext:value-type="float">
            <text:p>0.8389807963</text:p>
          </table:table-cell>
        </table:table-row>
        <table:table-row table:style-name="ro1">
          <table:table-cell office:value-type="float" office:value="2.48779974862798" calcext:value-type="float">
            <text:p>2.4877997486</text:p>
          </table:table-cell>
          <table:table-cell office:value-type="float" office:value="0.312429428692614" calcext:value-type="float">
            <text:p>0.3124294287</text:p>
          </table:table-cell>
          <table:table-cell table:formula="of:=([.A259]-[.A258])/0.01" office:value-type="float" office:value="-4.09525923417196" calcext:value-type="float">
            <text:p>-4.0952592342</text:p>
          </table:table-cell>
          <table:table-cell table:formula="of:=([.B259]-[.B258])/0.01" office:value-type="float" office:value="1.18096035505023" calcext:value-type="float">
            <text:p>1.1809603551</text:p>
          </table:table-cell>
        </table:table-row>
        <table:table-row table:style-name="ro1">
          <table:table-cell office:value-type="float" office:value="2.44684715628626" calcext:value-type="float">
            <text:p>2.4468471563</text:p>
          </table:table-cell>
          <table:table-cell office:value-type="float" office:value="0.324239032243116" calcext:value-type="float">
            <text:p>0.3242390322</text:p>
          </table:table-cell>
          <table:table-cell table:formula="of:=([.A260]-[.A259])/0.01" office:value-type="float" office:value="-4.20812290768771" calcext:value-type="float">
            <text:p>-4.2081229077</text:p>
          </table:table-cell>
          <table:table-cell table:formula="of:=([.B260]-[.B259])/0.01" office:value-type="float" office:value="1.50135147934982" calcext:value-type="float">
            <text:p>1.5013514793</text:p>
          </table:table-cell>
        </table:table-row>
        <table:table-row table:style-name="ro1">
          <table:table-cell office:value-type="float" office:value="2.40476592720938" calcext:value-type="float">
            <text:p>2.4047659272</text:p>
          </table:table-cell>
          <table:table-cell office:value-type="float" office:value="0.339252547036614" calcext:value-type="float">
            <text:p>0.339252547</text:p>
          </table:table-cell>
          <table:table-cell table:formula="of:=([.A261]-[.A260])/0.01" office:value-type="float" office:value="-4.29841825805091" calcext:value-type="float">
            <text:p>-4.2984182581</text:p>
          </table:table-cell>
          <table:table-cell table:formula="of:=([.B261]-[.B260])/0.01" office:value-type="float" office:value="1.7974424117677" calcext:value-type="float">
            <text:p>1.7974424118</text:p>
          </table:table-cell>
        </table:table-row>
        <table:table-row table:style-name="ro1">
          <table:table-cell office:value-type="float" office:value="2.36178174462887" calcext:value-type="float">
            <text:p>2.3617817446</text:p>
          </table:table-cell>
          <table:table-cell office:value-type="float" office:value="0.357226971154291" calcext:value-type="float">
            <text:p>0.3572269712</text:p>
          </table:table-cell>
          <table:table-cell table:formula="of:=([.A262]-[.A261])/0.01" office:value-type="float" office:value="-4.36736503306086" calcext:value-type="float">
            <text:p>-4.3673650331</text:p>
          </table:table-cell>
          <table:table-cell table:formula="of:=([.B262]-[.B261])/0.01" office:value-type="float" office:value="2.06726301241621" calcext:value-type="float">
            <text:p>2.0672630124</text:p>
          </table:table-cell>
        </table:table-row>
        <table:table-row table:style-name="ro1">
          <table:table-cell office:value-type="float" office:value="2.31810809429826" calcext:value-type="float">
            <text:p>2.3181080943</text:p>
          </table:table-cell>
          <table:table-cell office:value-type="float" office:value="0.377899601278454" calcext:value-type="float">
            <text:p>0.3778996013</text:p>
          </table:table-cell>
          <table:table-cell table:formula="of:=([.A263]-[.A262])/0.01" office:value-type="float" office:value="-4.41604746105777" calcext:value-type="float">
            <text:p>-4.4160474611</text:p>
          </table:table-cell>
          <table:table-cell table:formula="of:=([.B263]-[.B262])/0.01" office:value-type="float" office:value="2.30951580885453" calcext:value-type="float">
            <text:p>2.3095158089</text:p>
          </table:table-cell>
        </table:table-row>
        <table:table-row table:style-name="ro1">
          <table:table-cell office:value-type="float" office:value="2.27394761968769" calcext:value-type="float">
            <text:p>2.2739476197</text:p>
          </table:table-cell>
          <table:table-cell office:value-type="float" office:value="0.400994759366999" calcext:value-type="float">
            <text:p>0.4009947594</text:p>
          </table:table-cell>
          <table:table-cell table:formula="of:=([.A264]-[.A263])/0.01" office:value-type="float" office:value="-4.44546283415752" calcext:value-type="float">
            <text:p>-4.4454628342</text:p>
          </table:table-cell>
          <table:table-cell table:formula="of:=([.B264]-[.B263])/0.01" office:value-type="float" office:value="2.52349636108822" calcext:value-type="float">
            <text:p>2.5234963611</text:p>
          </table:table-cell>
        </table:table-row>
        <table:table-row table:style-name="ro1">
          <table:table-cell office:value-type="float" office:value="2.22949299134611" calcext:value-type="float">
            <text:p>2.2294929913</text:p>
          </table:table-cell>
          <table:table-cell office:value-type="float" office:value="0.426229722977881" calcext:value-type="float">
            <text:p>0.426229723</text:p>
          </table:table-cell>
          <table:table-cell table:formula="of:=([.A265]-[.A264])/0.01" office:value-type="float" office:value="-4.45656093038731" calcext:value-type="float">
            <text:p>-4.4565609304</text:p>
          </table:table-cell>
          <table:table-cell table:formula="of:=([.B265]-[.B264])/0.01" office:value-type="float" office:value="2.70901235669742" calcext:value-type="float">
            <text:p>2.7090123567</text:p>
          </table:table-cell>
        </table:table-row>
        <table:table-row table:style-name="ro1">
          <table:table-cell office:value-type="float" office:value="2.18492738204224" calcext:value-type="float">
            <text:p>2.184927382</text:p>
          </table:table-cell>
          <table:table-cell office:value-type="float" office:value="0.453319846544855" calcext:value-type="float">
            <text:p>0.4533198465</text:p>
          </table:table-cell>
          <table:table-cell table:formula="of:=([.A266]-[.A265])/0.01" office:value-type="float" office:value="-4.45027462983441" calcext:value-type="float">
            <text:p>-4.4502746298</text:p>
          </table:table-cell>
          <table:table-cell table:formula="of:=([.B266]-[.B265])/0.01" office:value-type="float" office:value="2.86630657027007" calcext:value-type="float">
            <text:p>2.8663065703</text:p>
          </table:table-cell>
        </table:table-row>
        <table:table-row table:style-name="ro1">
          <table:table-cell office:value-type="float" office:value="2.14042463574389" calcext:value-type="float">
            <text:p>2.1404246357</text:p>
          </table:table-cell>
          <table:table-cell office:value-type="float" office:value="0.481982912247556" calcext:value-type="float">
            <text:p>0.4819829122</text:p>
          </table:table-cell>
          <table:table-cell table:formula="of:=([.A267]-[.A266])/0.01" office:value-type="float" office:value="-4.42754234830236" calcext:value-type="float">
            <text:p>-4.4275423483</text:p>
          </table:table-cell>
          <table:table-cell table:formula="of:=([.B267]-[.B266])/0.01" office:value-type="float" office:value="2.99598603064761" calcext:value-type="float">
            <text:p>2.9959860306</text:p>
          </table:table-cell>
        </table:table-row>
        <table:table-row table:style-name="ro1">
          <table:table-cell office:value-type="float" office:value="2.09614921226087" calcext:value-type="float">
            <text:p>2.0961492123</text:p>
          </table:table-cell>
          <table:table-cell office:value-type="float" office:value="0.511942772554032" calcext:value-type="float">
            <text:p>0.5119427726</text:p>
          </table:table-cell>
          <table:table-cell table:formula="of:=([.A268]-[.A267])/0.01" office:value-type="float" office:value="-4.38932310493962" calcext:value-type="float">
            <text:p>-4.3893231049</text:p>
          </table:table-cell>
          <table:table-cell table:formula="of:=([.B268]-[.B267])/0.01" office:value-type="float" office:value="3.09895810334888" calcext:value-type="float">
            <text:p>3.0989581033</text:p>
          </table:table-cell>
        </table:table-row>
        <table:table-row table:style-name="ro1">
          <table:table-cell office:value-type="float" office:value="2.05225598121147" calcext:value-type="float">
            <text:p>2.0522559812</text:p>
          </table:table-cell>
          <table:table-cell office:value-type="float" office:value="0.542932353587521" calcext:value-type="float">
            <text:p>0.5429323536</text:p>
          </table:table-cell>
          <table:table-cell table:formula="of:=([.A269]-[.A268])/0.01" office:value-type="float" office:value="-4.33660516463612" calcext:value-type="float">
            <text:p>-4.3366051646</text:p>
          </table:table-cell>
          <table:table-cell table:formula="of:=([.B269]-[.B268])/0.01" office:value-type="float" office:value="3.17637334595514" calcext:value-type="float">
            <text:p>3.176373346</text:p>
          </table:table-cell>
        </table:table-row>
        <table:table-row table:style-name="ro1">
          <table:table-cell office:value-type="float" office:value="2.00888992956511" calcext:value-type="float">
            <text:p>2.0088899296</text:p>
          </table:table-cell>
          <table:table-cell office:value-type="float" office:value="0.574696087047072" calcext:value-type="float">
            <text:p>0.574696087</text:p>
          </table:table-cell>
          <table:table-cell table:formula="of:=([.A270]-[.A269])/0.01" office:value-type="float" office:value="-4.27040925974902" calcext:value-type="float">
            <text:p>-4.2704092597</text:p>
          </table:table-cell>
          <table:table-cell table:formula="of:=([.B270]-[.B269])/0.01" office:value-type="float" office:value="3.22957462951481" calcext:value-type="float">
            <text:p>3.2295746295</text:p>
          </table:table-cell>
        </table:table-row>
        <table:table-row table:style-name="ro1">
          <table:table-cell office:value-type="float" office:value="1.96618583696762" calcext:value-type="float">
            <text:p>1.966185837</text:p>
          </table:table-cell>
          <table:table-cell office:value-type="float" office:value="0.60699183334222" calcext:value-type="float">
            <text:p>0.6069918333</text:p>
          </table:table-cell>
          <table:table-cell table:formula="of:=([.A271]-[.A270])/0.01" office:value-type="float" office:value="-4.191787407715" calcext:value-type="float">
            <text:p>-4.1917874077</text:p>
          </table:table-cell>
          <table:table-cell table:formula="of:=([.B271]-[.B270])/0.01" office:value-type="float" office:value="3.26005192458165" calcext:value-type="float">
            <text:p>3.2600519246</text:p>
          </table:table-cell>
        </table:table-row>
        <table:table-row table:style-name="ro1">
          <table:table-cell office:value-type="float" office:value="1.92426796289047" calcext:value-type="float">
            <text:p>1.9242679629</text:p>
          </table:table-cell>
          <table:table-cell office:value-type="float" office:value="0.639592352588037" calcext:value-type="float">
            <text:p>0.6395923526</text:p>
          </table:table-cell>
          <table:table-cell table:formula="of:=([.A272]-[.A271])/0.01" office:value-type="float" office:value="-4.10181831047225" calcext:value-type="float">
            <text:p>-4.1018183105</text:p>
          </table:table-cell>
          <table:table-cell table:formula="of:=([.B272]-[.B271])/0.01" office:value-type="float" office:value="3.2694021876762" calcext:value-type="float">
            <text:p>3.2694021877</text:p>
          </table:table-cell>
        </table:table-row>
        <table:table-row table:style-name="ro1">
          <table:table-cell office:value-type="float" office:value="1.88324977978575" calcext:value-type="float">
            <text:p>1.8832497798</text:p>
          </table:table-cell>
          <table:table-cell office:value-type="float" office:value="0.672286374464799" calcext:value-type="float">
            <text:p>0.6722863745</text:p>
          </table:table-cell>
          <table:table-cell table:formula="of:=([.A273]-[.A272])/0.01" office:value-type="float" office:value="-4.00160025754921" calcext:value-type="float">
            <text:p>-4.0016002575</text:p>
          </table:table-cell>
          <table:table-cell table:formula="of:=([.B273]-[.B272])/0.01" office:value-type="float" office:value="3.25929387037917" calcext:value-type="float">
            <text:p>3.2592938704</text:p>
          </table:table-cell>
        </table:table-row>
        <table:table-row table:style-name="ro1">
          <table:table-cell office:value-type="float" office:value="1.84323377721026" calcext:value-type="float">
            <text:p>1.8432337772</text:p>
          </table:table-cell>
          <table:table-cell office:value-type="float" office:value="0.704879313168591" calcext:value-type="float">
            <text:p>0.7048793132</text:p>
          </table:table-cell>
          <table:table-cell table:formula="of:=([.A274]-[.A273])/0.01" office:value-type="float" office:value="-3.89224236615533" calcext:value-type="float">
            <text:p>-3.8922423662</text:p>
          </table:table-cell>
          <table:table-cell table:formula="of:=([.B274]-[.B273])/0.01" office:value-type="float" office:value="3.23143566446131" calcext:value-type="float">
            <text:p>3.2314356645</text:p>
          </table:table-cell>
        </table:table-row>
        <table:table-row table:style-name="ro1">
          <table:table-cell office:value-type="float" office:value="1.8043113535487" calcext:value-type="float">
            <text:p>1.8043113535</text:p>
          </table:table-cell>
          <table:table-cell office:value-type="float" office:value="0.737193669813204" calcext:value-type="float">
            <text:p>0.7371936698</text:p>
          </table:table-cell>
          <table:table-cell table:formula="of:=([.A275]-[.A274])/0.01" office:value-type="float" office:value="-3.77485488705678" calcext:value-type="float">
            <text:p>-3.7748548871</text:p>
          </table:table-cell>
          <table:table-cell table:formula="of:=([.B275]-[.B274])/0.01" office:value-type="float" office:value="3.18754917175968" calcext:value-type="float">
            <text:p>3.1875491718</text:p>
          </table:table-cell>
        </table:table-row>
        <table:table-row table:style-name="ro1">
          <table:table-cell office:value-type="float" office:value="1.76656280467814" calcext:value-type="float">
            <text:p>1.7665628047</text:p>
          </table:table-cell>
          <table:table-cell office:value-type="float" office:value="0.769069161530801" calcext:value-type="float">
            <text:p>0.7690691615</text:p>
          </table:table-cell>
          <table:table-cell table:formula="of:=([.A276]-[.A275])/0.01" office:value-type="float" office:value="-3.65053919205323" calcext:value-type="float">
            <text:p>-3.6505391921</text:p>
          </table:table-cell>
          <table:table-cell table:formula="of:=([.B276]-[.B275])/0.01" office:value-type="float" office:value="3.12934524020539" calcext:value-type="float">
            <text:p>3.1293452402</text:p>
          </table:table-cell>
        </table:table-row>
        <table:table-row table:style-name="ro1">
          <table:table-cell office:value-type="float" office:value="1.7300574127576" calcext:value-type="float">
            <text:p>1.7300574128</text:p>
          </table:table-cell>
          <table:table-cell office:value-type="float" office:value="0.800362613932854" calcext:value-type="float">
            <text:p>0.8003626139</text:p>
          </table:table-cell>
          <table:table-cell table:formula="of:=([.A277]-[.A276])/0.01" office:value-type="float" office:value="-3.52037794405635" calcext:value-type="float">
            <text:p>-3.5203779441</text:p>
          </table:table-cell>
          <table:table-cell table:formula="of:=([.B277]-[.B276])/0.01" office:value-type="float" office:value="3.05850373826384" calcext:value-type="float">
            <text:p>3.0585037383</text:p>
          </table:table-cell>
        </table:table-row>
        <table:table-row table:style-name="ro1">
          <table:table-cell office:value-type="float" office:value="1.69485363331704" calcext:value-type="float">
            <text:p>1.6948536333</text:p>
          </table:table-cell>
          <table:table-cell office:value-type="float" office:value="0.830947651315493" calcext:value-type="float">
            <text:p>0.8309476513</text:p>
          </table:table-cell>
          <table:table-cell table:formula="of:=([.A278]-[.A277])/0.01" office:value-type="float" office:value="-3.38542583949162" calcext:value-type="float">
            <text:p>-3.3854258395</text:p>
          </table:table-cell>
          <table:table-cell table:formula="of:=([.B278]-[.B277])/0.01" office:value-type="float" office:value="2.97665655332563" calcext:value-type="float">
            <text:p>2.9766565533</text:p>
          </table:table-cell>
        </table:table-row>
        <table:table-row table:style-name="ro1">
          <table:table-cell office:value-type="float" office:value="1.66099937492212" calcext:value-type="float">
            <text:p>1.6609993749</text:p>
          </table:table-cell>
          <table:table-cell office:value-type="float" office:value="0.860714216848749" calcext:value-type="float">
            <text:p>0.8607142168</text:p>
          </table:table-cell>
          <table:table-cell table:formula="of:=([.A279]-[.A278])/0.01" office:value-type="float" office:value="-3.2467012091463" calcext:value-type="float">
            <text:p>-3.2467012091</text:p>
          </table:table-cell>
          <table:table-cell table:formula="of:=([.B279]-[.B278])/0.01" office:value-type="float" office:value="2.88537360064377" calcext:value-type="float">
            <text:p>2.8853736006</text:p>
          </table:table-cell>
        </table:table-row>
        <table:table-row table:style-name="ro1">
          <table:table-cell office:value-type="float" office:value="1.62853236283066" calcext:value-type="float">
            <text:p>1.6285323628</text:p>
          </table:table-cell>
          <table:table-cell office:value-type="float" office:value="0.889567952855187" calcext:value-type="float">
            <text:p>0.8895679529</text:p>
          </table:table-cell>
          <table:table-cell table:formula="of:=([.A280]-[.A279])/0.01" office:value-type="float" office:value="-3.10517867058488" calcext:value-type="float">
            <text:p>-3.1051786706</text:p>
          </table:table-cell>
          <table:table-cell table:formula="of:=([.B280]-[.B279])/0.01" office:value-type="float" office:value="2.7861516234204" calcext:value-type="float">
            <text:p>2.7861516234</text:p>
          </table:table-cell>
        </table:table-row>
        <table:table-row table:style-name="ro1">
          <table:table-cell office:value-type="float" office:value="1.59748057612481" calcext:value-type="float">
            <text:p>1.5974805761</text:p>
          </table:table-cell>
          <table:table-cell office:value-type="float" office:value="0.917429469089391" calcext:value-type="float">
            <text:p>0.9174294691</text:p>
          </table:table-cell>
          <table:table-cell table:formula="of:=([.A281]-[.A280])/0.01" office:value-type="float" office:value="-2.96178294464575" calcext:value-type="float">
            <text:p>-2.9617829446</text:p>
          </table:table-cell>
          <table:table-cell table:formula="of:=([.B281]-[.B280])/0.01" office:value-type="float" office:value="2.68040555593203" calcext:value-type="float">
            <text:p>2.6804055559</text:p>
          </table:table-cell>
        </table:table-row>
        <table:table-row table:style-name="ro1">
          <table:table-cell office:value-type="float" office:value="1.56786274667836" calcext:value-type="float">
            <text:p>1.5678627467</text:p>
          </table:table-cell>
          <table:table-cell office:value-type="float" office:value="0.944233524648711" calcext:value-type="float">
            <text:p>0.9442335246</text:p>
          </table:table-cell>
          <table:table-cell table:formula="of:=([.A282]-[.A281])/0.01" office:value-type="float" office:value="-2.81738388112116" calcext:value-type="float">
            <text:p>-2.8173838811</text:p>
          </table:table-cell>
          <table:table-cell table:formula="of:=([.B282]-[.B281])/0.01" office:value-type="float" office:value="2.56946221340775" calcext:value-type="float">
            <text:p>2.5694622134</text:p>
          </table:table-cell>
        </table:table-row>
        <table:table-row table:style-name="ro1">
          <table:table-cell office:value-type="float" office:value="1.53968890786714" calcext:value-type="float">
            <text:p>1.5396889079</text:p>
          </table:table-cell>
          <table:table-cell office:value-type="float" office:value="0.969928146782789" calcext:value-type="float">
            <text:p>0.9699281468</text:p>
          </table:table-cell>
          <table:table-cell table:formula="of:=([.A283]-[.A282])/0.01" office:value-type="float" office:value="-2.67279268449454" calcext:value-type="float">
            <text:p>-2.6727926845</text:p>
          </table:table-cell>
          <table:table-cell table:formula="of:=([.B283]-[.B282])/0.01" office:value-type="float" office:value="2.45455606692905" calcext:value-type="float">
            <text:p>2.4545560669</text:p>
          </table:table-cell>
        </table:table-row>
        <table:table-row table:style-name="ro1">
          <table:table-cell office:value-type="float" office:value="1.5129609810222" calcext:value-type="float">
            <text:p>1.512960981</text:p>
          </table:table-cell>
          <table:table-cell office:value-type="float" office:value="0.994473707452079" calcext:value-type="float">
            <text:p>0.9944737075</text:p>
          </table:table-cell>
          <table:table-cell table:formula="of:=([.A284]-[.A283])/0.01" office:value-type="float" office:value="-2.52875928891634" calcext:value-type="float">
            <text:p>-2.5287592889</text:p>
          </table:table-cell>
          <table:table-cell table:formula="of:=([.B284]-[.B283])/0.01" office:value-type="float" office:value="2.33682686014993" calcext:value-type="float">
            <text:p>2.3368268601</text:p>
          </table:table-cell>
        </table:table-row>
        <table:table-row table:style-name="ro1">
          <table:table-cell office:value-type="float" office:value="1.48767338813303" calcext:value-type="float">
            <text:p>1.4876733881</text:p>
          </table:table-cell>
          <table:table-cell office:value-type="float" office:value="1.01784197605358" calcext:value-type="float">
            <text:p>1.0178419761</text:p>
          </table:table-cell>
          <table:table-cell table:formula="of:=([.A285]-[.A284])/0.01" office:value-type="float" office:value="-2.38597080133982" calcext:value-type="float">
            <text:p>-2.3859708013</text:p>
          </table:table-cell>
          <table:table-cell table:formula="of:=([.B285]-[.B284])/0.01" office:value-type="float" office:value="2.21731882762841" calcext:value-type="float">
            <text:p>2.2173188276</text:p>
          </table:table-cell>
        </table:table-row>
        <table:table-row table:style-name="ro1">
          <table:table-cell office:value-type="float" office:value="1.46381368011964" calcext:value-type="float">
            <text:p>1.4638136801</text:p>
          </table:table-cell>
          <table:table-cell office:value-type="float" office:value="1.04001516432986" calcext:value-type="float">
            <text:p>1.0400151643</text:p>
          </table:table-cell>
          <table:table-cell table:formula="of:=([.A286]-[.A285])/0.01" office:value-type="float" office:value="-2.24505091152296" calcext:value-type="float">
            <text:p>-2.2450509115</text:p>
          </table:table-cell>
          <table:table-cell table:formula="of:=([.B286]-[.B285])/0.01" office:value-type="float" office:value="2.09698128192246" calcext:value-type="float">
            <text:p>2.0969812819</text:p>
          </table:table-cell>
        </table:table-row>
        <table:table-row table:style-name="ro1">
          <table:table-cell office:value-type="float" office:value="1.44136317100441" calcext:value-type="float">
            <text:p>1.441363171</text:p>
          </table:table-cell>
          <table:table-cell office:value-type="float" office:value="1.06098497714909" calcext:value-type="float">
            <text:p>1.0609849771</text:p>
          </table:table-cell>
          <table:table-cell table:formula="of:=([.A287]-[.A286])/0.01" office:value-type="float" office:value="-2.10656015589235" calcext:value-type="float">
            <text:p>-2.1065601559</text:p>
          </table:table-cell>
          <table:table-cell table:formula="of:=([.B287]-[.B286])/0.01" office:value-type="float" office:value="1.97667034786391" calcext:value-type="float">
            <text:p>1.9766703479</text:p>
          </table:table-cell>
        </table:table-row>
        <table:table-row table:style-name="ro1">
          <table:table-cell office:value-type="float" office:value="1.42029756944548" calcext:value-type="float">
            <text:p>1.4202975694</text:p>
          </table:table-cell>
          <table:table-cell office:value-type="float" office:value="1.08075168062773" calcext:value-type="float">
            <text:p>1.0807516806</text:p>
          </table:table-cell>
          <table:table-cell table:formula="of:=([.A288]-[.A287])/0.01" office:value-type="float" office:value="-1.97099691750009" calcext:value-type="float">
            <text:p>-1.9709969175</text:p>
          </table:table-cell>
          <table:table-cell table:formula="of:=([.B288]-[.B287])/0.01" office:value-type="float" office:value="1.85715163686655" calcext:value-type="float">
            <text:p>1.8571516369</text:p>
          </table:table-cell>
        </table:table-row>
        <table:table-row table:style-name="ro1">
          <table:table-cell office:value-type="float" office:value="1.40058760027048" calcext:value-type="float">
            <text:p>1.4005876003</text:p>
          </table:table-cell>
          <table:table-cell office:value-type="float" office:value="1.09932319699639" calcext:value-type="float">
            <text:p>1.099323197</text:p>
          </table:table-cell>
          <table:table-cell table:formula="of:=([.A289]-[.A288])/0.01" office:value-type="float" office:value="-1.83879904497912" calcext:value-type="float">
            <text:p>-1.838799045</text:p>
          </table:table-cell>
          <table:table-cell table:formula="of:=([.B289]-[.B288])/0.01" office:value-type="float" office:value="1.73910367093366" calcext:value-type="float">
            <text:p>1.7391036709</text:p>
          </table:table-cell>
        </table:table-row>
        <table:table-row table:style-name="ro1">
          <table:table-cell office:value-type="float" office:value="1.38219960982069" calcext:value-type="float">
            <text:p>1.3821996098</text:p>
          </table:table-cell>
          <table:table-cell office:value-type="float" office:value="1.11671423370573" calcext:value-type="float">
            <text:p>1.1167142337</text:p>
          </table:table-cell>
          <table:table-cell table:formula="of:=([.A290]-[.A289])/0.01" office:value-type="float" office:value="-1.7103459781395" calcext:value-type="float">
            <text:p>-1.7103459781</text:p>
          </table:table-cell>
          <table:table-cell table:formula="of:=([.B290]-[.B289])/0.01" office:value-type="float" office:value="1.62312188437188" calcext:value-type="float">
            <text:p>1.6231218844</text:p>
          </table:table-cell>
        </table:table-row>
        <table:table-row table:style-name="ro1">
          <table:table-cell office:value-type="float" office:value="1.3650961500393" calcext:value-type="float">
            <text:p>1.36509615</text:p>
          </table:table-cell>
          <table:table-cell office:value-type="float" office:value="1.13294545254945" calcext:value-type="float">
            <text:p>1.1329454525</text:p>
          </table:table-cell>
          <table:table-cell table:formula="of:=([.A291]-[.A290])/0.01" office:value-type="float" office:value="-1.58596127543333" calcext:value-type="float">
            <text:p>-1.5859612754</text:p>
          </table:table-cell>
          <table:table-cell table:formula="of:=([.B291]-[.B290])/0.01" office:value-type="float" office:value="1.50972305030992" calcext:value-type="float">
            <text:p>1.5097230503</text:p>
          </table:table-cell>
        </table:table-row>
        <table:table-row table:style-name="ro1">
          <table:table-cell office:value-type="float" office:value="1.34923653728496" calcext:value-type="float">
            <text:p>1.3492365373</text:p>
          </table:table-cell>
          <table:table-cell office:value-type="float" office:value="1.14804268305255" calcext:value-type="float">
            <text:p>1.1480426831</text:p>
          </table:table-cell>
          <table:table-cell table:formula="of:=([.A292]-[.A291])/0.01" office:value-type="float" office:value="-1.46591544791888" calcext:value-type="float">
            <text:p>-1.4659154479</text:p>
          </table:table-cell>
          <table:table-cell table:formula="of:=([.B292]-[.B291])/0.01" office:value-type="float" office:value="1.39934999828322" calcext:value-type="float">
            <text:p>1.3993499983</text:p>
          </table:table-cell>
        </table:table-row>
        <table:table-row table:style-name="ro1">
          <table:table-cell office:value-type="float" office:value="1.33457738280577" calcext:value-type="float">
            <text:p>1.3345773828</text:p>
          </table:table-cell>
          <table:table-cell office:value-type="float" office:value="1.16203618303538" calcext:value-type="float">
            <text:p>1.162036183</text:p>
          </table:table-cell>
          <table:table-cell table:formula="of:=([.A293]-[.A292])/0.01" office:value-type="float" office:value="-1.35042901472933" calcext:value-type="float">
            <text:p>-1.3504290147</text:p>
          </table:table-cell>
          <table:table-cell table:formula="of:=([.B293]-[.B292])/0.01" office:value-type="float" office:value="1.29237650780398" calcext:value-type="float">
            <text:p>1.2923765078</text:p>
          </table:table-cell>
        </table:table-row>
        <table:table-row table:style-name="ro1">
          <table:table-cell office:value-type="float" office:value="1.32107309265848" calcext:value-type="float">
            <text:p>1.3210730927</text:p>
          </table:table-cell>
          <table:table-cell office:value-type="float" office:value="1.17495994811342" calcext:value-type="float">
            <text:p>1.1749599481</text:p>
          </table:table-cell>
          <table:table-cell table:formula="of:=([.A294]-[.A293])/0.01" office:value-type="float" office:value="-1.23967570574162" calcext:value-type="float">
            <text:p>-1.2396757057</text:p>
          </table:table-cell>
          <table:table-cell table:formula="of:=([.B294]-[.B293])/0.01" office:value-type="float" office:value="1.18911228055791" calcext:value-type="float">
            <text:p>1.1891122806</text:p>
          </table:table-cell>
        </table:table-row>
        <table:table-row table:style-name="ro1">
          <table:table-cell office:value-type="float" office:value="1.30867633560106" calcext:value-type="float">
            <text:p>1.3086763356</text:p>
          </table:table-cell>
          <table:table-cell office:value-type="float" office:value="1.186851070919" calcext:value-type="float">
            <text:p>1.1868510709</text:p>
          </table:table-cell>
          <table:table-cell table:formula="of:=([.A295]-[.A294])/0.01" office:value-type="float" office:value="-1.13378574763925" calcext:value-type="float">
            <text:p>-1.1337857476</text:p>
          </table:table-cell>
          <table:table-cell table:formula="of:=([.B295]-[.B294])/0.01" office:value-type="float" office:value="1.08980791032336" calcext:value-type="float">
            <text:p>1.0898079103</text:p>
          </table:table-cell>
        </table:table-row>
        <table:table-row table:style-name="ro1">
          <table:table-cell office:value-type="float" office:value="1.29733847812467" calcext:value-type="float">
            <text:p>1.2973384781</text:p>
          </table:table-cell>
          <table:table-cell office:value-type="float" office:value="1.19774915002223" calcext:value-type="float">
            <text:p>1.19774915</text:p>
          </table:table-cell>
          <table:table-cell table:formula="of:=([.A296]-[.A295])/0.01" office:value-type="float" office:value="-1.0328491795252" calcext:value-type="float">
            <text:p>-1.0328491795</text:p>
          </table:table-cell>
          <table:table-cell table:formula="of:=([.B296]-[.B295])/0.01" office:value-type="float" office:value="0.994659784697305" calcext:value-type="float">
            <text:p>0.9946597847</text:p>
          </table:table-cell>
        </table:table-row>
        <table:table-row table:style-name="ro1">
          <table:table-cell office:value-type="float" office:value="1.28700998632942" calcext:value-type="float">
            <text:p>1.2870099863</text:p>
          </table:table-cell>
          <table:table-cell office:value-type="float" office:value="1.2076957478692" calcext:value-type="float">
            <text:p>1.2076957479</text:p>
          </table:table-cell>
          <table:table-cell table:formula="of:=([.A297]-[.A296])/0.01" office:value-type="float" office:value="-0.936919153423621" calcext:value-type="float">
            <text:p>-0.9369191534</text:p>
          </table:table-cell>
          <table:table-cell table:formula="of:=([.B297]-[.B296])/0.01" office:value-type="float" office:value="0.903814866114905" calcext:value-type="float">
            <text:p>0.9038148661</text:p>
          </table:table-cell>
        </table:table-row>
        <table:table-row table:style-name="ro1">
          <table:table-cell office:value-type="float" office:value="1.27764079479518" calcext:value-type="float">
            <text:p>1.2776407948</text:p>
          </table:table-cell>
          <table:table-cell office:value-type="float" office:value="1.21673389653035" calcext:value-type="float">
            <text:p>1.2167338965</text:p>
          </table:table-cell>
          <table:table-cell table:formula="of:=([.A298]-[.A297])/0.01" office:value-type="float" office:value="-0.846015183290949" calcext:value-type="float">
            <text:p>-0.8460151833</text:p>
          </table:table-cell>
          <table:table-cell table:formula="of:=([.B298]-[.B297])/0.01" office:value-type="float" office:value="0.817375311437063" calcext:value-type="float">
            <text:p>0.8173753114</text:p>
          </table:table-cell>
        </table:table-row>
        <table:table-row table:style-name="ro1">
          <table:table-cell office:value-type="float" office:value="1.26918064296227" calcext:value-type="float">
            <text:p>1.269180643</text:p>
          </table:table-cell>
          <table:table-cell office:value-type="float" office:value="1.22490764964472" calcext:value-type="float">
            <text:p>1.2249076496</text:p>
          </table:table-cell>
          <table:table-cell table:formula="of:=([.A299]-[.A298])/0.01" office:value-type="float" office:value="-0.760126313468801" calcext:value-type="float">
            <text:p>-0.7601263135</text:p>
          </table:table-cell>
          <table:table-cell table:formula="of:=([.B299]-[.B298])/0.01" office:value-type="float" office:value="0.73540289958336" calcext:value-type="float">
            <text:p>0.7354028996</text:p>
          </table:table-cell>
        </table:table-row>
        <table:table-row table:style-name="ro1">
          <table:table-cell office:value-type="float" office:value="1.26157937982759" calcext:value-type="float">
            <text:p>1.2615793798</text:p>
          </table:table-cell>
          <table:table-cell office:value-type="float" office:value="1.23226167864056" calcext:value-type="float">
            <text:p>1.2322616786</text:p>
          </table:table-cell>
          <table:table-cell table:formula="of:=([.A300]-[.A299])/0.01" office:value-type="float" office:value="-0.679214183864785" calcext:value-type="float">
            <text:p>-0.6792141839</text:p>
          </table:table-cell>
          <table:table-cell table:formula="of:=([.B300]-[.B299])/0.01" office:value-type="float" office:value="0.65792324537961" calcext:value-type="float">
            <text:p>0.6579232454</text:p>
          </table:table-cell>
        </table:table-row>
        <table:table-row table:style-name="ro1">
          <table:table-cell office:value-type="float" office:value="1.25478723798894" calcext:value-type="float">
            <text:p>1.254787238</text:p>
          </table:table-cell>
          <table:table-cell office:value-type="float" office:value="1.23884091109435" calcext:value-type="float">
            <text:p>1.2388409111</text:p>
          </table:table-cell>
          <table:table-cell table:formula="of:=([.A301]-[.A300])/0.01" office:value-type="float" office:value="-0.603215974579863" calcext:value-type="float">
            <text:p>-0.6032159746</text:p>
          </table:table-cell>
          <table:table-cell table:formula="of:=([.B301]-[.B300])/0.01" office:value-type="float" office:value="0.584929785086819" calcext:value-type="float">
            <text:p>0.5849297851</text:p>
          </table:table-cell>
        </table:table-row>
        <table:table-row table:style-name="ro1">
          <table:table-cell office:value-type="float" office:value="1.24875507824314" calcext:value-type="float">
            <text:p>1.2487550782</text:p>
          </table:table-cell>
          <table:table-cell office:value-type="float" office:value="1.24469020894522" calcext:value-type="float">
            <text:p>1.2446902089</text:p>
          </table:table-cell>
          <table:table-cell table:formula="of:=([.A302]-[.A301])/0.01" office:value-type="float" office:value="-0.53204721728326" calcext:value-type="float">
            <text:p>-0.5320472173</text:p>
          </table:table-cell>
          <table:table-cell table:formula="of:=([.B302]-[.B301])/0.01" office:value-type="float" office:value="0.516387525100748" calcext:value-type="float">
            <text:p>0.5163875251</text:p>
          </table:table-cell>
        </table:table-row>
        <table:table-row table:style-name="ro1">
          <table:table-cell office:value-type="float" office:value="1.24343460607031" calcext:value-type="float">
            <text:p>1.2434346061</text:p>
          </table:table-cell>
          <table:table-cell office:value-type="float" office:value="1.24985408419623" calcext:value-type="float">
            <text:p>1.2498540842</text:p>
          </table:table-cell>
          <table:table-cell table:formula="of:=([.A303]-[.A302])/0.01" office:value-type="float" office:value="-0.465604464452807" calcext:value-type="float">
            <text:p>-0.4656044645</text:p>
          </table:table-cell>
          <table:table-cell table:formula="of:=([.B303]-[.B302])/0.01" office:value-type="float" office:value="0.452236550210894" calcext:value-type="float">
            <text:p>0.4522365502</text:p>
          </table:table-cell>
        </table:table-row>
        <table:table-row table:style-name="ro1">
          <table:table-cell office:value-type="float" office:value="1.23877856142578" calcext:value-type="float">
            <text:p>1.2387785614</text:p>
          </table:table-cell>
          <table:table-cell office:value-type="float" office:value="1.25437644969834" calcext:value-type="float">
            <text:p>1.2543764497</text:p>
          </table:table-cell>
          <table:table-cell table:formula="of:=([.A304]-[.A303])/0.01" office:value-type="float" office:value="-0.403767810742606" calcext:value-type="float">
            <text:p>-0.4037678107</text:p>
          </table:table-cell>
          <table:table-cell table:formula="of:=([.B304]-[.B303])/0.01" office:value-type="float" office:value="0.392395291716707" calcext:value-type="float">
            <text:p>0.3923952917</text:p>
          </table:table-cell>
        </table:table-row>
        <table:table-row table:style-name="ro1">
          <table:table-cell office:value-type="float" office:value="1.23474088331835" calcext:value-type="float">
            <text:p>1.2347408833</text:p>
          </table:table-cell>
          <table:table-cell office:value-type="float" office:value="1.25830040261551" calcext:value-type="float">
            <text:p>1.2583004026</text:p>
          </table:table-cell>
          <table:table-cell table:formula="of:=([.A305]-[.A304])/0.01" office:value-type="float" office:value="-0.346403263303441" calcext:value-type="float">
            <text:p>-0.3464032633</text:p>
          </table:table-cell>
          <table:table-cell table:formula="of:=([.B305]-[.B304])/0.01" office:value-type="float" office:value="0.336763558758268" calcext:value-type="float">
            <text:p>0.3367635588</text:p>
          </table:table-cell>
        </table:table-row>
        <table:table-row table:style-name="ro1">
          <table:table-cell office:value-type="float" office:value="1.23127685068532" calcext:value-type="float">
            <text:p>1.2312768507</text:p>
          </table:table-cell>
          <table:table-cell office:value-type="float" office:value="1.26166803820309" calcext:value-type="float">
            <text:p>1.2616680382</text:p>
          </table:table-cell>
          <table:table-cell table:formula="of:=([.A306]-[.A305])/0.01" office:value-type="float" office:value="-0.293364959950737" calcext:value-type="float">
            <text:p>-0.29336496</text:p>
          </table:table-cell>
          <table:table-cell table:formula="of:=([.B306]-[.B305])/0.01" office:value-type="float" office:value="0.285225338565787" calcext:value-type="float">
            <text:p>0.2852253386</text:p>
          </table:table-cell>
        </table:table-row>
        <table:table-row table:style-name="ro1">
          <table:table-cell office:value-type="float" office:value="1.22834320108581" calcext:value-type="float">
            <text:p>1.2283432011</text:p>
          </table:table-cell>
          <table:table-cell office:value-type="float" office:value="1.26452029158875" calcext:value-type="float">
            <text:p>1.2645202916</text:p>
          </table:table-cell>
          <table:table-cell table:formula="of:=([.A307]-[.A306])/0.01" office:value-type="float" office:value="-0.244497235732322" calcext:value-type="float">
            <text:p>-0.2444972357</text:p>
          </table:table-cell>
          <table:table-cell table:formula="of:=([.B307]-[.B306])/0.01" office:value-type="float" office:value="0.23765137307028" calcext:value-type="float">
            <text:p>0.2376513731</text:p>
          </table:table-cell>
        </table:table-row>
        <table:table-row table:style-name="ro1">
          <table:table-cell office:value-type="float" office:value="1.22589822872849" calcext:value-type="float">
            <text:p>1.2258982287</text:p>
          </table:table-cell>
          <table:table-cell office:value-type="float" office:value="1.26689680531945" calcext:value-type="float">
            <text:p>1.2668968053</text:p>
          </table:table-cell>
          <table:table-cell table:formula="of:=([.A308]-[.A307])/0.01" office:value-type="float" office:value="-0.199636539769155" calcext:value-type="float">
            <text:p>-0.1996365398</text:p>
          </table:table-cell>
          <table:table-cell table:formula="of:=([.B308]-[.B307])/0.01" office:value-type="float" office:value="0.193901520575079" calcext:value-type="float">
            <text:p>0.1939015206</text:p>
          </table:table-cell>
        </table:table-row>
        <table:table-row table:style-name="ro1">
          <table:table-cell office:value-type="float" office:value="1.2239018633308" calcext:value-type="float">
            <text:p>1.2239018633</text:p>
          </table:table-cell>
          <table:table-cell office:value-type="float" office:value="1.2688358205252" calcext:value-type="float">
            <text:p>1.2688358205</text:p>
          </table:table-cell>
          <table:table-cell table:formula="of:=([.A309]-[.A308])/0.01" office:value-type="float" office:value="-0.158613205279567" calcext:value-type="float">
            <text:p>-0.1586132053</text:p>
          </table:table-cell>
          <table:table-cell table:formula="of:=([.B309]-[.B308])/0.01" office:value-type="float" office:value="0.153826912036359" calcext:value-type="float">
            <text:p>0.153826912</text:p>
          </table:table-cell>
        </table:table-row>
        <table:table-row table:style-name="ro1">
          <table:table-cell office:value-type="float" office:value="1.222315731278" calcext:value-type="float">
            <text:p>1.2223157313</text:p>
          </table:table-cell>
          <table:table-cell office:value-type="float" office:value="1.27037408964556" calcext:value-type="float">
            <text:p>1.2703740896</text:p>
          </table:table-cell>
          <table:table-cell table:formula="of:=([.A310]-[.A309])/0.01" office:value-type="float" office:value="-0.121253076518379" calcext:value-type="float">
            <text:p>-0.1212530765</text:p>
          </table:table-cell>
          <table:table-cell table:formula="of:=([.B310]-[.B309])/0.01" office:value-type="float" office:value="0.117271912037542" calcext:value-type="float">
            <text:p>0.117271912</text:p>
          </table:table-cell>
        </table:table-row>
        <table:table-row table:style-name="ro1">
          <table:table-cell office:value-type="float" office:value="1.22110320051282" calcext:value-type="float">
            <text:p>1.2211032005</text:p>
          </table:table-cell>
          <table:table-cell office:value-type="float" office:value="1.27154680876594" calcext:value-type="float">
            <text:p>1.2715468088</text:p>
          </table:table-cell>
          <table:table-cell table:formula="of:=([.A311]-[.A310])/0.01" office:value-type="float" office:value="-0.0873789969968009" calcext:value-type="float">
            <text:p>-0.087378997</text:p>
          </table:table-cell>
          <table:table-cell table:formula="of:=([.B311]-[.B310])/0.01" office:value-type="float" office:value="0.0840758948283726" calcext:value-type="float">
            <text:p>0.0840758948</text:p>
          </table:table-cell>
        </table:table-row>
        <table:table-row table:style-name="ro1">
          <table:table-cell office:value-type="float" office:value="1.22022941054285" calcext:value-type="float">
            <text:p>1.2202294105</text:p>
          </table:table-cell>
          <table:table-cell office:value-type="float" office:value="1.27238756771422" calcext:value-type="float">
            <text:p>1.2723875677</text:p>
          </table:table-cell>
          <table:table-cell table:formula="of:=([.A312]-[.A311])/0.01" office:value-type="float" office:value="-0.0568121638437447" calcext:value-type="float">
            <text:p>-0.0568121638</text:p>
          </table:table-cell>
          <table:table-cell table:formula="of:=([.B312]-[.B311])/0.01" office:value-type="float" office:value="0.0540748458914386" calcext:value-type="float">
            <text:p>0.0540748459</text:p>
          </table:table-cell>
        </table:table-row>
        <table:table-row table:style-name="ro1">
          <table:table-cell office:value-type="float" office:value="1.21966128890441" calcext:value-type="float">
            <text:p>1.2196612889</text:p>
          </table:table-cell>
          <table:table-cell office:value-type="float" office:value="1.27292831617314" calcext:value-type="float">
            <text:p>1.2729283162</text:p>
          </table:table-cell>
          <table:table-cell table:formula="of:=([.A313]-[.A312])/0.01" office:value-type="float" office:value="-0.0293733535463803" calcext:value-type="float">
            <text:p>-0.0293733535</text:p>
          </table:table-cell>
          <table:table-cell table:formula="of:=([.B313]-[.B312])/0.01" office:value-type="float" office:value="0.0271027994453998" calcext:value-type="float">
            <text:p>0.0271027994</text:p>
          </table:table-cell>
        </table:table-row>
        <table:table-row table:style-name="ro1">
          <table:table-cell office:value-type="float" office:value="1.21936755536895" calcext:value-type="float">
            <text:p>1.2193675554</text:p>
          </table:table-cell>
          <table:table-cell office:value-type="float" office:value="1.27319934416759" calcext:value-type="float">
            <text:p>1.2731993442</text:p>
          </table:table-cell>
          <table:table-cell table:formula="of:=([.A314]-[.A313])/0.01" office:value-type="float" office:value="-0.00488402459215553" calcext:value-type="float">
            <text:p>-0.0048840246</text:p>
          </table:table-cell>
          <table:table-cell table:formula="of:=([.B314]-[.B313])/0.01" office:value-type="float" office:value="0.00299312213367653" calcext:value-type="float">
            <text:p>0.0029931221</text:p>
          </table:table-cell>
        </table:table-row>
        <table:table-row table:style-name="ro1">
          <table:table-cell office:value-type="float" office:value="1.21931871512303" calcext:value-type="float">
            <text:p>1.2193187151</text:p>
          </table:table-cell>
          <table:table-cell office:value-type="float" office:value="1.27322927538893" calcext:value-type="float">
            <text:p>1.2732292754</text:p>
          </table:table-cell>
          <table:table-cell table:formula="of:=([.A315]-[.A314])/0.01" office:value-type="float" office:value="0.0168326972556532" calcext:value-type="float">
            <text:p>0.0168326973</text:p>
          </table:table-cell>
          <table:table-cell table:formula="of:=([.B315]-[.B314])/0.01" office:value-type="float" office:value="-0.0184203470943389" calcext:value-type="float">
            <text:p>-0.0184203471</text:p>
          </table:table-cell>
        </table:table-row>
        <table:table-row table:style-name="ro1">
          <table:table-cell office:value-type="float" office:value="1.21948704209558" calcext:value-type="float">
            <text:p>1.2194870421</text:p>
          </table:table-cell>
          <table:table-cell office:value-type="float" office:value="1.27304507191798" calcext:value-type="float">
            <text:p>1.2730450719</text:p>
          </table:table-cell>
          <table:table-cell table:formula="of:=([.A316]-[.A315])/0.01" office:value-type="float" office:value="0.035951145170432" calcext:value-type="float">
            <text:p>0.0359511452</text:p>
          </table:table-cell>
          <table:table-cell table:formula="of:=([.B316]-[.B315])/0.01" office:value-type="float" office:value="-0.0373022911977605" calcext:value-type="float">
            <text:p>-0.0373022912</text:p>
          </table:table-cell>
        </table:table-row>
        <table:table-row table:style-name="ro1">
          <table:table-cell office:value-type="float" office:value="1.21984655354729" calcext:value-type="float">
            <text:p>1.2198465535</text:p>
          </table:table-cell>
          <table:table-cell office:value-type="float" office:value="1.27267204900601" calcext:value-type="float">
            <text:p>1.272672049</text:p>
          </table:table-cell>
          <table:table-cell table:formula="of:=([.A317]-[.A316])/0.01" office:value-type="float" office:value="0.0526423429901834" calcext:value-type="float">
            <text:p>0.052642343</text:p>
          </table:table-cell>
          <table:table-cell table:formula="of:=([.B317]-[.B316])/0.01" office:value-type="float" office:value="-0.0538150339766119" calcext:value-type="float">
            <text:p>-0.053815034</text:p>
          </table:table-cell>
        </table:table-row>
        <table:table-row table:style-name="ro1">
          <table:table-cell office:value-type="float" office:value="1.22037297697719" calcext:value-type="float">
            <text:p>1.220372977</text:p>
          </table:table-cell>
          <table:table-cell office:value-type="float" office:value="1.27213389866624" calcext:value-type="float">
            <text:p>1.2721338987</text:p>
          </table:table-cell>
          <table:table-cell table:formula="of:=([.A318]-[.A317])/0.01" office:value-type="float" office:value="0.0670733364391385" calcext:value-type="float">
            <text:p>0.0670733364</text:p>
          </table:table-cell>
          <table:table-cell table:formula="of:=([.B318]-[.B317])/0.01" office:value-type="float" office:value="-0.068117774701304" calcext:value-type="float">
            <text:p>-0.0681177747</text:p>
          </table:table-cell>
        </table:table-row>
        <table:table-row table:style-name="ro1">
          <table:table-cell office:value-type="float" office:value="1.22104371034158" calcext:value-type="float">
            <text:p>1.2210437103</text:p>
          </table:table-cell>
          <table:table-cell office:value-type="float" office:value="1.27145272091923" calcext:value-type="float">
            <text:p>1.2714527209</text:p>
          </table:table-cell>
          <table:table-cell table:formula="of:=([.A319]-[.A318])/0.01" office:value-type="float" office:value="0.0794066178113173" calcext:value-type="float">
            <text:p>0.0794066178</text:p>
          </table:table-cell>
          <table:table-cell table:formula="of:=([.B319]-[.B318])/0.01" office:value-type="float" office:value="-0.080365929791304" calcext:value-type="float">
            <text:p>-0.0803659298</text:p>
          </table:table-cell>
        </table:table-row>
        <table:table-row table:style-name="ro1">
          <table:table-cell office:value-type="float" office:value="1.22183777651969" calcext:value-type="float">
            <text:p>1.2218377765</text:p>
          </table:table-cell>
          <table:table-cell office:value-type="float" office:value="1.27064906162131" calcext:value-type="float">
            <text:p>1.2706490616</text:p>
          </table:table-cell>
          <table:table-cell table:formula="of:=([.A320]-[.A319])/0.01" office:value-type="float" office:value="0.0897996381105548" calcext:value-type="float">
            <text:p>0.0897996381</text:p>
          </table:table-cell>
          <table:table-cell table:formula="of:=([.B320]-[.B319])/0.01" office:value-type="float" office:value="-0.0907105732732783" calcext:value-type="float">
            <text:p>-0.0907105733</text:p>
          </table:table-cell>
        </table:table-row>
        <table:table-row table:style-name="ro1">
          <table:table-cell office:value-type="float" office:value="1.2227357729008" calcext:value-type="float">
            <text:p>1.2227357729</text:p>
          </table:table-cell>
          <table:table-cell office:value-type="float" office:value="1.26974195588858" calcext:value-type="float">
            <text:p>1.2697419559</text:p>
          </table:table-cell>
          <table:table-cell table:formula="of:=([.A321]-[.A320])/0.01" office:value-type="float" office:value="0.098404400697838" calcext:value-type="float">
            <text:p>0.0984044007</text:p>
          </table:table-cell>
          <table:table-cell table:formula="of:=([.B321]-[.B320])/0.01" office:value-type="float" office:value="-0.0992979681303519" calcext:value-type="float">
            <text:p>-0.0992979681</text:p>
          </table:table-cell>
        </table:table-row>
        <table:table-row table:style-name="ro1">
          <table:table-cell office:value-type="float" office:value="1.22371981690778" calcext:value-type="float">
            <text:p>1.2237198169</text:p>
          </table:table-cell>
          <table:table-cell office:value-type="float" office:value="1.26874897620728" calcext:value-type="float">
            <text:p>1.2687489762</text:p>
          </table:table-cell>
          <table:table-cell table:formula="of:=([.A322]-[.A321])/0.01" office:value-type="float" office:value="0.105367130583622" calcext:value-type="float">
            <text:p>0.1053671306</text:p>
          </table:table-cell>
          <table:table-cell table:formula="of:=([.B322]-[.B321])/0.01" office:value-type="float" office:value="-0.106269181032781" calcext:value-type="float">
            <text:p>-0.106269181</text:p>
          </table:table-cell>
        </table:table-row>
        <table:table-row table:style-name="ro1">
          <table:table-cell office:value-type="float" office:value="1.22477348821361" calcext:value-type="float">
            <text:p>1.2247734882</text:p>
          </table:table-cell>
          <table:table-cell office:value-type="float" office:value="1.26768628439695" calcext:value-type="float">
            <text:p>1.2676862844</text:p>
          </table:table-cell>
          <table:table-cell table:formula="of:=([.A323]-[.A322])/0.01" office:value-type="float" office:value="0.110828013615705" calcext:value-type="float">
            <text:p>0.1108280136</text:p>
          </table:table-cell>
          <table:table-cell table:formula="of:=([.B323]-[.B322])/0.01" office:value-type="float" office:value="-0.111759773315767" calcext:value-type="float">
            <text:p>-0.1117597733</text:p>
          </table:table-cell>
        </table:table-row>
        <table:table-row table:style-name="ro1">
          <table:table-cell office:value-type="float" office:value="1.22588176834977" calcext:value-type="float">
            <text:p>1.2258817683</text:p>
          </table:table-cell>
          <table:table-cell office:value-type="float" office:value="1.26656868666379" calcext:value-type="float">
            <text:p>1.2665686867</text:p>
          </table:table-cell>
          <table:table-cell table:formula="of:=([.A324]-[.A323])/0.01" office:value-type="float" office:value="0.11492099994852" calcext:value-type="float">
            <text:p>0.1149209999</text:p>
          </table:table-cell>
          <table:table-cell table:formula="of:=([.B324]-[.B323])/0.01" office:value-type="float" office:value="-0.115899561439403" calcext:value-type="float">
            <text:p>-0.1158995614</text:p>
          </table:table-cell>
        </table:table-row>
        <table:table-row table:style-name="ro1">
          <table:table-cell office:value-type="float" office:value="1.22703097834926" calcext:value-type="float">
            <text:p>1.2270309783</text:p>
          </table:table-cell>
          <table:table-cell office:value-type="float" office:value="1.2654096910494" calcext:value-type="float">
            <text:p>1.265409691</text:p>
          </table:table-cell>
          <table:table-cell table:formula="of:=([.A325]-[.A324])/0.01" office:value-type="float" office:value="0.117773666338827" calcext:value-type="float">
            <text:p>0.1177736663</text:p>
          </table:table-cell>
          <table:table-cell table:formula="of:=([.B325]-[.B324])/0.01" office:value-type="float" office:value="-0.118812440527805" calcext:value-type="float">
            <text:p>-0.1188124405</text:p>
          </table:table-cell>
        </table:table-row>
        <table:table-row table:style-name="ro1">
          <table:table-cell office:value-type="float" office:value="1.22820871501264" calcext:value-type="float">
            <text:p>1.228208715</text:p>
          </table:table-cell>
          <table:table-cell office:value-type="float" office:value="1.26422156664412" calcext:value-type="float">
            <text:p>1.2642215666</text:p>
          </table:table-cell>
          <table:table-cell table:formula="of:=([.A326]-[.A325])/0.01" office:value-type="float" office:value="0.119507131990582" calcext:value-type="float">
            <text:p>0.119507132</text:p>
          </table:table-cell>
          <table:table-cell table:formula="of:=([.B326]-[.B325])/0.01" office:value-type="float" office:value="-0.120616264938489" calcext:value-type="float">
            <text:p>-0.1206162649</text:p>
          </table:table-cell>
        </table:table-row>
        <table:table-row table:style-name="ro1">
          <table:table-cell office:value-type="float" office:value="1.22940378633255" calcext:value-type="float">
            <text:p>1.2294037863</text:p>
          </table:table-cell>
          <table:table-cell office:value-type="float" office:value="1.26301540399474" calcext:value-type="float">
            <text:p>1.263015404</text:p>
          </table:table-cell>
          <table:table-cell table:formula="of:=([.A327]-[.A326])/0.01" office:value-type="float" office:value="0.120236022864484" calcext:value-type="float">
            <text:p>0.1202360229</text:p>
          </table:table-cell>
          <table:table-cell table:formula="of:=([.B327]-[.B326])/0.01" office:value-type="float" office:value="-0.121422780162517" calcext:value-type="float">
            <text:p>-0.1214227802</text:p>
          </table:table-cell>
        </table:table-row>
        <table:table-row table:style-name="ro1">
          <table:table-cell office:value-type="float" office:value="1.2306061465612" calcext:value-type="float">
            <text:p>1.2306061466</text:p>
          </table:table-cell>
          <table:table-cell office:value-type="float" office:value="1.26180117619311" calcext:value-type="float">
            <text:p>1.2618011762</text:p>
          </table:table-cell>
          <table:table-cell table:formula="of:=([.A328]-[.A327])/0.01" office:value-type="float" office:value="0.120068479577728" calcext:value-type="float">
            <text:p>0.1200684796</text:p>
          </table:table-cell>
          <table:table-cell table:formula="of:=([.B328]-[.B327])/0.01" office:value-type="float" office:value="-0.121337600689664" calcext:value-type="float">
            <text:p>-0.1213376007</text:p>
          </table:table-cell>
        </table:table-row>
        <table:table-row table:style-name="ro1">
          <table:table-cell office:value-type="float" office:value="1.23180683135697" calcext:value-type="float">
            <text:p>1.2318068314</text:p>
          </table:table-cell>
          <table:table-cell office:value-type="float" office:value="1.26058780018621" calcext:value-type="float">
            <text:p>1.2605878002</text:p>
          </table:table-cell>
          <table:table-cell table:formula="of:=([.A329]-[.A328])/0.01" office:value-type="float" office:value="0.119106204239516" calcext:value-type="float">
            <text:p>0.1191062042</text:p>
          </table:table-cell>
          <table:table-cell table:formula="of:=([.B329]-[.B328])/0.01" office:value-type="float" office:value="-0.120460228805852" calcext:value-type="float">
            <text:p>-0.1204602288</text:p>
          </table:table-cell>
        </table:table-row>
        <table:table-row table:style-name="ro1">
          <table:table-cell office:value-type="float" office:value="1.23299789339937" calcext:value-type="float">
            <text:p>1.2329978934</text:p>
          </table:table-cell>
          <table:table-cell office:value-type="float" office:value="1.25938319789816" calcext:value-type="float">
            <text:p>1.2593831979</text:p>
          </table:table-cell>
          <table:table-cell table:formula="of:=([.A330]-[.A329])/0.01" office:value-type="float" office:value="0.117444541798006" calcext:value-type="float">
            <text:p>0.1174445418</text:p>
          </table:table-cell>
          <table:table-cell table:formula="of:=([.B330]-[.B329])/0.01" office:value-type="float" office:value="-0.118884109608142" calcext:value-type="float">
            <text:p>-0.1188841096</text:p>
          </table:table-cell>
        </table:table-row>
        <table:table-row table:style-name="ro1">
          <table:table-cell office:value-type="float" office:value="1.23417233881735" calcext:value-type="float">
            <text:p>1.2341723388</text:p>
          </table:table-cell>
          <table:table-cell office:value-type="float" office:value="1.25819435680207" calcext:value-type="float">
            <text:p>1.2581943568</text:p>
          </table:table-cell>
          <table:table-cell table:formula="of:=([.A331]-[.A330])/0.01" office:value-type="float" office:value="0.115172591711832" calcext:value-type="float">
            <text:p>0.1151725917</text:p>
          </table:table-cell>
          <table:table-cell table:formula="of:=([.B331]-[.B330])/0.01" office:value-type="float" office:value="-0.116696717833698" calcext:value-type="float">
            <text:p>-0.1166967178</text:p>
          </table:table-cell>
        </table:table-row>
        <table:table-row table:style-name="ro1">
          <table:table-cell office:value-type="float" office:value="1.23532406473447" calcext:value-type="float">
            <text:p>1.2353240647</text:p>
          </table:table-cell>
          <table:table-cell office:value-type="float" office:value="1.25702738962374" calcext:value-type="float">
            <text:p>1.2570273896</text:p>
          </table:table-cell>
          <table:table-cell table:formula="of:=([.A332]-[.A331])/0.01" office:value-type="float" office:value="0.112373346000672" calcext:value-type="float">
            <text:p>0.112373346</text:p>
          </table:table-cell>
          <table:table-cell table:formula="of:=([.B332]-[.B331])/0.01" office:value-type="float" office:value="-0.113979672399944" calcext:value-type="float">
            <text:p>-0.1139796724</text:p>
          </table:table-cell>
        </table:table-row>
        <table:table-row table:style-name="ro1">
          <table:table-cell office:value-type="float" office:value="1.23644779819447" calcext:value-type="float">
            <text:p>1.2364477982</text:p>
          </table:table-cell>
          <table:table-cell office:value-type="float" office:value="1.25588759289974" calcext:value-type="float">
            <text:p>1.2558875929</text:p>
          </table:table-cell>
          <table:table-cell table:formula="of:=([.A333]-[.A332])/0.01" office:value-type="float" office:value="0.10912384997499" calcext:value-type="float">
            <text:p>0.10912385</text:p>
          </table:table-cell>
          <table:table-cell table:formula="of:=([.B333]-[.B332])/0.01" office:value-type="float" office:value="-0.11080887484396" calcext:value-type="float">
            <text:p>-0.1108088748</text:p>
          </table:table-cell>
        </table:table-row>
        <table:table-row table:style-name="ro1">
          <table:table-cell office:value-type="float" office:value="1.23753903669422" calcext:value-type="float">
            <text:p>1.2375390367</text:p>
          </table:table-cell>
          <table:table-cell office:value-type="float" office:value="1.2547795041513" calcext:value-type="float">
            <text:p>1.2547795042</text:p>
          </table:table-cell>
          <table:table-cell table:formula="of:=([.A334]-[.A333])/0.01" office:value-type="float" office:value="0.105495382188692" calcext:value-type="float">
            <text:p>0.1054953822</text:p>
          </table:table-cell>
          <table:table-cell table:formula="of:=([.B334]-[.B333])/0.01" office:value-type="float" office:value="-0.107254668129819" calcext:value-type="float">
            <text:p>-0.1072546681</text:p>
          </table:table-cell>
        </table:table-row>
        <table:table-row table:style-name="ro1">
          <table:table-cell office:value-type="float" office:value="1.23859399051611" calcext:value-type="float">
            <text:p>1.2385939905</text:p>
          </table:table-cell>
          <table:table-cell office:value-type="float" office:value="1.25370695747" calcext:value-type="float">
            <text:p>1.2537069575</text:p>
          </table:table-cell>
          <table:table-cell table:formula="of:=([.A335]-[.A334])/0.01" office:value-type="float" office:value="0.101553650403052" calcext:value-type="float">
            <text:p>0.1015536504</text:p>
          </table:table-cell>
          <table:table-cell table:formula="of:=([.B335]-[.B334])/0.01" office:value-type="float" office:value="-0.103382012562059" calcext:value-type="float">
            <text:p>-0.1033820126</text:p>
          </table:table-cell>
        </table:table-row>
        <table:table-row table:style-name="ro1">
          <table:table-cell office:value-type="float" office:value="1.23960952702014" calcext:value-type="float">
            <text:p>1.239609527</text:p>
          </table:table-cell>
          <table:table-cell office:value-type="float" office:value="1.25267313734438" calcext:value-type="float">
            <text:p>1.2526731373</text:p>
          </table:table-cell>
          <table:table-cell table:formula="of:=([.A336]-[.A335])/0.01" office:value-type="float" office:value="0.0973590005901137" calcext:value-type="float">
            <text:p>0.0973590006</text:p>
          </table:table-cell>
          <table:table-cell table:formula="of:=([.B336]-[.B335])/0.01" office:value-type="float" office:value="-0.0992506758034084" calcext:value-type="float">
            <text:p>-0.0992506758</text:p>
          </table:table-cell>
        </table:table-row>
        <table:table-row table:style-name="ro1">
          <table:table-cell office:value-type="float" office:value="1.24058311702604" calcext:value-type="float">
            <text:p>1.240583117</text:p>
          </table:table-cell>
          <table:table-cell office:value-type="float" office:value="1.25168063058634" calcext:value-type="float">
            <text:p>1.2516806306</text:p>
          </table:table-cell>
          <table:table-cell table:formula="of:=([.A337]-[.A336])/0.01" office:value-type="float" office:value="0.0929666362394555" calcext:value-type="float">
            <text:p>0.0929666362</text:p>
          </table:table-cell>
          <table:table-cell table:formula="of:=([.B337]-[.B336])/0.01" office:value-type="float" office:value="-0.0949154342424707" calcext:value-type="float">
            <text:p>-0.0949154342</text:p>
          </table:table-cell>
        </table:table-row>
        <table:table-row table:style-name="ro1">
          <table:table-cell office:value-type="float" office:value="1.24151278338844" calcext:value-type="float">
            <text:p>1.2415127834</text:p>
          </table:table-cell>
          <table:table-cell office:value-type="float" office:value="1.25073147624392" calcext:value-type="float">
            <text:p>1.2507314762</text:p>
          </table:table-cell>
          <table:table-cell table:formula="of:=([.A338]-[.A337])/0.01" office:value-type="float" office:value="0.0884268454617976" calcext:value-type="float">
            <text:p>0.0884268455</text:p>
          </table:table-cell>
          <table:table-cell table:formula="of:=([.B338]-[.B337])/0.01" office:value-type="float" office:value="-0.0904262831945113" calcext:value-type="float">
            <text:p>-0.0904262832</text:p>
          </table:table-cell>
        </table:table-row>
        <table:table-row table:style-name="ro1">
          <table:table-cell office:value-type="float" office:value="1.24239705184305" calcext:value-type="float">
            <text:p>1.2423970518</text:p>
          </table:table-cell>
          <table:table-cell office:value-type="float" office:value="1.24982721341197" calcext:value-type="float">
            <text:p>1.2498272134</text:p>
          </table:table-cell>
          <table:table-cell table:formula="of:=([.A339]-[.A338])/0.01" office:value-type="float" office:value="0.0837852336049716" calcext:value-type="float">
            <text:p>0.0837852336</text:p>
          </table:table-cell>
          <table:table-cell table:formula="of:=([.B339]-[.B338])/0.01" office:value-type="float" office:value="-0.0858286536446373" calcext:value-type="float">
            <text:p>-0.0858286536</text:p>
          </table:table-cell>
        </table:table-row>
        <table:table-row table:style-name="ro1">
          <table:table-cell office:value-type="float" office:value="1.2432349041791" calcext:value-type="float">
            <text:p>1.2432349042</text:p>
          </table:table-cell>
          <table:table-cell office:value-type="float" office:value="1.24896892687553" calcext:value-type="float">
            <text:p>1.2489689269</text:p>
          </table:table-cell>
          <table:table-cell table:formula="of:=([.A340]-[.A339])/0.01" office:value-type="float" office:value="0.0790829593118492" calcext:value-type="float">
            <text:p>0.0790829593</text:p>
          </table:table-cell>
          <table:table-cell table:formula="of:=([.B340]-[.B339])/0.01" office:value-type="float" office:value="-0.081163633456427" calcext:value-type="float">
            <text:p>-0.0811636335</text:p>
          </table:table-cell>
        </table:table-row>
        <table:table-row table:style-name="ro1">
          <table:table-cell office:value-type="float" office:value="1.24402573377222" calcext:value-type="float">
            <text:p>1.2440257338</text:p>
          </table:table-cell>
          <table:table-cell office:value-type="float" office:value="1.24815729054096" calcext:value-type="float">
            <text:p>1.2481572905</text:p>
          </table:table-cell>
          <table:table-cell table:formula="of:=([.A341]-[.A340])/0.01" office:value-type="float" office:value="0.0743569721548321" calcext:value-type="float">
            <text:p>0.0743569722</text:p>
          </table:table-cell>
          <table:table-cell table:formula="of:=([.B341]-[.B340])/0.01" office:value-type="float" office:value="-0.0764681911736842" calcext:value-type="float">
            <text:p>-0.0764681912</text:p>
          </table:table-cell>
        </table:table-row>
        <table:table-row table:style-name="ro1">
          <table:table-cell office:value-type="float" office:value="1.24476930349377" calcext:value-type="float">
            <text:p>1.2447693035</text:p>
          </table:table-cell>
          <table:table-cell office:value-type="float" office:value="1.24739260862923" calcext:value-type="float">
            <text:p>1.2473926086</text:p>
          </table:table-cell>
          <table:table-cell table:formula="of:=([.A342]-[.A341])/0.01" office:value-type="float" office:value="0.0696402501764171" calcext:value-type="float">
            <text:p>0.0696402502</text:p>
          </table:table-cell>
          <table:table-cell table:formula="of:=([.B342]-[.B341])/0.01" office:value-type="float" office:value="-0.0717754007344196" calcext:value-type="float">
            <text:p>-0.0717754007</text:p>
          </table:table-cell>
        </table:table-row>
        <table:table-row table:style-name="ro1">
          <table:table-cell office:value-type="float" office:value="1.24546570599553" calcext:value-type="float">
            <text:p>1.245465706</text:p>
          </table:table-cell>
          <table:table-cell office:value-type="float" office:value="1.24667485462188" calcext:value-type="float">
            <text:p>1.2466748546</text:p>
          </table:table-cell>
          <table:table-cell table:formula="of:=([.A343]-[.A342])/0.01" office:value-type="float" office:value="0.0649620358515346" calcext:value-type="float">
            <text:p>0.0649620359</text:p>
          </table:table-cell>
          <table:table-cell table:formula="of:=([.B343]-[.B342])/0.01" office:value-type="float" office:value="-0.0671146655971011" calcext:value-type="float">
            <text:p>-0.0671146656</text:p>
          </table:table-cell>
        </table:table-row>
        <table:table-row table:style-name="ro1">
          <table:table-cell office:value-type="float" office:value="1.24611532635405" calcext:value-type="float">
            <text:p>1.2461153264</text:p>
          </table:table-cell>
          <table:table-cell office:value-type="float" office:value="1.24600370796591" calcext:value-type="float">
            <text:p>1.246003708</text:p>
          </table:table-cell>
          <table:table-cell table:formula="of:=([.A344]-[.A343])/0.01" office:value-type="float" office:value="0.060348069160443" calcext:value-type="float">
            <text:p>0.0603480692</text:p>
          </table:table-cell>
          <table:table-cell table:formula="of:=([.B344]-[.B343])/0.01" office:value-type="float" office:value="-0.0625119409501052" calcext:value-type="float">
            <text:p>-0.062511941</text:p>
          </table:table-cell>
        </table:table-row>
        <table:table-row table:style-name="ro1">
          <table:table-cell office:value-type="float" office:value="1.24671880704565" calcext:value-type="float">
            <text:p>1.246718807</text:p>
          </table:table-cell>
          <table:table-cell office:value-type="float" office:value="1.24537858855641" calcext:value-type="float">
            <text:p>1.2453785886</text:p>
          </table:table-cell>
          <table:table-cell table:formula="of:=([.A345]-[.A344])/0.01" office:value-type="float" office:value="0.0558208166271612" calcext:value-type="float">
            <text:p>0.0558208166</text:p>
          </table:table-cell>
          <table:table-cell table:formula="of:=([.B345]-[.B344])/0.01" office:value-type="float" office:value="-0.0579899528339922" calcext:value-type="float">
            <text:p>-0.0579899528</text:p>
          </table:table-cell>
        </table:table-row>
        <table:table-row table:style-name="ro1">
          <table:table-cell office:value-type="float" office:value="1.24727701521193" calcext:value-type="float">
            <text:p>1.2472770152</text:p>
          </table:table-cell>
          <table:table-cell office:value-type="float" office:value="1.24479868902807" calcext:value-type="float">
            <text:p>1.244798689</text:p>
          </table:table-cell>
          <table:table-cell table:formula="of:=([.A346]-[.A345])/0.01" office:value-type="float" office:value="0.0513996953306117" calcext:value-type="float">
            <text:p>0.0513996953</text:p>
          </table:table-cell>
          <table:table-cell table:formula="of:=([.B346]-[.B345])/0.01" office:value-type="float" office:value="-0.0535684131557135" calcext:value-type="float">
            <text:p>-0.0535684132</text:p>
          </table:table-cell>
        </table:table-row>
        <table:table-row table:style-name="ro1">
          <table:table-cell office:value-type="float" office:value="1.24779101216523" calcext:value-type="float">
            <text:p>1.2477910122</text:p>
          </table:table-cell>
          <table:table-cell office:value-type="float" office:value="1.24426300489651" calcext:value-type="float">
            <text:p>1.2442630049</text:p>
          </table:table-cell>
          <table:table-cell table:formula="of:=([.A347]-[.A346])/0.01" office:value-type="float" office:value="0.0471012910390645" calcext:value-type="float">
            <text:p>0.047101291</text:p>
          </table:table-cell>
          <table:table-cell table:formula="of:=([.B347]-[.B346])/0.01" office:value-type="float" office:value="-0.0492642297113433" calcext:value-type="float">
            <text:p>-0.0492642297</text:p>
          </table:table-cell>
        </table:table-row>
        <table:table-row table:style-name="ro1">
          <table:table-cell office:value-type="float" office:value="1.24826202507562" calcext:value-type="float">
            <text:p>1.2482620251</text:p>
          </table:table-cell>
          <table:table-cell office:value-type="float" office:value="1.2437703625994" calcext:value-type="float">
            <text:p>1.2437703626</text:p>
          </table:table-cell>
          <table:table-cell table:formula="of:=([.A348]-[.A347])/0.01" office:value-type="float" office:value="0.0429395697516322" calcext:value-type="float">
            <text:p>0.0429395698</text:p>
          </table:table-cell>
          <table:table-cell table:formula="of:=([.B348]-[.B347])/0.01" office:value-type="float" office:value="-0.0450917104648507" calcext:value-type="float">
            <text:p>-0.0450917105</text:p>
          </table:table-cell>
        </table:table-row>
        <table:table-row table:style-name="ro1">
          <table:table-cell office:value-type="float" office:value="1.24869142077314" calcext:value-type="float">
            <text:p>1.2486914208</text:p>
          </table:table-cell>
          <table:table-cell office:value-type="float" office:value="1.24331944549475" calcext:value-type="float">
            <text:p>1.2433194455</text:p>
          </table:table-cell>
          <table:table-cell table:formula="of:=([.A349]-[.A348])/0.01" office:value-type="float" office:value="0.0389260820522708" calcext:value-type="float">
            <text:p>0.0389260821</text:p>
          </table:table-cell>
          <table:table-cell table:formula="of:=([.B349]-[.B348])/0.01" office:value-type="float" office:value="-0.0410627614462644" calcext:value-type="float">
            <text:p>-0.0410627614</text:p>
          </table:table-cell>
        </table:table-row>
        <table:table-row table:style-name="ro1">
          <table:table-cell office:value-type="float" office:value="1.24908068159366" calcext:value-type="float">
            <text:p>1.2490806816</text:p>
          </table:table-cell>
          <table:table-cell office:value-type="float" office:value="1.24290881788029" calcext:value-type="float">
            <text:p>1.2429088179</text:p>
          </table:table-cell>
          <table:table-cell table:formula="of:=([.A350]-[.A349])/0.01" office:value-type="float" office:value="0.0350701597946257" calcext:value-type="float">
            <text:p>0.0350701598</text:p>
          </table:table-cell>
          <table:table-cell table:formula="of:=([.B350]-[.B349])/0.01" office:value-type="float" office:value="-0.037187077745493" calcext:value-type="float">
            <text:p>-0.0371870777</text:p>
          </table:table-cell>
        </table:table-row>
        <table:table-row table:style-name="ro1">
          <table:table-cell office:value-type="float" office:value="1.24943138319161" calcext:value-type="float">
            <text:p>1.2494313832</text:p>
          </table:table-cell>
          <table:table-cell office:value-type="float" office:value="1.24253694710283" calcext:value-type="float">
            <text:p>1.2425369471</text:p>
          </table:table-cell>
          <table:table-cell table:formula="of:=([.A351]-[.A350])/0.01" office:value-type="float" office:value="0.031379104739071" calcext:value-type="float">
            <text:p>0.0313791047</text:p>
          </table:table-cell>
          <table:table-cell table:formula="of:=([.B351]-[.B350])/0.01" office:value-type="float" office:value="-0.0334723271766979" calcext:value-type="float">
            <text:p>-0.0334723272</text:p>
          </table:table-cell>
        </table:table-row>
        <table:table-row table:style-name="ro1">
          <table:table-cell office:value-type="float" office:value="1.249745174239" calcext:value-type="float">
            <text:p>1.2497451742</text:p>
          </table:table-cell>
          <table:table-cell office:value-type="float" office:value="1.24220222383107" calcext:value-type="float">
            <text:p>1.2422022238</text:p>
          </table:table-cell>
          <table:table-cell table:formula="of:=([.A352]-[.A351])/0.01" office:value-type="float" office:value="0.0278583688570144" calcext:value-type="float">
            <text:p>0.0278583689</text:p>
          </table:table-cell>
          <table:table-cell table:formula="of:=([.B352]-[.B351])/0.01" office:value-type="float" office:value="-0.0299243262815718" calcext:value-type="float">
            <text:p>-0.0299243263</text:p>
          </table:table-cell>
        </table:table-row>
        <table:table-row table:style-name="ro1">
          <table:table-cell office:value-type="float" office:value="1.25002375792757" calcext:value-type="float">
            <text:p>1.2500237579</text:p>
          </table:table-cell>
          <table:table-cell office:value-type="float" office:value="1.24190298056825" calcext:value-type="float">
            <text:p>1.2419029806</text:p>
          </table:table-cell>
          <table:table-cell table:formula="of:=([.A353]-[.A352])/0.01" office:value-type="float" office:value="0.0245117261023164" calcext:value-type="float">
            <text:p>0.0245117261</text:p>
          </table:table-cell>
          <table:table-cell table:formula="of:=([.B353]-[.B352])/0.01" office:value-type="float" office:value="-0.0265472084234108" calcext:value-type="float">
            <text:p>-0.0265472084</text:p>
          </table:table-cell>
        </table:table-row>
        <table:table-row table:style-name="ro1">
          <table:table-cell office:value-type="float" office:value="1.25026887518859" calcext:value-type="float">
            <text:p>1.2502688752</text:p>
          </table:table-cell>
          <table:table-cell office:value-type="float" office:value="1.24163750848402" calcext:value-type="float">
            <text:p>1.2416375085</text:p>
          </table:table-cell>
          <table:table-cell table:formula="of:=([.A354]-[.A353])/0.01" office:value-type="float" office:value="0.0213414355265007" calcext:value-type="float">
            <text:p>0.0213414355</text:p>
          </table:table-cell>
          <table:table-cell table:formula="of:=([.B354]-[.B353])/0.01" office:value-type="float" office:value="-0.0233435838005835" calcext:value-type="float">
            <text:p>-0.0233435838</text:p>
          </table:table-cell>
        </table:table-row>
        <table:table-row table:style-name="ro1">
          <table:table-cell office:value-type="float" office:value="1.25048228954386" calcext:value-type="float">
            <text:p>1.2504822895</text:p>
          </table:table-cell>
          <table:table-cell office:value-type="float" office:value="1.24140407264601" calcext:value-type="float">
            <text:p>1.2414040726</text:p>
          </table:table-cell>
          <table:table-cell table:formula="of:=([.A355]-[.A354])/0.01" office:value-type="float" office:value="0.0183483956830877" calcext:value-type="float">
            <text:p>0.0183483957</text:p>
          </table:table-cell>
          <table:table-cell table:formula="of:=([.B355]-[.B354])/0.01" office:value-type="float" office:value="-0.020314691276746" calcext:value-type="float">
            <text:p>-0.0203146913</text:p>
          </table:table-cell>
        </table:table-row>
        <table:table-row table:style-name="ro1">
          <table:table-cell office:value-type="float" office:value="1.25066577350069" calcext:value-type="float">
            <text:p>1.2506657735</text:p>
          </table:table-cell>
          <table:table-cell office:value-type="float" office:value="1.24120092573324" calcext:value-type="float">
            <text:p>1.2412009257</text:p>
          </table:table-cell>
          <table:table-cell table:formula="of:=([.A356]-[.A355])/0.01" office:value-type="float" office:value="0.0155322903275579" calcext:value-type="float">
            <text:p>0.0155322903</text:p>
          </table:table-cell>
          <table:table-cell table:formula="of:=([.B356]-[.B355])/0.01" office:value-type="float" office:value="-0.0174605419875018" calcext:value-type="float">
            <text:p>-0.017460542</text:p>
          </table:table-cell>
        </table:table-row>
        <table:table-row table:style-name="ro1">
          <table:table-cell office:value-type="float" office:value="1.25082109640396" calcext:value-type="float">
            <text:p>1.2508210964</text:p>
          </table:table-cell>
          <table:table-cell office:value-type="float" office:value="1.24102632031337" calcext:value-type="float">
            <text:p>1.2410263203</text:p>
          </table:table-cell>
          <table:table-cell table:formula="of:=([.A357]-[.A356])/0.01" office:value-type="float" office:value="0.0128917254736072" calcext:value-type="float">
            <text:p>0.0128917255</text:p>
          </table:table-cell>
          <table:table-cell table:formula="of:=([.B357]-[.B356])/0.01" office:value-type="float" office:value="-0.0147800547380506" calcext:value-type="float">
            <text:p>-0.0147800547</text:p>
          </table:table-cell>
        </table:table-row>
        <table:table-row table:style-name="ro1">
          <table:table-cell office:value-type="float" office:value="1.2509500136587" calcext:value-type="float">
            <text:p>1.2509500137</text:p>
          </table:table-cell>
          <table:table-cell office:value-type="float" office:value="1.24087851976599" calcext:value-type="float">
            <text:p>1.2408785198</text:p>
          </table:table-cell>
          <table:table-cell table:formula="of:=([.A358]-[.A357])/0.01" office:value-type="float" office:value="0.0104243579141627" calcext:value-type="float">
            <text:p>0.0104243579</text:p>
          </table:table-cell>
          <table:table-cell table:formula="of:=([.B358]-[.B357])/0.01" office:value-type="float" office:value="-0.0122711832563072" calcext:value-type="float">
            <text:p>-0.0122711833</text:p>
          </table:table-cell>
        </table:table-row>
        <table:table-row table:style-name="ro1">
          <table:table-cell office:value-type="float" office:value="1.25105425723784" calcext:value-type="float">
            <text:p>1.2510542572</text:p>
          </table:table-cell>
          <table:table-cell office:value-type="float" office:value="1.24075580793343" calcext:value-type="float">
            <text:p>1.2407558079</text:p>
          </table:table-cell>
          <table:table-cell table:formula="of:=([.A359]-[.A358])/0.01" office:value-type="float" office:value="0.00812701535708449" calcext:value-type="float">
            <text:p>0.0081270154</text:p>
          </table:table-cell>
          <table:table-cell table:formula="of:=([.B359]-[.B358])/0.01" office:value-type="float" office:value="-0.00993103540887219" calcext:value-type="float">
            <text:p>-0.0099310354</text:p>
          </table:table-cell>
        </table:table-row>
        <table:table-row table:style-name="ro1">
          <table:table-cell office:value-type="float" office:value="1.25113552739141" calcext:value-type="float">
            <text:p>1.2511355274</text:p>
          </table:table-cell>
          <table:table-cell office:value-type="float" office:value="1.24065649757934" calcext:value-type="float">
            <text:p>1.2406564976</text:p>
          </table:table-cell>
          <table:table-cell table:formula="of:=([.A360]-[.A359])/0.01" office:value-type="float" office:value="0.00599580836122549" calcext:value-type="float">
            <text:p>0.0059958084</text:p>
          </table:table-cell>
          <table:table-cell table:formula="of:=([.B360]-[.B359])/0.01" office:value-type="float" office:value="-0.00775598452538162" calcext:value-type="float">
            <text:p>-0.0077559845</text:p>
          </table:table-cell>
        </table:table-row>
        <table:table-row table:style-name="ro1">
          <table:table-cell office:value-type="float" office:value="1.25119548547502" calcext:value-type="float">
            <text:p>1.2511954855</text:p>
          </table:table-cell>
          <table:table-cell office:value-type="float" office:value="1.24057893773408" calcext:value-type="float">
            <text:p>1.2405789377</text:p>
          </table:table-cell>
          <table:table-cell table:formula="of:=([.A361]-[.A360])/0.01" office:value-type="float" office:value="0.00402623428925608" calcext:value-type="float">
            <text:p>0.0040262343</text:p>
          </table:table-cell>
          <table:table-cell table:formula="of:=([.B361]-[.B360])/0.01" office:value-type="float" office:value="-0.00574177300953771" calcext:value-type="float">
            <text:p>-0.005741773</text:p>
          </table:table-cell>
        </table:table-row>
        <table:table-row table:style-name="ro1">
          <table:table-cell office:value-type="float" office:value="1.25123574781792" calcext:value-type="float">
            <text:p>1.2512357478</text:p>
          </table:table-cell>
          <table:table-cell office:value-type="float" office:value="1.24052152000399" calcext:value-type="float">
            <text:p>1.24052152</text:p>
          </table:table-cell>
          <table:table-cell table:formula="of:=([.A362]-[.A361])/0.01" office:value-type="float" office:value="0.00221327351959122" calcext:value-type="float">
            <text:p>0.0022132735</text:p>
          </table:table-cell>
          <table:table-cell table:formula="of:=([.B362]-[.B361])/0.01" office:value-type="float" office:value="-0.00388360844369995" calcext:value-type="float">
            <text:p>-0.0038836084</text:p>
          </table:table-cell>
        </table:table-row>
        <table:table-row table:style-name="ro1">
          <table:table-cell office:value-type="float" office:value="1.25125788055311" calcext:value-type="float">
            <text:p>1.2512578806</text:p>
          </table:table-cell>
          <table:table-cell office:value-type="float" office:value="1.24048268391955" calcext:value-type="float">
            <text:p>1.2404826839</text:p>
          </table:table-cell>
          <table:table-cell table:formula="of:=([.A363]-[.A362])/0.01" office:value-type="float" office:value="0.000551478180343956" calcext:value-type="float">
            <text:p>0.0005514782</text:p>
          </table:table-cell>
          <table:table-cell table:formula="of:=([.B363]-[.B362])/0.01" office:value-type="float" office:value="-0.00217625241727415" calcext:value-type="float">
            <text:p>-0.0021762524</text:p>
          </table:table-cell>
        </table:table-row>
        <table:table-row table:style-name="ro1">
          <table:table-cell office:value-type="float" office:value="1.25126339533492" calcext:value-type="float">
            <text:p>1.2512633953</text:p>
          </table:table-cell>
          <table:table-cell office:value-type="float" office:value="1.24046092139538" calcext:value-type="float">
            <text:p>1.2404609214</text:p>
          </table:table-cell>
          <table:table-cell table:formula="of:=([.A364]-[.A363])/0.01" office:value-type="float" office:value="-0.000964946313319892" calcext:value-type="float">
            <text:p>-0.0009649463</text:p>
          </table:table-cell>
          <table:table-cell table:formula="of:=([.B364]-[.B363])/0.01" office:value-type="float" office:value="-0.000614102328944099" calcext:value-type="float">
            <text:p>-0.0006141023</text:p>
          </table:table-cell>
        </table:table-row>
        <table:table-row table:style-name="ro1">
          <table:table-cell office:value-type="float" office:value="1.25125374587178" calcext:value-type="float">
            <text:p>1.2512537459</text:p>
          </table:table-cell>
          <table:table-cell office:value-type="float" office:value="1.24045478037209" calcext:value-type="float">
            <text:p>1.2404547804</text:p>
          </table:table-cell>
          <table:table-cell table:formula="of:=([.A365]-[.A364])/0.01" office:value-type="float" office:value="-0.00234206662501624" calcext:value-type="float">
            <text:p>-0.0023420666</text:p>
          </table:table-cell>
          <table:table-cell table:formula="of:=([.B365]-[.B364])/0.01" office:value-type="float" office:value="0.000808733570734077" calcext:value-type="float">
            <text:p>0.0008087336</text:p>
          </table:table-cell>
        </table:table-row>
        <table:table-row table:style-name="ro1">
          <table:table-cell office:value-type="float" office:value="1.25123032520553" calcext:value-type="float">
            <text:p>1.2512303252</text:p>
          </table:table-cell>
          <table:table-cell office:value-type="float" office:value="1.2404628677078" calcext:value-type="float">
            <text:p>1.2404628677</text:p>
          </table:table-cell>
          <table:table-cell table:formula="of:=([.A366]-[.A365])/0.01" office:value-type="float" office:value="-0.0035861534613435" calcext:value-type="float">
            <text:p>-0.0035861535</text:p>
          </table:table-cell>
          <table:table-cell table:formula="of:=([.B366]-[.B365])/0.01" office:value-type="float" office:value="0.00209836761766446" calcext:value-type="float">
            <text:p>0.0020983676</text:p>
          </table:table-cell>
        </table:table-row>
        <table:table-row table:style-name="ro1">
          <table:table-cell office:value-type="float" office:value="1.25119446367092" calcext:value-type="float">
            <text:p>1.2511944637</text:p>
          </table:table-cell>
          <table:table-cell office:value-type="float" office:value="1.24048385138397" calcext:value-type="float">
            <text:p>1.2404838514</text:p>
          </table:table-cell>
          <table:table-cell table:formula="of:=([.A367]-[.A366])/0.01" office:value-type="float" office:value="-0.00470361982329859" calcext:value-type="float">
            <text:p>-0.0047036198</text:p>
          </table:table-cell>
          <table:table-cell table:formula="of:=([.B367]-[.B366])/0.01" office:value-type="float" office:value="0.0032610703652125" calcext:value-type="float">
            <text:p>0.0032610704</text:p>
          </table:table-cell>
        </table:table-row>
        <table:table-row table:style-name="ro1">
          <table:table-cell office:value-type="float" office:value="1.25114742747269" calcext:value-type="float">
            <text:p>1.2511474275</text:p>
          </table:table-cell>
          <table:table-cell office:value-type="float" office:value="1.24051646208762" calcext:value-type="float">
            <text:p>1.2405164621</text:p>
          </table:table-cell>
          <table:table-cell table:formula="of:=([.A368]-[.A367])/0.01" office:value-type="float" office:value="-0.00570096522922725" calcext:value-type="float">
            <text:p>-0.0057009652</text:p>
          </table:table-cell>
          <table:table-cell table:formula="of:=([.B368]-[.B367])/0.01" office:value-type="float" office:value="0.00430321411246659" calcext:value-type="float">
            <text:p>0.0043032141</text:p>
          </table:table-cell>
        </table:table-row>
        <table:table-row table:style-name="ro1">
          <table:table-cell office:value-type="float" office:value="1.25109041782039" calcext:value-type="float">
            <text:p>1.2510904178</text:p>
          </table:table-cell>
          <table:table-cell office:value-type="float" office:value="1.24055949422875" calcext:value-type="float">
            <text:p>1.2405594942</text:p>
          </table:table-cell>
          <table:table-cell table:formula="of:=([.A369]-[.A368])/0.01" office:value-type="float" office:value="-0.00658472559149637" calcext:value-type="float">
            <text:p>-0.0065847256</text:p>
          </table:table-cell>
          <table:table-cell table:formula="of:=([.B369]-[.B368])/0.01" office:value-type="float" office:value="0.00523122203071047" calcext:value-type="float">
            <text:p>0.005231222</text:p>
          </table:table-cell>
        </table:table-row>
        <table:table-row table:style-name="ro1">
          <table:table-cell office:value-type="float" office:value="1.25102457056448" calcext:value-type="float">
            <text:p>1.2510245706</text:p>
          </table:table-cell>
          <table:table-cell office:value-type="float" office:value="1.24061180644906" calcext:value-type="float">
            <text:p>1.2406118064</text:p>
          </table:table-cell>
          <table:table-cell table:formula="of:=([.A370]-[.A369])/0.01" office:value-type="float" office:value="-0.00736142842978627" calcext:value-type="float">
            <text:p>-0.0073614284</text:p>
          </table:table-cell>
          <table:table-cell table:formula="of:=([.B370]-[.B369])/0.01" office:value-type="float" office:value="0.00605152258714714" calcext:value-type="float">
            <text:p>0.0060515226</text:p>
          </table:table-cell>
        </table:table-row>
        <table:table-row table:style-name="ro1">
          <table:table-cell office:value-type="float" office:value="1.25095095628018" calcext:value-type="float">
            <text:p>1.2509509563</text:p>
          </table:table-cell>
          <table:table-cell office:value-type="float" office:value="1.24067232167493" calcext:value-type="float">
            <text:p>1.2406723217</text:p>
          </table:table-cell>
          <table:table-cell table:formula="of:=([.A371]-[.A370])/0.01" office:value-type="float" office:value="-0.00803755310601062" calcext:value-type="float">
            <text:p>-0.0080375531</text:p>
          </table:table-cell>
          <table:table-cell table:formula="of:=([.B371]-[.B370])/0.01" office:value-type="float" office:value="0.00677050896482623" calcext:value-type="float">
            <text:p>0.006770509</text:p>
          </table:table-cell>
        </table:table-row>
        <table:table-row table:style-name="ro1">
          <table:table-cell office:value-type="float" office:value="1.25087058074912" calcext:value-type="float">
            <text:p>1.2508705807</text:p>
          </table:table-cell>
          <table:table-cell office:value-type="float" office:value="1.24074002676458" calcext:value-type="float">
            <text:p>1.2407400268</text:p>
          </table:table-cell>
          <table:table-cell table:formula="of:=([.A372]-[.A371])/0.01" office:value-type="float" office:value="-0.00861949576964616" calcext:value-type="float">
            <text:p>-0.0086194958</text:p>
          </table:table-cell>
          <table:table-cell table:formula="of:=([.B372]-[.B371])/0.01" office:value-type="float" office:value="0.00739450318025803" calcext:value-type="float">
            <text:p>0.0073945032</text:p>
          </table:table-cell>
        </table:table-row>
        <table:table-row table:style-name="ro1">
          <table:table-cell office:value-type="float" office:value="1.25078438579142" calcext:value-type="float">
            <text:p>1.2507843858</text:p>
          </table:table-cell>
          <table:table-cell office:value-type="float" office:value="1.24081397179638" calcext:value-type="float">
            <text:p>1.2408139718</text:p>
          </table:table-cell>
          <table:table-cell table:formula="of:=([.A373]-[.A372])/0.01" office:value-type="float" office:value="-0.00911353870778342" calcext:value-type="float">
            <text:p>-0.0091135387</text:p>
          </table:table-cell>
          <table:table-cell table:formula="of:=([.B373]-[.B372])/0.01" office:value-type="float" office:value="0.00792972460350594" calcext:value-type="float">
            <text:p>0.0079297246</text:p>
          </table:table-cell>
        </table:table-row>
        <table:table-row table:style-name="ro1">
          <table:table-cell office:value-type="float" office:value="1.25069325040435" calcext:value-type="float">
            <text:p>1.2506932504</text:p>
          </table:table-cell>
          <table:table-cell office:value-type="float" office:value="1.24089326904241" calcext:value-type="float">
            <text:p>1.240893269</text:p>
          </table:table-cell>
          <table:table-cell table:formula="of:=([.A374]-[.A373])/0.01" office:value-type="float" office:value="-0.00952582380118194" calcext:value-type="float">
            <text:p>-0.0095258238</text:p>
          </table:table-cell>
          <table:table-cell table:formula="of:=([.B374]-[.B373])/0.01" office:value-type="float" office:value="0.00838226259110009" calcext:value-type="float">
            <text:p>0.0083822626</text:p>
          </table:table-cell>
        </table:table-row>
        <table:table-row table:style-name="ro1">
          <table:table-cell office:value-type="float" office:value="1.25059799216634" calcext:value-type="float">
            <text:p>1.2505979922</text:p>
          </table:table-cell>
          <table:table-cell office:value-type="float" office:value="1.24097709166833" calcext:value-type="float">
            <text:p>1.2409770917</text:p>
          </table:table-cell>
          <table:table-cell table:formula="of:=([.A375]-[.A374])/0.01" office:value-type="float" office:value="-0.00986232979525159" calcext:value-type="float">
            <text:p>-0.0098623298</text:p>
          </table:table-cell>
          <table:table-cell table:formula="of:=([.B375]-[.B374])/0.01" office:value-type="float" office:value="0.00875805294795473" calcext:value-type="float">
            <text:p>0.0087580529</text:p>
          </table:table-cell>
        </table:table-row>
        <table:table-row table:style-name="ro1">
          <table:table-cell office:value-type="float" office:value="1.25049936886838" calcext:value-type="float">
            <text:p>1.2504993689</text:p>
          </table:table-cell>
          <table:table-cell office:value-type="float" office:value="1.2410646721978" calcext:value-type="float">
            <text:p>1.2410646722</text:p>
          </table:table-cell>
          <table:table-cell table:formula="of:=([.A376]-[.A375])/0.01" office:value-type="float" office:value="-0.0101288531032306" calcext:value-type="float">
            <text:p>-0.0101288531</text:p>
          </table:table-cell>
          <table:table-cell table:formula="of:=([.B376]-[.B375])/0.01" office:value-type="float" office:value="0.00906285794246564" calcext:value-type="float">
            <text:p>0.0090628579</text:p>
          </table:table-cell>
        </table:table-row>
        <table:table-row table:style-name="ro1">
          <table:table-cell office:value-type="float" office:value="1.25039808033735" calcext:value-type="float">
            <text:p>1.2503980803</text:p>
          </table:table-cell>
          <table:table-cell office:value-type="float" office:value="1.24115530077723" calcext:value-type="float">
            <text:p>1.2411553008</text:p>
          </table:table-cell>
          <table:table-cell table:formula="of:=([.A377]-[.A376])/0.01" office:value-type="float" office:value="-0.0103309918694006" calcext:value-type="float">
            <text:p>-0.0103309919</text:p>
          </table:table-cell>
          <table:table-cell table:formula="of:=([.B377]-[.B376])/0.01" office:value-type="float" office:value="0.00930224960693504" calcext:value-type="float">
            <text:p>0.0093022496</text:p>
          </table:table-cell>
        </table:table-row>
        <table:table-row table:style-name="ro1">
          <table:table-cell office:value-type="float" office:value="1.25029477041866" calcext:value-type="float">
            <text:p>1.2502947704</text:p>
          </table:table-cell>
          <table:table-cell office:value-type="float" office:value="1.2412483232733" calcext:value-type="float">
            <text:p>1.2412483233</text:p>
          </table:table-cell>
          <table:table-cell table:formula="of:=([.A378]-[.A377])/0.01" office:value-type="float" office:value="-0.0104741330287927" calcext:value-type="float">
            <text:p>-0.010474133</text:p>
          </table:table-cell>
          <table:table-cell table:formula="of:=([.B378]-[.B377])/0.01" office:value-type="float" office:value="0.00948159606450894" calcext:value-type="float">
            <text:p>0.0094815961</text:p>
          </table:table-cell>
        </table:table-row>
        <table:table-row table:style-name="ro1">
          <table:table-cell office:value-type="float" office:value="1.25019002908837" calcext:value-type="float">
            <text:p>1.2501900291</text:p>
          </table:table-cell>
          <table:table-cell office:value-type="float" office:value="1.24134313923394" calcext:value-type="float">
            <text:p>1.2413431392</text:p>
          </table:table-cell>
          <table:table-cell table:formula="of:=([.A379]-[.A378])/0.01" office:value-type="float" office:value="-0.0105634421122769" calcext:value-type="float">
            <text:p>-0.0105634421</text:p>
          </table:table-cell>
          <table:table-cell table:formula="of:=([.B379]-[.B378])/0.01" office:value-type="float" office:value="0.00960605063384801" calcext:value-type="float">
            <text:p>0.0096060506</text:p>
          </table:table-cell>
        </table:table-row>
        <table:table-row table:style-name="ro1">
          <table:table-cell office:value-type="float" office:value="1.25008439466725" calcext:value-type="float">
            <text:p>1.2500843947</text:p>
          </table:table-cell>
          <table:table-cell office:value-type="float" office:value="1.24143919974028" calcext:value-type="float">
            <text:p>1.2414391997</text:p>
          </table:table-cell>
          <table:table-cell table:formula="of:=([.A380]-[.A379])/0.01" office:value-type="float" office:value="-0.0106038555550914" calcext:value-type="float">
            <text:p>-0.0106038556</text:p>
          </table:table-cell>
          <table:table-cell table:formula="of:=([.B380]-[.B379])/0.01" office:value-type="float" office:value="0.00968054347256775" calcext:value-type="float">
            <text:p>0.0096805435</text:p>
          </table:table-cell>
        </table:table-row>
        <table:table-row table:style-name="ro1">
          <table:table-cell office:value-type="float" office:value="1.24997835611169" calcext:value-type="float">
            <text:p>1.2499783561</text:p>
          </table:table-cell>
          <table:table-cell office:value-type="float" office:value="1.24153600517501" calcext:value-type="float">
            <text:p>1.2415360052</text:p>
          </table:table-cell>
          <table:table-cell table:formula="of:=([.A381]-[.A380])/0.01" office:value-type="float" office:value="-0.0106000752799318" calcext:value-type="float">
            <text:p>-0.0106000753</text:p>
          </table:table-cell>
          <table:table-cell table:formula="of:=([.B381]-[.B380])/0.01" office:value-type="float" office:value="0.00970977553129693" calcext:value-type="float">
            <text:p>0.0097097755</text:p>
          </table:table-cell>
        </table:table-row>
        <table:table-row table:style-name="ro1">
          <table:table-cell office:value-type="float" office:value="1.2498723553589" calcext:value-type="float">
            <text:p>1.2498723554</text:p>
          </table:table-cell>
          <table:table-cell office:value-type="float" office:value="1.24163310293032" calcext:value-type="float">
            <text:p>1.2416331029</text:p>
          </table:table-cell>
          <table:table-cell table:formula="of:=([.A382]-[.A381])/0.01" office:value-type="float" office:value="-0.010556565335218" calcext:value-type="float">
            <text:p>-0.0105565653</text:p>
          </table:table-cell>
          <table:table-cell table:formula="of:=([.B382]-[.B381])/0.01" office:value-type="float" office:value="0.0096982146006841" calcext:value-type="float">
            <text:p>0.0096982146</text:p>
          </table:table-cell>
        </table:table-row>
        <table:table-row table:style-name="ro1">
          <table:table-cell office:value-type="float" office:value="1.24976678970554" calcext:value-type="float">
            <text:p>1.2497667897</text:p>
          </table:table-cell>
          <table:table-cell office:value-type="float" office:value="1.24173008507633" calcext:value-type="float">
            <text:p>1.2417300851</text:p>
          </table:table-cell>
          <table:table-cell table:formula="of:=([.A383]-[.A382])/0.01" office:value-type="float" office:value="-0.0104775503826149" calcext:value-type="float">
            <text:p>-0.0104775504</text:p>
          </table:table-cell>
          <table:table-cell table:formula="of:=([.B383]-[.B382])/0.01" office:value-type="float" office:value="0.0096500932450283" calcext:value-type="float">
            <text:p>0.0096500932</text:p>
          </table:table-cell>
        </table:table-row>
        <table:table-row table:style-name="ro1">
          <table:table-cell office:value-type="float" office:value="1.24966201420172" calcext:value-type="float">
            <text:p>1.2496620142</text:p>
          </table:table-cell>
          <table:table-cell office:value-type="float" office:value="1.24182658600878" calcext:value-type="float">
            <text:p>1.241826586</text:p>
          </table:table-cell>
          <table:table-cell table:formula="of:=([.A384]-[.A383])/0.01" office:value-type="float" office:value="-0.0103670158378533" calcext:value-type="float">
            <text:p>-0.0103670158</text:p>
          </table:table-cell>
          <table:table-cell table:formula="of:=([.B384]-[.B383])/0.01" office:value-type="float" office:value="0.0095694084270459" calcext:value-type="float">
            <text:p>0.0095694084</text:p>
          </table:table-cell>
        </table:table-row>
        <table:table-row table:style-name="ro1">
          <table:table-cell office:value-type="float" office:value="1.24955834404334" calcext:value-type="float">
            <text:p>1.249558344</text:p>
          </table:table-cell>
          <table:table-cell office:value-type="float" office:value="1.24192228009305" calcext:value-type="float">
            <text:p>1.2419222801</text:p>
          </table:table-cell>
          <table:table-cell table:formula="of:=([.A385]-[.A384])/0.01" office:value-type="float" office:value="-0.010228709481086" calcext:value-type="float">
            <text:p>-0.0102287095</text:p>
          </table:table-cell>
          <table:table-cell table:formula="of:=([.B385]-[.B384])/0.01" office:value-type="float" office:value="0.00945992263929885" calcext:value-type="float">
            <text:p>0.0094599226</text:p>
          </table:table-cell>
        </table:table-row>
        <table:table-row table:style-name="ro1">
          <table:table-cell office:value-type="float" office:value="1.24945605694853" calcext:value-type="float">
            <text:p>1.2494560569</text:p>
          </table:table-cell>
          <table:table-cell office:value-type="float" office:value="1.24201687931944" calcext:value-type="float">
            <text:p>1.2420168793</text:p>
          </table:table-cell>
          <table:table-cell table:formula="of:=([.A386]-[.A385])/0.01" office:value-type="float" office:value="-0.0100661443643402" calcext:value-type="float">
            <text:p>-0.0100661444</text:p>
          </table:table-cell>
          <table:table-cell table:formula="of:=([.B386]-[.B385])/0.01" office:value-type="float" office:value="0.00932516636868996" calcext:value-type="float">
            <text:p>0.0093251664</text:p>
          </table:table-cell>
        </table:table-row>
        <table:table-row table:style-name="ro1">
          <table:table-cell office:value-type="float" office:value="1.24935539550488" calcext:value-type="float">
            <text:p>1.2493553955</text:p>
          </table:table-cell>
          <table:table-cell office:value-type="float" office:value="1.24211013098313" calcext:value-type="float">
            <text:p>1.242110131</text:p>
          </table:table-cell>
          <table:table-cell table:formula="of:=([.A387]-[.A386])/0.01" office:value-type="float" office:value="-0.00988260285417208" calcext:value-type="float">
            <text:p>-0.0098826029</text:p>
          </table:table-cell>
          <table:table-cell table:formula="of:=([.B387]-[.B386])/0.01" office:value-type="float" office:value="0.00916844173182163" calcext:value-type="float">
            <text:p>0.0091684417</text:p>
          </table:table-cell>
        </table:table-row>
        <table:table-row table:style-name="ro1">
          <table:table-cell office:value-type="float" office:value="1.24925656947634" calcext:value-type="float">
            <text:p>1.2492565695</text:p>
          </table:table-cell>
          <table:table-cell office:value-type="float" office:value="1.24220181540045" calcext:value-type="float">
            <text:p>1.2422018154</text:p>
          </table:table-cell>
          <table:table-cell table:formula="of:=([.A388]-[.A387])/0.01" office:value-type="float" office:value="-0.00968114165904588" calcext:value-type="float">
            <text:p>-0.0096811417</text:p>
          </table:table-cell>
          <table:table-cell table:formula="of:=([.B388]-[.B387])/0.01" office:value-type="float" office:value="0.00899282712893967" calcext:value-type="float">
            <text:p>0.0089928271</text:p>
          </table:table-cell>
        </table:table-row>
        <table:table-row table:style-name="ro1">
          <table:table-cell office:value-type="float" office:value="1.24915975805975" calcext:value-type="float">
            <text:p>1.2491597581</text:p>
          </table:table-cell>
          <table:table-cell office:value-type="float" office:value="1.24229174367174" calcext:value-type="float">
            <text:p>1.2422917437</text:p>
          </table:table-cell>
          <table:table-cell table:formula="of:=([.A389]-[.A388])/0.01" office:value-type="float" office:value="-0.00946459770132524" calcext:value-type="float">
            <text:p>-0.0094645977</text:p>
          </table:table-cell>
          <table:table-cell table:formula="of:=([.B389]-[.B388])/0.01" office:value-type="float" office:value="0.0088011827751755" calcext:value-type="float">
            <text:p>0.0088011828</text:p>
          </table:table-cell>
        </table:table-row>
        <table:table-row table:style-name="ro1">
          <table:table-cell office:value-type="float" office:value="1.24906511208274" calcext:value-type="float">
            <text:p>1.2490651121</text:p>
          </table:table-cell>
          <table:table-cell office:value-type="float" office:value="1.24237975549949" calcext:value-type="float">
            <text:p>1.2423797555</text:p>
          </table:table-cell>
          <table:table-cell table:formula="of:=([.A390]-[.A389])/0.01" office:value-type="float" office:value="-0.00923559470416002" calcext:value-type="float">
            <text:p>-0.0092355947</text:p>
          </table:table-cell>
          <table:table-cell table:formula="of:=([.B390]-[.B389])/0.01" office:value-type="float" office:value="0.00859615697743621" calcext:value-type="float">
            <text:p>0.008596157</text:p>
          </table:table-cell>
        </table:table-row>
        <table:table-row table:style-name="ro1">
          <table:table-cell office:value-type="float" office:value="1.2489727561357" calcext:value-type="float">
            <text:p>1.2489727561</text:p>
          </table:table-cell>
          <table:table-cell office:value-type="float" office:value="1.24246571706926" calcext:value-type="float">
            <text:p>1.2424657171</text:p>
          </table:table-cell>
          <table:table-cell table:formula="of:=([.A391]-[.A390])/0.01" office:value-type="float" office:value="-0.00899655037320812" calcext:value-type="float">
            <text:p>-0.0089965504</text:p>
          </table:table-cell>
          <table:table-cell table:formula="of:=([.B391]-[.B390])/0.01" office:value-type="float" office:value="0.00838019303606163" calcext:value-type="float">
            <text:p>0.008380193</text:p>
          </table:table-cell>
        </table:table-row>
        <table:table-row table:style-name="ro1">
          <table:table-cell office:value-type="float" office:value="1.24888279063197" calcext:value-type="float">
            <text:p>1.2488827906</text:p>
          </table:table-cell>
          <table:table-cell office:value-type="float" office:value="1.24254951899962" calcext:value-type="float">
            <text:p>1.242549519</text:p>
          </table:table-cell>
          <table:table-cell table:formula="of:=([.A392]-[.A391])/0.01" office:value-type="float" office:value="-0.00874968406310295" calcext:value-type="float">
            <text:p>-0.0087496841</text:p>
          </table:table-cell>
          <table:table-cell table:formula="of:=([.B392]-[.B391])/0.01" office:value-type="float" office:value="0.00815553665871605" calcext:value-type="float">
            <text:p>0.0081555367</text:p>
          </table:table-cell>
        </table:table-row>
        <table:table-row table:style-name="ro1">
          <table:table-cell office:value-type="float" office:value="1.24879529379133" calcext:value-type="float">
            <text:p>1.2487952938</text:p>
          </table:table-cell>
          <table:table-cell office:value-type="float" office:value="1.24263107436621" calcext:value-type="float">
            <text:p>1.2426310744</text:p>
          </table:table-cell>
          <table:table-cell table:formula="of:=([.A393]-[.A392])/0.01" office:value-type="float" office:value="-0.00849702482748072" calcext:value-type="float">
            <text:p>-0.0084970248</text:p>
          </table:table-cell>
          <table:table-cell table:formula="of:=([.B393]-[.B392])/0.01" office:value-type="float" office:value="0.00792424378395218" calcext:value-type="float">
            <text:p>0.0079242438</text:p>
          </table:table-cell>
        </table:table-row>
        <table:table-row table:style-name="ro1">
          <table:table-cell office:value-type="float" office:value="1.24871032354306" calcext:value-type="float">
            <text:p>1.2487103235</text:p>
          </table:table-cell>
          <table:table-cell office:value-type="float" office:value="1.24271031680405" calcext:value-type="float">
            <text:p>1.2427103168</text:p>
          </table:table-cell>
          <table:table-cell table:formula="of:=([.A394]-[.A393])/0.01" office:value-type="float" office:value="-0.00824041976028589" calcext:value-type="float">
            <text:p>-0.0082404198</text:p>
          </table:table-cell>
          <table:table-cell table:formula="of:=([.B394]-[.B393])/0.01" office:value-type="float" office:value="0.00768818872087795" calcext:value-type="float">
            <text:p>0.0076881887</text:p>
          </table:table-cell>
        </table:table-row>
        <table:table-row table:style-name="ro1">
          <table:table-cell office:value-type="float" office:value="1.24862791934546" calcext:value-type="float">
            <text:p>1.2486279193</text:p>
          </table:table-cell>
          <table:table-cell office:value-type="float" office:value="1.24278719869126" calcext:value-type="float">
            <text:p>1.2427871987</text:p>
          </table:table-cell>
          <table:table-cell table:formula="of:=([.A395]-[.A394])/0.01" office:value-type="float" office:value="-0.00798154254462169" calcext:value-type="float">
            <text:p>-0.0079815425</text:p>
          </table:table-cell>
          <table:table-cell table:formula="of:=([.B395]-[.B394])/0.01" office:value-type="float" office:value="0.00744907251868376" calcext:value-type="float">
            <text:p>0.0074490725</text:p>
          </table:table-cell>
        </table:table-row>
        <table:table-row table:style-name="ro1">
          <table:table-cell office:value-type="float" office:value="1.24854810392001" calcext:value-type="float">
            <text:p>1.2485481039</text:p>
          </table:table-cell>
          <table:table-cell office:value-type="float" office:value="1.24286168941644" calcext:value-type="float">
            <text:p>1.2428616894</text:p>
          </table:table-cell>
          <table:table-cell table:formula="of:=([.A396]-[.A395])/0.01" office:value-type="float" office:value="-0.00772190213305102" calcext:value-type="float">
            <text:p>-0.0077219021</text:p>
          </table:table-cell>
          <table:table-cell table:formula="of:=([.B396]-[.B395])/0.01" office:value-type="float" office:value="0.00720843148891426" calcext:value-type="float">
            <text:p>0.0072084315</text:p>
          </table:table-cell>
        </table:table-row>
        <table:table-row table:style-name="ro1">
          <table:table-cell office:value-type="float" office:value="1.24847088489868" calcext:value-type="float">
            <text:p>1.2484708849</text:p>
          </table:table-cell>
          <table:table-cell office:value-type="float" office:value="1.24293377373133" calcext:value-type="float">
            <text:p>1.2429337737</text:p>
          </table:table-cell>
          <table:table-cell table:formula="of:=([.A397]-[.A396])/0.01" office:value-type="float" office:value="-0.00746285149106907" calcext:value-type="float">
            <text:p>-0.0074628515</text:p>
          </table:table-cell>
          <table:table-cell table:formula="of:=([.B397]-[.B396])/0.01" office:value-type="float" office:value="0.00696764581085141" calcext:value-type="float">
            <text:p>0.0069676458</text:p>
          </table:table-cell>
        </table:table-row>
        <table:table-row table:style-name="ro1">
          <table:table-cell office:value-type="float" office:value="1.24839625638377" calcext:value-type="float">
            <text:p>1.2483962564</text:p>
          </table:table-cell>
          <table:table-cell office:value-type="float" office:value="1.24300345018944" calcext:value-type="float">
            <text:p>1.2430034502</text:p>
          </table:table-cell>
          <table:table-cell table:formula="of:=([.A398]-[.A397])/0.01" office:value-type="float" office:value="-0.00720559634292961" calcext:value-type="float">
            <text:p>-0.0072055963</text:p>
          </table:table-cell>
          <table:table-cell table:formula="of:=([.B398]-[.B397])/0.01" office:value-type="float" office:value="0.00672794815674838" calcext:value-type="float">
            <text:p>0.0067279482</text:p>
          </table:table-cell>
        </table:table-row>
        <table:table-row table:style-name="ro1">
          <table:table-cell office:value-type="float" office:value="1.24832420042034" calcext:value-type="float">
            <text:p>1.2483242004</text:p>
          </table:table-cell>
          <table:table-cell office:value-type="float" office:value="1.24307072967101" calcext:value-type="float">
            <text:p>1.2430707297</text:p>
          </table:table-cell>
          <table:table-cell table:formula="of:=([.A399]-[.A398])/0.01" office:value-type="float" office:value="-0.00695120386482451" calcext:value-type="float">
            <text:p>-0.0069512039</text:p>
          </table:table-cell>
          <table:table-cell table:formula="of:=([.B399]-[.B398])/0.01" office:value-type="float" office:value="0.00649043228126978" calcext:value-type="float">
            <text:p>0.0064904323</text:p>
          </table:table-cell>
        </table:table-row>
        <table:table-row table:style-name="ro1">
          <table:table-cell office:value-type="float" office:value="1.24825468838169" calcext:value-type="float">
            <text:p>1.2482546884</text:p>
          </table:table-cell>
          <table:table-cell office:value-type="float" office:value="1.24313563399382" calcext:value-type="float">
            <text:p>1.243135634</text:p>
          </table:table-cell>
          <table:table-cell table:formula="of:=([.A400]-[.A399])/0.01" office:value-type="float" office:value="-0.0067006112779433" calcext:value-type="float">
            <text:p>-0.0067006113</text:p>
          </table:table-cell>
          <table:table-cell table:formula="of:=([.B400]-[.B399])/0.01" office:value-type="float" office:value="0.00625606152593328" calcext:value-type="float">
            <text:p>0.0062560615</text:p>
          </table:table-cell>
        </table:table-row>
        <table:table-row table:style-name="ro1">
          <table:table-cell office:value-type="float" office:value="1.24818768226891" calcext:value-type="float">
            <text:p>1.2481876823</text:p>
          </table:table-cell>
          <table:table-cell office:value-type="float" office:value="1.24319819460908" calcext:value-type="float">
            <text:p>1.2431981946</text:p>
          </table:table-cell>
          <table:table-cell table:formula="of:=([.A401]-[.A400])/0.01" office:value-type="float" office:value="-0.00645463429871374" calcext:value-type="float">
            <text:p>-0.0064546343</text:p>
          </table:table-cell>
          <table:table-cell table:formula="of:=([.B401]-[.B400])/0.01" office:value-type="float" office:value="0.00602567719445446" calcext:value-type="float">
            <text:p>0.0060256772</text:p>
          </table:table-cell>
        </table:table-row>
        <table:table-row table:style-name="ro1">
          <table:table-cell office:value-type="float" office:value="1.24812313592592" calcext:value-type="float">
            <text:p>1.2481231359</text:p>
          </table:table-cell>
          <table:table-cell office:value-type="float" office:value="1.24325845138103" calcext:value-type="float">
            <text:p>1.2432584514</text:p>
          </table:table-cell>
          <table:table-cell table:formula="of:=([.A402]-[.A401])/0.01" office:value-type="float" office:value="-0.00621397541016311" calcext:value-type="float">
            <text:p>-0.0062139754</text:p>
          </table:table-cell>
          <table:table-cell table:formula="of:=([.B402]-[.B401])/0.01" office:value-type="float" office:value="0.0058000067618913" calcext:value-type="float">
            <text:p>0.0058000068</text:p>
          </table:table-cell>
        </table:table-row>
        <table:table-row table:style-name="ro1">
          <table:table-cell office:value-type="float" office:value="1.24806099617182" calcext:value-type="float">
            <text:p>1.2480609962</text:p>
          </table:table-cell>
          <table:table-cell office:value-type="float" office:value="1.24331645144865" calcext:value-type="float">
            <text:p>1.2433164514</text:p>
          </table:table-cell>
          <table:table-cell table:formula="of:=([.A403]-[.A402])/0.01" office:value-type="float" office:value="-0.00597923192249272" calcext:value-type="float">
            <text:p>-0.0059792319</text:p>
          </table:table-cell>
          <table:table-cell table:formula="of:=([.B403]-[.B402])/0.01" office:value-type="float" office:value="0.00557967188423714" calcext:value-type="float">
            <text:p>0.0055796719</text:p>
          </table:table-cell>
        </table:table-row>
        <table:table-row table:style-name="ro1">
          <table:table-cell office:value-type="float" office:value="1.2480012038526" calcext:value-type="float">
            <text:p>1.2480012039</text:p>
          </table:table-cell>
          <table:table-cell office:value-type="float" office:value="1.24337224816749" calcext:value-type="float">
            <text:p>1.2433722482</text:p>
          </table:table-cell>
          <table:table-cell table:formula="of:=([.A404]-[.A403])/0.01" office:value-type="float" office:value="-0.00575090379644205" calcext:value-type="float">
            <text:p>-0.0057509038</text:p>
          </table:table-cell>
          <table:table-cell table:formula="of:=([.B404]-[.B403])/0.01" office:value-type="float" office:value="0.00536519618112852" calcext:value-type="float">
            <text:p>0.0053651962</text:p>
          </table:table-cell>
        </table:table-row>
        <table:table-row table:style-name="ro1">
          <table:table-cell office:value-type="float" office:value="1.24794369481463" calcext:value-type="float">
            <text:p>1.2479436948</text:p>
          </table:table-cell>
          <table:table-cell office:value-type="float" office:value="1.2434259001293" calcext:value-type="float">
            <text:p>1.2434259001</text:p>
          </table:table-cell>
          <table:table-cell table:formula="of:=([.A405]-[.A404])/0.01" office:value-type="float" office:value="-0.0055294012071494" calcext:value-type="float">
            <text:p>-0.0055294012</text:p>
          </table:table-cell>
          <table:table-cell table:formula="of:=([.B405]-[.B404])/0.01" office:value-type="float" office:value="0.00515701276806446" calcext:value-type="float">
            <text:p>0.0051570128</text:p>
          </table:table-cell>
        </table:table-row>
        <table:table-row table:style-name="ro1">
          <table:table-cell office:value-type="float" office:value="1.24788840080256" calcext:value-type="float">
            <text:p>1.2478884008</text:p>
          </table:table-cell>
          <table:table-cell office:value-type="float" office:value="1.24347747025698" calcext:value-type="float">
            <text:p>1.2434774703</text:p>
          </table:table-cell>
          <table:table-cell table:formula="of:=([.A406]-[.A405])/0.01" office:value-type="float" office:value="-0.00531505183016812" calcext:value-type="float">
            <text:p>-0.0053150518</text:p>
          </table:table-cell>
          <table:table-cell table:formula="of:=([.B406]-[.B405])/0.01" office:value-type="float" office:value="0.00495547151915243" calcext:value-type="float">
            <text:p>0.0049554715</text:p>
          </table:table-cell>
        </table:table-row>
        <table:table-row table:style-name="ro1">
          <table:table-cell office:value-type="float" office:value="1.24783525028426" calcext:value-type="float">
            <text:p>1.2478352503</text:p>
          </table:table-cell>
          <table:table-cell office:value-type="float" office:value="1.24352702497217" calcext:value-type="float">
            <text:p>1.243527025</text:p>
          </table:table-cell>
          <table:table-cell table:formula="of:=([.A407]-[.A406])/0.01" office:value-type="float" office:value="-0.00510810783540538" calcext:value-type="float">
            <text:p>-0.0051081078</text:p>
          </table:table-cell>
          <table:table-cell table:formula="of:=([.B407]-[.B406])/0.01" office:value-type="float" office:value="0.00476084604505989" calcext:value-type="float">
            <text:p>0.004760846</text:p>
          </table:table-cell>
        </table:table-row>
        <table:table-row table:style-name="ro1">
          <table:table-cell office:value-type="float" office:value="1.24778416920591" calcext:value-type="float">
            <text:p>1.2477841692</text:p>
          </table:table-cell>
          <table:table-cell office:value-type="float" office:value="1.24357463343262" calcext:value-type="float">
            <text:p>1.2435746334</text:p>
          </table:table-cell>
          <table:table-cell table:formula="of:=([.A408]-[.A407])/0.01" office:value-type="float" office:value="-0.00490875257770362" calcext:value-type="float">
            <text:p>-0.0049087526</text:p>
          </table:table-cell>
          <table:table-cell table:formula="of:=([.B408]-[.B407])/0.01" office:value-type="float" office:value="0.00457334037402557" calcext:value-type="float">
            <text:p>0.0045733404</text:p>
          </table:table-cell>
        </table:table-row>
        <table:table-row table:style-name="ro1">
          <table:table-cell office:value-type="float" office:value="1.24773508168013" calcext:value-type="float">
            <text:p>1.2477350817</text:p>
          </table:table-cell>
          <table:table-cell office:value-type="float" office:value="1.24362036683636" calcext:value-type="float">
            <text:p>1.2436203668</text:p>
          </table:table-cell>
          <table:table-cell table:formula="of:=([.A409]-[.A408])/0.01" office:value-type="float" office:value="-0.00471710697624861" calcext:value-type="float">
            <text:p>-0.004717107</text:p>
          </table:table-cell>
          <table:table-cell table:formula="of:=([.B409]-[.B408])/0.01" office:value-type="float" office:value="0.00439309532722643" calcext:value-type="float">
            <text:p>0.0043930953</text:p>
          </table:table-cell>
        </table:table-row>
        <table:table-row table:style-name="ro1">
          <table:table-cell office:value-type="float" office:value="1.24768791061037" calcext:value-type="float">
            <text:p>1.2476879106</text:p>
          </table:table-cell>
          <table:table-cell office:value-type="float" office:value="1.24366429778963" calcext:value-type="float">
            <text:p>1.2436642978</text:p>
          </table:table-cell>
          <table:table-cell table:formula="of:=([.A410]-[.A409])/0.01" office:value-type="float" office:value="-0.00453323557749741" calcext:value-type="float">
            <text:p>-0.0045332356</text:p>
          </table:table-cell>
          <table:table-cell table:formula="of:=([.B410]-[.B409])/0.01" office:value-type="float" office:value="0.00422019458312661" calcext:value-type="float">
            <text:p>0.0042201946</text:p>
          </table:table-cell>
        </table:table-row>
        <table:table-row table:style-name="ro1">
          <table:table-cell office:value-type="float" office:value="1.24764257825459" calcext:value-type="float">
            <text:p>1.2476425783</text:p>
          </table:table-cell>
          <table:table-cell office:value-type="float" office:value="1.24370649973547" calcext:value-type="float">
            <text:p>1.2437064997</text:p>
          </table:table-cell>
          <table:table-cell table:formula="of:=([.A411]-[.A410])/0.01" office:value-type="float" office:value="-0.00435715229922806" calcext:value-type="float">
            <text:p>-0.0043571523</text:p>
          </table:table-cell>
          <table:table-cell table:formula="of:=([.B411]-[.B410])/0.01" office:value-type="float" office:value="0.00405467042645658" calcext:value-type="float">
            <text:p>0.0040546704</text:p>
          </table:table-cell>
        </table:table-row>
        <table:table-row table:style-name="ro1">
          <table:table-cell office:value-type="float" office:value="1.2475990067316" calcext:value-type="float">
            <text:p>1.2475990067</text:p>
          </table:table-cell>
          <table:table-cell office:value-type="float" office:value="1.24374704643973" calcext:value-type="float">
            <text:p>1.2437470464</text:p>
          </table:table-cell>
          <table:table-cell table:formula="of:=([.A412]-[.A411])/0.01" office:value-type="float" office:value="-0.00418882585500047" calcext:value-type="float">
            <text:p>-0.0041888259</text:p>
          </table:table-cell>
          <table:table-cell table:formula="of:=([.B412]-[.B411])/0.01" office:value-type="float" office:value="0.00389650918244389" calcext:value-type="float">
            <text:p>0.0038965092</text:p>
          </table:table-cell>
        </table:table-row>
        <table:table-row table:style-name="ro1">
          <table:table-cell office:value-type="float" office:value="1.24755711847305" calcext:value-type="float">
            <text:p>1.2475571185</text:p>
          </table:table-cell>
          <table:table-cell office:value-type="float" office:value="1.24378601153155" calcext:value-type="float">
            <text:p>1.2437860115</text:p>
          </table:table-cell>
          <table:table-cell table:formula="of:=([.A413]-[.A412])/0.01" office:value-type="float" office:value="-0.0040281848612489" calcext:value-type="float">
            <text:p>-0.0040281849</text:p>
          </table:table-cell>
          <table:table-cell table:formula="of:=([.B413]-[.B412])/0.01" office:value-type="float" office:value="0.00374565633554091" calcext:value-type="float">
            <text:p>0.0037456563</text:p>
          </table:table-cell>
        </table:table-row>
        <table:table-row table:style-name="ro1">
          <table:table-cell office:value-type="float" office:value="1.24751683662444" calcext:value-type="float">
            <text:p>1.2475168366</text:p>
          </table:table-cell>
          <table:table-cell office:value-type="float" office:value="1.24382346809491" calcext:value-type="float">
            <text:p>1.2438234681</text:p>
          </table:table-cell>
          <table:table-cell table:formula="of:=([.A414]-[.A413])/0.01" office:value-type="float" office:value="-0.0038751226296263" calcext:value-type="float">
            <text:p>-0.0038751226</text:p>
          </table:table-cell>
          <table:table-cell table:formula="of:=([.B414]-[.B413])/0.01" office:value-type="float" office:value="0.00360202133724563" calcext:value-type="float">
            <text:p>0.0036020213</text:p>
          </table:table-cell>
        </table:table-row>
        <table:table-row table:style-name="ro1">
          <table:table-cell office:value-type="float" office:value="1.24747808539814" calcext:value-type="float">
            <text:p>1.2474780854</text:p>
          </table:table-cell>
          <table:table-cell office:value-type="float" office:value="1.24385948830828" calcext:value-type="float">
            <text:p>1.2438594883</text:p>
          </table:table-cell>
          <table:table-cell table:formula="of:=([.A415]-[.A414])/0.01" office:value-type="float" office:value="-0.00372950165037356" calcext:value-type="float">
            <text:p>-0.0037295017</text:p>
          </table:table-cell>
          <table:table-cell table:formula="of:=([.B415]-[.B414])/0.01" office:value-type="float" office:value="0.00346548210656827" calcext:value-type="float">
            <text:p>0.0034654821</text:p>
          </table:table-cell>
        </table:table-row>
        <table:table-row table:style-name="ro1">
          <table:table-cell office:value-type="float" office:value="1.24744079038164" calcext:value-type="float">
            <text:p>1.2474407904</text:p>
          </table:table-cell>
          <table:table-cell office:value-type="float" office:value="1.24389414312935" calcext:value-type="float">
            <text:p>1.2438941431</text:p>
          </table:table-cell>
          <table:table-cell table:formula="of:=([.A416]-[.A415])/0.01" office:value-type="float" office:value="-0.00359115777264218" calcext:value-type="float">
            <text:p>-0.0035911578</text:p>
          </table:table-cell>
          <table:table-cell table:formula="of:=([.B416]-[.B415])/0.01" office:value-type="float" office:value="0.00333588922938333" calcext:value-type="float">
            <text:p>0.0033358892</text:p>
          </table:table-cell>
        </table:table-row>
        <table:table-row table:style-name="ro1">
          <table:table-cell office:value-type="float" office:value="1.24740487880391" calcext:value-type="float">
            <text:p>1.2474048788</text:p>
          </table:table-cell>
          <table:table-cell office:value-type="float" office:value="1.24392750202164" calcext:value-type="float">
            <text:p>1.243927502</text:p>
          </table:table-cell>
          <table:table-cell table:formula="of:=([.A417]-[.A416])/0.01" office:value-type="float" office:value="-0.00345990408949781" calcext:value-type="float">
            <text:p>-0.0034599041</text:p>
          </table:table-cell>
          <table:table-cell table:formula="of:=([.B417]-[.B416])/0.01" office:value-type="float" office:value="0.0032130698640831" calcext:value-type="float">
            <text:p>0.0032130699</text:p>
          </table:table-cell>
        </table:table-row>
        <table:table-row table:style-name="ro1">
          <table:table-cell office:value-type="float" office:value="1.24737027976302" calcext:value-type="float">
            <text:p>1.2473702798</text:p>
          </table:table-cell>
          <table:table-cell office:value-type="float" office:value="1.24395963272028" calcext:value-type="float">
            <text:p>1.2439596327</text:p>
          </table:table-cell>
          <table:table-cell table:formula="of:=([.A418]-[.A417])/0.01" office:value-type="float" office:value="-0.00333553453617519" calcext:value-type="float">
            <text:p>-0.0033355345</text:p>
          </table:table-cell>
          <table:table-cell table:formula="of:=([.B418]-[.B417])/0.01" office:value-type="float" office:value="0.00309683136132666" calcext:value-type="float">
            <text:p>0.0030968314</text:p>
          </table:table-cell>
        </table:table-row>
        <table:table-row table:style-name="ro1">
          <table:table-cell office:value-type="float" office:value="1.24733692441765" calcext:value-type="float">
            <text:p>1.2473369244</text:p>
          </table:table-cell>
          <table:table-cell office:value-type="float" office:value="1.2439906010339" calcext:value-type="float">
            <text:p>1.243990601</text:p>
          </table:table-cell>
          <table:table-cell table:formula="of:=([.A419]-[.A418])/0.01" office:value-type="float" office:value="-0.00321782721053321" calcext:value-type="float">
            <text:p>-0.0032178272</text:p>
          </table:table-cell>
          <table:table-cell table:formula="of:=([.B419]-[.B418])/0.01" office:value-type="float" office:value="0.00298696460736547" calcext:value-type="float">
            <text:p>0.0029869646</text:p>
          </table:table-cell>
        </table:table-row>
        <table:table-row table:style-name="ro1">
          <table:table-cell office:value-type="float" office:value="1.24730474614555" calcext:value-type="float">
            <text:p>1.2473047461</text:p>
          </table:table-cell>
          <table:table-cell office:value-type="float" office:value="1.24402047067997" calcext:value-type="float">
            <text:p>1.2440204707</text:p>
          </table:table-cell>
          <table:table-cell table:formula="of:=([.A420]-[.A419])/0.01" office:value-type="float" office:value="-0.00310654742641248" calcext:value-type="float">
            <text:p>-0.0031065474</text:p>
          </table:table-cell>
          <table:table-cell table:formula="of:=([.B420]-[.B419])/0.01" office:value-type="float" office:value="0.00288324710022714" calcext:value-type="float">
            <text:p>0.0028832471</text:p>
          </table:table-cell>
        </table:table-row>
        <table:table-row table:style-name="ro1">
          <table:table-cell office:value-type="float" office:value="1.24727368067128" calcext:value-type="float">
            <text:p>1.2472736807</text:p>
          </table:table-cell>
          <table:table-cell office:value-type="float" office:value="1.24404930315097" calcext:value-type="float">
            <text:p>1.2440493032</text:p>
          </table:table-cell>
          <table:table-cell table:formula="of:=([.A421]-[.A420])/0.01" office:value-type="float" office:value="-0.00300145051006506" calcext:value-type="float">
            <text:p>-0.0030014505</text:p>
          </table:table-cell>
          <table:table-cell table:formula="of:=([.B421]-[.B420])/0.01" office:value-type="float" office:value="0.00278544576997053" calcext:value-type="float">
            <text:p>0.0027854458</text:p>
          </table:table-cell>
        </table:table-row>
        <table:table-row table:style-name="ro1">
          <table:table-cell office:value-type="float" office:value="1.24724366616618" calcext:value-type="float">
            <text:p>1.2472436662</text:p>
          </table:table-cell>
          <table:table-cell office:value-type="float" office:value="1.24407715760867" calcext:value-type="float">
            <text:p>1.2440771576</text:p>
          </table:table-cell>
          <table:table-cell table:formula="of:=([.A422]-[.A421])/0.01" office:value-type="float" office:value="-0.00290228435084749" calcext:value-type="float">
            <text:p>-0.0029022844</text:p>
          </table:table-cell>
          <table:table-cell table:formula="of:=([.B422]-[.B421])/0.01" office:value-type="float" office:value="0.00269331955284891" calcext:value-type="float">
            <text:p>0.0026933196</text:p>
          </table:table-cell>
        </table:table-row>
        <table:table-row table:style-name="ro1">
          <table:table-cell office:value-type="float" office:value="1.24721464332268" calcext:value-type="float">
            <text:p>1.2472146433</text:p>
          </table:table-cell>
          <table:table-cell office:value-type="float" office:value="1.2441040908042" calcext:value-type="float">
            <text:p>1.2441040908</text:p>
          </table:table-cell>
          <table:table-cell table:formula="of:=([.A423]-[.A422])/0.01" office:value-type="float" office:value="-0.00280879171730142" calcext:value-type="float">
            <text:p>-0.0028087917</text:p>
          </table:table-cell>
          <table:table-cell table:formula="of:=([.B423]-[.B422])/0.01" office:value-type="float" office:value="0.00260662173119375" calcext:value-type="float">
            <text:p>0.0026066217</text:p>
          </table:table-cell>
        </table:table-row>
        <table:table-row table:style-name="ro1">
          <table:table-cell office:value-type="float" office:value="1.2471865554055" calcext:value-type="float">
            <text:p>1.2471865554</text:p>
          </table:table-cell>
          <table:table-cell office:value-type="float" office:value="1.24413015702151" calcext:value-type="float">
            <text:p>1.244130157</text:p>
          </table:table-cell>
          <table:table-cell table:formula="of:=([.A424]-[.A423])/0.01" office:value-type="float" office:value="-0.00272071235039029" calcext:value-type="float">
            <text:p>-0.0027207124</text:p>
          </table:table-cell>
          <table:table-cell table:formula="of:=([.B424]-[.B423])/0.01" office:value-type="float" office:value="0.00252510205021039" calcext:value-type="float">
            <text:p>0.0025251021</text:p>
          </table:table-cell>
        </table:table-row>
        <table:table-row table:style-name="ro1">
          <table:table-cell office:value-type="float" office:value="1.247159348282" calcext:value-type="float">
            <text:p>1.2471593483</text:p>
          </table:table-cell>
          <table:table-cell office:value-type="float" office:value="1.24415540804201" calcext:value-type="float">
            <text:p>1.244155408</text:p>
          </table:table-cell>
          <table:table-cell table:formula="of:=([.A425]-[.A424])/0.01" office:value-type="float" office:value="-0.00263778484548283" calcext:value-type="float">
            <text:p>-0.0026377848</text:p>
          </table:table-cell>
          <table:table-cell table:formula="of:=([.B425]-[.B424])/0.01" office:value-type="float" office:value="0.00244850862318735" calcext:value-type="float">
            <text:p>0.0024485086</text:p>
          </table:table-cell>
        </table:table-row>
        <table:table-row table:style-name="ro1">
          <table:table-cell office:value-type="float" office:value="1.24713297043354" calcext:value-type="float">
            <text:p>1.2471329704</text:p>
          </table:table-cell>
          <table:table-cell office:value-type="float" office:value="1.24417989312825" calcext:value-type="float">
            <text:p>1.2441798931</text:p>
          </table:table-cell>
          <table:table-cell table:formula="of:=([.A426]-[.A425])/0.01" office:value-type="float" office:value="-0.00255974833456296" calcext:value-type="float">
            <text:p>-0.0025597483</text:p>
          </table:table-cell>
          <table:table-cell table:formula="of:=([.B426]-[.B425])/0.01" office:value-type="float" office:value="0.00237658963671006" calcext:value-type="float">
            <text:p>0.0023765896</text:p>
          </table:table-cell>
        </table:table-row>
        <table:table-row table:style-name="ro1">
          <table:table-cell office:value-type="float" office:value="1.2471073729502" calcext:value-type="float">
            <text:p>1.247107373</text:p>
          </table:table-cell>
          <table:table-cell office:value-type="float" office:value="1.24420365902461" calcext:value-type="float">
            <text:p>1.244203659</text:p>
          </table:table-cell>
          <table:table-cell table:formula="of:=([.A427]-[.A426])/0.01" office:value-type="float" office:value="-0.00248634398054559" calcext:value-type="float">
            <text:p>-0.002486344</text:p>
          </table:table-cell>
          <table:table-cell table:formula="of:=([.B427]-[.B426])/0.01" office:value-type="float" office:value="0.00230909486718112" calcext:value-type="float">
            <text:p>0.0023090949</text:p>
          </table:table-cell>
        </table:table-row>
        <table:table-row table:style-name="ro1">
          <table:table-cell office:value-type="float" office:value="1.24708250951039" calcext:value-type="float">
            <text:p>1.2470825095</text:p>
          </table:table-cell>
          <table:table-cell office:value-type="float" office:value="1.24422674997329" calcext:value-type="float">
            <text:p>1.24422675</text:p>
          </table:table-cell>
          <table:table-cell table:formula="of:=([.A428]-[.A427])/0.01" office:value-type="float" office:value="-0.00241731629506692" calcext:value-type="float">
            <text:p>-0.0024173163</text:p>
          </table:table-cell>
          <table:table-cell table:formula="of:=([.B428]-[.B427])/0.01" office:value-type="float" office:value="0.0022457770204376" calcext:value-type="float">
            <text:p>0.002245777</text:p>
          </table:table-cell>
        </table:table-row>
        <table:table-row table:style-name="ro1">
          <table:table-cell office:value-type="float" office:value="1.24705833634744" calcext:value-type="float">
            <text:p>1.2470583363</text:p>
          </table:table-cell>
          <table:table-cell office:value-type="float" office:value="1.24424920774349" calcext:value-type="float">
            <text:p>1.2442492077</text:p>
          </table:table-cell>
          <table:table-cell table:formula="of:=([.A429]-[.A428])/0.01" office:value-type="float" office:value="-0.00235241429071831" calcext:value-type="float">
            <text:p>-0.0023524143</text:p>
          </table:table-cell>
          <table:table-cell table:formula="of:=([.B429]-[.B428])/0.01" office:value-type="float" office:value="0.00218639290547884" calcext:value-type="float">
            <text:p>0.0021863929</text:p>
          </table:table-cell>
        </table:table-row>
        <table:table-row table:style-name="ro1">
          <table:table-cell office:value-type="float" office:value="1.24703481220454" calcext:value-type="float">
            <text:p>1.2470348122</text:p>
          </table:table-cell>
          <table:table-cell office:value-type="float" office:value="1.24427107167254" calcext:value-type="float">
            <text:p>1.2442710717</text:p>
          </table:table-cell>
          <table:table-cell table:formula="of:=([.A430]-[.A429])/0.01" office:value-type="float" office:value="-0.00229139247955867" calcext:value-type="float">
            <text:p>-0.0022913925</text:p>
          </table:table-cell>
          <table:table-cell table:formula="of:=([.B430]-[.B429])/0.01" office:value-type="float" office:value="0.00213070445320707" calcext:value-type="float">
            <text:p>0.0021307045</text:p>
          </table:table-cell>
        </table:table-row>
        <table:table-row table:style-name="ro1">
          <table:table-cell office:value-type="float" office:value="1.24701189827974" calcext:value-type="float">
            <text:p>1.2470118983</text:p>
          </table:table-cell>
          <table:table-cell office:value-type="float" office:value="1.24429237871708" calcext:value-type="float">
            <text:p>1.2442923787</text:p>
          </table:table-cell>
          <table:table-cell table:formula="of:=([.A431]-[.A430])/0.01" office:value-type="float" office:value="-0.00223401172825266" calcext:value-type="float">
            <text:p>-0.0022340117</text:p>
          </table:table-cell>
          <table:table-cell table:formula="of:=([.B431]-[.B430])/0.01" office:value-type="float" office:value="0.00207847959139418" calcext:value-type="float">
            <text:p>0.0020784796</text:p>
          </table:table-cell>
        </table:table-row>
        <table:table-row table:style-name="ro1">
          <table:table-cell office:value-type="float" office:value="1.24698955816246" calcext:value-type="float">
            <text:p>1.2469895582</text:p>
          </table:table-cell>
          <table:table-cell office:value-type="float" office:value="1.24431316351299" calcext:value-type="float">
            <text:p>1.2443131635</text:p>
          </table:table-cell>
          <table:table-cell table:formula="of:=([.A432]-[.A431])/0.01" office:value-type="float" office:value="-0.00218003998022631" calcext:value-type="float">
            <text:p>-0.00218004</text:p>
          </table:table-cell>
          <table:table-cell table:formula="of:=([.B432]-[.B431])/0.01" office:value-type="float" office:value="0.00202949298595545" calcext:value-type="float">
            <text:p>0.002029493</text:p>
          </table:table-cell>
        </table:table-row>
        <table:table-row table:style-name="ro1">
          <table:table-cell office:value-type="float" office:value="1.24696775776265" calcext:value-type="float">
            <text:p>1.2469677578</text:p>
          </table:table-cell>
          <table:table-cell office:value-type="float" office:value="1.24433345844285" calcext:value-type="float">
            <text:p>1.2443334584</text:p>
          </table:table-cell>
          <table:table-cell table:formula="of:=([.A433]-[.A432])/0.01" office:value-type="float" office:value="-0.00212925285520971" calcext:value-type="float">
            <text:p>-0.0021292529</text:p>
          </table:table-cell>
          <table:table-cell table:formula="of:=([.B433]-[.B432])/0.01" office:value-type="float" office:value="0.00198352665887747" calcext:value-type="float">
            <text:p>0.0019835267</text:p>
          </table:table-cell>
        </table:table-row>
        <table:table-row table:style-name="ro1">
          <table:table-cell office:value-type="float" office:value="1.2469464652341" calcext:value-type="float">
            <text:p>1.2469464652</text:p>
          </table:table-cell>
          <table:table-cell office:value-type="float" office:value="1.24435329370944" calcext:value-type="float">
            <text:p>1.2443532937</text:p>
          </table:table-cell>
          <table:table-cell table:formula="of:=([.A434]-[.A433])/0.01" office:value-type="float" office:value="-0.00208143413622519" calcext:value-type="float">
            <text:p>-0.0020814341</text:p>
          </table:table-cell>
          <table:table-cell table:formula="of:=([.B434]-[.B433])/0.01" office:value-type="float" office:value="0.00194037049245921" calcext:value-type="float">
            <text:p>0.0019403705</text:p>
          </table:table-cell>
        </table:table-row>
        <table:table-row table:style-name="ro1">
          <table:table-cell office:value-type="float" office:value="1.24692565089274" calcext:value-type="float">
            <text:p>1.2469256509</text:p>
          </table:table-cell>
          <table:table-cell office:value-type="float" office:value="1.24437269741436" calcext:value-type="float">
            <text:p>1.2443726974</text:p>
          </table:table-cell>
          <table:table-cell table:formula="of:=([.A435]-[.A434])/0.01" office:value-type="float" office:value="-0.00203637615294738" calcext:value-type="float">
            <text:p>-0.0020363762</text:p>
          </table:table-cell>
          <table:table-cell table:formula="of:=([.B435]-[.B434])/0.01" office:value-type="float" office:value="0.00189982262963628" calcext:value-type="float">
            <text:p>0.0018998226</text:p>
          </table:table-cell>
        </table:table-row>
        <table:table-row table:style-name="ro1">
          <table:table-cell office:value-type="float" office:value="1.24690528713121" calcext:value-type="float">
            <text:p>1.2469052871</text:p>
          </table:table-cell>
          <table:table-cell office:value-type="float" office:value="1.24439169564066" calcext:value-type="float">
            <text:p>1.2443916956</text:p>
          </table:table-cell>
          <table:table-cell table:formula="of:=([.A436]-[.A435])/0.01" office:value-type="float" office:value="-0.00199388007078305" calcext:value-type="float">
            <text:p>-0.0019938801</text:p>
          </table:table-cell>
          <table:table-cell table:formula="of:=([.B436]-[.B435])/0.01" office:value-type="float" office:value="0.00186168977889256" calcext:value-type="float">
            <text:p>0.0018616898</text:p>
          </table:table-cell>
        </table:table-row>
        <table:table-row table:style-name="ro1">
          <table:table-cell office:value-type="float" office:value="1.2468853483305" calcext:value-type="float">
            <text:p>1.2468853483</text:p>
          </table:table-cell>
          <table:table-cell office:value-type="float" office:value="1.24441031253845" calcext:value-type="float">
            <text:p>1.2444103125</text:p>
          </table:table-cell>
          <table:table-cell table:formula="of:=([.A437]-[.A436])/0.01" office:value-type="float" office:value="-0.00195375609430837" calcext:value-type="float">
            <text:p>-0.0019537561</text:p>
          </table:table-cell>
          <table:table-cell table:formula="of:=([.B437]-[.B436])/0.01" office:value-type="float" office:value="0.00182578743281869" calcext:value-type="float">
            <text:p>0.0018257874</text:p>
          </table:table-cell>
        </table:table-row>
        <table:table-row table:style-name="ro1">
          <table:table-cell office:value-type="float" office:value="1.24686581076956" calcext:value-type="float">
            <text:p>1.2468658108</text:p>
          </table:table-cell>
          <table:table-cell office:value-type="float" office:value="1.24442857041278" calcext:value-type="float">
            <text:p>1.2444285704</text:p>
          </table:table-cell>
          <table:table-cell table:formula="of:=([.A438]-[.A437])/0.01" office:value-type="float" office:value="-0.0019158235930572" calcext:value-type="float">
            <text:p>-0.0019158236</text:p>
          </table:table-cell>
          <table:table-cell table:formula="of:=([.B438]-[.B437])/0.01" office:value-type="float" office:value="0.00179194000831107" calcext:value-type="float">
            <text:p>0.00179194</text:p>
          </table:table-cell>
        </table:table-row>
        <table:table-row table:style-name="ro1">
          <table:table-cell office:value-type="float" office:value="1.24684665253363" calcext:value-type="float">
            <text:p>1.2468466525</text:p>
          </table:table-cell>
          <table:table-cell office:value-type="float" office:value="1.24444648981286" calcext:value-type="float">
            <text:p>1.2444464898</text:p>
          </table:table-cell>
          <table:table-cell table:formula="of:=([.A439]-[.A438])/0.01" office:value-type="float" office:value="-0.00187991115754294" calcext:value-type="float">
            <text:p>-0.0018799112</text:p>
          </table:table-cell>
          <table:table-cell table:formula="of:=([.B439]-[.B438])/0.01" office:value-type="float" office:value="0.00175998091627161" calcext:value-type="float">
            <text:p>0.0017599809</text:p>
          </table:table-cell>
        </table:table-row>
        <table:table-row table:style-name="ro1">
          <table:table-cell office:value-type="float" office:value="1.24682785342205" calcext:value-type="float">
            <text:p>1.2468278534</text:p>
          </table:table-cell>
          <table:table-cell office:value-type="float" office:value="1.24446408962202" calcext:value-type="float">
            <text:p>1.2444640896</text:p>
          </table:table-cell>
          <table:table-cell table:formula="of:=([.A440]-[.A439])/0.01" office:value-type="float" office:value="-0.00184585659290804" calcext:value-type="float">
            <text:p>-0.0018458566</text:p>
          </table:table-cell>
          <table:table-cell table:formula="of:=([.B440]-[.B439])/0.01" office:value-type="float" office:value="0.00172975256806929" calcext:value-type="float">
            <text:p>0.0017297526</text:p>
          </table:table-cell>
        </table:table-row>
        <table:table-row table:style-name="ro1">
          <table:table-cell office:value-type="float" office:value="1.24680939485612" calcext:value-type="float">
            <text:p>1.2468093949</text:p>
          </table:table-cell>
          <table:table-cell office:value-type="float" office:value="1.2444813871477" calcext:value-type="float">
            <text:p>1.2444813871</text:p>
          </table:table-cell>
          <table:table-cell table:formula="of:=([.A441]-[.A440])/0.01" office:value-type="float" office:value="-0.00181350685699577" calcext:value-type="float">
            <text:p>-0.0018135069</text:p>
          </table:table-cell>
          <table:table-cell table:formula="of:=([.B441]-[.B440])/0.01" office:value-type="float" office:value="0.00170110632589093" calcext:value-type="float">
            <text:p>0.0017011063</text:p>
          </table:table-cell>
        </table:table-row>
        <table:table-row table:style-name="ro1">
          <table:table-cell office:value-type="float" office:value="1.24679125978755" calcext:value-type="float">
            <text:p>1.2467912598</text:p>
          </table:table-cell>
          <table:table-cell office:value-type="float" office:value="1.24449839821096" calcext:value-type="float">
            <text:p>1.2444983982</text:p>
          </table:table-cell>
          <table:table-cell table:formula="of:=([.A442]-[.A441])/0.01" office:value-type="float" office:value="-0.00178271794952778" calcext:value-type="float">
            <text:p>-0.0017827179</text:p>
          </table:table-cell>
          <table:table-cell table:formula="of:=([.B442]-[.B441])/0.01" office:value-type="float" office:value="0.00167390240328746" calcext:value-type="float">
            <text:p>0.0016739024</text:p>
          </table:table-cell>
        </table:table-row>
        <table:table-row table:style-name="ro1">
          <table:table-cell office:value-type="float" office:value="1.24677343260806" calcext:value-type="float">
            <text:p>1.2467734326</text:p>
          </table:table-cell>
          <table:table-cell office:value-type="float" office:value="1.244515137235" calcext:value-type="float">
            <text:p>1.2445151372</text:p>
          </table:table-cell>
          <table:table-cell table:formula="of:=([.A443]-[.A442])/0.01" office:value-type="float" office:value="-0.00175335475818272" calcext:value-type="float">
            <text:p>-0.0017533548</text:p>
          </table:table-cell>
          <table:table-cell table:formula="of:=([.B443]-[.B442])/0.01" office:value-type="float" office:value="0.00164800972219936" calcext:value-type="float">
            <text:p>0.0016480097</text:p>
          </table:table-cell>
        </table:table-row>
        <table:table-row table:style-name="ro1">
          <table:table-cell office:value-type="float" office:value="1.24675589906048" calcext:value-type="float">
            <text:p>1.2467558991</text:p>
          </table:table-cell>
          <table:table-cell office:value-type="float" office:value="1.24453161733222" calcext:value-type="float">
            <text:p>1.2445316173</text:p>
          </table:table-cell>
          <table:table-cell table:formula="of:=([.A444]-[.A443])/0.01" office:value-type="float" office:value="-0.00172529086768236" calcext:value-type="float">
            <text:p>-0.0017252909</text:p>
          </table:table-cell>
          <table:table-cell table:formula="of:=([.B444]-[.B443])/0.01" office:value-type="float" office:value="0.00162330573210134" calcext:value-type="float">
            <text:p>0.0016233057</text:p>
          </table:table-cell>
        </table:table-row>
        <table:table-row table:style-name="ro1">
          <table:table-cell office:value-type="float" office:value="1.2467386461518" calcext:value-type="float">
            <text:p>1.2467386462</text:p>
          </table:table-cell>
          <table:table-cell office:value-type="float" office:value="1.24454785038954" calcext:value-type="float">
            <text:p>1.2445478504</text:p>
          </table:table-cell>
          <table:table-cell table:formula="of:=([.A445]-[.A444])/0.01" office:value-type="float" office:value="-0.00169840833670332" calcext:value-type="float">
            <text:p>-0.0016984083</text:p>
          </table:table-cell>
          <table:table-cell table:formula="of:=([.B445]-[.B444])/0.01" office:value-type="float" office:value="0.00159967619646206" calcext:value-type="float">
            <text:p>0.0015996762</text:p>
          </table:table-cell>
        </table:table-row>
        <table:table-row table:style-name="ro1">
          <table:table-cell office:value-type="float" office:value="1.24672166206843" calcext:value-type="float">
            <text:p>1.2467216621</text:p>
          </table:table-cell>
          <table:table-cell office:value-type="float" office:value="1.2445638471515" calcext:value-type="float">
            <text:p>1.2445638472</text:p>
          </table:table-cell>
          <table:table-cell table:formula="of:=([.A446]-[.A445])/0.01" office:value-type="float" office:value="-0.00167259744781045" calcext:value-type="float">
            <text:p>-0.0016725974</text:p>
          </table:table-cell>
          <table:table-cell table:formula="of:=([.B446]-[.B445])/0.01" office:value-type="float" office:value="0.0015770149517369" calcext:value-type="float">
            <text:p>0.001577015</text:p>
          </table:table-cell>
        </table:table-row>
        <table:table-row table:style-name="ro1">
          <table:table-cell office:value-type="float" office:value="1.24670493609396" calcext:value-type="float">
            <text:p>1.2467049361</text:p>
          </table:table-cell>
          <table:table-cell office:value-type="float" office:value="1.24457961730102" calcext:value-type="float">
            <text:p>1.2445796173</text:p>
          </table:table-cell>
          <table:table-cell table:formula="of:=([.A447]-[.A446])/0.01" office:value-type="float" office:value="-0.00164775643485271" calcext:value-type="float">
            <text:p>-0.0016477564</text:p>
          </table:table-cell>
          <table:table-cell table:formula="of:=([.B447]-[.B446])/0.01" office:value-type="float" office:value="0.00155522364309046" calcext:value-type="float">
            <text:p>0.0015552236</text:p>
          </table:table-cell>
        </table:table-row>
        <table:table-row table:style-name="ro1">
          <table:table-cell office:value-type="float" office:value="1.24668845852961" calcext:value-type="float">
            <text:p>1.2466884585</text:p>
          </table:table-cell>
          <table:table-cell office:value-type="float" office:value="1.24459516953745" calcext:value-type="float">
            <text:p>1.2445951695</text:p>
          </table:table-cell>
          <table:table-cell table:formula="of:=([.A448]-[.A447])/0.01" office:value-type="float" office:value="-0.00162379119199585" calcext:value-type="float">
            <text:p>-0.0016237912</text:p>
          </table:table-cell>
          <table:table-cell table:formula="of:=([.B448]-[.B447])/0.01" office:value-type="float" office:value="0.00153421144133414" calcext:value-type="float">
            <text:p>0.0015342114</text:p>
          </table:table-cell>
        </table:table-row>
        <table:table-row table:style-name="ro1">
          <table:table-cell office:value-type="float" office:value="1.24667222061769" calcext:value-type="float">
            <text:p>1.2466722206</text:p>
          </table:table-cell>
          <table:table-cell office:value-type="float" office:value="1.24461051165186" calcext:value-type="float">
            <text:p>1.2446105117</text:p>
          </table:table-cell>
          <table:table-cell table:formula="of:=([.A449]-[.A448])/0.01" office:value-type="float" office:value="-0.00160061496823349" calcext:value-type="float">
            <text:p>-0.001600615</text:p>
          </table:table-cell>
          <table:table-cell table:formula="of:=([.B449]-[.B448])/0.01" office:value-type="float" office:value="0.00151389474474239" calcext:value-type="float">
            <text:p>0.0015138947</text:p>
          </table:table-cell>
        </table:table-row>
        <table:table-row table:style-name="ro1">
          <table:table-cell office:value-type="float" office:value="1.24665621446801" calcext:value-type="float">
            <text:p>1.2466562145</text:p>
          </table:table-cell>
          <table:table-cell office:value-type="float" office:value="1.24462565059931" calcext:value-type="float">
            <text:p>1.2446256506</text:p>
          </table:table-cell>
          <table:table-cell table:formula="of:=([.A450]-[.A449])/0.01" office:value-type="float" office:value="-0.0015781480506849" calcext:value-type="float">
            <text:p>-0.0015781481</text:p>
          </table:table-cell>
          <table:table-cell table:formula="of:=([.B450]-[.B449])/0.01" office:value-type="float" office:value="0.00149419686927832" calcext:value-type="float">
            <text:p>0.0014941969</text:p>
          </table:table-cell>
        </table:table-row>
        <table:table-row table:style-name="ro1">
          <table:table-cell office:value-type="float" office:value="1.2466404329875" calcext:value-type="float">
            <text:p>1.246640433</text:p>
          </table:table-cell>
          <table:table-cell office:value-type="float" office:value="1.244640592568" calcext:value-type="float">
            <text:p>1.2446405926</text:p>
          </table:table-cell>
          <table:table-cell table:formula="of:=([.A451]-[.A450])/0.01" office:value-type="float" office:value="-0.00155631744036544" calcext:value-type="float">
            <text:p>-0.0015563174</text:p>
          </table:table-cell>
          <table:table-cell table:formula="of:=([.B451]-[.B450])/0.01" office:value-type="float" office:value="0.00147504773071461" calcext:value-type="float">
            <text:p>0.0014750477</text:p>
          </table:table-cell>
        </table:table-row>
        <table:table-row table:style-name="ro1">
          <table:table-cell office:value-type="float" office:value="1.24662486981309" calcext:value-type="float">
            <text:p>1.2466248698</text:p>
          </table:table-cell>
          <table:table-cell office:value-type="float" office:value="1.24465534304531" calcext:value-type="float">
            <text:p>1.244655343</text:p>
          </table:table-cell>
          <table:table-cell table:formula="of:=([.A452]-[.A451])/0.01" office:value-type="float" office:value="-0.00153505652242814" calcext:value-type="float">
            <text:p>-0.0015350565</text:p>
          </table:table-cell>
          <table:table-cell table:formula="of:=([.B452]-[.B451])/0.01" office:value-type="float" office:value="0.00145638352098132" calcext:value-type="float">
            <text:p>0.0014563835</text:p>
          </table:table-cell>
        </table:table-row>
        <table:table-row table:style-name="ro1">
          <table:table-cell office:value-type="float" office:value="1.24660951924787" calcext:value-type="float">
            <text:p>1.2466095192</text:p>
          </table:table-cell>
          <table:table-cell office:value-type="float" office:value="1.24466990688052" calcext:value-type="float">
            <text:p>1.2446699069</text:p>
          </table:table-cell>
          <table:table-cell table:formula="of:=([.A453]-[.A452])/0.01" office:value-type="float" office:value="-0.00151430473429581" calcext:value-type="float">
            <text:p>-0.0015143047</text:p>
          </table:table-cell>
          <table:table-cell table:formula="of:=([.B453]-[.B452])/0.01" office:value-type="float" office:value="0.00143814638180473" calcext:value-type="float">
            <text:p>0.0014381464</text:p>
          </table:table-cell>
        </table:table-row>
        <table:table-row table:style-name="ro1">
          <table:table-cell office:value-type="float" office:value="1.24659437620053" calcext:value-type="float">
            <text:p>1.2465943762</text:p>
          </table:table-cell>
          <table:table-cell office:value-type="float" office:value="1.24468428834434" calcext:value-type="float">
            <text:p>1.2446842883</text:p>
          </table:table-cell>
          <table:table-cell table:formula="of:=([.A454]-[.A453])/0.01" office:value-type="float" office:value="-0.0014940072336822" calcext:value-type="float">
            <text:p>-0.0014940072</text:p>
          </table:table-cell>
          <table:table-cell table:formula="of:=([.B454]-[.B453])/0.01" office:value-type="float" office:value="0.00142028407792427" calcext:value-type="float">
            <text:p>0.0014202841</text:p>
          </table:table-cell>
        </table:table-row>
        <table:table-row table:style-name="ro1">
          <table:table-cell office:value-type="float" office:value="1.24657943612819" calcext:value-type="float">
            <text:p>1.2465794361</text:p>
          </table:table-cell>
          <table:table-cell office:value-type="float" office:value="1.24469849118512" calcext:value-type="float">
            <text:p>1.2446984912</text:p>
          </table:table-cell>
          <table:table-cell table:formula="of:=([.A455]-[.A454])/0.01" office:value-type="float" office:value="-0.00147411456834501" calcext:value-type="float">
            <text:p>-0.0014741146</text:p>
          </table:table-cell>
          <table:table-cell table:formula="of:=([.B455]-[.B454])/0.01" office:value-type="float" office:value="0.00140274967184162" calcext:value-type="float">
            <text:p>0.0014027497</text:p>
          </table:table-cell>
        </table:table-row>
        <table:table-row table:style-name="ro1">
          <table:table-cell office:value-type="float" office:value="1.24656469498251" calcext:value-type="float">
            <text:p>1.246564695</text:p>
          </table:table-cell>
          <table:table-cell office:value-type="float" office:value="1.24471251868184" calcext:value-type="float">
            <text:p>1.2447125187</text:p>
          </table:table-cell>
          <table:table-cell table:formula="of:=([.A456]-[.A455])/0.01" office:value-type="float" office:value="-0.00145458234990237" calcext:value-type="float">
            <text:p>-0.0014545823</text:p>
          </table:table-cell>
          <table:table-cell table:formula="of:=([.B456]-[.B455])/0.01" office:value-type="float" office:value="0.00138550120196701" calcext:value-type="float">
            <text:p>0.0013855012</text:p>
          </table:table-cell>
        </table:table-row>
        <table:table-row table:style-name="ro1">
          <table:table-cell office:value-type="float" office:value="1.24655014915901" calcext:value-type="float">
            <text:p>1.2465501492</text:p>
          </table:table-cell>
          <table:table-cell office:value-type="float" office:value="1.24472637369386" calcext:value-type="float">
            <text:p>1.2447263737</text:p>
          </table:table-cell>
          <table:table-cell table:formula="of:=([.A457]-[.A456])/0.01" office:value-type="float" office:value="-0.00143537093251211" calcext:value-type="float">
            <text:p>-0.0014353709</text:p>
          </table:table-cell>
          <table:table-cell table:formula="of:=([.B457]-[.B456])/0.01" office:value-type="float" office:value="0.00136850136573941" calcext:value-type="float">
            <text:p>0.0013685014</text:p>
          </table:table-cell>
        </table:table-row>
        <table:table-row table:style-name="ro1">
          <table:table-cell office:value-type="float" office:value="1.24653579544968" calcext:value-type="float">
            <text:p>1.2465357954</text:p>
          </table:table-cell>
          <table:table-cell office:value-type="float" office:value="1.24474005870751" calcext:value-type="float">
            <text:p>1.2447400587</text:p>
          </table:table-cell>
          <table:table-cell table:formula="of:=([.A458]-[.A457])/0.01" office:value-type="float" office:value="-0.00141644509881189" calcext:value-type="float">
            <text:p>-0.0014164451</text:p>
          </table:table-cell>
          <table:table-cell table:formula="of:=([.B458]-[.B457])/0.01" office:value-type="float" office:value="0.00135171720927474" calcext:value-type="float">
            <text:p>0.0013517172</text:p>
          </table:table-cell>
        </table:table-row>
        <table:table-row table:style-name="ro1">
          <table:table-cell office:value-type="float" office:value="1.24652163099869" calcext:value-type="float">
            <text:p>1.246521631</text:p>
          </table:table-cell>
          <table:table-cell office:value-type="float" office:value="1.24475357587961" calcext:value-type="float">
            <text:p>1.2447535759</text:p>
          </table:table-cell>
          <table:table-cell table:formula="of:=([.A459]-[.A458])/0.01" office:value-type="float" office:value="-0.00139777375351979" calcext:value-type="float">
            <text:p>-0.0013977738</text:p>
          </table:table-cell>
          <table:table-cell table:formula="of:=([.B459]-[.B458])/0.01" office:value-type="float" office:value="0.00133511982498558" calcext:value-type="float">
            <text:p>0.0013351198</text:p>
          </table:table-cell>
        </table:table-row>
        <table:table-row table:style-name="ro1">
          <table:table-cell office:value-type="float" office:value="1.24650765326116" calcext:value-type="float">
            <text:p>1.2465076533</text:p>
          </table:table-cell>
          <table:table-cell office:value-type="float" office:value="1.24476692707786" calcext:value-type="float">
            <text:p>1.2447669271</text:p>
          </table:table-cell>
          <table:table-cell table:formula="of:=([.A460]-[.A459])/0.01" office:value-type="float" office:value="-0.0013793296258946" calcext:value-type="float">
            <text:p>-0.0013793296</text:p>
          </table:table-cell>
          <table:table-cell table:formula="of:=([.B460]-[.B459])/0.01" office:value-type="float" office:value="0.00131868405706115" calcext:value-type="float">
            <text:p>0.0013186841</text:p>
          </table:table-cell>
        </table:table-row>
        <table:table-row table:style-name="ro1">
          <table:table-cell office:value-type="float" office:value="1.2464938599649" calcext:value-type="float">
            <text:p>1.24649386</text:p>
          </table:table-cell>
          <table:table-cell office:value-type="float" office:value="1.24478011391843" calcext:value-type="float">
            <text:p>1.2447801139</text:p>
          </table:table-cell>
          <table:table-cell table:formula="of:=([.A461]-[.A460])/0.01" office:value-type="float" office:value="-0.00136108898232123" calcext:value-type="float">
            <text:p>-0.001361089</text:p>
          </table:table-cell>
          <table:table-cell table:formula="of:=([.B461]-[.B460])/0.01" office:value-type="float" office:value="0.00130238821738349" calcext:value-type="float">
            <text:p>0.0013023882</text:p>
          </table:table-cell>
        </table:table-row>
        <table:table-row table:style-name="ro1">
          <table:table-cell office:value-type="float" office:value="1.24648024907508" calcext:value-type="float">
            <text:p>1.2464802491</text:p>
          </table:table-cell>
          <table:table-cell office:value-type="float" office:value="1.2447931378006" calcext:value-type="float">
            <text:p>1.2447931378</text:p>
          </table:table-cell>
          <table:table-cell table:formula="of:=([.A462]-[.A461])/0.01" office:value-type="float" office:value="-0.00134303134882163" calcext:value-type="float">
            <text:p>-0.0013430313</text:p>
          </table:table-cell>
          <table:table-cell table:formula="of:=([.B462]-[.B461])/0.01" office:value-type="float" office:value="0.00128621381132454" calcext:value-type="float">
            <text:p>0.0012862138</text:p>
          </table:table-cell>
        </table:table-row>
        <table:table-row table:style-name="ro1">
          <table:table-cell office:value-type="float" office:value="1.24646681876159" calcext:value-type="float">
            <text:p>1.2464668188</text:p>
          </table:table-cell>
          <table:table-cell office:value-type="float" office:value="1.24480599993871" calcext:value-type="float">
            <text:p>1.2448059999</text:p>
          </table:table-cell>
          <table:table-cell table:formula="of:=([.A463]-[.A462])/0.01" office:value-type="float" office:value="-0.00132513924522293" calcext:value-type="float">
            <text:p>-0.0013251392</text:p>
          </table:table-cell>
          <table:table-cell table:formula="of:=([.B463]-[.B462])/0.01" office:value-type="float" office:value="0.00127014527422364" calcext:value-type="float">
            <text:p>0.0012701453</text:p>
          </table:table-cell>
        </table:table-row>
        <table:table-row table:style-name="ro1">
          <table:table-cell office:value-type="float" office:value="1.24645356736914" calcext:value-type="float">
            <text:p>1.2464535674</text:p>
          </table:table-cell>
          <table:table-cell office:value-type="float" office:value="1.24481870139146" calcext:value-type="float">
            <text:p>1.2448187014</text:p>
          </table:table-cell>
          <table:table-cell table:formula="of:=([.A464]-[.A463])/0.01" office:value-type="float" office:value="-0.00130739793027246" calcext:value-type="float">
            <text:p>-0.0013073979</text:p>
          </table:table-cell>
          <table:table-cell table:formula="of:=([.B464]-[.B463])/0.01" office:value-type="float" office:value="0.00125416971934467" calcext:value-type="float">
            <text:p>0.0012541697</text:p>
          </table:table-cell>
        </table:table-row>
        <table:table-row table:style-name="ro1">
          <table:table-cell office:value-type="float" office:value="1.24644049338983" calcext:value-type="float">
            <text:p>1.2464404934</text:p>
          </table:table-cell>
          <table:table-cell office:value-type="float" office:value="1.24483124308865" calcext:value-type="float">
            <text:p>1.2448312431</text:p>
          </table:table-cell>
          <table:table-cell table:formula="of:=([.A465]-[.A464])/0.01" office:value-type="float" office:value="-0.00128979515872096" calcext:value-type="float">
            <text:p>-0.0012897952</text:p>
          </table:table-cell>
          <table:table-cell table:formula="of:=([.B465]-[.B464])/0.01" office:value-type="float" office:value="0.00123827669751275" calcext:value-type="float">
            <text:p>0.0012382767</text:p>
          </table:table-cell>
        </table:table-row>
        <table:table-row table:style-name="ro1">
          <table:table-cell office:value-type="float" office:value="1.24642759543825" calcext:value-type="float">
            <text:p>1.2464275954</text:p>
          </table:table-cell>
          <table:table-cell office:value-type="float" office:value="1.24484362585563" calcext:value-type="float">
            <text:p>1.2448436259</text:p>
          </table:table-cell>
          <table:table-cell table:formula="of:=([.A466]-[.A465])/0.01" office:value-type="float" office:value="-0.001272320950374" calcext:value-type="float">
            <text:p>-0.001272321</text:p>
          </table:table-cell>
          <table:table-cell table:formula="of:=([.B466]-[.B465])/0.01" office:value-type="float" office:value="0.00122245796816411" calcext:value-type="float">
            <text:p>0.001222458</text:p>
          </table:table-cell>
        </table:table-row>
        <table:table-row table:style-name="ro1">
          <table:table-cell office:value-type="float" office:value="1.24641487222874" calcext:value-type="float">
            <text:p>1.2464148722</text:p>
          </table:table-cell>
          <table:table-cell office:value-type="float" office:value="1.24485585043531" calcext:value-type="float">
            <text:p>1.2448558504</text:p>
          </table:table-cell>
          <table:table-cell table:formula="of:=([.A467]-[.A466])/0.01" office:value-type="float" office:value="-0.00125496737106712" calcext:value-type="float">
            <text:p>-0.0012549674</text:p>
          </table:table-cell>
          <table:table-cell table:formula="of:=([.B467]-[.B466])/0.01" office:value-type="float" office:value="0.00120670728271932" calcext:value-type="float">
            <text:p>0.0012067073</text:p>
          </table:table-cell>
        </table:table-row>
        <table:table-row table:style-name="ro1">
          <table:table-cell office:value-type="float" office:value="1.24640232255503" calcext:value-type="float">
            <text:p>1.2464023226</text:p>
          </table:table-cell>
          <table:table-cell office:value-type="float" office:value="1.24486791750813" calcext:value-type="float">
            <text:p>1.2448679175</text:p>
          </table:table-cell>
          <table:table-cell table:formula="of:=([.A468]-[.A467])/0.01" office:value-type="float" office:value="-0.00123772832576474" calcext:value-type="float">
            <text:p>-0.0012377283</text:p>
          </table:table-cell>
          <table:table-cell table:formula="of:=([.B468]-[.B467])/0.01" office:value-type="float" office:value="0.0011910201795029" calcext:value-type="float">
            <text:p>0.0011910202</text:p>
          </table:table-cell>
        </table:table-row>
        <table:table-row table:style-name="ro1">
          <table:table-cell office:value-type="float" office:value="1.24638994527177" calcext:value-type="float">
            <text:p>1.2463899453</text:p>
          </table:table-cell>
          <table:table-cell office:value-type="float" office:value="1.24487982770993" calcext:value-type="float">
            <text:p>1.2448798277</text:p>
          </table:table-cell>
          <table:table-cell table:formula="of:=([.A469]-[.A468])/0.01" office:value-type="float" office:value="-0.00122059936369379" calcext:value-type="float">
            <text:p>-0.0012205994</text:p>
          </table:table-cell>
          <table:table-cell table:formula="of:=([.B469]-[.B468])/0.01" office:value-type="float" office:value="0.001175393790942" calcext:value-type="float">
            <text:p>0.0011753938</text:p>
          </table:table-cell>
        </table:table-row>
        <table:table-row table:style-name="ro1">
          <table:table-cell office:value-type="float" office:value="1.24637773927814" calcext:value-type="float">
            <text:p>1.2463777393</text:p>
          </table:table-cell>
          <table:table-cell office:value-type="float" office:value="1.24489158164784" calcext:value-type="float">
            <text:p>1.2448915816</text:p>
          </table:table-cell>
          <table:table-cell table:formula="of:=([.A470]-[.A469])/0.01" office:value-type="float" office:value="-0.0012035774952901" calcext:value-type="float">
            <text:p>-0.0012035775</text:p>
          </table:table-cell>
          <table:table-cell table:formula="of:=([.B470]-[.B469])/0.01" office:value-type="float" office:value="0.00115982666211156" calcext:value-type="float">
            <text:p>0.0011598267</text:p>
          </table:table-cell>
        </table:table-row>
        <table:table-row table:style-name="ro1">
          <table:table-cell office:value-type="float" office:value="1.24636570350319" calcext:value-type="float">
            <text:p>1.2463657035</text:p>
          </table:table-cell>
          <table:table-cell office:value-type="float" office:value="1.24490317991446" calcext:value-type="float">
            <text:p>1.2449031799</text:p>
          </table:table-cell>
          <table:table-cell table:formula="of:=([.A471]-[.A470])/0.01" office:value-type="float" office:value="-0.00118666102089104" calcext:value-type="float">
            <text:p>-0.001186661</text:p>
          </table:table-cell>
          <table:table-cell table:formula="of:=([.B471]-[.B470])/0.01" office:value-type="float" office:value="0.00114431858122543" calcext:value-type="float">
            <text:p>0.0011443186</text:p>
          </table:table-cell>
        </table:table-row>
        <table:table-row table:style-name="ro1">
          <table:table-cell office:value-type="float" office:value="1.24635383689298" calcext:value-type="float">
            <text:p>1.2463538369</text:p>
          </table:table-cell>
          <table:table-cell office:value-type="float" office:value="1.24491462310027" calcext:value-type="float">
            <text:p>1.2449146231</text:p>
          </table:table-cell>
          <table:table-cell table:formula="of:=([.A472]-[.A471])/0.01" office:value-type="float" office:value="-0.00116984937077458" calcext:value-type="float">
            <text:p>-0.0011698494</text:p>
          </table:table-cell>
          <table:table-cell table:formula="of:=([.B472]-[.B471])/0.01" office:value-type="float" office:value="0.00112887042125198" calcext:value-type="float">
            <text:p>0.0011288704</text:p>
          </table:table-cell>
        </table:table-row>
        <table:table-row table:style-name="ro1">
          <table:table-cell office:value-type="float" office:value="1.24634213839927" calcext:value-type="float">
            <text:p>1.2463421384</text:p>
          </table:table-cell>
          <table:table-cell office:value-type="float" office:value="1.24492591180448" calcext:value-type="float">
            <text:p>1.2449259118</text:p>
          </table:table-cell>
          <table:table-cell table:formula="of:=([.A473]-[.A472])/0.01" office:value-type="float" office:value="-0.00115314295654478" calcext:value-type="float">
            <text:p>-0.001153143</text:p>
          </table:table-cell>
          <table:table-cell table:formula="of:=([.B473]-[.B472])/0.01" office:value-type="float" office:value="0.00111348399272071" calcext:value-type="float">
            <text:p>0.001113484</text:p>
          </table:table-cell>
        </table:table-row>
        <table:table-row table:style-name="ro1">
          <table:table-cell office:value-type="float" office:value="1.2463306069697" calcext:value-type="float">
            <text:p>1.246330607</text:p>
          </table:table-cell>
          <table:table-cell office:value-type="float" office:value="1.24493704664441" calcext:value-type="float">
            <text:p>1.2449370466</text:p>
          </table:table-cell>
          <table:table-cell table:formula="of:=([.A474]-[.A473])/0.01" office:value-type="float" office:value="-0.00113654303306454" calcext:value-type="float">
            <text:p>-0.001136543</text:p>
          </table:table-cell>
          <table:table-cell table:formula="of:=([.B474]-[.B473])/0.01" office:value-type="float" office:value="0.00109816190723144" calcext:value-type="float">
            <text:p>0.0010981619</text:p>
          </table:table-cell>
        </table:table-row>
        <table:table-row table:style-name="ro1">
          <table:table-cell office:value-type="float" office:value="1.24631924153937" calcext:value-type="float">
            <text:p>1.2463192415</text:p>
          </table:table-cell>
          <table:table-cell office:value-type="float" office:value="1.24494802826348" calcext:value-type="float">
            <text:p>1.2449480283</text:p>
          </table:table-cell>
          <table:table-cell table:formula="of:=([.A475]-[.A474])/0.01" office:value-type="float" office:value="-0.00112005157126838" calcext:value-type="float">
            <text:p>-0.0011200516</text:p>
          </table:table-cell>
          <table:table-cell table:formula="of:=([.B475]-[.B474])/0.01" office:value-type="float" office:value="0.00108290745144402" calcext:value-type="float">
            <text:p>0.0010829075</text:p>
          </table:table-cell>
        </table:table-row>
        <table:table-row table:style-name="ro1">
          <table:table-cell office:value-type="float" office:value="1.24630804102366" calcext:value-type="float">
            <text:p>1.246308041</text:p>
          </table:table-cell>
          <table:table-cell office:value-type="float" office:value="1.244958857338" calcext:value-type="float">
            <text:p>1.2449588573</text:p>
          </table:table-cell>
          <table:table-cell table:formula="of:=([.A476]-[.A475])/0.01" office:value-type="float" office:value="-0.00110367114072307" calcext:value-type="float">
            <text:p>-0.0011036711</text:p>
          </table:table-cell>
          <table:table-cell table:formula="of:=([.B476]-[.B475])/0.01" office:value-type="float" office:value="0.00106772447103776" calcext:value-type="float">
            <text:p>0.0010677245</text:p>
          </table:table-cell>
        </table:table-row>
        <table:table-row table:style-name="ro1">
          <table:table-cell office:value-type="float" office:value="1.24629700431225" calcext:value-type="float">
            <text:p>1.2462970043</text:p>
          </table:table-cell>
          <table:table-cell office:value-type="float" office:value="1.24496953458271" calcext:value-type="float">
            <text:p>1.2449695346</text:p>
          </table:table-cell>
          <table:table-cell table:formula="of:=([.A477]-[.A476])/0.01" office:value-type="float" office:value="-0.00108740480209146" calcext:value-type="float">
            <text:p>-0.0010874048</text:p>
          </table:table-cell>
          <table:table-cell table:formula="of:=([.B477]-[.B476])/0.01" office:value-type="float" office:value="0.00105261726439654" calcext:value-type="float">
            <text:p>0.0010526173</text:p>
          </table:table-cell>
        </table:table-row>
        <table:table-row table:style-name="ro1">
          <table:table-cell office:value-type="float" office:value="1.24628613026423" calcext:value-type="float">
            <text:p>1.2462861303</text:p>
          </table:table-cell>
          <table:table-cell office:value-type="float" office:value="1.24498006075535" calcext:value-type="float">
            <text:p>1.2449800608</text:p>
          </table:table-cell>
          <table:table-cell table:formula="of:=([.A478]-[.A477])/0.01" office:value-type="float" office:value="-0.0010712560088999" calcext:value-type="float">
            <text:p>-0.001071256</text:p>
          </table:table-cell>
          <table:table-cell table:formula="of:=([.B478]-[.B477])/0.01" office:value-type="float" office:value="0.00103759048550867" calcext:value-type="float">
            <text:p>0.0010375905</text:p>
          </table:table-cell>
        </table:table-row>
        <table:table-row table:style-name="ro1">
          <table:table-cell office:value-type="float" office:value="1.24627541770414" calcext:value-type="float">
            <text:p>1.2462754177</text:p>
          </table:table-cell>
          <table:table-cell office:value-type="float" office:value="1.24499043666021" calcext:value-type="float">
            <text:p>1.2449904367</text:p>
          </table:table-cell>
          <table:table-cell table:formula="of:=([.A479]-[.A478])/0.01" office:value-type="float" office:value="-0.0010552285181431" calcext:value-type="float">
            <text:p>-0.0010552285</text:p>
          </table:table-cell>
          <table:table-cell table:formula="of:=([.B479]-[.B478])/0.01" office:value-type="float" office:value="0.00102264905570415" calcext:value-type="float">
            <text:p>0.0010226491</text:p>
          </table:table-cell>
        </table:table-row>
        <table:table-row table:style-name="ro1">
          <table:table-cell office:value-type="float" office:value="1.24626486541896" calcext:value-type="float">
            <text:p>1.2462648654</text:p>
          </table:table-cell>
          <table:table-cell office:value-type="float" office:value="1.24500066315076" calcext:value-type="float">
            <text:p>1.2450006632</text:p>
          </table:table-cell>
          <table:table-cell table:formula="of:=([.A480]-[.A479])/0.01" office:value-type="float" office:value="-0.00103932630923786" calcext:value-type="float">
            <text:p>-0.0010393263</text:p>
          </table:table-cell>
          <table:table-cell table:formula="of:=([.B480]-[.B479])/0.01" office:value-type="float" office:value="0.00100779808367424" calcext:value-type="float">
            <text:p>0.0010077981</text:p>
          </table:table-cell>
        </table:table-row>
        <table:table-row table:style-name="ro1">
          <table:table-cell office:value-type="float" office:value="1.24625447215587" calcext:value-type="float">
            <text:p>1.2462544722</text:p>
          </table:table-cell>
          <table:table-cell office:value-type="float" office:value="1.2450107411316" calcext:value-type="float">
            <text:p>1.2450107411</text:p>
          </table:table-cell>
          <table:table-cell table:formula="of:=([.A481]-[.A480])/0.01" office:value-type="float" office:value="-0.00102355351114802" calcext:value-type="float">
            <text:p>-0.0010235535</text:p>
          </table:table-cell>
          <table:table-cell table:formula="of:=([.B481]-[.B480])/0.01" office:value-type="float" office:value="0.000993042793662191" calcext:value-type="float">
            <text:p>0.0009930428</text:p>
          </table:table-cell>
        </table:table-row>
        <table:table-row table:style-name="ro1">
          <table:table-cell office:value-type="float" office:value="1.24624423662076" calcext:value-type="float">
            <text:p>1.2462442366</text:p>
          </table:table-cell>
          <table:table-cell office:value-type="float" office:value="1.24502067155954" calcext:value-type="float">
            <text:p>1.2450206716</text:p>
          </table:table-cell>
          <table:table-cell table:formula="of:=([.A482]-[.A481])/0.01" office:value-type="float" office:value="-0.00100791433692571" calcext:value-type="float">
            <text:p>-0.0010079143</text:p>
          </table:table-cell>
          <table:table-cell table:formula="of:=([.B482]-[.B481])/0.01" office:value-type="float" office:value="0.000978388461003732" calcext:value-type="float">
            <text:p>0.0009783885</text:p>
          </table:table-cell>
        </table:table-row>
        <table:table-row table:style-name="ro1">
          <table:table-cell office:value-type="float" office:value="1.24623415747739" calcext:value-type="float">
            <text:p>1.2462341575</text:p>
          </table:table-cell>
          <table:table-cell office:value-type="float" office:value="1.24503045544415" calcext:value-type="float">
            <text:p>1.2450304554</text:p>
          </table:table-cell>
          <table:table-cell table:formula="of:=([.A483]-[.A482])/0.01" office:value-type="float" office:value="-0.000992413025269201" calcext:value-type="float">
            <text:p>-0.000992413</text:p>
          </table:table-cell>
          <table:table-cell table:formula="of:=([.B483]-[.B482])/0.01" office:value-type="float" office:value="0.000963840354706313" calcext:value-type="float">
            <text:p>0.0009638404</text:p>
          </table:table-cell>
        </table:table-row>
        <table:table-row table:style-name="ro1">
          <table:table-cell office:value-type="float" office:value="1.24622423334714" calcext:value-type="float">
            <text:p>1.2462242333</text:p>
          </table:table-cell>
          <table:table-cell office:value-type="float" office:value="1.2450400938477" calcext:value-type="float">
            <text:p>1.2450400938</text:p>
          </table:table-cell>
          <table:table-cell table:formula="of:=([.A484]-[.A483])/0.01" office:value-type="float" office:value="-0.000977053789363858" calcext:value-type="float">
            <text:p>-0.0009770538</text:p>
          </table:table-cell>
          <table:table-cell table:formula="of:=([.B484]-[.B483])/0.01" office:value-type="float" office:value="0.000949403686822947" calcext:value-type="float">
            <text:p>0.0009494037</text:p>
          </table:table-cell>
        </table:table-row>
        <table:table-row table:style-name="ro1">
          <table:table-cell office:value-type="float" office:value="1.24621446280924" calcext:value-type="float">
            <text:p>1.2462144628</text:p>
          </table:table-cell>
          <table:table-cell office:value-type="float" office:value="1.24504958788456" calcext:value-type="float">
            <text:p>1.2450495879</text:p>
          </table:table-cell>
          <table:table-cell table:formula="of:=([.A485]-[.A484])/0.01" office:value-type="float" office:value="-0.000961840771007694" calcext:value-type="float">
            <text:p>-0.0009618408</text:p>
          </table:table-cell>
          <table:table-cell table:formula="of:=([.B485]-[.B484])/0.01" office:value-type="float" office:value="0.000935083568087691" calcext:value-type="float">
            <text:p>0.0009350836</text:p>
          </table:table-cell>
        </table:table-row>
        <table:table-row table:style-name="ro1">
          <table:table-cell office:value-type="float" office:value="1.24620484440153" calcext:value-type="float">
            <text:p>1.2462048444</text:p>
          </table:table-cell>
          <table:table-cell office:value-type="float" office:value="1.24505893872024" calcext:value-type="float">
            <text:p>1.2450589387</text:p>
          </table:table-cell>
          <table:table-cell table:formula="of:=([.A486]-[.A485])/0.01" office:value-type="float" office:value="-0.000946778001464921" calcext:value-type="float">
            <text:p>-0.000946778</text:p>
          </table:table-cell>
          <table:table-cell table:formula="of:=([.B486]-[.B485])/0.01" office:value-type="float" office:value="0.000920884969191071" calcext:value-type="float">
            <text:p>0.000920885</text:p>
          </table:table-cell>
        </table:table-row>
        <table:table-row table:style-name="ro1">
          <table:table-cell office:value-type="float" office:value="1.24619537662152" calcext:value-type="float">
            <text:p>1.2461953766</text:p>
          </table:table-cell>
          <table:table-cell office:value-type="float" office:value="1.24506814756994" calcext:value-type="float">
            <text:p>1.2450681476</text:p>
          </table:table-cell>
          <table:table-cell table:formula="of:=([.A487]-[.A486])/0.01" office:value-type="float" office:value="-0.00093186936733769" calcext:value-type="float">
            <text:p>-0.0009318694</text:p>
          </table:table-cell>
          <table:table-cell table:formula="of:=([.B487]-[.B486])/0.01" office:value-type="float" office:value="0.000906812687540004" calcext:value-type="float">
            <text:p>0.0009068127</text:p>
          </table:table-cell>
        </table:table-row>
        <table:table-row table:style-name="ro1">
          <table:table-cell office:value-type="float" office:value="1.24618605792784" calcext:value-type="float">
            <text:p>1.2461860579</text:p>
          </table:table-cell>
          <table:table-cell office:value-type="float" office:value="1.24507721569681" calcext:value-type="float">
            <text:p>1.2450772157</text:p>
          </table:table-cell>
          <table:table-cell table:formula="of:=([.A488]-[.A487])/0.01" office:value-type="float" office:value="-0.000917118581389431" calcext:value-type="float">
            <text:p>-0.0009171186</text:p>
          </table:table-cell>
          <table:table-cell table:formula="of:=([.B488]-[.B487])/0.01" office:value-type="float" office:value="0.00089287131910254" calcext:value-type="float">
            <text:p>0.0008928713</text:p>
          </table:table-cell>
        </table:table-row>
        <table:table-row table:style-name="ro1">
          <table:table-cell office:value-type="float" office:value="1.24617688674203" calcext:value-type="float">
            <text:p>1.2461768867</text:p>
          </table:table-cell>
          <table:table-cell office:value-type="float" office:value="1.24508614441" calcext:value-type="float">
            <text:p>1.2450861444</text:p>
          </table:table-cell>
          <table:table-cell table:formula="of:=([.A489]-[.A488])/0.01" office:value-type="float" office:value="-0.000902529158341991" calcext:value-type="float">
            <text:p>-0.0009025292</text:p>
          </table:table-cell>
          <table:table-cell table:formula="of:=([.B489]-[.B488])/0.01" office:value-type="float" office:value="0.000879065234804521" calcext:value-type="float">
            <text:p>0.0008790652</text:p>
          </table:table-cell>
        </table:table-row>
        <table:table-row table:style-name="ro1">
          <table:table-cell office:value-type="float" office:value="1.24616786145045" calcext:value-type="float">
            <text:p>1.2461678615</text:p>
          </table:table-cell>
          <table:table-cell office:value-type="float" office:value="1.24509493506235" calcext:value-type="float">
            <text:p>1.2450949351</text:p>
          </table:table-cell>
          <table:table-cell table:formula="of:=([.A490]-[.A489])/0.01" office:value-type="float" office:value="-0.000888104394758393" calcext:value-type="float">
            <text:p>-0.0008881044</text:p>
          </table:table-cell>
          <table:table-cell table:formula="of:=([.B490]-[.B489])/0.01" office:value-type="float" office:value="0.000865398561100683" calcext:value-type="float">
            <text:p>0.0008653986</text:p>
          </table:table-cell>
        </table:table-row>
        <table:table-row table:style-name="ro1">
          <table:table-cell office:value-type="float" office:value="1.2461589804065" calcext:value-type="float">
            <text:p>1.2461589804</text:p>
          </table:table-cell>
          <table:table-cell office:value-type="float" office:value="1.24510358904796" calcext:value-type="float">
            <text:p>1.245103589</text:p>
          </table:table-cell>
          <table:table-cell table:formula="of:=([.A491]-[.A490])/0.01" office:value-type="float" office:value="-0.000873847352811374" calcext:value-type="float">
            <text:p>-0.0008738474</text:p>
          </table:table-cell>
          <table:table-cell table:formula="of:=([.B491]-[.B490])/0.01" office:value-type="float" office:value="0.000851875164742388" calcext:value-type="float">
            <text:p>0.0008518752</text:p>
          </table:table-cell>
        </table:table-row>
        <table:table-row table:style-name="ro1">
          <table:table-cell office:value-type="float" office:value="1.24615024193297" calcext:value-type="float">
            <text:p>1.2461502419</text:p>
          </table:table-cell>
          <table:table-cell office:value-type="float" office:value="1.24511210779961" calcext:value-type="float">
            <text:p>1.2451121078</text:p>
          </table:table-cell>
          <table:table-cell table:formula="of:=([.A492]-[.A491])/0.01" office:value-type="float" office:value="-0.000859760847737867" calcext:value-type="float">
            <text:p>-0.0008597608</text:p>
          </table:table-cell>
          <table:table-cell table:formula="of:=([.B492]-[.B491])/0.01" office:value-type="float" office:value="0.000838498640809426" calcext:value-type="float">
            <text:p>0.0008384986</text:p>
          </table:table-cell>
        </table:table-row>
        <table:table-row table:style-name="ro1">
          <table:table-cell office:value-type="float" office:value="1.24614164432449" calcext:value-type="float">
            <text:p>1.2461416443</text:p>
          </table:table-cell>
          <table:table-cell office:value-type="float" office:value="1.24512049278602" calcext:value-type="float">
            <text:p>1.2451204928</text:p>
          </table:table-cell>
          <table:table-cell table:formula="of:=([.A493]-[.A492])/0.01" office:value-type="float" office:value="-0.000845847438624148" calcext:value-type="float">
            <text:p>-0.0008458474</text:p>
          </table:table-cell>
          <table:table-cell table:formula="of:=([.B493]-[.B492])/0.01" office:value-type="float" office:value="0.000825272304072477" calcext:value-type="float">
            <text:p>0.0008252723</text:p>
          </table:table-cell>
        </table:table-row>
        <table:table-row table:style-name="ro1">
          <table:table-cell office:value-type="float" office:value="1.24613318585011" calcext:value-type="float">
            <text:p>1.2461331859</text:p>
          </table:table-cell>
          <table:table-cell office:value-type="float" office:value="1.24512874550906" calcext:value-type="float">
            <text:p>1.2451287455</text:p>
          </table:table-cell>
          <table:table-cell table:formula="of:=([.A494]-[.A493])/0.01" office:value-type="float" office:value="-0.000832109421899929" calcext:value-type="float">
            <text:p>-0.0008321094</text:p>
          </table:table-cell>
          <table:table-cell table:formula="of:=([.B494]-[.B493])/0.01" office:value-type="float" office:value="0.000812199183419793" calcext:value-type="float">
            <text:p>0.0008121992</text:p>
          </table:table-cell>
        </table:table-row>
        <table:table-row table:style-name="ro1">
          <table:table-cell office:value-type="float" office:value="1.24612486475589" calcext:value-type="float">
            <text:p>1.2461248648</text:p>
          </table:table-cell>
          <table:table-cell office:value-type="float" office:value="1.24513686750089" calcext:value-type="float">
            <text:p>1.2451368675</text:p>
          </table:table-cell>
          <table:table-cell table:formula="of:=([.A495]-[.A494])/0.01" office:value-type="float" office:value="-0.000818548827741239" calcext:value-type="float">
            <text:p>-0.0008185488</text:p>
          </table:table-cell>
          <table:table-cell table:formula="of:=([.B495]-[.B494])/0.01" office:value-type="float" office:value="0.000799282018792979" calcext:value-type="float">
            <text:p>0.000799282</text:p>
          </table:table-cell>
        </table:table-row>
        <table:table-row table:style-name="ro1">
          <table:table-cell office:value-type="float" office:value="1.24611667926761" calcext:value-type="float">
            <text:p>1.2461166793</text:p>
          </table:table-cell>
          <table:table-cell office:value-type="float" office:value="1.24514486032108" calcext:value-type="float">
            <text:p>1.2451448603</text:p>
          </table:table-cell>
          <table:table-cell table:formula="of:=([.A496]-[.A495])/0.01" office:value-type="float" office:value="-0.000805167418738151" calcext:value-type="float">
            <text:p>-0.0008051674</text:p>
          </table:table-cell>
          <table:table-cell table:formula="of:=([.B496]-[.B495])/0.01" office:value-type="float" office:value="0.000786523260476457" calcext:value-type="float">
            <text:p>0.0007865233</text:p>
          </table:table-cell>
        </table:table-row>
        <table:table-row table:style-name="ro1">
          <table:table-cell office:value-type="float" office:value="1.24610862759342" calcext:value-type="float">
            <text:p>1.2461086276</text:p>
          </table:table-cell>
          <table:table-cell office:value-type="float" office:value="1.24515272555369" calcext:value-type="float">
            <text:p>1.2451527256</text:p>
          </table:table-cell>
          <table:table-cell table:formula="of:=([.A497]-[.A496])/0.01" office:value-type="float" office:value="-0.000791966690694146" calcext:value-type="float">
            <text:p>-0.0007919667</text:p>
          </table:table-cell>
          <table:table-cell table:formula="of:=([.B497]-[.B496])/0.01" office:value-type="float" office:value="0.000773925070562953" calcext:value-type="float">
            <text:p>0.0007739251</text:p>
          </table:table-cell>
        </table:table-row>
        <table:table-row table:style-name="ro1">
          <table:table-cell office:value-type="float" office:value="1.24610070792652" calcext:value-type="float">
            <text:p>1.2461007079</text:p>
          </table:table-cell>
          <table:table-cell office:value-type="float" office:value="1.24516046480439" calcext:value-type="float">
            <text:p>1.2451604648</text:p>
          </table:table-cell>
          <table:table-cell table:formula="of:=([.A498]-[.A497])/0.01" office:value-type="float" office:value="-0.000778947875335057" calcext:value-type="float">
            <text:p>-0.0007789479</text:p>
          </table:table-cell>
          <table:table-cell table:formula="of:=([.B498]-[.B497])/0.01" office:value-type="float" office:value="0.00076148932628417" calcext:value-type="float">
            <text:p>0.0007614893</text:p>
          </table:table-cell>
        </table:table-row>
        <table:table-row table:style-name="ro1">
          <table:table-cell office:value-type="float" office:value="1.24609291844776" calcext:value-type="float">
            <text:p>1.2460929184</text:p>
          </table:table-cell>
          <table:table-cell office:value-type="float" office:value="1.24516807969765" calcext:value-type="float">
            <text:p>1.2451680797</text:p>
          </table:table-cell>
          <table:table-cell table:formula="of:=([.A499]-[.A498])/0.01" office:value-type="float" office:value="-0.000766111944661141" calcext:value-type="float">
            <text:p>-0.0007661119</text:p>
          </table:table-cell>
          <table:table-cell table:formula="of:=([.B499]-[.B498])/0.01" office:value-type="float" office:value="0.000749217624984588" calcext:value-type="float">
            <text:p>0.0007492176</text:p>
          </table:table-cell>
        </table:table-row>
        <table:table-row table:style-name="ro1">
          <table:table-cell office:value-type="float" office:value="1.24608525732832" calcext:value-type="float">
            <text:p>1.2460852573</text:p>
          </table:table-cell>
          <table:table-cell office:value-type="float" office:value="1.2451755718739" calcext:value-type="float">
            <text:p>1.2451755719</text:p>
          </table:table-cell>
          <table:table-cell table:formula="of:=([.A500]-[.A499])/0.01" office:value-type="float" office:value="-0.000753459616587016" calcext:value-type="float">
            <text:p>-0.0007534596</text:p>
          </table:table-cell>
          <table:table-cell table:formula="of:=([.B500]-[.B499])/0.01" office:value-type="float" office:value="0.000737111290316506" calcext:value-type="float">
            <text:p>0.0007371113</text:p>
          </table:table-cell>
        </table:table-row>
        <table:table-row table:style-name="ro1">
          <table:table-cell office:value-type="float" office:value="1.24607772273215" calcext:value-type="float">
            <text:p>1.2460777227</text:p>
          </table:table-cell>
          <table:table-cell office:value-type="float" office:value="1.24518294298681" calcext:value-type="float">
            <text:p>1.245182943</text:p>
          </table:table-cell>
          <table:table-cell table:formula="of:=([.A501]-[.A500])/0.01" office:value-type="float" office:value="-0.000740991362113697" calcext:value-type="float">
            <text:p>-0.0007409914</text:p>
          </table:table-cell>
          <table:table-cell table:formula="of:=([.B501]-[.B500])/0.01" office:value-type="float" office:value="0.000725171379967193" calcext:value-type="float">
            <text:p>0.0007251714</text:p>
          </table:table-cell>
        </table:table-row>
        <table:table-row table:style-name="ro1">
          <table:table-cell office:value-type="float" office:value="1.24607031281853" calcext:value-type="float">
            <text:p>1.2460703128</text:p>
          </table:table-cell>
          <table:table-cell office:value-type="float" office:value="1.24519019470061" calcext:value-type="float">
            <text:p>1.2451901947</text:p>
          </table:table-cell>
          <table:table-cell table:formula="of:=([.A502]-[.A501])/0.01" office:value-type="float" office:value="-0.000728707413211183" calcext:value-type="float">
            <text:p>-0.0007287074</text:p>
          </table:table-cell>
          <table:table-cell table:formula="of:=([.B502]-[.B501])/0.01" office:value-type="float" office:value="0.000713398694140999" calcext:value-type="float">
            <text:p>0.0007133987</text:p>
          </table:table-cell>
        </table:table-row>
        <table:table-row table:style-name="ro1">
          <table:table-cell office:value-type="float" office:value="1.2460630257444" calcext:value-type="float">
            <text:p>1.2460630257</text:p>
          </table:table-cell>
          <table:table-cell office:value-type="float" office:value="1.24519732868755" calcext:value-type="float">
            <text:p>1.2451973287</text:p>
          </table:table-cell>
          <table:table-cell table:formula="of:=([.A503]-[.A502])/0.01" office:value-type="float" office:value="-0.000716607771811262" calcext:value-type="float">
            <text:p>-0.0007166078</text:p>
          </table:table-cell>
          <table:table-cell table:formula="of:=([.B503]-[.B502])/0.01" office:value-type="float" office:value="0.000701793785107263" calcext:value-type="float">
            <text:p>0.0007017938</text:p>
          </table:table-cell>
        </table:table-row>
        <table:table-row table:style-name="ro1">
          <table:table-cell office:value-type="float" office:value="1.24605585966668" calcext:value-type="float">
            <text:p>1.2460558597</text:p>
          </table:table-cell>
          <table:table-cell office:value-type="float" office:value="1.2452043466254" calcext:value-type="float">
            <text:p>1.2452043466</text:p>
          </table:table-cell>
          <table:table-cell table:formula="of:=([.A504]-[.A503])/0.01" office:value-type="float" office:value="-0.000704692219577474" calcext:value-type="float">
            <text:p>-0.0007046922</text:p>
          </table:table-cell>
          <table:table-cell table:formula="of:=([.B504]-[.B503])/0.01" office:value-type="float" office:value="0.000690356967392169" calcext:value-type="float">
            <text:p>0.000690357</text:p>
          </table:table-cell>
        </table:table-row>
        <table:table-row table:style-name="ro1">
          <table:table-cell office:value-type="float" office:value="1.24604881274448" calcext:value-type="float">
            <text:p>1.2460488127</text:p>
          </table:table-cell>
          <table:table-cell office:value-type="float" office:value="1.24521125019507" calcext:value-type="float">
            <text:p>1.2452112502</text:p>
          </table:table-cell>
          <table:table-cell table:formula="of:=([.A505]-[.A504])/0.01" office:value-type="float" office:value="-0.000692960327897119" calcext:value-type="float">
            <text:p>-0.0006929603</text:p>
          </table:table-cell>
          <table:table-cell table:formula="of:=([.B505]-[.B504])/0.01" office:value-type="float" office:value="0.000679088328436883" calcext:value-type="float">
            <text:p>0.0006790883</text:p>
          </table:table-cell>
        </table:table-row>
        <table:table-row table:style-name="ro1">
          <table:table-cell office:value-type="float" office:value="1.2460418831412" calcext:value-type="float">
            <text:p>1.2460418831</text:p>
          </table:table-cell>
          <table:table-cell office:value-type="float" office:value="1.24521804107836" calcext:value-type="float">
            <text:p>1.2452180411</text:p>
          </table:table-cell>
          <table:table-cell table:formula="of:=([.A506]-[.A505])/0.01" office:value-type="float" office:value="-0.000681411468650417" calcext:value-type="float">
            <text:p>-0.0006814115</text:p>
          </table:table-cell>
          <table:table-cell table:formula="of:=([.B506]-[.B505])/0.01" office:value-type="float" office:value="0.000667987739744191" calcext:value-type="float">
            <text:p>0.0006679877</text:p>
          </table:table-cell>
        </table:table-row>
        <table:table-row table:style-name="ro1">
          <table:table-cell office:value-type="float" office:value="1.24603506902652" calcext:value-type="float">
            <text:p>1.246035069</text:p>
          </table:table-cell>
          <table:table-cell office:value-type="float" office:value="1.24522472095575" calcext:value-type="float">
            <text:p>1.245224721</text:p>
          </table:table-cell>
          <table:table-cell table:formula="of:=([.A507]-[.A506])/0.01" office:value-type="float" office:value="-0.000670044825112903" calcext:value-type="float">
            <text:p>-0.0006700448</text:p>
          </table:table-cell>
          <table:table-cell table:formula="of:=([.B507]-[.B506])/0.01" office:value-type="float" office:value="0.000657054868424822" calcext:value-type="float">
            <text:p>0.0006570549</text:p>
          </table:table-cell>
        </table:table-row>
        <table:table-row table:style-name="ro1">
          <table:table-cell office:value-type="float" office:value="1.24602836857827" calcext:value-type="float">
            <text:p>1.2460283686</text:p>
          </table:table-cell>
          <table:table-cell office:value-type="float" office:value="1.24523129150444" calcext:value-type="float">
            <text:p>1.2452312915</text:p>
          </table:table-cell>
          <table:table-cell table:formula="of:=([.A508]-[.A507])/0.01" office:value-type="float" office:value="-0.000658859403390721" calcext:value-type="float">
            <text:p>-0.0006588594</text:p>
          </table:table-cell>
          <table:table-cell table:formula="of:=([.B508]-[.B507])/0.01" office:value-type="float" office:value="0.000646289188876992" calcext:value-type="float">
            <text:p>0.0006462892</text:p>
          </table:table-cell>
        </table:table-row>
        <table:table-row table:style-name="ro1">
          <table:table-cell office:value-type="float" office:value="1.24602177998423" calcext:value-type="float">
            <text:p>1.24602178</text:p>
          </table:table-cell>
          <table:table-cell office:value-type="float" office:value="1.24523775439633" calcext:value-type="float">
            <text:p>1.2452377544</text:p>
          </table:table-cell>
          <table:table-cell table:formula="of:=([.A509]-[.A508])/0.01" office:value-type="float" office:value="-0.00064785404334522" calcext:value-type="float">
            <text:p>-0.000647854</text:p>
          </table:table-cell>
          <table:table-cell table:formula="of:=([.B509]-[.B508])/0.01" office:value-type="float" office:value="0.00063568999442154" calcext:value-type="float">
            <text:p>0.00063569</text:p>
          </table:table-cell>
        </table:table-row>
        <table:table-row table:style-name="ro1">
          <table:table-cell office:value-type="float" office:value="1.2460153014438" calcext:value-type="float">
            <text:p>1.2460153014</text:p>
          </table:table-cell>
          <table:table-cell office:value-type="float" office:value="1.24524411129627" calcext:value-type="float">
            <text:p>1.2452441113</text:p>
          </table:table-cell>
          <table:table-cell table:formula="of:=([.A510]-[.A509])/0.01" office:value-type="float" office:value="-0.000637027430361314" calcext:value-type="float">
            <text:p>-0.0006370274</text:p>
          </table:table-cell>
          <table:table-cell table:formula="of:=([.B510]-[.B509])/0.01" office:value-type="float" office:value="0.000625256409247932" calcext:value-type="float">
            <text:p>0.0006252564</text:p>
          </table:table-cell>
        </table:table-row>
        <table:table-row table:style-name="ro1">
          <table:table-cell office:value-type="float" office:value="1.2460089311695" calcext:value-type="float">
            <text:p>1.2460089312</text:p>
          </table:table-cell>
          <table:table-cell office:value-type="float" office:value="1.24525036386036" calcext:value-type="float">
            <text:p>1.2452503639</text:p>
          </table:table-cell>
          <table:table-cell table:formula="of:=([.A511]-[.A510])/0.01" office:value-type="float" office:value="-0.000626378106205472" calcext:value-type="float">
            <text:p>-0.0006263781</text:p>
          </table:table-cell>
          <table:table-cell table:formula="of:=([.B511]-[.B510])/0.01" office:value-type="float" office:value="0.000614987400093803" calcext:value-type="float">
            <text:p>0.0006149874</text:p>
          </table:table-cell>
        </table:table-row>
        <table:table-row table:style-name="ro1">
          <table:table-cell office:value-type="float" office:value="1.24600266738843" calcext:value-type="float">
            <text:p>1.2460026674</text:p>
          </table:table-cell>
          <table:table-cell office:value-type="float" office:value="1.24525651373437" calcext:value-type="float">
            <text:p>1.2452565137</text:p>
          </table:table-cell>
          <table:table-cell table:formula="of:=([.A512]-[.A511])/0.01" office:value-type="float" office:value="-0.000615904480616436" calcext:value-type="float">
            <text:p>-0.0006159045</text:p>
          </table:table-cell>
          <table:table-cell table:formula="of:=([.B512]-[.B511])/0.01" office:value-type="float" office:value="0.000604881787924505" calcext:value-type="float">
            <text:p>0.0006048818</text:p>
          </table:table-cell>
        </table:table-row>
        <table:table-row table:style-name="ro1">
          <table:table-cell office:value-type="float" office:value="1.24599650834363" calcext:value-type="float">
            <text:p>1.2459965083</text:p>
          </table:table-cell>
          <table:table-cell office:value-type="float" office:value="1.24526256255224" calcext:value-type="float">
            <text:p>1.2452625626</text:p>
          </table:table-cell>
          <table:table-cell table:formula="of:=([.A513]-[.A512])/0.01" office:value-type="float" office:value="-0.000605604841941165" calcext:value-type="float">
            <text:p>-0.0006056048</text:p>
          </table:table-cell>
          <table:table-cell table:formula="of:=([.B513]-[.B512])/0.01" office:value-type="float" office:value="0.000594938259212974" calcext:value-type="float">
            <text:p>0.0005949383</text:p>
          </table:table-cell>
        </table:table-row>
        <table:table-row table:style-name="ro1">
          <table:table-cell office:value-type="float" office:value="1.24599045229521" calcext:value-type="float">
            <text:p>1.2459904523</text:p>
          </table:table-cell>
          <table:table-cell office:value-type="float" office:value="1.24526851193484" calcext:value-type="float">
            <text:p>1.2452685119</text:p>
          </table:table-cell>
          <table:table-cell table:formula="of:=([.A514]-[.A513])/0.01" office:value-type="float" office:value="-0.000595477368126041" calcext:value-type="float">
            <text:p>-0.0005954774</text:p>
          </table:table-cell>
          <table:table-cell table:formula="of:=([.B514]-[.B513])/0.01" office:value-type="float" office:value="0.000585155377064162" calcext:value-type="float">
            <text:p>0.0005851554</text:p>
          </table:table-cell>
        </table:table-row>
        <table:table-row table:style-name="ro1">
          <table:table-cell office:value-type="float" office:value="1.24598449752153" calcext:value-type="float">
            <text:p>1.2459844975</text:p>
          </table:table-cell>
          <table:table-cell office:value-type="float" office:value="1.24527436348861" calcext:value-type="float">
            <text:p>1.2452743635</text:p>
          </table:table-cell>
          <table:table-cell table:formula="of:=([.A515]-[.A514])/0.01" office:value-type="float" office:value="-0.000585520137130757" calcext:value-type="float">
            <text:p>-0.0005855201</text:p>
          </table:table-cell>
          <table:table-cell table:formula="of:=([.B515]-[.B514])/0.01" office:value-type="float" office:value="0.000575531592361678" calcext:value-type="float">
            <text:p>0.0005755316</text:p>
          </table:table-cell>
        </table:table-row>
        <table:table-row table:style-name="ro1">
          <table:table-cell office:value-type="float" office:value="1.24597864232016" calcext:value-type="float">
            <text:p>1.2459786423</text:p>
          </table:table-cell>
          <table:table-cell office:value-type="float" office:value="1.24528011880453" calcext:value-type="float">
            <text:p>1.2452801188</text:p>
          </table:table-cell>
          <table:table-cell table:formula="of:=([.A516]-[.A515])/0.01" office:value-type="float" office:value="-0.000575731137075763" calcext:value-type="float">
            <text:p>-0.0005757311</text:p>
          </table:table-cell>
          <table:table-cell table:formula="of:=([.B516]-[.B515])/0.01" office:value-type="float" office:value="0.000566065254092862" calcext:value-type="float">
            <text:p>0.0005660653</text:p>
          </table:table-cell>
        </table:table-row>
        <table:table-row table:style-name="ro1">
          <table:table-cell office:value-type="float" office:value="1.24597288500878" calcext:value-type="float">
            <text:p>1.245972885</text:p>
          </table:table-cell>
          <table:table-cell office:value-type="float" office:value="1.24528577945707" calcext:value-type="float">
            <text:p>1.2452857795</text:p>
          </table:table-cell>
          <table:table-cell table:formula="of:=([.A517]-[.A516])/0.01" office:value-type="float" office:value="-0.000566108276078836" calcext:value-type="float">
            <text:p>-0.0005661083</text:p>
          </table:table-cell>
          <table:table-cell table:formula="of:=([.B517]-[.B516])/0.01" office:value-type="float" office:value="0.000556754619607247" calcext:value-type="float">
            <text:p>0.0005567546</text:p>
          </table:table-cell>
        </table:table-row>
        <table:table-row table:style-name="ro1">
          <table:table-cell office:value-type="float" office:value="1.24596722392602" calcext:value-type="float">
            <text:p>1.2459672239</text:p>
          </table:table-cell>
          <table:table-cell office:value-type="float" office:value="1.24529134700327" calcext:value-type="float">
            <text:p>1.245291347</text:p>
          </table:table-cell>
          <table:table-cell table:formula="of:=([.A518]-[.A517])/0.01" office:value-type="float" office:value="-0.000556649391691977" calcext:value-type="float">
            <text:p>-0.0005566494</text:p>
          </table:table-cell>
          <table:table-cell table:formula="of:=([.B518]-[.B517])/0.01" office:value-type="float" office:value="0.000547597864408722" calcext:value-type="float">
            <text:p>0.0005475979</text:p>
          </table:table-cell>
        </table:table-row>
        <table:table-row table:style-name="ro1">
          <table:table-cell office:value-type="float" office:value="1.24596165743211" calcext:value-type="float">
            <text:p>1.2459616574</text:p>
          </table:table-cell>
          <table:table-cell office:value-type="float" office:value="1.24529682298191" calcext:value-type="float">
            <text:p>1.245296823</text:p>
          </table:table-cell>
          <table:table-cell table:formula="of:=([.A519]-[.A518])/0.01" office:value-type="float" office:value="-0.000547352260049649" calcext:value-type="float">
            <text:p>-0.0005473523</text:p>
          </table:table-cell>
          <table:table-cell table:formula="of:=([.B519]-[.B518])/0.01" office:value-type="float" office:value="0.000538593091659045" calcext:value-type="float">
            <text:p>0.0005385931</text:p>
          </table:table-cell>
        </table:table-row>
        <table:table-row table:style-name="ro1">
          <table:table-cell office:value-type="float" office:value="1.24595618390951" calcext:value-type="float">
            <text:p>1.2459561839</text:p>
          </table:table-cell>
          <table:table-cell office:value-type="float" office:value="1.24530220891283" calcext:value-type="float">
            <text:p>1.2453022089</text:p>
          </table:table-cell>
          <table:table-cell table:formula="of:=([.A520]-[.A519])/0.01" office:value-type="float" office:value="-0.000538214604373088" calcext:value-type="float">
            <text:p>-0.0005382146</text:p>
          </table:table-cell>
          <table:table-cell table:formula="of:=([.B520]-[.B519])/0.01" office:value-type="float" office:value="0.00052973834112624" calcext:value-type="float">
            <text:p>0.0005297383</text:p>
          </table:table-cell>
        </table:table-row>
        <table:table-row table:style-name="ro1">
          <table:table-cell office:value-type="float" office:value="1.24595080176346" calcext:value-type="float">
            <text:p>1.2459508018</text:p>
          </table:table-cell>
          <table:table-cell office:value-type="float" office:value="1.24530750629624" calcext:value-type="float">
            <text:p>1.2453075063</text:p>
          </table:table-cell>
          <table:table-cell table:formula="of:=([.A521]-[.A520])/0.01" office:value-type="float" office:value="-0.000529234103274767" calcext:value-type="float">
            <text:p>-0.0005292341</text:p>
          </table:table-cell>
          <table:table-cell table:formula="of:=([.B521]-[.B520])/0.01" office:value-type="float" office:value="0.000521031597577881" calcext:value-type="float">
            <text:p>0.0005210316</text:p>
          </table:table-cell>
        </table:table-row>
        <table:table-row table:style-name="ro1">
          <table:table-cell office:value-type="float" office:value="1.24594550942243" calcext:value-type="float">
            <text:p>1.2459455094</text:p>
          </table:table-cell>
          <table:table-cell office:value-type="float" office:value="1.24531271661222" calcext:value-type="float">
            <text:p>1.2453127166</text:p>
          </table:table-cell>
          <table:table-cell table:formula="of:=([.A522]-[.A521])/0.01" office:value-type="float" office:value="-0.00052040839848555" calcext:value-type="float">
            <text:p>-0.0005204084</text:p>
          </table:table-cell>
          <table:table-cell table:formula="of:=([.B522]-[.B521])/0.01" office:value-type="float" office:value="0.000512470799107767" calcext:value-type="float">
            <text:p>0.0005124708</text:p>
          </table:table-cell>
        </table:table-row>
        <table:table-row table:style-name="ro1">
          <table:table-cell office:value-type="float" office:value="1.24594030533845" calcext:value-type="float">
            <text:p>1.2459403053</text:p>
          </table:table-cell>
          <table:table-cell office:value-type="float" office:value="1.24531784132021" calcext:value-type="float">
            <text:p>1.2453178413</text:p>
          </table:table-cell>
          <table:table-cell table:formula="of:=([.A523]-[.A522])/0.01" office:value-type="float" office:value="-0.000511735102270983" calcext:value-type="float">
            <text:p>-0.0005117351</text:p>
          </table:table-cell>
          <table:table-cell table:formula="of:=([.B523]-[.B522])/0.01" office:value-type="float" office:value="0.00050405384475205" calcext:value-type="float">
            <text:p>0.0005040538</text:p>
          </table:table-cell>
        </table:table-row>
        <table:table-row table:style-name="ro1">
          <table:table-cell office:value-type="float" office:value="1.24593518798742" calcext:value-type="float">
            <text:p>1.245935188</text:p>
          </table:table-cell>
          <table:table-cell office:value-type="float" office:value="1.24532288185865" calcext:value-type="float">
            <text:p>1.2453228819</text:p>
          </table:table-cell>
          <table:table-cell table:formula="of:=([.A524]-[.A523])/0.01" office:value-type="float" office:value="-0.000503211804270265" calcext:value-type="float">
            <text:p>-0.0005032118</text:p>
          </table:table-cell>
          <table:table-cell table:formula="of:=([.B524]-[.B523])/0.01" office:value-type="float" office:value="0.000495778601528052" calcext:value-type="float">
            <text:p>0.0004957786</text:p>
          </table:table-cell>
        </table:table-row>
        <table:table-row table:style-name="ro1">
          <table:table-cell office:value-type="float" office:value="1.24593015586938" calcext:value-type="float">
            <text:p>1.2459301559</text:p>
          </table:table-cell>
          <table:table-cell office:value-type="float" office:value="1.24532783964467" calcext:value-type="float">
            <text:p>1.2453278396</text:p>
          </table:table-cell>
          <table:table-cell table:formula="of:=([.A525]-[.A524])/0.01" office:value-type="float" office:value="-0.000494836078090977" calcext:value-type="float">
            <text:p>-0.0004948361</text:p>
          </table:table-cell>
          <table:table-cell table:formula="of:=([.B525]-[.B524])/0.01" office:value-type="float" office:value="0.000487642911517483" calcext:value-type="float">
            <text:p>0.0004876429</text:p>
          </table:table-cell>
        </table:table-row>
        <table:table-row table:style-name="ro1">
          <table:table-cell office:value-type="float" office:value="1.2459252075086" calcext:value-type="float">
            <text:p>1.2459252075</text:p>
          </table:table-cell>
          <table:table-cell office:value-type="float" office:value="1.24533271607378" calcext:value-type="float">
            <text:p>1.2453327161</text:p>
          </table:table-cell>
          <table:table-cell table:formula="of:=([.A526]-[.A525])/0.01" office:value-type="float" office:value="-0.000486605487237668" calcext:value-type="float">
            <text:p>-0.0004866055</text:p>
          </table:table-cell>
          <table:table-cell table:formula="of:=([.B526]-[.B525])/0.01" office:value-type="float" office:value="0.000479644597950468" calcext:value-type="float">
            <text:p>0.0004796446</text:p>
          </table:table-cell>
        </table:table-row>
        <table:table-row table:style-name="ro1">
          <table:table-cell office:value-type="float" office:value="1.24592034145373" calcext:value-type="float">
            <text:p>1.2459203415</text:p>
          </table:table-cell>
          <table:table-cell office:value-type="float" office:value="1.24533751251976" calcext:value-type="float">
            <text:p>1.2453375125</text:p>
          </table:table-cell>
          <table:table-cell table:formula="of:=([.A527]-[.A526])/0.01" office:value-type="float" office:value="-0.000478517590818406" calcext:value-type="float">
            <text:p>-0.0004785176</text:p>
          </table:table-cell>
          <table:table-cell table:formula="of:=([.B527]-[.B526])/0.01" office:value-type="float" office:value="0.000471781471267363" calcext:value-type="float">
            <text:p>0.0004717815</text:p>
          </table:table-cell>
        </table:table-row>
        <table:table-row table:style-name="ro1">
          <table:table-cell office:value-type="float" office:value="1.24591555627782" calcext:value-type="float">
            <text:p>1.2459155563</text:p>
          </table:table-cell>
          <table:table-cell office:value-type="float" office:value="1.24534223033448" calcext:value-type="float">
            <text:p>1.2453422303</text:p>
          </table:table-cell>
          <table:table-cell table:formula="of:=([.A528]-[.A527])/0.01" office:value-type="float" office:value="-0.000470569948674005" calcext:value-type="float">
            <text:p>-0.0004705699</text:p>
          </table:table-cell>
          <table:table-cell table:formula="of:=([.B528]-[.B527])/0.01" office:value-type="float" office:value="0.000464051334492233" calcext:value-type="float">
            <text:p>0.0004640513</text:p>
          </table:table-cell>
        </table:table-row>
        <table:table-row table:style-name="ro1">
          <table:table-cell office:value-type="float" office:value="1.24591085057833" calcext:value-type="float">
            <text:p>1.2459108506</text:p>
          </table:table-cell>
          <table:table-cell office:value-type="float" office:value="1.24534687084782" calcext:value-type="float">
            <text:p>1.2453468708</text:p>
          </table:table-cell>
          <table:table-cell table:formula="of:=([.A529]-[.A528])/0.01" office:value-type="float" office:value="-0.000462760126351824" calcext:value-type="float">
            <text:p>-0.0004627601</text:p>
          </table:table-cell>
          <table:table-cell table:formula="of:=([.B529]-[.B528])/0.01" office:value-type="float" office:value="0.000456451988384288" calcext:value-type="float">
            <text:p>0.000456452</text:p>
          </table:table-cell>
        </table:table-row>
        <table:table-row table:style-name="ro1">
          <table:table-cell office:value-type="float" office:value="1.24590622297707" calcext:value-type="float">
            <text:p>1.245906223</text:p>
          </table:table-cell>
          <table:table-cell office:value-type="float" office:value="1.24535143536771" calcext:value-type="float">
            <text:p>1.2453514354</text:p>
          </table:table-cell>
          <table:table-cell table:formula="of:=([.A530]-[.A529])/0.01" office:value-type="float" office:value="-0.000455085699302416" calcext:value-type="float">
            <text:p>-0.0004550857</text:p>
          </table:table-cell>
          <table:table-cell table:formula="of:=([.B530]-[.B529])/0.01" office:value-type="float" office:value="0.000448981236078616" calcext:value-type="float">
            <text:p>0.0004489812</text:p>
          </table:table-cell>
        </table:table-row>
        <table:table-row table:style-name="ro1">
          <table:table-cell office:value-type="float" office:value="1.24590167212007" calcext:value-type="float">
            <text:p>1.2459016721</text:p>
          </table:table-cell>
          <table:table-cell office:value-type="float" office:value="1.24535592518007" calcext:value-type="float">
            <text:p>1.2453559252</text:p>
          </table:table-cell>
          <table:table-cell table:formula="of:=([.A531]-[.A530])/0.01" office:value-type="float" office:value="-0.000447544257120569" calcext:value-type="float">
            <text:p>-0.0004475443</text:p>
          </table:table-cell>
          <table:table-cell table:formula="of:=([.B531]-[.B530])/0.01" office:value-type="float" office:value="0.000441636887349439" calcext:value-type="float">
            <text:p>0.0004416369</text:p>
          </table:table-cell>
        </table:table-row>
        <table:table-row table:style-name="ro1">
          <table:table-cell office:value-type="float" office:value="1.2458971966775" calcext:value-type="float">
            <text:p>1.2458971967</text:p>
          </table:table-cell>
          <table:table-cell office:value-type="float" office:value="1.24536034154894" calcext:value-type="float">
            <text:p>1.2453603415</text:p>
          </table:table-cell>
          <table:table-cell table:formula="of:=([.A532]-[.A531])/0.01" office:value-type="float" office:value="-0.230482469534699" calcext:value-type="float">
            <text:p>-0.2304824695</text:p>
          </table:table-cell>
          <table:table-cell table:formula="of:=([.B532]-[.B531])/0.01" office:value-type="float" office:value="-0.229372142900108" calcext:value-type="float">
            <text:p>-0.2293721429</text:p>
          </table:table-cell>
        </table:table-row>
        <table:table-row table:style-name="ro1">
          <table:table-cell office:value-type="float" office:value="1.24359237198216" calcext:value-type="float">
            <text:p>1.243592372</text:p>
          </table:table-cell>
          <table:table-cell office:value-type="float" office:value="1.24306662011994" calcext:value-type="float">
            <text:p>1.2430666201</text:p>
          </table:table-cell>
          <table:table-cell table:formula="of:=([.A533]-[.A532])/0.01" office:value-type="float" office:value="-0.681027692860048" calcext:value-type="float">
            <text:p>-0.6810276929</text:p>
          </table:table-cell>
          <table:table-cell table:formula="of:=([.B533]-[.B532])/0.01" office:value-type="float" office:value="-0.679465923808209" calcext:value-type="float">
            <text:p>-0.6794659238</text:p>
          </table:table-cell>
        </table:table-row>
        <table:table-row table:style-name="ro1">
          <table:table-cell office:value-type="float" office:value="1.23678209505356" calcext:value-type="float">
            <text:p>1.2367820951</text:p>
          </table:table-cell>
          <table:table-cell office:value-type="float" office:value="1.23627196088186" calcext:value-type="float">
            <text:p>1.2362719609</text:p>
          </table:table-cell>
          <table:table-cell table:formula="of:=([.A534]-[.A533])/0.01" office:value-type="float" office:value="-1.09357685713978" calcext:value-type="float">
            <text:p>-1.0935768571</text:p>
          </table:table-cell>
          <table:table-cell table:formula="of:=([.B534]-[.B533])/0.01" office:value-type="float" office:value="-1.09159518432738" calcext:value-type="float">
            <text:p>-1.0915951843</text:p>
          </table:table-cell>
        </table:table-row>
        <table:table-row table:style-name="ro1">
          <table:table-cell office:value-type="float" office:value="1.22584632648216" calcext:value-type="float">
            <text:p>1.2258463265</text:p>
          </table:table-cell>
          <table:table-cell office:value-type="float" office:value="1.22535600903858" calcext:value-type="float">
            <text:p>1.225356009</text:p>
          </table:table-cell>
          <table:table-cell table:formula="of:=([.A535]-[.A534])/0.01" office:value-type="float" office:value="-1.4507128623757" calcext:value-type="float">
            <text:p>-1.4507128624</text:p>
          </table:table-cell>
          <table:table-cell table:formula="of:=([.B535]-[.B534])/0.01" office:value-type="float" office:value="-1.44836276021798" calcext:value-type="float">
            <text:p>-1.4483627602</text:p>
          </table:table-cell>
        </table:table-row>
        <table:table-row table:style-name="ro1">
          <table:table-cell office:value-type="float" office:value="1.2113391978584" calcext:value-type="float">
            <text:p>1.2113391979</text:p>
          </table:table-cell>
          <table:table-cell office:value-type="float" office:value="1.2108723814364" calcext:value-type="float">
            <text:p>1.2108723814</text:p>
          </table:table-cell>
          <table:table-cell table:formula="of:=([.A536]-[.A535])/0.01" office:value-type="float" office:value="-1.75662048601968" calcext:value-type="float">
            <text:p>-1.756620486</text:p>
          </table:table-cell>
          <table:table-cell table:formula="of:=([.B536]-[.B535])/0.01" office:value-type="float" office:value="-1.75395128637361" calcext:value-type="float">
            <text:p>-1.7539512864</text:p>
          </table:table-cell>
        </table:table-row>
        <table:table-row table:style-name="ro1">
          <table:table-cell office:value-type="float" office:value="1.1937729929982" calcext:value-type="float">
            <text:p>1.193772993</text:p>
          </table:table-cell>
          <table:table-cell office:value-type="float" office:value="1.19333286857267" calcext:value-type="float">
            <text:p>1.1933328686</text:p>
          </table:table-cell>
          <table:table-cell table:formula="of:=([.A537]-[.A536])/0.01" office:value-type="float" office:value="-2.01648384632036" calcext:value-type="float">
            <text:p>-2.0164838463</text:p>
          </table:table-cell>
          <table:table-cell table:formula="of:=([.B537]-[.B536])/0.01" office:value-type="float" office:value="-2.0135413567699" calcext:value-type="float">
            <text:p>-2.0135413568</text:p>
          </table:table-cell>
        </table:table-row>
        <table:table-row table:style-name="ro1">
          <table:table-cell office:value-type="float" office:value="1.173608154535" calcext:value-type="float">
            <text:p>1.1736081545</text:p>
          </table:table-cell>
          <table:table-cell office:value-type="float" office:value="1.17319745500497" calcext:value-type="float">
            <text:p>1.173197455</text:p>
          </table:table-cell>
          <table:table-cell table:formula="of:=([.A538]-[.A537])/0.01" office:value-type="float" office:value="-5.5454110580661" calcext:value-type="float">
            <text:p>-5.5454110581</text:p>
          </table:table-cell>
          <table:table-cell table:formula="of:=([.B538]-[.B537])/0.01" office:value-type="float" office:value="7.88127476542211" calcext:value-type="float">
            <text:p>7.8812747654</text:p>
          </table:table-cell>
        </table:table-row>
        <table:table-row table:style-name="ro1">
          <table:table-cell office:value-type="float" office:value="1.11815404395434" calcext:value-type="float">
            <text:p>1.118154044</text:p>
          </table:table-cell>
          <table:table-cell office:value-type="float" office:value="1.25201020265919" calcext:value-type="float">
            <text:p>1.2520102027</text:p>
          </table:table-cell>
          <table:table-cell table:formula="of:=([.A539]-[.A538])/0.01" office:value-type="float" office:value="-8.73334202041569" calcext:value-type="float">
            <text:p>-8.7333420204</text:p>
          </table:table-cell>
          <table:table-cell table:formula="of:=([.B539]-[.B538])/0.01" office:value-type="float" office:value="17.2767216303433" calcext:value-type="float">
            <text:p>17.2767216303</text:p>
          </table:table-cell>
        </table:table-row>
        <table:table-row table:style-name="ro1">
          <table:table-cell office:value-type="float" office:value="1.03082062375018" calcext:value-type="float">
            <text:p>1.0308206238</text:p>
          </table:table-cell>
          <table:table-cell office:value-type="float" office:value="1.42477741896262" calcext:value-type="float">
            <text:p>1.424777419</text:p>
          </table:table-cell>
          <table:table-cell table:formula="of:=([.A540]-[.A539])/0.01" office:value-type="float" office:value="-8.09807786765911" calcext:value-type="float">
            <text:p>-8.0980778677</text:p>
          </table:table-cell>
          <table:table-cell table:formula="of:=([.B540]-[.B539])/0.01" office:value-type="float" office:value="15.4498012032666" calcext:value-type="float">
            <text:p>15.4498012033</text:p>
          </table:table-cell>
        </table:table-row>
        <table:table-row table:style-name="ro1">
          <table:table-cell office:value-type="float" office:value="0.949839845073592" calcext:value-type="float">
            <text:p>0.9498398451</text:p>
          </table:table-cell>
          <table:table-cell office:value-type="float" office:value="1.57927543099529" calcext:value-type="float">
            <text:p>1.579275431</text:p>
          </table:table-cell>
          <table:table-cell table:formula="of:=([.A541]-[.A540])/0.01" office:value-type="float" office:value="-7.31083042347788" calcext:value-type="float">
            <text:p>-7.3108304235</text:p>
          </table:table-cell>
          <table:table-cell table:formula="of:=([.B541]-[.B540])/0.01" office:value-type="float" office:value="13.122455937418" calcext:value-type="float">
            <text:p>13.1224559374</text:p>
          </table:table-cell>
        </table:table-row>
        <table:table-row table:style-name="ro1">
          <table:table-cell office:value-type="float" office:value="0.876731540838813" calcext:value-type="float">
            <text:p>0.8767315408</text:p>
          </table:table-cell>
          <table:table-cell office:value-type="float" office:value="1.71049999036947" calcext:value-type="float">
            <text:p>1.7104999904</text:p>
          </table:table-cell>
          <table:table-cell table:formula="of:=([.A542]-[.A541])/0.01" office:value-type="float" office:value="-6.61120218831037" calcext:value-type="float">
            <text:p>-6.6112021883</text:p>
          </table:table-cell>
          <table:table-cell table:formula="of:=([.B542]-[.B541])/0.01" office:value-type="float" office:value="11.008711981222" calcext:value-type="float">
            <text:p>11.0087119812</text:p>
          </table:table-cell>
        </table:table-row>
        <table:table-row table:style-name="ro1">
          <table:table-cell office:value-type="float" office:value="0.81061951895571" calcext:value-type="float">
            <text:p>0.810619519</text:p>
          </table:table-cell>
          <table:table-cell office:value-type="float" office:value="1.82058711018169" calcext:value-type="float">
            <text:p>1.8205871102</text:p>
          </table:table-cell>
          <table:table-cell table:formula="of:=([.A543]-[.A542])/0.01" office:value-type="float" office:value="-6.00244358628688" calcext:value-type="float">
            <text:p>-6.0024435863</text:p>
          </table:table-cell>
          <table:table-cell table:formula="of:=([.B543]-[.B542])/0.01" office:value-type="float" office:value="9.13255388614971" calcext:value-type="float">
            <text:p>9.1325538861</text:p>
          </table:table-cell>
        </table:table-row>
        <table:table-row table:style-name="ro1">
          <table:table-cell office:value-type="float" office:value="0.750595083092841" calcext:value-type="float">
            <text:p>0.7505950831</text:p>
          </table:table-cell>
          <table:table-cell office:value-type="float" office:value="1.91191264904319" calcext:value-type="float">
            <text:p>1.911912649</text:p>
          </table:table-cell>
          <table:table-cell table:formula="of:=([.A544]-[.A543])/0.01" office:value-type="float" office:value="-5.47323577102241" calcext:value-type="float">
            <text:p>-5.473235771</text:p>
          </table:table-cell>
          <table:table-cell table:formula="of:=([.B544]-[.B543])/0.01" office:value-type="float" office:value="7.47251460821894" calcext:value-type="float">
            <text:p>7.4725146082</text:p>
          </table:table-cell>
        </table:table-row>
        <table:table-row table:style-name="ro1">
          <table:table-cell office:value-type="float" office:value="0.695862725382617" calcext:value-type="float">
            <text:p>0.6958627254</text:p>
          </table:table-cell>
          <table:table-cell office:value-type="float" office:value="1.98663779512537" calcext:value-type="float">
            <text:p>1.9866377951</text:p>
          </table:table-cell>
          <table:table-cell table:formula="of:=([.A545]-[.A544])/0.01" office:value-type="float" office:value="-5.01289446912291" calcext:value-type="float">
            <text:p>-5.0128944691</text:p>
          </table:table-cell>
          <table:table-cell table:formula="of:=([.B545]-[.B544])/0.01" office:value-type="float" office:value="6.00622008411231" calcext:value-type="float">
            <text:p>6.0062200841</text:p>
          </table:table-cell>
        </table:table-row>
        <table:table-row table:style-name="ro1">
          <table:table-cell office:value-type="float" office:value="0.645733780691388" calcext:value-type="float">
            <text:p>0.6457337807</text:p>
          </table:table-cell>
          <table:table-cell office:value-type="float" office:value="2.0466999959665" calcext:value-type="float">
            <text:p>2.046699996</text:p>
          </table:table-cell>
          <table:table-cell table:formula="of:=([.A546]-[.A545])/0.01" office:value-type="float" office:value="-4.61222191912924" calcext:value-type="float">
            <text:p>-4.6122219191</text:p>
          </table:table-cell>
          <table:table-cell table:formula="of:=([.B546]-[.B545])/0.01" office:value-type="float" office:value="4.71335282545278" calcext:value-type="float">
            <text:p>4.7133528255</text:p>
          </table:table-cell>
        </table:table-row>
        <table:table-row table:style-name="ro1">
          <table:table-cell office:value-type="float" office:value="0.599611561500095" calcext:value-type="float">
            <text:p>0.5996115615</text:p>
          </table:table-cell>
          <table:table-cell office:value-type="float" office:value="2.09383352422103" calcext:value-type="float">
            <text:p>2.0938335242</text:p>
          </table:table-cell>
          <table:table-cell table:formula="of:=([.A547]-[.A546])/0.01" office:value-type="float" office:value="-4.26337416655223" calcext:value-type="float">
            <text:p>-4.2633741666</text:p>
          </table:table-cell>
          <table:table-cell table:formula="of:=([.B547]-[.B546])/0.01" office:value-type="float" office:value="3.57569313087822" calcext:value-type="float">
            <text:p>3.5756931309</text:p>
          </table:table-cell>
        </table:table-row>
        <table:table-row table:style-name="ro1">
          <table:table-cell office:value-type="float" office:value="0.556977819834573" calcext:value-type="float">
            <text:p>0.5569778198</text:p>
          </table:table-cell>
          <table:table-cell office:value-type="float" office:value="2.12959045552981" calcext:value-type="float">
            <text:p>2.1295904555</text:p>
          </table:table-cell>
          <table:table-cell table:formula="of:=([.A548]-[.A547])/0.01" office:value-type="float" office:value="-3.95967840580101" calcext:value-type="float">
            <text:p>-3.9596784058</text:p>
          </table:table-cell>
          <table:table-cell table:formula="of:=([.B548]-[.B547])/0.01" office:value-type="float" office:value="2.5769340379135" calcext:value-type="float">
            <text:p>2.5769340379</text:p>
          </table:table-cell>
        </table:table-row>
        <table:table-row table:style-name="ro1">
          <table:table-cell office:value-type="float" office:value="0.517381035776563" calcext:value-type="float">
            <text:p>0.5173810358</text:p>
          </table:table-cell>
          <table:table-cell office:value-type="float" office:value="2.15535979590894" calcext:value-type="float">
            <text:p>2.1553597959</text:p>
          </table:table-cell>
          <table:table-cell table:formula="of:=([.A549]-[.A548])/0.01" office:value-type="float" office:value="-3.6954670855381" calcext:value-type="float">
            <text:p>-3.6954670855</text:p>
          </table:table-cell>
          <table:table-cell table:formula="of:=([.B549]-[.B548])/0.01" office:value-type="float" office:value="1.70247291052217" calcext:value-type="float">
            <text:p>1.7024729105</text:p>
          </table:table-cell>
        </table:table-row>
        <table:table-row table:style-name="ro1">
          <table:table-cell office:value-type="float" office:value="0.480426364921182" calcext:value-type="float">
            <text:p>0.4804263649</text:p>
          </table:table-cell>
          <table:table-cell office:value-type="float" office:value="2.17238452501416" calcext:value-type="float">
            <text:p>2.172384525</text:p>
          </table:table-cell>
          <table:table-cell table:formula="of:=([.A550]-[.A549])/0.01" office:value-type="float" office:value="-3.46593274651462" calcext:value-type="float">
            <text:p>-3.4659327465</text:p>
          </table:table-cell>
          <table:table-cell table:formula="of:=([.B550]-[.B549])/0.01" office:value-type="float" office:value="0.93920549932931" calcext:value-type="float">
            <text:p>0.9392054993</text:p>
          </table:table-cell>
        </table:table-row>
        <table:table-row table:style-name="ro1">
          <table:table-cell office:value-type="float" office:value="0.445767037456035" calcext:value-type="float">
            <text:p>0.4457670375</text:p>
          </table:table-cell>
          <table:table-cell office:value-type="float" office:value="2.18177658000746" calcext:value-type="float">
            <text:p>2.18177658</text:p>
          </table:table-cell>
          <table:table-cell table:formula="of:=([.A551]-[.A550])/0.01" office:value-type="float" office:value="-3.26700187016733" calcext:value-type="float">
            <text:p>-3.2670018702</text:p>
          </table:table-cell>
          <table:table-cell table:formula="of:=([.B551]-[.B550])/0.01" office:value-type="float" office:value="0.275332380598403" calcext:value-type="float">
            <text:p>0.2753323806</text:p>
          </table:table-cell>
        </table:table-row>
        <table:table-row table:style-name="ro1">
          <table:table-cell office:value-type="float" office:value="0.413097018754362" calcext:value-type="float">
            <text:p>0.4130970188</text:p>
          </table:table-cell>
          <table:table-cell office:value-type="float" office:value="2.18452990381344" calcext:value-type="float">
            <text:p>2.1845299038</text:p>
          </table:table-cell>
          <table:table-cell table:formula="of:=([.A552]-[.A551])/0.01" office:value-type="float" office:value="-3.09522499826909" calcext:value-type="float">
            <text:p>-3.0952249983</text:p>
          </table:table-cell>
          <table:table-cell table:formula="of:=([.B552]-[.B551])/0.01" office:value-type="float" office:value="-0.299816334776137" calcext:value-type="float">
            <text:p>-0.2998163348</text:p>
          </table:table-cell>
        </table:table-row>
        <table:table-row table:style-name="ro1">
          <table:table-cell office:value-type="float" office:value="0.382144768771671" calcext:value-type="float">
            <text:p>0.3821447688</text:p>
          </table:table-cell>
          <table:table-cell office:value-type="float" office:value="2.18153174046568" calcext:value-type="float">
            <text:p>2.1815317405</text:p>
          </table:table-cell>
          <table:table-cell table:formula="of:=([.A553]-[.A552])/0.01" office:value-type="float" office:value="-2.94768013889378" calcext:value-type="float">
            <text:p>-2.9476801389</text:p>
          </table:table-cell>
          <table:table-cell table:formula="of:=([.B553]-[.B552])/0.01" office:value-type="float" office:value="-0.795934692408773" calcext:value-type="float">
            <text:p>-0.7959346924</text:p>
          </table:table-cell>
        </table:table-row>
        <table:table-row table:style-name="ro1">
          <table:table-cell office:value-type="float" office:value="0.352667967382733" calcext:value-type="float">
            <text:p>0.3526679674</text:p>
          </table:table-cell>
          <table:table-cell office:value-type="float" office:value="2.17357239354159" calcext:value-type="float">
            <text:p>2.1735723935</text:p>
          </table:table-cell>
          <table:table-cell table:formula="of:=([.A554]-[.A553])/0.01" office:value-type="float" office:value="-2.82188654391082" calcext:value-type="float">
            <text:p>-2.8218865439</text:p>
          </table:table-cell>
          <table:table-cell table:formula="of:=([.B554]-[.B553])/0.01" office:value-type="float" office:value="-1.22187161010525" calcext:value-type="float">
            <text:p>-1.2218716101</text:p>
          </table:table-cell>
        </table:table-row>
        <table:table-row table:style-name="ro1">
          <table:table-cell office:value-type="float" office:value="0.324449101943625" calcext:value-type="float">
            <text:p>0.3244491019</text:p>
          </table:table-cell>
          <table:table-cell office:value-type="float" office:value="2.16135367744054" calcext:value-type="float">
            <text:p>2.1613536774</text:p>
          </table:table-cell>
          <table:table-cell table:formula="of:=([.A555]-[.A554])/0.01" office:value-type="float" office:value="-2.71572614350941" calcext:value-type="float">
            <text:p>-2.7157261435</text:p>
          </table:table-cell>
          <table:table-cell table:formula="of:=([.B555]-[.B554])/0.01" office:value-type="float" office:value="-1.58573874517454" calcext:value-type="float">
            <text:p>-1.5857387452</text:p>
          </table:table-cell>
        </table:table-row>
        <table:table-row table:style-name="ro1">
          <table:table-cell office:value-type="float" office:value="0.297291840508531" calcext:value-type="float">
            <text:p>0.2972918405</text:p>
          </table:table-cell>
          <table:table-cell office:value-type="float" office:value="2.14549628998879" calcext:value-type="float">
            <text:p>2.14549629</text:p>
          </table:table-cell>
          <table:table-cell table:formula="of:=([.A556]-[.A555])/0.01" office:value-type="float" office:value="-2.62737009785884" calcext:value-type="float">
            <text:p>-2.6273700979</text:p>
          </table:table-cell>
          <table:table-cell table:formula="of:=([.B556]-[.B555])/0.01" office:value-type="float" office:value="-1.89499677364808" calcext:value-type="float">
            <text:p>-1.8949967736</text:p>
          </table:table-cell>
        </table:table-row>
        <table:table-row table:style-name="ro1">
          <table:table-cell office:value-type="float" office:value="0.271018139529943" calcext:value-type="float">
            <text:p>0.2710181395</text:p>
          </table:table-cell>
          <table:table-cell office:value-type="float" office:value="2.12654632225231" calcext:value-type="float">
            <text:p>2.1265463223</text:p>
          </table:table-cell>
          <table:table-cell table:formula="of:=([.A557]-[.A556])/0.01" office:value-type="float" office:value="-2.55520790923541" calcext:value-type="float">
            <text:p>-2.5552079092</text:p>
          </table:table-cell>
          <table:table-cell table:formula="of:=([.B557]-[.B556])/0.01" office:value-type="float" office:value="-2.15652216043001" calcext:value-type="float">
            <text:p>-2.1565221604</text:p>
          </table:table-cell>
        </table:table-row>
        <table:table-row table:style-name="ro1">
          <table:table-cell office:value-type="float" office:value="0.245466060437589" calcext:value-type="float">
            <text:p>0.2454660604</text:p>
          </table:table-cell>
          <table:table-cell office:value-type="float" office:value="2.10498110064801" calcext:value-type="float">
            <text:p>2.1049811006</text:p>
          </table:table-cell>
          <table:table-cell table:formula="of:=([.A558]-[.A557])/0.01" office:value-type="float" office:value="-2.49777612225882" calcext:value-type="float">
            <text:p>-2.4977761223</text:p>
          </table:table-cell>
          <table:table-cell table:formula="of:=([.B558]-[.B557])/0.01" office:value-type="float" office:value="-2.37665704068677" calcext:value-type="float">
            <text:p>-2.3766570407</text:p>
          </table:table-cell>
        </table:table-row>
        <table:table-row table:style-name="ro1">
          <table:table-cell office:value-type="float" office:value="0.220488299215001" calcext:value-type="float">
            <text:p>0.2204882992</text:p>
          </table:table-cell>
          <table:table-cell office:value-type="float" office:value="2.08121453024115" calcext:value-type="float">
            <text:p>2.0812145302</text:p>
          </table:table-cell>
          <table:table-cell table:formula="of:=([.A559]-[.A558])/0.01" office:value-type="float" office:value="-2.45368251996664" calcext:value-type="float">
            <text:p>-2.45368252</text:p>
          </table:table-cell>
          <table:table-cell table:formula="of:=([.B559]-[.B558])/0.01" office:value-type="float" office:value="-2.56124512265949" calcext:value-type="float">
            <text:p>-2.5612451227</text:p>
          </table:table-cell>
        </table:table-row>
        <table:table-row table:style-name="ro1">
          <table:table-cell office:value-type="float" office:value="0.195951474015334" calcext:value-type="float">
            <text:p>0.195951474</text:p>
          </table:table-cell>
          <table:table-cell office:value-type="float" office:value="2.05560207901455" calcext:value-type="float">
            <text:p>2.055602079</text:p>
          </table:table-cell>
          <table:table-cell table:formula="of:=([.A560]-[.A559])/0.01" office:value-type="float" office:value="-2.42151938577708" calcext:value-type="float">
            <text:p>-2.4215193858</text:p>
          </table:table-cell>
          <table:table-cell table:formula="of:=([.B560]-[.B559])/0.01" office:value-type="float" office:value="-2.71565658190913" calcext:value-type="float">
            <text:p>-2.7156565819</text:p>
          </table:table-cell>
        </table:table-row>
        <table:table-row table:style-name="ro1">
          <table:table-cell office:value-type="float" office:value="0.171736280157563" calcext:value-type="float">
            <text:p>0.1717362802</text:p>
          </table:table-cell>
          <table:table-cell office:value-type="float" office:value="2.02844551319546" calcext:value-type="float">
            <text:p>2.0284455132</text:p>
          </table:table-cell>
          <table:table-cell table:formula="of:=([.A561]-[.A560])/0.01" office:value-type="float" office:value="-2.39975490237949" calcext:value-type="float">
            <text:p>-2.3997549024</text:p>
          </table:table-cell>
          <table:table-cell table:formula="of:=([.B561]-[.B560])/0.01" office:value-type="float" office:value="-2.84480476754254" calcext:value-type="float">
            <text:p>-2.8448047675</text:p>
          </table:table-cell>
        </table:table-row>
        <table:table-row table:style-name="ro1">
          <table:table-cell office:value-type="float" office:value="0.147738731133768" calcext:value-type="float">
            <text:p>0.1477387311</text:p>
          </table:table-cell>
          <table:table-cell office:value-type="float" office:value="1.99999746552003" calcext:value-type="float">
            <text:p>1.9999974655</text:p>
          </table:table-cell>
          <table:table-cell table:formula="of:=([.A562]-[.A561])/0.01" office:value-type="float" office:value="-2.38658328475396" calcext:value-type="float">
            <text:p>-2.3865832848</text:p>
          </table:table-cell>
          <table:table-cell table:formula="of:=([.B562]-[.B561])/0.01" office:value-type="float" office:value="-2.95315720278015" calcext:value-type="float">
            <text:p>-2.9531572028</text:p>
          </table:table-cell>
        </table:table-row>
        <table:table-row table:style-name="ro1">
          <table:table-cell office:value-type="float" office:value="0.123872898286229" calcext:value-type="float">
            <text:p>0.1238728983</text:p>
          </table:table-cell>
          <table:table-cell office:value-type="float" office:value="1.97046589349223" calcext:value-type="float">
            <text:p>1.9704658935</text:p>
          </table:table-cell>
          <table:table-cell table:formula="of:=([.A563]-[.A562])/0.01" office:value-type="float" office:value="-2.37969828636241" calcext:value-type="float">
            <text:p>-2.3796982864</text:p>
          </table:table-cell>
          <table:table-cell table:formula="of:=([.B563]-[.B562])/0.01" office:value-type="float" office:value="-3.04474285076184" calcext:value-type="float">
            <text:p>-3.0447428508</text:p>
          </table:table-cell>
        </table:table-row>
        <table:table-row table:style-name="ro1">
          <table:table-cell office:value-type="float" office:value="0.100075915422605" calcext:value-type="float">
            <text:p>0.1000759154</text:p>
          </table:table-cell>
          <table:table-cell office:value-type="float" office:value="1.94001846498461" calcext:value-type="float">
            <text:p>1.940018465</text:p>
          </table:table-cell>
          <table:table-cell table:formula="of:=([.A564]-[.A563])/0.01" office:value-type="float" office:value="-2.3759247937567" calcext:value-type="float">
            <text:p>-2.3759247938</text:p>
          </table:table-cell>
          <table:table-cell table:formula="of:=([.B564]-[.B563])/0.01" office:value-type="float" office:value="-3.12315692960805" calcext:value-type="float">
            <text:p>-3.1231569296</text:p>
          </table:table-cell>
        </table:table-row>
        <table:table-row table:style-name="ro1">
          <table:table-cell office:value-type="float" office:value="0.0763166674850376" calcext:value-type="float">
            <text:p>0.0763166675</text:p>
          </table:table-cell>
          <table:table-cell office:value-type="float" office:value="1.90878689568853" calcext:value-type="float">
            <text:p>1.9087868957</text:p>
          </table:table-cell>
          <table:table-cell table:formula="of:=([.A565]-[.A564])/0.01" office:value-type="float" office:value="-2.37058948311176" calcext:value-type="float">
            <text:p>-2.3705894831</text:p>
          </table:table-cell>
          <table:table-cell table:formula="of:=([.B565]-[.B564])/0.01" office:value-type="float" office:value="-3.19156365530993" calcext:value-type="float">
            <text:p>-3.1915636553</text:p>
          </table:table-cell>
        </table:table-row>
        <table:table-row table:style-name="ro1">
          <table:table-cell office:value-type="float" office:value="0.05261077265392" calcext:value-type="float">
            <text:p>0.0526107727</text:p>
          </table:table-cell>
          <table:table-cell office:value-type="float" office:value="1.87687125913543" calcext:value-type="float">
            <text:p>1.8768712591</text:p>
          </table:table-cell>
          <table:table-cell table:formula="of:=([.A566]-[.A565])/0.01" office:value-type="float" office:value="-2.35643087385908" calcext:value-type="float">
            <text:p>-2.3564308739</text:p>
          </table:table-cell>
          <table:table-cell table:formula="of:=([.B566]-[.B565])/0.01" office:value-type="float" office:value="-3.25269604605061" calcext:value-type="float">
            <text:p>-3.2526960461</text:p>
          </table:table-cell>
        </table:table-row>
        <table:table-row table:style-name="ro1">
          <table:table-cell office:value-type="float" office:value="0.0290464639153291" calcext:value-type="float">
            <text:p>0.0290464639</text:p>
          </table:table-cell>
          <table:table-cell office:value-type="float" office:value="1.84434429867493" calcext:value-type="float">
            <text:p>1.8443442987</text:p>
          </table:table-cell>
          <table:table-cell table:formula="of:=([.A567]-[.A566])/0.01" office:value-type="float" office:value="-2.32181344133342" calcext:value-type="float">
            <text:p>-2.3218134413</text:p>
          </table:table-cell>
          <table:table-cell table:formula="of:=([.B567]-[.B566])/0.01" office:value-type="float" office:value="-3.30885010821285" calcext:value-type="float">
            <text:p>-3.3088501082</text:p>
          </table:table-cell>
        </table:table-row>
        <table:table-row table:style-name="ro1">
          <table:table-cell office:value-type="float" office:value="0.00582832950199493" calcext:value-type="float">
            <text:p>0.0058283295</text:p>
          </table:table-cell>
          <table:table-cell office:value-type="float" office:value="1.8112557975928" calcext:value-type="float">
            <text:p>1.8112557976</text:p>
          </table:table-cell>
          <table:table-cell table:formula="of:=([.A568]-[.A567])/0.01" office:value-type="float" office:value="-0.43742097723283" calcext:value-type="float">
            <text:p>-0.4374209772</text:p>
          </table:table-cell>
          <table:table-cell table:formula="of:=([.B568]-[.B567])/0.01" office:value-type="float" office:value="-3.36186814073787" calcext:value-type="float">
            <text:p>-3.3618681407</text:p>
          </table:table-cell>
        </table:table-row>
        <table:table-row table:style-name="ro1">
          <table:table-cell office:value-type="float" office:value="0.00145411972966663" calcext:value-type="float">
            <text:p>0.0014541197</text:p>
          </table:table-cell>
          <table:table-cell office:value-type="float" office:value="1.77763711618542" calcext:value-type="float">
            <text:p>1.7776371162</text:p>
          </table:table-cell>
          <table:table-cell table:formula="of:=([.A569]-[.A568])/0.01" office:value-type="float" office:value="1.40060815359412" calcext:value-type="float">
            <text:p>1.4006081536</text:p>
          </table:table-cell>
          <table:table-cell table:formula="of:=([.B569]-[.B568])/0.01" office:value-type="float" office:value="-3.40957048223547" calcext:value-type="float">
            <text:p>-3.4095704822</text:p>
          </table:table-cell>
        </table:table-row>
        <table:table-row table:style-name="ro1">
          <table:table-cell office:value-type="float" office:value="0.0154602012656079" calcext:value-type="float">
            <text:p>0.0154602013</text:p>
          </table:table-cell>
          <table:table-cell office:value-type="float" office:value="1.74354141136307" calcext:value-type="float">
            <text:p>1.7435414114</text:p>
          </table:table-cell>
          <table:table-cell table:formula="of:=([.A570]-[.A569])/0.01" office:value-type="float" office:value="1.29739709617653" calcext:value-type="float">
            <text:p>1.2973970962</text:p>
          </table:table-cell>
          <table:table-cell table:formula="of:=([.B570]-[.B569])/0.01" office:value-type="float" office:value="-3.44587239190559" calcext:value-type="float">
            <text:p>-3.4458723919</text:p>
          </table:table-cell>
        </table:table-row>
        <table:table-row table:style-name="ro1">
          <table:table-cell office:value-type="float" office:value="0.0284341722273732" calcext:value-type="float">
            <text:p>0.0284341722</text:p>
          </table:table-cell>
          <table:table-cell office:value-type="float" office:value="1.70908268744401" calcext:value-type="float">
            <text:p>1.7090826874</text:p>
          </table:table-cell>
          <table:table-cell table:formula="of:=([.A571]-[.A570])/0.01" office:value-type="float" office:value="-0.618457102459439" calcext:value-type="float">
            <text:p>-0.6184571025</text:p>
          </table:table-cell>
          <table:table-cell table:formula="of:=([.B571]-[.B570])/0.01" office:value-type="float" office:value="-3.46855858047428" calcext:value-type="float">
            <text:p>-3.4685585805</text:p>
          </table:table-cell>
        </table:table-row>
        <table:table-row table:style-name="ro1">
          <table:table-cell office:value-type="float" office:value="0.0222496012027788" calcext:value-type="float">
            <text:p>0.0222496012</text:p>
          </table:table-cell>
          <table:table-cell office:value-type="float" office:value="1.67439710163927" calcext:value-type="float">
            <text:p>1.6743971016</text:p>
          </table:table-cell>
          <table:table-cell table:formula="of:=([.A572]-[.A571])/0.01" office:value-type="float" office:value="-0.533945523155954" calcext:value-type="float">
            <text:p>-0.5339455232</text:p>
          </table:table-cell>
          <table:table-cell table:formula="of:=([.B572]-[.B571])/0.01" office:value-type="float" office:value="-3.53414859387597" calcext:value-type="float">
            <text:p>-3.5341485939</text:p>
          </table:table-cell>
        </table:table-row>
        <table:table-row table:style-name="ro1">
          <table:table-cell office:value-type="float" office:value="0.0169101459712193" calcext:value-type="float">
            <text:p>0.016910146</text:p>
          </table:table-cell>
          <table:table-cell office:value-type="float" office:value="1.63905561570051" calcext:value-type="float">
            <text:p>1.6390556157</text:p>
          </table:table-cell>
          <table:table-cell table:formula="of:=([.A573]-[.A572])/0.01" office:value-type="float" office:value="1.45339020958808" calcext:value-type="float">
            <text:p>1.4533902096</text:p>
          </table:table-cell>
          <table:table-cell table:formula="of:=([.B573]-[.B572])/0.01" office:value-type="float" office:value="-3.74478866574968" calcext:value-type="float">
            <text:p>-3.7447886657</text:p>
          </table:table-cell>
        </table:table-row>
        <table:table-row table:style-name="ro1">
          <table:table-cell office:value-type="float" office:value="0.0314440480671001" calcext:value-type="float">
            <text:p>0.0314440481</text:p>
          </table:table-cell>
          <table:table-cell office:value-type="float" office:value="1.60160772904301" calcext:value-type="float">
            <text:p>1.601607729</text:p>
          </table:table-cell>
          <table:table-cell table:formula="of:=([.A574]-[.A573])/0.01" office:value-type="float" office:value="-0.335962766226504" calcext:value-type="float">
            <text:p>-0.3359627662</text:p>
          </table:table-cell>
          <table:table-cell table:formula="of:=([.B574]-[.B573])/0.01" office:value-type="float" office:value="-4.03318481747843" calcext:value-type="float">
            <text:p>-4.0331848175</text:p>
          </table:table-cell>
        </table:table-row>
        <table:table-row table:style-name="ro1">
          <table:table-cell office:value-type="float" office:value="0.0280844204048351" calcext:value-type="float">
            <text:p>0.0280844204</text:p>
          </table:table-cell>
          <table:table-cell office:value-type="float" office:value="1.56127588086823" calcext:value-type="float">
            <text:p>1.5612758809</text:p>
          </table:table-cell>
          <table:table-cell table:formula="of:=([.A575]-[.A574])/0.01" office:value-type="float" office:value="-2.12374016634392" calcext:value-type="float">
            <text:p>-2.1237401663</text:p>
          </table:table-cell>
          <table:table-cell table:formula="of:=([.B575]-[.B574])/0.01" office:value-type="float" office:value="-4.28174516687252" calcext:value-type="float">
            <text:p>-4.2817451669</text:p>
          </table:table-cell>
        </table:table-row>
        <table:table-row table:style-name="ro1">
          <table:table-cell office:value-type="float" office:value="0.00684701874139587" calcext:value-type="float">
            <text:p>0.0068470187</text:p>
          </table:table-cell>
          <table:table-cell office:value-type="float" office:value="1.5184584291995" calcext:value-type="float">
            <text:p>1.5184584292</text:p>
          </table:table-cell>
          <table:table-cell table:formula="of:=([.A576]-[.A575])/0.01" office:value-type="float" office:value="-0.0541311339538592" calcext:value-type="float">
            <text:p>-0.054131134</text:p>
          </table:table-cell>
          <table:table-cell table:formula="of:=([.B576]-[.B575])/0.01" office:value-type="float" office:value="-4.49025225025472" calcext:value-type="float">
            <text:p>-4.4902522503</text:p>
          </table:table-cell>
        </table:table-row>
        <table:table-row table:style-name="ro1">
          <table:table-cell office:value-type="float" office:value="0.00630570740185728" calcext:value-type="float">
            <text:p>0.0063057074</text:p>
          </table:table-cell>
          <table:table-cell office:value-type="float" office:value="1.47355590669695" calcext:value-type="float">
            <text:p>1.4735559067</text:p>
          </table:table-cell>
          <table:table-cell table:formula="of:=([.A577]-[.A576])/0.01" office:value-type="float" office:value="2.01455951377464" calcext:value-type="float">
            <text:p>2.0145595138</text:p>
          </table:table-cell>
          <table:table-cell table:formula="of:=([.B577]-[.B576])/0.01" office:value-type="float" office:value="-4.66154592692805" calcext:value-type="float">
            <text:p>-4.6615459269</text:p>
          </table:table-cell>
        </table:table-row>
        <table:table-row table:style-name="ro1">
          <table:table-cell office:value-type="float" office:value="0.0264513025396037" calcext:value-type="float">
            <text:p>0.0264513025</text:p>
          </table:table-cell>
          <table:table-cell office:value-type="float" office:value="1.42694044742767" calcext:value-type="float">
            <text:p>1.4269404474</text:p>
          </table:table-cell>
          <table:table-cell table:formula="of:=([.A578]-[.A577])/0.01" office:value-type="float" office:value="0.213412396603974" calcext:value-type="float">
            <text:p>0.2134123966</text:p>
          </table:table-cell>
          <table:table-cell table:formula="of:=([.B578]-[.B577])/0.01" office:value-type="float" office:value="-4.79391861014518" calcext:value-type="float">
            <text:p>-4.7939186101</text:p>
          </table:table-cell>
        </table:table-row>
        <table:table-row table:style-name="ro1">
          <table:table-cell office:value-type="float" office:value="0.0285854265056434" calcext:value-type="float">
            <text:p>0.0285854265</text:p>
          </table:table-cell>
          <table:table-cell office:value-type="float" office:value="1.37900126132622" calcext:value-type="float">
            <text:p>1.3790012613</text:p>
          </table:table-cell>
          <table:table-cell table:formula="of:=([.A579]-[.A578])/0.01" office:value-type="float" office:value="-1.60532292913228" calcext:value-type="float">
            <text:p>-1.6053229291</text:p>
          </table:table-cell>
          <table:table-cell table:formula="of:=([.B579]-[.B578])/0.01" office:value-type="float" office:value="-4.89004423985722" calcext:value-type="float">
            <text:p>-4.8900442399</text:p>
          </table:table-cell>
        </table:table-row>
        <table:table-row table:style-name="ro1">
          <table:table-cell office:value-type="float" office:value="0.0125321972143206" calcext:value-type="float">
            <text:p>0.0125321972</text:p>
          </table:table-cell>
          <table:table-cell office:value-type="float" office:value="1.33010081892765" calcext:value-type="float">
            <text:p>1.3301008189</text:p>
          </table:table-cell>
          <table:table-cell table:formula="of:=([.A580]-[.A579])/0.01" office:value-type="float" office:value="0.423446499172508" calcext:value-type="float">
            <text:p>0.4234464992</text:p>
          </table:table-cell>
          <table:table-cell table:formula="of:=([.B580]-[.B579])/0.01" office:value-type="float" office:value="-4.95731268658344" calcext:value-type="float">
            <text:p>-4.9573126866</text:p>
          </table:table-cell>
        </table:table-row>
        <table:table-row table:style-name="ro1">
          <table:table-cell office:value-type="float" office:value="0.0167666622060457" calcext:value-type="float">
            <text:p>0.0167666622</text:p>
          </table:table-cell>
          <table:table-cell office:value-type="float" office:value="1.28052769206182" calcext:value-type="float">
            <text:p>1.2805276921</text:p>
          </table:table-cell>
          <table:table-cell table:formula="of:=([.A581]-[.A580])/0.01" office:value-type="float" office:value="2.44463000531512" calcext:value-type="float">
            <text:p>2.4446300053</text:p>
          </table:table-cell>
          <table:table-cell table:formula="of:=([.B581]-[.B580])/0.01" office:value-type="float" office:value="-4.99841635007856" calcext:value-type="float">
            <text:p>-4.9984163501</text:p>
          </table:table-cell>
        </table:table-row>
        <table:table-row table:style-name="ro1">
          <table:table-cell office:value-type="float" office:value="0.0412129622591968" calcext:value-type="float">
            <text:p>0.0412129623</text:p>
          </table:table-cell>
          <table:table-cell office:value-type="float" office:value="1.23054352856103" calcext:value-type="float">
            <text:p>1.2305435286</text:p>
          </table:table-cell>
          <table:table-cell table:formula="of:=([.A582]-[.A581])/0.01" office:value-type="float" office:value="0.591395638596908" calcext:value-type="float">
            <text:p>0.5913956386</text:p>
          </table:table-cell>
          <table:table-cell table:formula="of:=([.B582]-[.B581])/0.01" office:value-type="float" office:value="-5.01108752098152" calcext:value-type="float">
            <text:p>-5.011087521</text:p>
          </table:table-cell>
        </table:table-row>
        <table:table-row table:style-name="ro1">
          <table:table-cell office:value-type="float" office:value="0.0471269186451659" calcext:value-type="float">
            <text:p>0.0471269186</text:p>
          </table:table-cell>
          <table:table-cell office:value-type="float" office:value="1.18043265335122" calcext:value-type="float">
            <text:p>1.1804326534</text:p>
          </table:table-cell>
          <table:table-cell table:formula="of:=([.A583]-[.A582])/0.01" office:value-type="float" office:value="-1.28163616983713" calcext:value-type="float">
            <text:p>-1.2816361698</text:p>
          </table:table-cell>
          <table:table-cell table:formula="of:=([.B583]-[.B582])/0.01" office:value-type="float" office:value="-4.99753303890049" calcext:value-type="float">
            <text:p>-4.9975330389</text:p>
          </table:table-cell>
        </table:table-row>
        <table:table-row table:style-name="ro1">
          <table:table-cell office:value-type="float" office:value="0.0343105569467947" calcext:value-type="float">
            <text:p>0.0343105569</text:p>
          </table:table-cell>
          <table:table-cell office:value-type="float" office:value="1.13045732296221" calcext:value-type="float">
            <text:p>1.130457323</text:p>
          </table:table-cell>
          <table:table-cell table:formula="of:=([.A584]-[.A583])/0.01" office:value-type="float" office:value="-1.1183015255807" calcext:value-type="float">
            <text:p>-1.1183015256</text:p>
          </table:table-cell>
          <table:table-cell table:formula="of:=([.B584]-[.B583])/0.01" office:value-type="float" office:value="-4.96466595311318" calcext:value-type="float">
            <text:p>-4.9646659531</text:p>
          </table:table-cell>
        </table:table-row>
        <table:table-row table:style-name="ro1">
          <table:table-cell office:value-type="float" office:value="0.0231275416909876" calcext:value-type="float">
            <text:p>0.0231275417</text:p>
          </table:table-cell>
          <table:table-cell office:value-type="float" office:value="1.08081066343108" calcext:value-type="float">
            <text:p>1.0808106634</text:p>
          </table:table-cell>
          <table:table-cell table:formula="of:=([.A585]-[.A584])/0.01" office:value-type="float" office:value="0.964285883476676" calcext:value-type="float">
            <text:p>0.9642858835</text:p>
          </table:table-cell>
          <table:table-cell table:formula="of:=([.B585]-[.B584])/0.01" office:value-type="float" office:value="-4.91681898249985" calcext:value-type="float">
            <text:p>-4.9168189825</text:p>
          </table:table-cell>
        </table:table-row>
        <table:table-row table:style-name="ro1">
          <table:table-cell office:value-type="float" office:value="0.0327704005257544" calcext:value-type="float">
            <text:p>0.0327704005</text:p>
          </table:table-cell>
          <table:table-cell office:value-type="float" office:value="1.03164247360608" calcext:value-type="float">
            <text:p>1.0316424736</text:p>
          </table:table-cell>
          <table:table-cell table:formula="of:=([.A586]-[.A585])/0.01" office:value-type="float" office:value="1.09834140311075" calcext:value-type="float">
            <text:p>1.0983414031</text:p>
          </table:table-cell>
          <table:table-cell table:formula="of:=([.B586]-[.B585])/0.01" office:value-type="float" office:value="-4.85328453416275" calcext:value-type="float">
            <text:p>-4.8532845342</text:p>
          </table:table-cell>
        </table:table-row>
        <table:table-row table:style-name="ro1">
          <table:table-cell office:value-type="float" office:value="0.0437538145568618" calcext:value-type="float">
            <text:p>0.0437538146</text:p>
          </table:table-cell>
          <table:table-cell office:value-type="float" office:value="0.983109628264452" calcext:value-type="float">
            <text:p>0.9831096283</text:p>
          </table:table-cell>
          <table:table-cell table:formula="of:=([.A587]-[.A586])/0.01" office:value-type="float" office:value="-0.721378634290007" calcext:value-type="float">
            <text:p>-0.7213786343</text:p>
          </table:table-cell>
          <table:table-cell table:formula="of:=([.B587]-[.B586])/0.01" office:value-type="float" office:value="-4.77320232008768" calcext:value-type="float">
            <text:p>-4.7732023201</text:p>
          </table:table-cell>
        </table:table-row>
        <table:table-row table:style-name="ro1">
          <table:table-cell office:value-type="float" office:value="0.0365400282139618" calcext:value-type="float">
            <text:p>0.0365400282</text:p>
          </table:table-cell>
          <table:table-cell office:value-type="float" office:value="0.935377605063576" calcext:value-type="float">
            <text:p>0.9353776051</text:p>
          </table:table-cell>
          <table:table-cell table:formula="of:=([.A588]-[.A587])/0.01" office:value-type="float" office:value="-0.632767707948441" calcext:value-type="float">
            <text:p>-0.6327677079</text:p>
          </table:table-cell>
          <table:table-cell table:formula="of:=([.B588]-[.B587])/0.01" office:value-type="float" office:value="-4.68025924384317" calcext:value-type="float">
            <text:p>-4.6802592438</text:p>
          </table:table-cell>
        </table:table-row>
        <table:table-row table:style-name="ro1">
          <table:table-cell office:value-type="float" office:value="0.0302123511344774" calcext:value-type="float">
            <text:p>0.0302123511</text:p>
          </table:table-cell>
          <table:table-cell office:value-type="float" office:value="0.888575012625144" calcext:value-type="float">
            <text:p>0.8885750126</text:p>
          </table:table-cell>
          <table:table-cell table:formula="of:=([.A589]-[.A588])/0.01" office:value-type="float" office:value="-0.439234422636509" calcext:value-type="float">
            <text:p>-0.4392344226</text:p>
          </table:table-cell>
          <table:table-cell table:formula="of:=([.B589]-[.B588])/0.01" office:value-type="float" office:value="-4.57817166453819" calcext:value-type="float">
            <text:p>-4.5781716645</text:p>
          </table:table-cell>
        </table:table-row>
        <table:table-row table:style-name="ro1">
          <table:table-cell office:value-type="float" office:value="0.0258200069081123" calcext:value-type="float">
            <text:p>0.0258200069</text:p>
          </table:table-cell>
          <table:table-cell office:value-type="float" office:value="0.842793295979762" calcext:value-type="float">
            <text:p>0.842793296</text:p>
          </table:table-cell>
          <table:table-cell table:formula="of:=([.A590]-[.A589])/0.01" office:value-type="float" office:value="-0.263267932549882" calcext:value-type="float">
            <text:p>-0.2632679325</text:p>
          </table:table-cell>
          <table:table-cell table:formula="of:=([.B590]-[.B589])/0.01" office:value-type="float" office:value="-4.46808335952358" calcext:value-type="float">
            <text:p>-4.4680833595</text:p>
          </table:table-cell>
        </table:table-row>
        <table:table-row table:style-name="ro1">
          <table:table-cell office:value-type="float" office:value="0.0231873275826134" calcext:value-type="float">
            <text:p>0.0231873276</text:p>
          </table:table-cell>
          <table:table-cell office:value-type="float" office:value="0.798112462384526" calcext:value-type="float">
            <text:p>0.7981124624</text:p>
          </table:table-cell>
          <table:table-cell table:formula="of:=([.A591]-[.A590])/0.01" office:value-type="float" office:value="1.6996280095111" calcext:value-type="float">
            <text:p>1.6996280095</text:p>
          </table:table-cell>
          <table:table-cell table:formula="of:=([.B591]-[.B590])/0.01" office:value-type="float" office:value="-4.35080801206689" calcext:value-type="float">
            <text:p>-4.3508080121</text:p>
          </table:table-cell>
        </table:table-row>
        <table:table-row table:style-name="ro1">
          <table:table-cell office:value-type="float" office:value="0.0401836076777244" calcext:value-type="float">
            <text:p>0.0401836077</text:p>
          </table:table-cell>
          <table:table-cell office:value-type="float" office:value="0.754604382263857" calcext:value-type="float">
            <text:p>0.7546043823</text:p>
          </table:table-cell>
          <table:table-cell table:formula="of:=([.A592]-[.A591])/0.01" office:value-type="float" office:value="1.71422809757616" calcext:value-type="float">
            <text:p>1.7142280976</text:p>
          </table:table-cell>
          <table:table-cell table:formula="of:=([.B592]-[.B591])/0.01" office:value-type="float" office:value="-4.22521970681413" calcext:value-type="float">
            <text:p>-4.2252197068</text:p>
          </table:table-cell>
        </table:table-row>
        <table:table-row table:style-name="ro1">
          <table:table-cell office:value-type="float" office:value="0.057325888653486" calcext:value-type="float">
            <text:p>0.0573258887</text:p>
          </table:table-cell>
          <table:table-cell office:value-type="float" office:value="0.712352185195716" calcext:value-type="float">
            <text:p>0.7123521852</text:p>
          </table:table-cell>
          <table:table-cell table:formula="of:=([.A593]-[.A592])/0.01" office:value-type="float" office:value="-0.21566796471742" calcext:value-type="float">
            <text:p>-0.2156679647</text:p>
          </table:table-cell>
          <table:table-cell table:formula="of:=([.B593]-[.B592])/0.01" office:value-type="float" office:value="-4.09043852054912" calcext:value-type="float">
            <text:p>-4.0904385205</text:p>
          </table:table-cell>
        </table:table-row>
        <table:table-row table:style-name="ro1">
          <table:table-cell office:value-type="float" office:value="0.0551692090063118" calcext:value-type="float">
            <text:p>0.055169209</text:p>
          </table:table-cell>
          <table:table-cell office:value-type="float" office:value="0.671447799990225" calcext:value-type="float">
            <text:p>0.6714478</text:p>
          </table:table-cell>
          <table:table-cell table:formula="of:=([.A594]-[.A593])/0.01" office:value-type="float" office:value="-0.227677553016115" calcext:value-type="float">
            <text:p>-0.227677553</text:p>
          </table:table-cell>
          <table:table-cell table:formula="of:=([.B594]-[.B593])/0.01" office:value-type="float" office:value="-3.94985611206504" calcext:value-type="float">
            <text:p>-3.9498561121</text:p>
          </table:table-cell>
        </table:table-row>
        <table:table-row table:style-name="ro1">
          <table:table-cell office:value-type="float" office:value="0.0528924334761507" calcext:value-type="float">
            <text:p>0.0528924335</text:p>
          </table:table-cell>
          <table:table-cell office:value-type="float" office:value="0.631949238869574" calcext:value-type="float">
            <text:p>0.6319492389</text:p>
          </table:table-cell>
          <table:table-cell table:formula="of:=([.A595]-[.A594])/0.01" office:value-type="float" office:value="-0.125625330355295" calcext:value-type="float">
            <text:p>-0.1256253304</text:p>
          </table:table-cell>
          <table:table-cell table:formula="of:=([.B595]-[.B594])/0.01" office:value-type="float" office:value="-3.8068169717442" calcext:value-type="float">
            <text:p>-3.8068169717</text:p>
          </table:table-cell>
        </table:table-row>
        <table:table-row table:style-name="ro1">
          <table:table-cell office:value-type="float" office:value="0.0516361801725977" calcext:value-type="float">
            <text:p>0.0516361802</text:p>
          </table:table-cell>
          <table:table-cell office:value-type="float" office:value="0.593881069152132" calcext:value-type="float">
            <text:p>0.5938810692</text:p>
          </table:table-cell>
          <table:table-cell table:formula="of:=([.A596]-[.A595])/0.01" office:value-type="float" office:value="-0.0323931412169715" calcext:value-type="float">
            <text:p>-0.0323931412</text:p>
          </table:table-cell>
          <table:table-cell table:formula="of:=([.B596]-[.B595])/0.01" office:value-type="float" office:value="-3.66220953301312" calcext:value-type="float">
            <text:p>-3.662209533</text:p>
          </table:table-cell>
        </table:table-row>
        <table:table-row table:style-name="ro1">
          <table:table-cell office:value-type="float" office:value="0.051312248760428" calcext:value-type="float">
            <text:p>0.0513122488</text:p>
          </table:table-cell>
          <table:table-cell office:value-type="float" office:value="0.557258973822001" calcext:value-type="float">
            <text:p>0.5572589738</text:p>
          </table:table-cell>
          <table:table-cell table:formula="of:=([.A597]-[.A596])/0.01" office:value-type="float" office:value="0.0450947299592656" calcext:value-type="float">
            <text:p>0.04509473</text:p>
          </table:table-cell>
          <table:table-cell table:formula="of:=([.B597]-[.B596])/0.01" office:value-type="float" office:value="-3.51659071750594" calcext:value-type="float">
            <text:p>-3.5165907175</text:p>
          </table:table-cell>
        </table:table-row>
        <table:table-row table:style-name="ro1">
          <table:table-cell office:value-type="float" office:value="0.0517631960600207" calcext:value-type="float">
            <text:p>0.0517631961</text:p>
          </table:table-cell>
          <table:table-cell office:value-type="float" office:value="0.522093066646942" calcext:value-type="float">
            <text:p>0.5220930666</text:p>
          </table:table-cell>
          <table:table-cell table:formula="of:=([.A598]-[.A597])/0.01" office:value-type="float" office:value="0.107834089562098" calcext:value-type="float">
            <text:p>0.1078340896</text:p>
          </table:table-cell>
          <table:table-cell table:formula="of:=([.B598]-[.B597])/0.01" office:value-type="float" office:value="-3.37048275654787" calcext:value-type="float">
            <text:p>-3.3704827565</text:p>
          </table:table-cell>
        </table:table-row>
        <table:table-row table:style-name="ro1">
          <table:table-cell office:value-type="float" office:value="0.0528415369556417" calcext:value-type="float">
            <text:p>0.052841537</text:p>
          </table:table-cell>
          <table:table-cell office:value-type="float" office:value="0.488388239081463" calcext:value-type="float">
            <text:p>0.4883882391</text:p>
          </table:table-cell>
          <table:table-cell table:formula="of:=([.A599]-[.A598])/0.01" office:value-type="float" office:value="0.157283736377901" calcext:value-type="float">
            <text:p>0.1572837364</text:p>
          </table:table-cell>
          <table:table-cell table:formula="of:=([.B599]-[.B598])/0.01" office:value-type="float" office:value="-3.22439826213702" calcext:value-type="float">
            <text:p>-3.2243982621</text:p>
          </table:table-cell>
        </table:table-row>
        <table:table-row table:style-name="ro1">
          <table:table-cell office:value-type="float" office:value="0.0544143743194207" calcext:value-type="float">
            <text:p>0.0544143743</text:p>
          </table:table-cell>
          <table:table-cell office:value-type="float" office:value="0.456144256460093" calcext:value-type="float">
            <text:p>0.4561442565</text:p>
          </table:table-cell>
          <table:table-cell table:formula="of:=([.A600]-[.A599])/0.01" office:value-type="float" office:value="0.194852048856392" calcext:value-type="float">
            <text:p>0.1948520489</text:p>
          </table:table-cell>
          <table:table-cell table:formula="of:=([.B600]-[.B599])/0.01" office:value-type="float" office:value="-3.07883721516875" calcext:value-type="float">
            <text:p>-3.0788372152</text:p>
          </table:table-cell>
        </table:table-row>
        <table:table-row table:style-name="ro1">
          <table:table-cell office:value-type="float" office:value="0.0563628948079846" calcext:value-type="float">
            <text:p>0.0563628948</text:p>
          </table:table-cell>
          <table:table-cell office:value-type="float" office:value="0.425355884308406" calcext:value-type="float">
            <text:p>0.4253558843</text:p>
          </table:table-cell>
          <table:table-cell table:formula="of:=([.A601]-[.A600])/0.01" office:value-type="float" office:value="0.221863005882584" calcext:value-type="float">
            <text:p>0.2218630059</text:p>
          </table:table-cell>
          <table:table-cell table:formula="of:=([.B601]-[.B600])/0.01" office:value-type="float" office:value="-2.93428201575076" calcext:value-type="float">
            <text:p>-2.9342820158</text:p>
          </table:table-cell>
        </table:table-row>
        <table:table-row table:style-name="ro1">
          <table:table-cell office:value-type="float" office:value="0.0585815248668104" calcext:value-type="float">
            <text:p>0.0585815249</text:p>
          </table:table-cell>
          <table:table-cell office:value-type="float" office:value="0.396013064150898" calcext:value-type="float">
            <text:p>0.3960130642</text:p>
          </table:table-cell>
          <table:table-cell table:formula="of:=([.A602]-[.A601])/0.01" office:value-type="float" office:value="0.239555408403078" calcext:value-type="float">
            <text:p>0.2395554084</text:p>
          </table:table-cell>
          <table:table-cell table:formula="of:=([.B602]-[.B601])/0.01" office:value-type="float" office:value="-2.79119304069754" calcext:value-type="float">
            <text:p>-2.7911930407</text:p>
          </table:table-cell>
        </table:table-row>
        <table:table-row table:style-name="ro1">
          <table:table-cell office:value-type="float" office:value="0.0609770789508412" calcext:value-type="float">
            <text:p>0.060977079</text:p>
          </table:table-cell>
          <table:table-cell office:value-type="float" office:value="0.368101133743922" calcext:value-type="float">
            <text:p>0.3681011337</text:p>
          </table:table-cell>
          <table:table-cell table:formula="of:=([.A603]-[.A602])/0.01" office:value-type="float" office:value="0.249084525055088" calcext:value-type="float">
            <text:p>0.2490845251</text:p>
          </table:table-cell>
          <table:table-cell table:formula="of:=([.B603]-[.B602])/0.01" office:value-type="float" office:value="-2.65000491073918" calcext:value-type="float">
            <text:p>-2.6500049107</text:p>
          </table:table-cell>
        </table:table-row>
        <table:table-row table:style-name="ro1">
          <table:table-cell office:value-type="float" office:value="0.0634679242013921" calcext:value-type="float">
            <text:p>0.0634679242</text:p>
          </table:table-cell>
          <table:table-cell office:value-type="float" office:value="0.341601084636531" calcext:value-type="float">
            <text:p>0.3416010846</text:p>
          </table:table-cell>
          <table:table-cell table:formula="of:=([.A604]-[.A603])/0.01" office:value-type="float" office:value="0.251524057373535" calcext:value-type="float">
            <text:p>0.2515240574</text:p>
          </table:table-cell>
          <table:table-cell table:formula="of:=([.B604]-[.B603])/0.01" office:value-type="float" office:value="-2.51112346231183" calcext:value-type="float">
            <text:p>-2.5111234623</text:p>
          </table:table-cell>
        </table:table-row>
        <table:table-row table:style-name="ro1">
          <table:table-cell office:value-type="float" office:value="0.0659831647751274" calcext:value-type="float">
            <text:p>0.0659831648</text:p>
          </table:table-cell>
          <table:table-cell office:value-type="float" office:value="0.316489850013412" calcext:value-type="float">
            <text:p>0.31648985</text:p>
          </table:table-cell>
          <table:table-cell table:formula="of:=([.A605]-[.A604])/0.01" office:value-type="float" office:value="0.247868290631001" calcext:value-type="float">
            <text:p>0.2478682906</text:p>
          </table:table-cell>
          <table:table-cell table:formula="of:=([.B605]-[.B604])/0.01" office:value-type="float" office:value="-2.37492339170569" calcext:value-type="float">
            <text:p>-2.3749233917</text:p>
          </table:table-cell>
        </table:table-row>
        <table:table-row table:style-name="ro1">
          <table:table-cell office:value-type="float" office:value="0.0684618476814374" calcext:value-type="float">
            <text:p>0.0684618477</text:p>
          </table:table-cell>
          <table:table-cell office:value-type="float" office:value="0.292740616096355" calcext:value-type="float">
            <text:p>0.2927406161</text:p>
          </table:table-cell>
          <table:table-cell table:formula="of:=([.A606]-[.A605])/0.01" office:value-type="float" office:value="0.239034424354595" calcext:value-type="float">
            <text:p>0.2390344244</text:p>
          </table:table-cell>
          <table:table-cell table:formula="of:=([.B606]-[.B605])/0.01" office:value-type="float" office:value="-2.2417465296614" calcext:value-type="float">
            <text:p>-2.2417465297</text:p>
          </table:table-cell>
        </table:table-row>
        <table:table-row table:style-name="ro1">
          <table:table-cell office:value-type="float" office:value="0.0708521919249834" calcext:value-type="float">
            <text:p>0.0708521919</text:p>
          </table:table-cell>
          <table:table-cell office:value-type="float" office:value="0.270323150799741" calcext:value-type="float">
            <text:p>0.2703231508</text:p>
          </table:table-cell>
          <table:table-cell table:formula="of:=([.A607]-[.A606])/0.01" office:value-type="float" office:value="0.22586507844779" calcext:value-type="float">
            <text:p>0.2258650784</text:p>
          </table:table-cell>
          <table:table-cell table:formula="of:=([.B607]-[.B606])/0.01" office:value-type="float" office:value="-2.11190069838015" calcext:value-type="float">
            <text:p>-2.1119006984</text:p>
          </table:table-cell>
        </table:table-row>
        <table:table-row table:style-name="ro1">
          <table:table-cell office:value-type="float" office:value="0.0731108427094613" calcext:value-type="float">
            <text:p>0.0731108427</text:p>
          </table:table-cell>
          <table:table-cell office:value-type="float" office:value="0.24920414381594" calcext:value-type="float">
            <text:p>0.2492041438</text:p>
          </table:table-cell>
          <table:table-cell table:formula="of:=([.A608]-[.A607])/0.01" office:value-type="float" office:value="0.209130965188331" calcext:value-type="float">
            <text:p>0.2091309652</text:p>
          </table:table-cell>
          <table:table-cell table:formula="of:=([.B608]-[.B607])/0.01" office:value-type="float" office:value="-1.98565909898388" calcext:value-type="float">
            <text:p>-1.985659099</text:p>
          </table:table-cell>
        </table:table-row>
        <table:table-row table:style-name="ro1">
          <table:table-cell office:value-type="float" office:value="0.0752021523613446" calcext:value-type="float">
            <text:p>0.0752021524</text:p>
          </table:table-cell>
          <table:table-cell office:value-type="float" office:value="0.229347552826101" calcext:value-type="float">
            <text:p>0.2293475528</text:p>
          </table:table-cell>
          <table:table-cell table:formula="of:=([.A609]-[.A608])/0.01" office:value-type="float" office:value="0.189533712373213" calcext:value-type="float">
            <text:p>0.1895337124</text:p>
          </table:table-cell>
          <table:table-cell table:formula="of:=([.B609]-[.B608])/0.01" office:value-type="float" office:value="-1.86326017536636" calcext:value-type="float">
            <text:p>-1.8632601754</text:p>
          </table:table-cell>
        </table:table-row>
        <table:table-row table:style-name="ro1">
          <table:table-cell office:value-type="float" office:value="0.0770974894850767" calcext:value-type="float">
            <text:p>0.0770974895</text:p>
          </table:table-cell>
          <table:table-cell office:value-type="float" office:value="0.210714951072438" calcext:value-type="float">
            <text:p>0.2107149511</text:p>
          </table:table-cell>
          <table:table-cell table:formula="of:=([.A610]-[.A609])/0.01" office:value-type="float" office:value="0.167708819059326" calcext:value-type="float">
            <text:p>0.1677088191</text:p>
          </table:table-cell>
          <table:table-cell table:formula="of:=([.B610]-[.B609])/0.01" office:value-type="float" office:value="-1.74490789980758" calcext:value-type="float">
            <text:p>-1.7449078998</text:p>
          </table:table-cell>
        </table:table-row>
        <table:table-row table:style-name="ro1">
          <table:table-cell office:value-type="float" office:value="0.07877457767567" calcext:value-type="float">
            <text:p>0.0787745777</text:p>
          </table:table-cell>
          <table:table-cell office:value-type="float" office:value="0.193265872074362" calcext:value-type="float">
            <text:p>0.1932658721</text:p>
          </table:table-cell>
          <table:table-cell table:formula="of:=([.A611]-[.A610])/0.01" office:value-type="float" office:value="0.14422872265913" calcext:value-type="float">
            <text:p>0.1442287227</text:p>
          </table:table-cell>
          <table:table-cell table:formula="of:=([.B611]-[.B610])/0.01" office:value-type="float" office:value="-1.63077242640624" calcext:value-type="float">
            <text:p>-1.6307724264</text:p>
          </table:table-cell>
        </table:table-row>
        <table:table-row table:style-name="ro1">
          <table:table-cell office:value-type="float" office:value="0.0802168649022613" calcext:value-type="float">
            <text:p>0.0802168649</text:p>
          </table:table-cell>
          <table:table-cell office:value-type="float" office:value="0.176958147810299" calcext:value-type="float">
            <text:p>0.1769581478</text:p>
          </table:table-cell>
          <table:table-cell table:formula="of:=([.A612]-[.A611])/0.01" office:value-type="float" office:value="0.119605954478881" calcext:value-type="float">
            <text:p>0.1196059545</text:p>
          </table:table-cell>
          <table:table-cell table:formula="of:=([.B612]-[.B611])/0.01" office:value-type="float" office:value="-1.52099106004895" calcext:value-type="float">
            <text:p>-1.52099106</text:p>
          </table:table-cell>
        </table:table-row>
        <table:table-row table:style-name="ro1">
          <table:table-cell office:value-type="float" office:value="0.0814129244470501" calcext:value-type="float">
            <text:p>0.0814129244</text:p>
          </table:table-cell>
          <table:table-cell office:value-type="float" office:value="0.16174823720981" calcext:value-type="float">
            <text:p>0.1617482372</text:p>
          </table:table-cell>
          <table:table-cell table:formula="of:=([.A613]-[.A612])/0.01" office:value-type="float" office:value="0.0942963599965457" calcext:value-type="float">
            <text:p>0.09429636</text:p>
          </table:table-cell>
          <table:table-cell table:formula="of:=([.B613]-[.B612])/0.01" office:value-type="float" office:value="-1.41566949104425" calcext:value-type="float">
            <text:p>-1.415669491</text:p>
          </table:table-cell>
        </table:table-row>
        <table:table-row table:style-name="ro1">
          <table:table-cell office:value-type="float" office:value="0.0823558880470156" calcext:value-type="float">
            <text:p>0.082355888</text:p>
          </table:table-cell>
          <table:table-cell office:value-type="float" office:value="0.147591542299367" calcext:value-type="float">
            <text:p>0.1475915423</text:p>
          </table:table-cell>
          <table:table-cell table:formula="of:=([.A614]-[.A613])/0.01" office:value-type="float" office:value="0.0687023601233738" calcext:value-type="float">
            <text:p>0.0687023601</text:p>
          </table:table-cell>
          <table:table-cell table:formula="of:=([.B614]-[.B613])/0.01" office:value-type="float" office:value="-1.31488324849568" calcext:value-type="float">
            <text:p>-1.3148832485</text:p>
          </table:table-cell>
        </table:table-row>
        <table:table-row table:style-name="ro1">
          <table:table-cell office:value-type="float" office:value="0.0830429116482493" calcext:value-type="float">
            <text:p>0.0830429116</text:p>
          </table:table-cell>
          <table:table-cell office:value-type="float" office:value="0.134442709814411" calcext:value-type="float">
            <text:p>0.1344427098</text:p>
          </table:table-cell>
          <table:table-cell table:formula="of:=([.A615]-[.A614])/0.01" office:value-type="float" office:value="0.0431762302388603" calcext:value-type="float">
            <text:p>0.0431762302</text:p>
          </table:table-cell>
          <table:table-cell table:formula="of:=([.B615]-[.B614])/0.01" office:value-type="float" office:value="-1.21867932879563" calcext:value-type="float">
            <text:p>-1.2186793288</text:p>
          </table:table-cell>
        </table:table-row>
        <table:table-row table:style-name="ro1">
          <table:table-cell office:value-type="float" office:value="0.0834746739506379" calcext:value-type="float">
            <text:p>0.083474674</text:p>
          </table:table-cell>
          <table:table-cell office:value-type="float" office:value="0.122255916526454" calcext:value-type="float">
            <text:p>0.1222559165</text:p>
          </table:table-cell>
          <table:table-cell table:formula="of:=([.A616]-[.A615])/0.01" office:value-type="float" office:value="0.0180233748016193" calcext:value-type="float">
            <text:p>0.0180233748</text:p>
          </table:table-cell>
          <table:table-cell table:formula="of:=([.B616]-[.B615])/0.01" office:value-type="float" office:value="-1.12707795914772" calcext:value-type="float">
            <text:p>-1.1270779591</text:p>
          </table:table-cell>
        </table:table-row>
        <table:table-row table:style-name="ro1">
          <table:table-cell office:value-type="float" office:value="0.0836549076986541" calcext:value-type="float">
            <text:p>0.0836549077</text:p>
          </table:table-cell>
          <table:table-cell office:value-type="float" office:value="0.110985136934977" calcext:value-type="float">
            <text:p>0.1109851369</text:p>
          </table:table-cell>
          <table:table-cell table:formula="of:=([.A617]-[.A616])/0.01" office:value-type="float" office:value="-0.00649442330100114" calcext:value-type="float">
            <text:p>-0.0064944233</text:p>
          </table:table-cell>
          <table:table-cell table:formula="of:=([.B617]-[.B616])/0.01" office:value-type="float" office:value="-1.04007445964879" calcext:value-type="float">
            <text:p>-1.0400744596</text:p>
          </table:table-cell>
        </table:table-row>
        <table:table-row table:style-name="ro1">
          <table:table-cell office:value-type="float" office:value="0.0835899634656441" calcext:value-type="float">
            <text:p>0.0835899635</text:p>
          </table:table-cell>
          <table:table-cell office:value-type="float" office:value="0.100584392338489" calcext:value-type="float">
            <text:p>0.1005843923</text:p>
          </table:table-cell>
          <table:table-cell table:formula="of:=([.A618]-[.A617])/0.01" office:value-type="float" office:value="-0.0301557978928862" calcext:value-type="float">
            <text:p>-0.0301557979</text:p>
          </table:table-cell>
          <table:table-cell table:formula="of:=([.B618]-[.B617])/0.01" office:value-type="float" office:value="-0.95764117109291" calcext:value-type="float">
            <text:p>-0.9576411711</text:p>
          </table:table-cell>
        </table:table-row>
        <table:table-row table:style-name="ro1">
          <table:table-cell office:value-type="float" office:value="0.0832884054867152" calcext:value-type="float">
            <text:p>0.0832884055</text:p>
          </table:table-cell>
          <table:table-cell office:value-type="float" office:value="0.09100798062756" calcext:value-type="float">
            <text:p>0.0910079806</text:p>
          </table:table-cell>
          <table:table-cell table:formula="of:=([.A619]-[.A618])/0.01" office:value-type="float" office:value="-0.0527766565980178" calcext:value-type="float">
            <text:p>-0.0527766566</text:p>
          </table:table-cell>
          <table:table-cell table:formula="of:=([.B619]-[.B618])/0.01" office:value-type="float" office:value="-0.87972941922461" calcext:value-type="float">
            <text:p>-0.8797294192</text:p>
          </table:table-cell>
        </table:table-row>
        <table:table-row table:style-name="ro1">
          <table:table-cell office:value-type="float" office:value="0.082760638920735" calcext:value-type="float">
            <text:p>0.0827606389</text:p>
          </table:table-cell>
          <table:table-cell office:value-type="float" office:value="0.0822106864353139" calcext:value-type="float">
            <text:p>0.0822106864</text:p>
          </table:table-cell>
          <table:table-cell table:formula="of:=([.A620]-[.A619])/0.01" office:value-type="float" office:value="-0.0742071154793508" calcext:value-type="float">
            <text:p>-0.0742071155</text:p>
          </table:table-cell>
          <table:table-cell table:formula="of:=([.B620]-[.B619])/0.01" office:value-type="float" office:value="-0.806271489613237" calcext:value-type="float">
            <text:p>-0.8062714896</text:p>
          </table:table-cell>
        </table:table-row>
        <table:table-row table:style-name="ro1">
          <table:table-cell office:value-type="float" office:value="0.0820185677659415" calcext:value-type="float">
            <text:p>0.0820185678</text:p>
          </table:table-cell>
          <table:table-cell office:value-type="float" office:value="0.0741479715391815" calcext:value-type="float">
            <text:p>0.0741479715</text:p>
          </table:table-cell>
          <table:table-cell table:formula="of:=([.A621]-[.A620])/0.01" office:value-type="float" office:value="-0.0943285249346851" calcext:value-type="float">
            <text:p>-0.0943285249</text:p>
          </table:table-cell>
          <table:table-cell table:formula="of:=([.B621]-[.B620])/0.01" office:value-type="float" office:value="-0.737182590603863" calcext:value-type="float">
            <text:p>-0.7371825906</text:p>
          </table:table-cell>
        </table:table-row>
        <table:table-row table:style-name="ro1">
          <table:table-cell office:value-type="float" office:value="0.0810752825165947" calcext:value-type="float">
            <text:p>0.0810752825</text:p>
          </table:table-cell>
          <table:table-cell office:value-type="float" office:value="0.0667761456331429" calcext:value-type="float">
            <text:p>0.0667761456</text:p>
          </table:table-cell>
          <table:table-cell table:formula="of:=([.A622]-[.A621])/0.01" office:value-type="float" office:value="-0.113050598673159" calcext:value-type="float">
            <text:p>-0.1130505987</text:p>
          </table:table-cell>
          <table:table-cell table:formula="of:=([.B622]-[.B621])/0.01" office:value-type="float" office:value="-0.672362784896351" calcext:value-type="float">
            <text:p>-0.6723627849</text:p>
          </table:table-cell>
        </table:table-row>
        <table:table-row table:style-name="ro1">
          <table:table-cell office:value-type="float" office:value="0.0799447765298631" calcext:value-type="float">
            <text:p>0.0799447765</text:p>
          </table:table-cell>
          <table:table-cell office:value-type="float" office:value="0.0600525177841794" calcext:value-type="float">
            <text:p>0.0600525178</text:p>
          </table:table-cell>
          <table:table-cell table:formula="of:=([.A623]-[.A622])/0.01" office:value-type="float" office:value="-0.130308655756814" calcext:value-type="float">
            <text:p>-0.1303086558</text:p>
          </table:table-cell>
          <table:table-cell table:formula="of:=([.B623]-[.B622])/0.01" office:value-type="float" office:value="-0.611698873189813" calcext:value-type="float">
            <text:p>-0.6116988732</text:p>
          </table:table-cell>
        </table:table-row>
        <table:table-row table:style-name="ro1">
          <table:table-cell office:value-type="float" office:value="0.078641689972295" calcext:value-type="float">
            <text:p>0.07864169</text:p>
          </table:table-cell>
          <table:table-cell office:value-type="float" office:value="0.0539355290522813" calcext:value-type="float">
            <text:p>0.0539355291</text:p>
          </table:table-cell>
          <table:table-cell table:formula="of:=([.A624]-[.A623])/0.01" office:value-type="float" office:value="-0.146060983918353" calcext:value-type="float">
            <text:p>-0.1460609839</text:p>
          </table:table-cell>
          <table:table-cell table:formula="of:=([.B624]-[.B623])/0.01" office:value-type="float" office:value="-0.555066216001699" calcext:value-type="float">
            <text:p>-0.555066216</text:p>
          </table:table-cell>
        </table:table-row>
        <table:table-row table:style-name="ro1">
          <table:table-cell office:value-type="float" office:value="0.0771810801331114" calcext:value-type="float">
            <text:p>0.0771810801</text:p>
          </table:table-cell>
          <table:table-cell office:value-type="float" office:value="0.0483848668922643" calcext:value-type="float">
            <text:p>0.0483848669</text:p>
          </table:table-cell>
          <table:table-cell table:formula="of:=([.A625]-[.A624])/0.01" office:value-type="float" office:value="-0.160286330678427" calcext:value-type="float">
            <text:p>-0.1602863307</text:p>
          </table:table-cell>
          <table:table-cell table:formula="of:=([.B625]-[.B624])/0.01" office:value-type="float" office:value="-0.50233048222135" calcext:value-type="float">
            <text:p>-0.5023304822</text:p>
          </table:table-cell>
        </table:table-row>
        <table:table-row table:style-name="ro1">
          <table:table-cell office:value-type="float" office:value="0.0755782168263271" calcext:value-type="float">
            <text:p>0.0755782168</text:p>
          </table:table-cell>
          <table:table-cell office:value-type="float" office:value="0.0433615620700508" calcext:value-type="float">
            <text:p>0.0433615621</text:p>
          </table:table-cell>
          <table:table-cell table:formula="of:=([#REF!]-[.A625])/0.01" office:value-type="string" office:string-value="" calcext:value-type="error">
            <text:p>#REF!</text:p>
          </table:table-cell>
          <table:table-cell table:formula="of:=([#REF!]-[.B625])/0.01" office:value-type="string" office:string-value="" calcext:value-type="error">
            <text:p>#REF!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9-01T23:13:40.397274400</dc:date>
    <meta:editing-duration>PT27M14S</meta:editing-duration>
    <meta:editing-cycles>1</meta:editing-cycles>
    <meta:document-statistic meta:table-count="1" meta:cell-count="2500" meta:object-count="2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0.042cm" svg:height="9.006cm" xlink:href=".." xlink:type="simple" chart:class="chart:line" chart:style-name="ch1">
        <chart:legend chart:legend-position="end" svg:x="27.19cm" svg:y="3.955cm" style:legend-expansion="high" chart:style-name="ch2"/>
        <chart:plot-area chart:style-name="ch3" table:cell-range-address="test5.A1:test5.B625" svg:x="0.6cm" svg:y="0.18cm" svg:width="25.99cm" svg:height="8.646cm">
          <chartooo:coordinate-region svg:x="1.327cm" svg:y="0.301cm" svg:width="25.263cm" svg:height="7.52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est5.A1:test5.A625" chart:class="chart:line">
            <chart:data-point chart:repeated="625"/>
          </chart:series>
          <chart:series chart:style-name="ch7" chart:values-cell-range-address="test5.B1:test5.B625" chart:class="chart:line">
            <chart:data-point chart:repeated="62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90627217466404">
                <text:p>0.090627217466404</text:p>
                <draw:g>
                  <svg:desc>test5.A1:test5.A625</svg:desc>
                </draw:g>
              </table:table-cell>
              <table:table-cell office:value-type="float" office:value="0.156348523458265">
                <text:p>0.156348523458265</text:p>
                <draw:g>
                  <svg:desc>test5.B1:test5.B6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4840610826433">
                <text:p>0.24840610826433</text:p>
              </table:table-cell>
              <table:table-cell office:value-type="float" office:value="0.441390396844615">
                <text:p>0.4413903968446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73491347890145">
                <text:p>0.373491347890145</text:p>
              </table:table-cell>
              <table:table-cell office:value-type="float" office:value="0.681249242893419">
                <text:p>0.68124924289341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82291982888298">
                <text:p>0.482291982888298</text:p>
              </table:table-cell>
              <table:table-cell office:value-type="float" office:value="0.888576995206083">
                <text:p>0.88857699520608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7809545401407">
                <text:p>0.57809545401407</text:p>
              </table:table-cell>
              <table:table-cell office:value-type="float" office:value="1.06768150582341">
                <text:p>1.0676815058234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662950700849941">
                <text:p>0.662950700849941</text:p>
              </table:table-cell>
              <table:table-cell office:value-type="float" office:value="1.22188901829669">
                <text:p>1.2218890182966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38537795818412">
                <text:p>0.738537795818412</text:p>
              </table:table-cell>
              <table:table-cell office:value-type="float" office:value="1.35410241483947">
                <text:p>1.3541024148394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806268599777035">
                <text:p>0.806268599777035</text:p>
              </table:table-cell>
              <table:table-cell office:value-type="float" office:value="1.46688223684563">
                <text:p>1.4668822368456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67328766742257">
                <text:p>0.867328766742257</text:p>
              </table:table-cell>
              <table:table-cell office:value-type="float" office:value="1.56249000561888">
                <text:p>1.5624900056188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22710985947626">
                <text:p>0.922710985947626</text:p>
              </table:table-cell>
              <table:table-cell office:value-type="float" office:value="1.64292468028432">
                <text:p>1.6429246802843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973243525917047">
                <text:p>0.973243525917047</text:p>
              </table:table-cell>
              <table:table-cell office:value-type="float" office:value="1.70995474112455">
                <text:p>1.7099547411245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0196148968587">
                <text:p>1.0196148968587</text:p>
              </table:table-cell>
              <table:table-cell office:value-type="float" office:value="1.76514642559716">
                <text:p>1.7651464255971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06239515478641">
                <text:p>1.06239515478641</text:p>
              </table:table-cell>
              <table:table-cell office:value-type="float" office:value="1.80988850320736">
                <text:p>1.8098885032073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10205428958847">
                <text:p>1.10205428958847</text:p>
              </table:table-cell>
              <table:table-cell office:value-type="float" office:value="1.84541395240676">
                <text:p>1.8454139524067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13897807972164">
                <text:p>1.13897807972164</text:p>
              </table:table-cell>
              <table:table-cell office:value-type="float" office:value="1.87281888241792">
                <text:p>1.8728188824179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17348174484805">
                <text:p>1.17348174484805</text:p>
              </table:table-cell>
              <table:table-cell office:value-type="float" office:value="1.89307901941791">
                <text:p>1.8930790194179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20582168315013">
                <text:p>1.20582168315013</text:p>
              </table:table-cell>
              <table:table-cell office:value-type="float" office:value="1.9070640509842">
                <text:p>1.907064050984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23620554158346">
                <text:p>1.23620554158346</text:p>
              </table:table-cell>
              <table:table-cell office:value-type="float" office:value="1.91555009633085">
                <text:p>1.9155500963308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26480083429388">
                <text:p>1.26480083429388</text:p>
              </table:table-cell>
              <table:table-cell office:value-type="float" office:value="1.91923054356233">
                <text:p>1.9192305435623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29174229616347">
                <text:p>1.29174229616347</text:p>
              </table:table-cell>
              <table:table-cell office:value-type="float" office:value="1.91872546961299">
                <text:p>1.9187254696129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31713813431268">
                <text:p>1.31713813431268</text:p>
              </table:table-cell>
              <table:table-cell office:value-type="float" office:value="1.9145898341945">
                <text:p>1.914589834194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34107531977062">
                <text:p>1.34107531977062</text:p>
              </table:table-cell>
              <table:table-cell office:value-type="float" office:value="1.90732061626205">
                <text:p>1.9073206162620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3636240438849">
                <text:p>1.3636240438849</text:p>
              </table:table-cell>
              <table:table-cell office:value-type="float" office:value="1.89736304043207">
                <text:p>1.8973630404320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38484144889631">
                <text:p>1.38484144889631</text:p>
              </table:table-cell>
              <table:table-cell office:value-type="float" office:value="1.88511602155021">
                <text:p>1.8851160215502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40477472903295">
                <text:p>1.40477472903295</text:p>
              </table:table-cell>
              <table:table-cell office:value-type="float" office:value="1.8709369382487">
                <text:p>1.870936938248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42346368713232">
                <text:p>1.42346368713232</text:p>
              </table:table-cell>
              <table:table-cell office:value-type="float" office:value="1.85514583082799">
                <text:p>1.8551458308279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44094282188259">
                <text:p>1.44094282188259</text:p>
              </table:table-cell>
              <table:table-cell office:value-type="float" office:value="1.83802910507907">
                <text:p>1.8380291050790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45724301204766">
                <text:p>1.45724301204766</text:p>
              </table:table-cell>
              <table:table-cell office:value-type="float" office:value="1.81984281163486">
                <text:p>1.8198428116348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47239285630892">
                <text:p>1.47239285630892</text:p>
              </table:table-cell>
              <table:table-cell office:value-type="float" office:value="1.80081555997977">
                <text:p>1.8008155599797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48641972046789">
                <text:p>1.48641972046789</text:p>
              </table:table-cell>
              <table:table-cell office:value-type="float" office:value="1.78115111722383">
                <text:p>1.7811511172238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49935053758553">
                <text:p>1.49935053758553</text:p>
              </table:table-cell>
              <table:table-cell office:value-type="float" office:value="1.76103073402036">
                <text:p>1.7610307340203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51121240109206">
                <text:p>1.51121240109206</text:p>
              </table:table-cell>
              <table:table-cell office:value-type="float" office:value="1.74061523343373">
                <text:p>1.7406152334337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52203298591093">
                <text:p>1.52203298591093</text:p>
              </table:table-cell>
              <table:table-cell office:value-type="float" office:value="1.72004689300715">
                <text:p>1.7200468930071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53184082814432">
                <text:p>1.53184082814432</text:p>
              </table:table-cell>
              <table:table-cell office:value-type="float" office:value="1.69945114560902">
                <text:p>1.6994511456090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54066548981823">
                <text:p>1.54066548981823</text:p>
              </table:table-cell>
              <table:table-cell office:value-type="float" office:value="1.67893812072732">
                <text:p>1.6789381207273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54853763154502">
                <text:p>1.54853763154502</text:p>
              </table:table-cell>
              <table:table-cell office:value-type="float" office:value="1.65860404462255">
                <text:p>1.6586040446225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55548901269748">
                <text:p>1.55548901269748</text:p>
              </table:table-cell>
              <table:table-cell office:value-type="float" office:value="1.63853251504065">
                <text:p>1.6385325150406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56155243577327">
                <text:p>1.56155243577327</text:p>
              </table:table-cell>
              <table:table-cell office:value-type="float" office:value="1.61879566393878">
                <text:p>1.6187956639387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56676164903611">
                <text:p>1.56676164903611</text:p>
              </table:table-cell>
              <table:table-cell office:value-type="float" office:value="1.59945521981053">
                <text:p>1.5994552198105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57115121922562">
                <text:p>1.57115121922562</text:p>
              </table:table-cell>
              <table:table-cell office:value-type="float" office:value="1.58056347964746">
                <text:p>1.5805634796474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57475638410997">
                <text:p>1.57475638410997</text:p>
              </table:table-cell>
              <table:table-cell office:value-type="float" office:value="1.5621641992821">
                <text:p>1.562164199282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.57761289288996">
                <text:p>1.57761289288996</text:p>
              </table:table-cell>
              <table:table-cell office:value-type="float" office:value="1.54429340977772">
                <text:p>1.5442934097777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57975684093074">
                <text:p>1.57975684093074</text:p>
              </table:table-cell>
              <table:table-cell office:value-type="float" office:value="1.5269801666213">
                <text:p>1.526980166621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.58122450397519">
                <text:p>1.58122450397519</text:p>
              </table:table-cell>
              <table:table-cell office:value-type="float" office:value="1.51024723770667">
                <text:p>1.5102472377066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.58205217586195">
                <text:p>1.58205217586195</text:p>
              </table:table-cell>
              <table:table-cell office:value-type="float" office:value="1.49411173543782">
                <text:p>1.4941117354378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.58227601281127">
                <text:p>1.58227601281127</text:p>
              </table:table-cell>
              <table:table-cell office:value-type="float" office:value="1.47858569771684">
                <text:p>1.4785856977168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.58193188653487">
                <text:p>1.58193188653487</text:p>
              </table:table-cell>
              <table:table-cell office:value-type="float" office:value="1.46367662209049">
                <text:p>1.4636766220904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58105524775409">
                <text:p>1.58105524775409</text:p>
              </table:table-cell>
              <table:table-cell office:value-type="float" office:value="1.44938795690011">
                <text:p>1.4493879569001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.57968100115764">
                <text:p>1.57968100115764</text:p>
              </table:table-cell>
              <table:table-cell office:value-type="float" office:value="1.43571955290141">
                <text:p>1.4357195529014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.57784339238071">
                <text:p>1.57784339238071</text:p>
              </table:table-cell>
              <table:table-cell office:value-type="float" office:value="1.42266807848604">
                <text:p>1.4226680784860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.57557590722729">
                <text:p>1.57557590722729</text:p>
              </table:table-cell>
              <table:table-cell office:value-type="float" office:value="1.41022740133819">
                <text:p>1.4102274013381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57291118307384">
                <text:p>1.57291118307384</text:p>
              </table:table-cell>
              <table:table-cell office:value-type="float" office:value="1.3983889390935">
                <text:p>1.398388939093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56988093217472">
                <text:p>1.56988093217472</text:p>
              </table:table-cell>
              <table:table-cell office:value-type="float" office:value="1.38714198132914">
                <text:p>1.3871419813291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5665158764258">
                <text:p>1.5665158764258</text:p>
              </table:table-cell>
              <table:table-cell office:value-type="float" office:value="1.37647398500058">
                <text:p>1.3764739850005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56284569302504">
                <text:p>1.56284569302504</text:p>
              </table:table-cell>
              <table:table-cell office:value-type="float" office:value="1.36637084524969">
                <text:p>1.3663708452496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55889897038839">
                <text:p>1.55889897038839</text:p>
              </table:table-cell>
              <table:table-cell office:value-type="float" office:value="1.35681714333821">
                <text:p>1.3568171433382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55470317362915">
                <text:p>1.55470317362915</text:p>
              </table:table-cell>
              <table:table-cell office:value-type="float" office:value="1.3477963733082">
                <text:p>1.347796373308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55028461888359">
                <text:p>1.55028461888359</text:p>
              </table:table-cell>
              <table:table-cell office:value-type="float" office:value="1.33929114883592">
                <text:p>1.3392911488359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5456684557588">
                <text:p>1.5456684557588</text:p>
              </table:table-cell>
              <table:table-cell office:value-type="float" office:value="1.33128339162481">
                <text:p>1.3312833916248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54087865718736">
                <text:p>1.54087865718736</text:p>
              </table:table-cell>
              <table:table-cell office:value-type="float" office:value="1.32375450257722">
                <text:p>1.3237545025772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53593801599226">
                <text:p>1.53593801599226</text:p>
              </table:table-cell>
              <table:table-cell office:value-type="float" office:value="1.31668551688979">
                <text:p>1.3166855168897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53086814749326">
                <text:p>1.53086814749326</text:p>
              </table:table-cell>
              <table:table-cell office:value-type="float" office:value="1.31005724413479">
                <text:p>1.3100572441347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52568949751819">
                <text:p>1.52568949751819</text:p>
              </table:table-cell>
              <table:table-cell office:value-type="float" office:value="1.30385039431591">
                <text:p>1.3038503943159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52042135521932">
                <text:p>1.52042135521932</text:p>
              </table:table-cell>
              <table:table-cell office:value-type="float" office:value="1.29804569082274">
                <text:p>1.2980456908227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51508187013278">
                <text:p>1.51508187013278</text:p>
              </table:table-cell>
              <table:table-cell office:value-type="float" office:value="1.29262397115066">
                <text:p>1.2926239711506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50968807295788">
                <text:p>1.50968807295788</text:p>
              </table:table-cell>
              <table:table-cell office:value-type="float" office:value="1.28756627620256">
                <text:p>1.2875662762025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50425589957165">
                <text:p>1.50425589957165</text:p>
              </table:table-cell>
              <table:table-cell office:value-type="float" office:value="1.2828539289432">
                <text:p>1.282853928943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49880021783137">
                <text:p>1.49880021783137</text:p>
              </table:table-cell>
              <table:table-cell office:value-type="float" office:value="1.27846860313708">
                <text:p>1.2784686031370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49333485675375">
                <text:p>1.49333485675375</text:p>
              </table:table-cell>
              <table:table-cell office:value-type="float" office:value="1.27439238286358">
                <text:p>1.2743923828635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48787263769374">
                <text:p>1.48787263769374</text:p>
              </table:table-cell>
              <table:table-cell office:value-type="float" office:value="1.27060781346993">
                <text:p>1.2706078134699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48242540717807">
                <text:p>1.48242540717807</text:p>
              </table:table-cell>
              <table:table-cell office:value-type="float" office:value="1.26709794459194">
                <text:p>1.2670979445919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47700407107866">
                <text:p>1.47700407107866</text:p>
              </table:table-cell>
              <table:table-cell office:value-type="float" office:value="1.26384636584305">
                <text:p>1.2638463658430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47161862983911">
                <text:p>1.47161862983911</text:p>
              </table:table-cell>
              <table:table-cell office:value-type="float" office:value="1.2608372357457">
                <text:p>1.260837235745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46627821449337">
                <text:p>1.46627821449337</text:p>
              </table:table-cell>
              <table:table-cell office:value-type="float" office:value="1.25805530445273">
                <text:p>1.2580553044527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46099112323979">
                <text:p>1.46099112323979</text:p>
              </table:table-cell>
              <table:table-cell office:value-type="float" office:value="1.25548593078165">
                <text:p>1.2554859307816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45576485835563">
                <text:p>1.45576485835563</text:p>
              </table:table-cell>
              <table:table-cell office:value-type="float" office:value="1.25311509406032">
                <text:p>1.2531150940603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45060616325784">
                <text:p>1.45060616325784</text:p>
              </table:table-cell>
              <table:table-cell office:value-type="float" office:value="1.25092940125912">
                <text:p>1.2509294012591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44552105953442">
                <text:p>1.44552105953442</text:p>
              </table:table-cell>
              <table:table-cell office:value-type="float" office:value="1.24891608986111">
                <text:p>1.2489160898611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44051488378812">
                <text:p>1.44051488378812</text:p>
              </table:table-cell>
              <table:table-cell office:value-type="float" office:value="1.24706302689899">
                <text:p>1.2470630268989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4355923241504">
                <text:p>1.4355923241504</text:p>
              </table:table-cell>
              <table:table-cell office:value-type="float" office:value="1.24535870456501">
                <text:p>1.2453587045650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43075745633817">
                <text:p>1.43075745633817</text:p>
              </table:table-cell>
              <table:table-cell office:value-type="float" office:value="1.24379223277752">
                <text:p>1.2437922327775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42601377913957">
                <text:p>1.42601377913957</text:p>
              </table:table-cell>
              <table:table-cell office:value-type="float" office:value="1.24235332906598">
                <text:p>1.2423533290659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421364249228">
                <text:p>1.421364249228</text:p>
              </table:table-cell>
              <table:table-cell office:value-type="float" office:value="1.24103230611425">
                <text:p>1.2410323061142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41681131521513">
                <text:p>1.41681131521513</text:p>
              </table:table-cell>
              <table:table-cell office:value-type="float" office:value="1.23982005728083">
                <text:p>1.2398200572808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41235695086485">
                <text:p>1.41235695086485</text:p>
              </table:table-cell>
              <table:table-cell office:value-type="float" office:value="1.23870804039335">
                <text:p>1.2387080403933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40800268740046">
                <text:p>1.40800268740046</text:p>
              </table:table-cell>
              <table:table-cell office:value-type="float" office:value="1.23768826009427">
                <text:p>1.2376882600942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40374964484659">
                <text:p>1.40374964484659</text:p>
              </table:table-cell>
              <table:table-cell office:value-type="float" office:value="1.23675324899437">
                <text:p>1.2367532489943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3995985623569">
                <text:p>1.3995985623569</text:p>
              </table:table-cell>
              <table:table-cell office:value-type="float" office:value="1.23589604787136">
                <text:p>1.2358960478713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39554982748643">
                <text:p>1.39554982748643</text:p>
              </table:table-cell>
              <table:table-cell office:value-type="float" office:value="1.23511018513136">
                <text:p>1.2351101851313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3916035043756">
                <text:p>1.3916035043756</text:p>
              </table:table-cell>
              <table:table-cell office:value-type="float" office:value="1.23438965573323">
                <text:p>1.2343896557332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38775936082015">
                <text:p>1.38775936082015</text:p>
              </table:table-cell>
              <table:table-cell office:value-type="float" office:value="1.23372889975753">
                <text:p>1.2337288997575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38401689420789">
                <text:p>1.38401689420789</text:p>
              </table:table-cell>
              <table:table-cell office:value-type="float" office:value="1.23312278078522">
                <text:p>1.2331227807852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38037535630972">
                <text:p>1.38037535630972</text:p>
              </table:table-cell>
              <table:table-cell office:value-type="float" office:value="1.23256656423473">
                <text:p>1.2325665642347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37683377691821">
                <text:p>1.37683377691821</text:p>
              </table:table-cell>
              <table:table-cell office:value-type="float" office:value="1.23205589579058">
                <text:p>1.2320558957905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37339098633221">
                <text:p>1.37339098633221</text:p>
              </table:table-cell>
              <table:table-cell office:value-type="float" office:value="1.23158678004227">
                <text:p>1.2315867800422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37004563669148">
                <text:p>1.37004563669148</text:p>
              </table:table-cell>
              <table:table-cell office:value-type="float" office:value="1.2311555594378">
                <text:p>1.231155559437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36679622216936">
                <text:p>1.36679622216936</text:p>
              </table:table-cell>
              <table:table-cell office:value-type="float" office:value="1.23075889364352">
                <text:p>1.2307588936435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36364109803628">
                <text:p>1.36364109803628</text:p>
              </table:table-cell>
              <table:table-cell office:value-type="float" office:value="1.23039373938946">
                <text:p>1.2303937393894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36057849861022">
                <text:p>1.36057849861022</text:p>
              </table:table-cell>
              <table:table-cell office:value-type="float" office:value="1.23005733086792">
                <text:p>1.2300573308679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3576065541142">
                <text:p>1.3576065541142</text:p>
              </table:table-cell>
              <table:table-cell office:value-type="float" office:value="1.22974716074235">
                <text:p>1.2297471607423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.35472330646358">
                <text:p>1.35472330646358</text:p>
              </table:table-cell>
              <table:table-cell office:value-type="float" office:value="1.22946096181365">
                <text:p>1.2294609618136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.35192672400888">
                <text:p>1.35192672400888</text:p>
              </table:table-cell>
              <table:table-cell office:value-type="float" office:value="1.22919668938183">
                <text:p>1.2291966893818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.34921471526237">
                <text:p>1.34921471526237</text:p>
              </table:table-cell>
              <table:table-cell office:value-type="float" office:value="1.22895250433275">
                <text:p>1.2289525043327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.3465851416385">
                <text:p>1.3465851416385</text:p>
              </table:table-cell>
              <table:table-cell office:value-type="float" office:value="1.2287267569716">
                <text:p>1.228726756971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.34403582924036">
                <text:p>1.34403582924036</text:p>
              </table:table-cell>
              <table:table-cell office:value-type="float" office:value="1.22851797161822">
                <text:p>1.2285179716182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.34156457972572">
                <text:p>1.34156457972572</text:p>
              </table:table-cell>
              <table:table-cell office:value-type="float" office:value="1.22832483197257">
                <text:p>1.2283248319725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.3391691802873">
                <text:p>1.3391691802873</text:p>
              </table:table-cell>
              <table:table-cell office:value-type="float" office:value="1.22814616725339">
                <text:p>1.2281461672533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.33684741278326">
                <text:p>1.33684741278326</text:p>
              </table:table-cell>
              <table:table-cell office:value-type="float" office:value="1.22798093910765">
                <text:p>1.2279809391076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.33459706205428">
                <text:p>1.33459706205428</text:p>
              </table:table-cell>
              <table:table-cell office:value-type="float" office:value="1.227828229284">
                <text:p>1.22782822928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.33241592346427">
                <text:p>1.33241592346427</text:p>
              </table:table-cell>
              <table:table-cell office:value-type="float" office:value="1.22768722805945">
                <text:p>1.2276872280594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.33030180970206">
                <text:p>1.33030180970206</text:p>
              </table:table-cell>
              <table:table-cell office:value-type="float" office:value="1.22755722340491">
                <text:p>1.2275572234049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.32825255688134">
                <text:p>1.32825255688134</text:p>
              </table:table-cell>
              <table:table-cell office:value-type="float" office:value="1.22743759087242">
                <text:p>1.2274375908724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.32626602997631">
                <text:p>1.32626602997631</text:p>
              </table:table-cell>
              <table:table-cell office:value-type="float" office:value="1.22732778418401">
                <text:p>1.2273277841840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.32434012762984">
                <text:p>1.32434012762984</text:p>
              </table:table-cell>
              <table:table-cell office:value-type="float" office:value="1.22722732650019">
                <text:p>1.2272273265001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.32247278637095">
                <text:p>1.32247278637095</text:p>
              </table:table-cell>
              <table:table-cell office:value-type="float" office:value="1.22713580234435">
                <text:p>1.2271358023443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.32066198427756">
                <text:p>1.32066198427756</text:p>
              </table:table-cell>
              <table:table-cell office:value-type="float" office:value="1.2270528501575">
                <text:p>1.227052850157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.31890574411975">
                <text:p>1.31890574411975</text:p>
              </table:table-cell>
              <table:table-cell office:value-type="float" office:value="1.22697815545728">
                <text:p>1.2269781554572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.31720213601837">
                <text:p>1.31720213601837</text:p>
              </table:table-cell>
              <table:table-cell office:value-type="float" office:value="1.22691144457371">
                <text:p>1.2269114445737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.31554927965242">
                <text:p>1.31554927965242</text:p>
              </table:table-cell>
              <table:table-cell office:value-type="float" office:value="1.22685247893402">
                <text:p>1.2268524789340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.31394534604795">
                <text:p>1.31394534604795</text:p>
              </table:table-cell>
              <table:table-cell office:value-type="float" office:value="1.22680104986843">
                <text:p>1.2268010498684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.31238855898028">
                <text:p>1.31238855898028</text:p>
              </table:table-cell>
              <table:table-cell office:value-type="float" office:value="1.22675697390857">
                <text:p>1.2267569739085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.31087719601982">
                <text:p>1.31087719601982</text:p>
              </table:table-cell>
              <table:table-cell office:value-type="float" office:value="1.22672008855044">
                <text:p>1.2267200885504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.30940958925109">
                <text:p>1.30940958925109</text:p>
              </table:table-cell>
              <table:table-cell office:value-type="float" office:value="1.22669024845396">
                <text:p>1.2266902484539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.30798412569296">
                <text:p>1.30798412569296</text:p>
              </table:table-cell>
              <table:table-cell office:value-type="float" office:value="1.22666732205163">
                <text:p>1.2266673220516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.3065992474472">
                <text:p>1.3065992474472</text:p>
              </table:table-cell>
              <table:table-cell office:value-type="float" office:value="1.22665118853926">
                <text:p>1.2266511885392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.30525345160085">
                <text:p>1.30525345160085</text:p>
              </table:table-cell>
              <table:table-cell office:value-type="float" office:value="1.22664173522252">
                <text:p>1.2266417352225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.30394528990706">
                <text:p>1.30394528990706</text:p>
              </table:table-cell>
              <table:table-cell office:value-type="float" office:value="1.22663885519364">
                <text:p>1.2266388551936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.30267336826742">
                <text:p>1.30267336826742</text:p>
              </table:table-cell>
              <table:table-cell office:value-type="float" office:value="1.22664244531349">
                <text:p>1.2266424453134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.30143634603769">
                <text:p>1.30143634603769</text:p>
              </table:table-cell>
              <table:table-cell office:value-type="float" office:value="1.22665240447512">
                <text:p>1.2266524044751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.30023293517768">
                <text:p>1.30023293517768</text:p>
              </table:table-cell>
              <table:table-cell office:value-type="float" office:value="1.22666863212592">
                <text:p>1.2266686321259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.29906189926462">
                <text:p>1.29906189926462</text:p>
              </table:table-cell>
              <table:table-cell office:value-type="float" office:value="1.22669102702622">
                <text:p>1.2266910270262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.29792205238817">
                <text:p>1.29792205238817</text:p>
              </table:table-cell>
              <table:table-cell office:value-type="float" office:value="1.22671948622354">
                <text:p>1.2267194862235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.29681225794415">
                <text:p>1.29681225794415</text:p>
              </table:table-cell>
              <table:table-cell office:value-type="float" office:value="1.22675390422246">
                <text:p>1.2267539042224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.29573142734279">
                <text:p>1.29573142734279</text:p>
              </table:table-cell>
              <table:table-cell office:value-type="float" office:value="1.2267941723312">
                <text:p>1.226794172331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.29467851864608">
                <text:p>1.29467851864608</text:p>
              </table:table-cell>
              <table:table-cell office:value-type="float" office:value="1.22684017816708">
                <text:p>1.2268401781670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.29365253514802">
                <text:p>1.29365253514802</text:p>
              </table:table-cell>
              <table:table-cell office:value-type="float" office:value="1.22689180530413">
                <text:p>1.2268918053041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.29265252391001">
                <text:p>1.29265252391001</text:p>
              </table:table-cell>
              <table:table-cell office:value-type="float" office:value="1.22694893304682">
                <text:p>1.2269489330468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.29167757426318">
                <text:p>1.29167757426318</text:p>
              </table:table-cell>
              <table:table-cell office:value-type="float" office:value="1.22701143631549">
                <text:p>1.2270114363154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.29072681628791">
                <text:p>1.29072681628791</text:p>
              </table:table-cell>
              <table:table-cell office:value-type="float" office:value="1.22707918562936">
                <text:p>1.2270791856293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.28979941928028">
                <text:p>1.28979941928028</text:p>
              </table:table-cell>
              <table:table-cell office:value-type="float" office:value="1.22715204717463">
                <text:p>1.2271520471746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.288894590214">
                <text:p>1.288894590214</text:p>
              </table:table-cell>
              <table:table-cell office:value-type="float" office:value="1.2272298829456">
                <text:p>1.227229882945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.28801157220577">
                <text:p>1.28801157220577</text:p>
              </table:table-cell>
              <table:table-cell office:value-type="float" office:value="1.22731255094793">
                <text:p>1.2273125509479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.28714964299097">
                <text:p>1.28714964299097</text:p>
              </table:table-cell>
              <table:table-cell office:value-type="float" office:value="1.22739990545404">
                <text:p>1.2273999054540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.28630811341592">
                <text:p>1.28630811341592</text:p>
              </table:table-cell>
              <table:table-cell office:value-type="float" office:value="1.22749179730139">
                <text:p>1.2274917973013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.28548632595237">
                <text:p>1.28548632595237</text:p>
              </table:table-cell>
              <table:table-cell office:value-type="float" office:value="1.22758807422519">
                <text:p>1.2275880742251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.28468365323882">
                <text:p>1.28468365323882</text:p>
              </table:table-cell>
              <table:table-cell office:value-type="float" office:value="1.22768858121801">
                <text:p>1.2276885812180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.28389949665317">
                <text:p>1.28389949665317</text:p>
              </table:table-cell>
              <table:table-cell office:value-type="float" office:value="1.22779316090925">
                <text:p>1.2277931609092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.28313328492003">
                <text:p>1.28313328492003</text:p>
              </table:table-cell>
              <table:table-cell office:value-type="float" office:value="1.22790165395839">
                <text:p>1.2279016539583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.28238447275592">
                <text:p>1.28238447275592</text:p>
              </table:table-cell>
              <table:table-cell office:value-type="float" office:value="1.22801389945642">
                <text:p>1.2280138994564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.28165253955492">
                <text:p>1.28165253955492</text:p>
              </table:table-cell>
              <table:table-cell office:value-type="float" office:value="1.22812973533046">
                <text:p>1.2281297353304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.28093698811675">
                <text:p>1.28093698811675</text:p>
              </table:table-cell>
              <table:table-cell office:value-type="float" office:value="1.22824899874728">
                <text:p>1.2282489987472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.2802373434189">
                <text:p>1.2802373434189</text:p>
              </table:table-cell>
              <table:table-cell office:value-type="float" office:value="1.22837152651185">
                <text:p>1.2283715265118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.27955315143424">
                <text:p>1.27955315143424</text:p>
              </table:table-cell>
              <table:table-cell office:value-type="float" office:value="1.22849715545766">
                <text:p>1.2284971554576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.27888397799476">
                <text:p>1.27888397799476</text:p>
              </table:table-cell>
              <table:table-cell office:value-type="float" office:value="1.22862572282591">
                <text:p>1.2286257228259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.27822940770208">
                <text:p>1.27822940770208</text:p>
              </table:table-cell>
              <table:table-cell office:value-type="float" office:value="1.22875706663111">
                <text:p>1.2287570666311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.27758904288502">
                <text:p>1.27758904288502</text:p>
              </table:table-cell>
              <table:table-cell office:value-type="float" office:value="1.22889102601122">
                <text:p>1.2288910260112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.27696250260404">
                <text:p>1.27696250260404</text:p>
              </table:table-cell>
              <table:table-cell office:value-type="float" office:value="1.22902744156051">
                <text:p>1.2290274415605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.2763494217025">
                <text:p>1.2763494217025</text:p>
              </table:table-cell>
              <table:table-cell office:value-type="float" office:value="1.22916615564387">
                <text:p>1.2291661556438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.27574944990402">
                <text:p>1.27574944990402</text:p>
              </table:table-cell>
              <table:table-cell office:value-type="float" office:value="1.22930701269166">
                <text:p>1.2293070126916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.27516225095541">
                <text:p>1.27516225095541</text:p>
              </table:table-cell>
              <table:table-cell office:value-type="float" office:value="1.22944985947415">
                <text:p>1.2294498594741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.27458750181428">
                <text:p>1.27458750181428</text:p>
              </table:table-cell>
              <table:table-cell office:value-type="float" office:value="1.22959454535524">
                <text:p>1.2295945453552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.27402489188032">
                <text:p>1.27402489188032</text:p>
              </table:table-cell>
              <table:table-cell office:value-type="float" office:value="1.22974092252513">
                <text:p>1.2297409225251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.27347412226914">
                <text:p>1.27347412226914</text:p>
              </table:table-cell>
              <table:table-cell office:value-type="float" office:value="1.22988884621182">
                <text:p>1.2298888462118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.27293490512745">
                <text:p>1.27293490512745</text:p>
              </table:table-cell>
              <table:table-cell office:value-type="float" office:value="1.23003817487159">
                <text:p>1.2300381748715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.27240696298831">
                <text:p>1.27240696298831</text:p>
              </table:table-cell>
              <table:table-cell office:value-type="float" office:value="1.23018877035875">
                <text:p>1.2301887703587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.27189002816498">
                <text:p>1.27189002816498</text:p>
              </table:table-cell>
              <table:table-cell office:value-type="float" office:value="1.23034049807498">
                <text:p>1.2303404980749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.27138384218201">
                <text:p>1.27138384218201</text:p>
              </table:table-cell>
              <table:table-cell office:value-type="float" office:value="1.2304932270988">
                <text:p>1.230493227098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.27088815524206">
                <text:p>1.27088815524206</text:p>
              </table:table-cell>
              <table:table-cell office:value-type="float" office:value="1.23064683029582">
                <text:p>1.2306468302958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.27040272572699">
                <text:p>1.27040272572699</text:p>
              </table:table-cell>
              <table:table-cell office:value-type="float" office:value="1.23080118441039">
                <text:p>1.2308011844103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.26992731973156">
                <text:p>1.26992731973156</text:p>
              </table:table-cell>
              <table:table-cell office:value-type="float" office:value="1.23095617013946">
                <text:p>1.2309561701394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.26946171062842">
                <text:p>1.26946171062842</text:p>
              </table:table-cell>
              <table:table-cell office:value-type="float" office:value="1.23111167218947">
                <text:p>1.2311116721894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.26900567866267">
                <text:p>1.26900567866267</text:p>
              </table:table-cell>
              <table:table-cell office:value-type="float" office:value="1.23126757931708">
                <text:p>1.2312675793170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.26855901057454">
                <text:p>1.26855901057454</text:p>
              </table:table-cell>
              <table:table-cell office:value-type="float" office:value="1.23142378435469">
                <text:p>1.2314237843546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.26812149924874">
                <text:p>1.26812149924874</text:p>
              </table:table-cell>
              <table:table-cell office:value-type="float" office:value="1.23158018422159">
                <text:p>1.2315801842215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.26769294338886">
                <text:p>1.26769294338886</text:p>
              </table:table-cell>
              <table:table-cell office:value-type="float" office:value="1.23173667992179">
                <text:p>1.2317366799217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.26727314721561">
                <text:p>1.26727314721561</text:p>
              </table:table-cell>
              <table:table-cell office:value-type="float" office:value="1.23189317652926">
                <text:p>1.2318931765292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.26686192018713">
                <text:p>1.26686192018713</text:p>
              </table:table-cell>
              <table:table-cell office:value-type="float" office:value="1.23204958316176">
                <text:p>1.2320495831617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.26645907674044">
                <text:p>1.26645907674044</text:p>
              </table:table-cell>
              <table:table-cell office:value-type="float" office:value="1.23220581294393">
                <text:p>1.2322058129439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.26606443605222">
                <text:p>1.26606443605222</text:p>
              </table:table-cell>
              <table:table-cell office:value-type="float" office:value="1.23236178296072">
                <text:p>1.2323617829607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.26567782181807">
                <text:p>1.26567782181807</text:p>
              </table:table-cell>
              <table:table-cell office:value-type="float" office:value="1.23251741420196">
                <text:p>1.2325174142019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.26529906204867">
                <text:p>1.26529906204867</text:p>
              </table:table-cell>
              <table:table-cell office:value-type="float" office:value="1.23267263149896">
                <text:p>1.2326726314989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.26492798888188">
                <text:p>1.26492798888188</text:p>
              </table:table-cell>
              <table:table-cell office:value-type="float" office:value="1.23282736345396">
                <text:p>1.2328273634539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.26456443840945">
                <text:p>1.26456443840945</text:p>
              </table:table-cell>
              <table:table-cell office:value-type="float" office:value="1.23298154236324">
                <text:p>1.2329815423632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.26420825051748">
                <text:p>1.26420825051748</text:p>
              </table:table-cell>
              <table:table-cell office:value-type="float" office:value="1.23313510413464">
                <text:p>1.2331351041346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.2638592687393">
                <text:p>1.2638592687393</text:p>
              </table:table-cell>
              <table:table-cell office:value-type="float" office:value="1.23328798820031">
                <text:p>1.2332879882003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.26351734012011">
                <text:p>1.26351734012011</text:p>
              </table:table-cell>
              <table:table-cell office:value-type="float" office:value="1.23344013742522">
                <text:p>1.2334401374252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.26318231509213">
                <text:p>1.26318231509213</text:p>
              </table:table-cell>
              <table:table-cell office:value-type="float" office:value="1.23359149801233">
                <text:p>1.2335914980123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.26285404735965">
                <text:p>1.26285404735965</text:p>
              </table:table-cell>
              <table:table-cell office:value-type="float" office:value="1.23374201940481">
                <text:p>1.2337420194048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.26253239379295">
                <text:p>1.26253239379295</text:p>
              </table:table-cell>
              <table:table-cell office:value-type="float" office:value="1.23389165418608">
                <text:p>1.2338916541860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.26221721433043">
                <text:p>1.26221721433043</text:p>
              </table:table-cell>
              <table:table-cell office:value-type="float" office:value="1.23404035797808">
                <text:p>1.2340403579780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.26190837188814">
                <text:p>1.26190837188814</text:p>
              </table:table-cell>
              <table:table-cell office:value-type="float" office:value="1.23418808933844">
                <text:p>1.2341880893384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.26160573227612">
                <text:p>1.26160573227612</text:p>
              </table:table-cell>
              <table:table-cell office:value-type="float" office:value="1.23433480965686">
                <text:p>1.2343348096568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.26130916412079">
                <text:p>1.26130916412079</text:p>
              </table:table-cell>
              <table:table-cell office:value-type="float" office:value="1.23448048305125">
                <text:p>1.2344804830512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.2610185387929">
                <text:p>1.2610185387929</text:p>
              </table:table-cell>
              <table:table-cell office:value-type="float" office:value="1.23462507626401">
                <text:p>1.2346250762640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.26073373034041">
                <text:p>1.26073373034041</text:p>
              </table:table-cell>
              <table:table-cell office:value-type="float" office:value="1.2347685585588">
                <text:p>1.234768558558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.26045461542589">
                <text:p>1.26045461542589</text:p>
              </table:table-cell>
              <table:table-cell office:value-type="float" office:value="1.23491090161812">
                <text:p>1.2349109016181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.26018107326782">
                <text:p>1.26018107326782</text:p>
              </table:table-cell>
              <table:table-cell office:value-type="float" office:value="1.23505207944211">
                <text:p>1.2350520794421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.25991298558553">
                <text:p>1.25991298558553</text:p>
              </table:table-cell>
              <table:table-cell office:value-type="float" office:value="1.23519206824868">
                <text:p>1.2351920682486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.25965023654727">
                <text:p>1.25965023654727</text:p>
              </table:table-cell>
              <table:table-cell office:value-type="float" office:value="1.2353308463753">
                <text:p>1.235330846375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.25939271272104">
                <text:p>1.25939271272104</text:p>
              </table:table-cell>
              <table:table-cell office:value-type="float" office:value="1.23546839418274">
                <text:p>1.2354683941827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.25914030302793">
                <text:p>1.25914030302793</text:p>
              </table:table-cell>
              <table:table-cell office:value-type="float" office:value="1.23560469396076">
                <text:p>1.2356046939607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.25889289869762">
                <text:p>1.25889289869762</text:p>
              </table:table-cell>
              <table:table-cell office:value-type="float" office:value="1.2357397298361">
                <text:p>1.2357397298361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.25865039322576">
                <text:p>1.25865039322576</text:p>
              </table:table-cell>
              <table:table-cell office:value-type="float" office:value="1.23587348768276">
                <text:p>1.2358734876827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.25841268233303">
                <text:p>1.25841268233303</text:p>
              </table:table-cell>
              <table:table-cell office:value-type="float" office:value="1.23600595503481">
                <text:p>1.2360059550348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.2581796639256">
                <text:p>1.2581796639256</text:p>
              </table:table-cell>
              <table:table-cell office:value-type="float" office:value="1.23613712100174">
                <text:p>1.2361371210017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.25795123805684">
                <text:p>1.25795123805684</text:p>
              </table:table-cell>
              <table:table-cell office:value-type="float" office:value="1.23626697618643">
                <text:p>1.2362669761864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.25772730689011">
                <text:p>1.25772730689011</text:p>
              </table:table-cell>
              <table:table-cell office:value-type="float" office:value="1.23639551260583">
                <text:p>1.23639551260583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.25750777466245">
                <text:p>1.25750777466245</text:p>
              </table:table-cell>
              <table:table-cell office:value-type="float" office:value="1.23652272361442">
                <text:p>1.2365227236144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.25729254764905">
                <text:p>1.25729254764905</text:p>
              </table:table-cell>
              <table:table-cell office:value-type="float" office:value="1.23664860383036">
                <text:p>1.2366486038303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.25708153412836">
                <text:p>1.25708153412836</text:p>
              </table:table-cell>
              <table:table-cell office:value-type="float" office:value="1.23677314906448">
                <text:p>1.23677314906448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.2568746443478">
                <text:p>1.2568746443478</text:p>
              </table:table-cell>
              <table:table-cell office:value-type="float" office:value="1.23689635625196">
                <text:p>1.2368963562519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.25667179048992">
                <text:p>1.25667179048992</text:p>
              </table:table-cell>
              <table:table-cell office:value-type="float" office:value="1.23701822338688">
                <text:p>1.23701822338688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.25647288663893">
                <text:p>1.25647288663893</text:p>
              </table:table-cell>
              <table:table-cell office:value-type="float" office:value="1.2371387494594">
                <text:p>1.2371387494594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.25627784874764">
                <text:p>1.25627784874764</text:p>
              </table:table-cell>
              <table:table-cell office:value-type="float" office:value="1.23725793439568">
                <text:p>1.23725793439568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.25608659460464">
                <text:p>1.25608659460464</text:p>
              </table:table-cell>
              <table:table-cell office:value-type="float" office:value="1.23737577900048">
                <text:p>1.23737577900048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.25589904380171">
                <text:p>1.25589904380171</text:p>
              </table:table-cell>
              <table:table-cell office:value-type="float" office:value="1.23749228490234">
                <text:p>1.23749228490234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.25571511770151">
                <text:p>1.25571511770151</text:p>
              </table:table-cell>
              <table:table-cell office:value-type="float" office:value="1.23760745450133">
                <text:p>1.23760745450133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.25553473940539">
                <text:p>1.25553473940539</text:p>
              </table:table-cell>
              <table:table-cell office:value-type="float" office:value="1.23772129091926">
                <text:p>1.23772129091926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.25535783372147">
                <text:p>1.25535783372147</text:p>
              </table:table-cell>
              <table:table-cell office:value-type="float" office:value="1.2378337979524">
                <text:p>1.2378337979524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.25518432713278">
                <text:p>1.25518432713278</text:p>
              </table:table-cell>
              <table:table-cell office:value-type="float" office:value="1.23794498002644">
                <text:p>1.23794498002644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.25501414776561">
                <text:p>1.25501414776561</text:p>
              </table:table-cell>
              <table:table-cell office:value-type="float" office:value="1.23805484215387">
                <text:p>1.23805484215387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.2548472253581">
                <text:p>1.2548472253581</text:p>
              </table:table-cell>
              <table:table-cell office:value-type="float" office:value="1.23816338989347">
                <text:p>1.23816338989347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.25468349122882">
                <text:p>1.25468349122882</text:p>
              </table:table-cell>
              <table:table-cell office:value-type="float" office:value="1.23827062931197">
                <text:p>1.23827062931197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.25452287824568">
                <text:p>1.25452287824568</text:p>
              </table:table-cell>
              <table:table-cell office:value-type="float" office:value="1.23837656694779">
                <text:p>1.23837656694779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.25436532079497">
                <text:p>1.25436532079497</text:p>
              </table:table-cell>
              <table:table-cell office:value-type="float" office:value="1.23848120977674">
                <text:p>1.23848120977674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.25421075475055">
                <text:p>1.25421075475055</text:p>
              </table:table-cell>
              <table:table-cell office:value-type="float" office:value="1.2385845651796">
                <text:p>1.2385845651796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.25405911744331">
                <text:p>1.25405911744331</text:p>
              </table:table-cell>
              <table:table-cell office:value-type="float" office:value="1.23868664091155">
                <text:p>1.2386866409115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.25391034763084">
                <text:p>1.25391034763084</text:p>
              </table:table-cell>
              <table:table-cell office:value-type="float" office:value="1.23878744507334">
                <text:p>1.23878744507334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.25376438546731">
                <text:p>1.25376438546731</text:p>
              </table:table-cell>
              <table:table-cell office:value-type="float" office:value="1.23888698608411">
                <text:p>1.23888698608411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.25362117247362">
                <text:p>1.25362117247362</text:p>
              </table:table-cell>
              <table:table-cell office:value-type="float" office:value="1.23898527265582">
                <text:p>1.23898527265582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.25115160068168">
                <text:p>1.25115160068168</text:p>
              </table:table-cell>
              <table:table-cell office:value-type="float" office:value="1.2368183116285">
                <text:p>1.236818311628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.37476292411187">
                <text:p>1.37476292411187</text:p>
              </table:table-cell>
              <table:table-cell office:value-type="float" office:value="1.19555246409812">
                <text:p>1.19555246409812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.61795881526886">
                <text:p>1.61795881526886</text:p>
              </table:table-cell>
              <table:table-cell office:value-type="float" office:value="1.11806004397995">
                <text:p>1.1180600439799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.83603963183948">
                <text:p>1.83603963183948</text:p>
              </table:table-cell>
              <table:table-cell office:value-type="float" office:value="1.04396027796431">
                <text:p>1.0439602779643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.02283531963538">
                <text:p>2.02283531963538</text:p>
              </table:table-cell>
              <table:table-cell office:value-type="float" office:value="0.975225059708371">
                <text:p>0.97522505970837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.18134686825424">
                <text:p>2.18134686825424</text:p>
              </table:table-cell>
              <table:table-cell office:value-type="float" office:value="0.911336657289774">
                <text:p>0.911336657289774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.31482922947389">
                <text:p>2.31482922947389</text:p>
              </table:table-cell>
              <table:table-cell office:value-type="float" office:value="0.851715363649373">
                <text:p>0.851715363649373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.42621021925228">
                <text:p>2.42621021925228</text:p>
              </table:table-cell>
              <table:table-cell office:value-type="float" office:value="0.795876290188306">
                <text:p>0.795876290188306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.51808552064125">
                <text:p>2.51808552064125</text:p>
              </table:table-cell>
              <table:table-cell office:value-type="float" office:value="0.743429323285756">
                <text:p>0.743429323285756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.59275162230892">
                <text:p>2.59275162230892</text:p>
              </table:table-cell>
              <table:table-cell office:value-type="float" office:value="0.6940694623236">
                <text:p>0.6940694623236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.65223879699719">
                <text:p>2.65223879699719</text:p>
              </table:table-cell>
              <table:table-cell office:value-type="float" office:value="0.647568020051669">
                <text:p>0.647568020051669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.69834120097884">
                <text:p>2.69834120097884</text:p>
              </table:table-cell>
              <table:table-cell office:value-type="float" office:value="0.603765455874268">
                <text:p>0.603765455874268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.73264384771943">
                <text:p>2.73264384771943</text:p>
              </table:table-cell>
              <table:table-cell office:value-type="float" office:value="0.56256573635878">
                <text:p>0.56256573635878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.75654656504353">
                <text:p>2.75654656504353</text:p>
              </table:table-cell>
              <table:table-cell office:value-type="float" office:value="0.523931846846339">
                <text:p>0.523931846846339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.77128517863419">
                <text:p>2.77128517863419</text:p>
              </table:table-cell>
              <table:table-cell office:value-type="float" office:value="0.487881833807776">
                <text:p>0.487881833807776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.77795023439488">
                <text:p>2.77795023439488</text:p>
              </table:table-cell>
              <table:table-cell office:value-type="float" office:value="0.454484520384098">
                <text:p>0.454484520384098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.77750359951665">
                <text:p>2.77750359951665</text:p>
              </table:table-cell>
              <table:table-cell office:value-type="float" office:value="0.423853869523987">
                <text:p>0.423853869523987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.77079327650693">
                <text:p>2.77079327650693</text:p>
              </table:table-cell>
              <table:table-cell office:value-type="float" office:value="0.396140980753656">
                <text:p>0.396140980753656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.75856673318907">
                <text:p>2.75856673318907</text:p>
              </table:table-cell>
              <table:table-cell office:value-type="float" office:value="0.371523020636648">
                <text:p>0.371523020636648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.74148300148861">
                <text:p>2.74148300148861</text:p>
              </table:table-cell>
              <table:table-cell office:value-type="float" office:value="0.350189056940195">
                <text:p>0.350189056940195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.72012373591139">
                <text:p>2.72012373591139</text:p>
              </table:table-cell>
              <table:table-cell office:value-type="float" office:value="0.332323679467862">
                <text:p>0.332323679467862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.69500335720332">
                <text:p>2.69500335720332</text:p>
              </table:table-cell>
              <table:table-cell office:value-type="float" office:value="0.31809014144292">
                <text:p>0.31809014144292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.66657834650028">
                <text:p>2.66657834650028</text:p>
              </table:table-cell>
              <table:table-cell office:value-type="float" office:value="0.307615170861187">
                <text:p>0.307615170861187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.63525570813314">
                <text:p>2.63525570813314</text:p>
              </table:table-cell>
              <table:table-cell office:value-type="float" office:value="0.300977366996619">
                <text:p>0.300977366996619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.60140059014704">
                <text:p>2.60140059014704</text:p>
              </table:table-cell>
              <table:table-cell office:value-type="float" office:value="0.29820031102748">
                <text:p>0.29820031102748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.56534304148914">
                <text:p>2.56534304148914</text:p>
              </table:table-cell>
              <table:table-cell office:value-type="float" office:value="0.299250528722202">
                <text:p>0.299250528722202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.52738389081291">
                <text:p>2.52738389081291</text:p>
              </table:table-cell>
              <table:table-cell office:value-type="float" office:value="0.304039620729491">
                <text:p>0.304039620729491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.48779974862798">
                <text:p>2.48779974862798</text:p>
              </table:table-cell>
              <table:table-cell office:value-type="float" office:value="0.312429428692614">
                <text:p>0.312429428692614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.44684715628626">
                <text:p>2.44684715628626</text:p>
              </table:table-cell>
              <table:table-cell office:value-type="float" office:value="0.324239032243116">
                <text:p>0.324239032243116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.40476592720938">
                <text:p>2.40476592720938</text:p>
              </table:table-cell>
              <table:table-cell office:value-type="float" office:value="0.339252547036614">
                <text:p>0.339252547036614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.36178174462887">
                <text:p>2.36178174462887</text:p>
              </table:table-cell>
              <table:table-cell office:value-type="float" office:value="0.357226971154291">
                <text:p>0.357226971154291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.31810809429826">
                <text:p>2.31810809429826</text:p>
              </table:table-cell>
              <table:table-cell office:value-type="float" office:value="0.377899601278454">
                <text:p>0.377899601278454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.27394761968769">
                <text:p>2.27394761968769</text:p>
              </table:table-cell>
              <table:table-cell office:value-type="float" office:value="0.400994759366999">
                <text:p>0.400994759366999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.22949299134611">
                <text:p>2.22949299134611</text:p>
              </table:table-cell>
              <table:table-cell office:value-type="float" office:value="0.426229722977881">
                <text:p>0.426229722977881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.18492738204224">
                <text:p>2.18492738204224</text:p>
              </table:table-cell>
              <table:table-cell office:value-type="float" office:value="0.453319846544855">
                <text:p>0.453319846544855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.14042463574389">
                <text:p>2.14042463574389</text:p>
              </table:table-cell>
              <table:table-cell office:value-type="float" office:value="0.481982912247556">
                <text:p>0.481982912247556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.09614921226087">
                <text:p>2.09614921226087</text:p>
              </table:table-cell>
              <table:table-cell office:value-type="float" office:value="0.511942772554032">
                <text:p>0.511942772554032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.05225598121147">
                <text:p>2.05225598121147</text:p>
              </table:table-cell>
              <table:table-cell office:value-type="float" office:value="0.542932353587521">
                <text:p>0.542932353587521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.00888992956511">
                <text:p>2.00888992956511</text:p>
              </table:table-cell>
              <table:table-cell office:value-type="float" office:value="0.574696087047072">
                <text:p>0.574696087047072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.96618583696762">
                <text:p>1.96618583696762</text:p>
              </table:table-cell>
              <table:table-cell office:value-type="float" office:value="0.60699183334222">
                <text:p>0.60699183334222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.92426796289047">
                <text:p>1.92426796289047</text:p>
              </table:table-cell>
              <table:table-cell office:value-type="float" office:value="0.639592352588037">
                <text:p>0.639592352588037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.88324977978575">
                <text:p>1.88324977978575</text:p>
              </table:table-cell>
              <table:table-cell office:value-type="float" office:value="0.672286374464799">
                <text:p>0.672286374464799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.84323377721026">
                <text:p>1.84323377721026</text:p>
              </table:table-cell>
              <table:table-cell office:value-type="float" office:value="0.704879313168591">
                <text:p>0.704879313168591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.8043113535487">
                <text:p>1.8043113535487</text:p>
              </table:table-cell>
              <table:table-cell office:value-type="float" office:value="0.737193669813204">
                <text:p>0.737193669813204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.76656280467814">
                <text:p>1.76656280467814</text:p>
              </table:table-cell>
              <table:table-cell office:value-type="float" office:value="0.769069161530801">
                <text:p>0.769069161530801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.7300574127576">
                <text:p>1.7300574127576</text:p>
              </table:table-cell>
              <table:table-cell office:value-type="float" office:value="0.800362613932854">
                <text:p>0.800362613932854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.69485363331704">
                <text:p>1.69485363331704</text:p>
              </table:table-cell>
              <table:table-cell office:value-type="float" office:value="0.830947651315493">
                <text:p>0.830947651315493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.66099937492212">
                <text:p>1.66099937492212</text:p>
              </table:table-cell>
              <table:table-cell office:value-type="float" office:value="0.860714216848749">
                <text:p>0.860714216848749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.62853236283066">
                <text:p>1.62853236283066</text:p>
              </table:table-cell>
              <table:table-cell office:value-type="float" office:value="0.889567952855187">
                <text:p>0.889567952855187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.59748057612481">
                <text:p>1.59748057612481</text:p>
              </table:table-cell>
              <table:table-cell office:value-type="float" office:value="0.917429469089391">
                <text:p>0.917429469089391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.56786274667836">
                <text:p>1.56786274667836</text:p>
              </table:table-cell>
              <table:table-cell office:value-type="float" office:value="0.944233524648711">
                <text:p>0.944233524648711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.53968890786714">
                <text:p>1.53968890786714</text:p>
              </table:table-cell>
              <table:table-cell office:value-type="float" office:value="0.969928146782789">
                <text:p>0.969928146782789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.5129609810222">
                <text:p>1.5129609810222</text:p>
              </table:table-cell>
              <table:table-cell office:value-type="float" office:value="0.994473707452079">
                <text:p>0.994473707452079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.48767338813303">
                <text:p>1.48767338813303</text:p>
              </table:table-cell>
              <table:table-cell office:value-type="float" office:value="1.01784197605358">
                <text:p>1.01784197605358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.46381368011964">
                <text:p>1.46381368011964</text:p>
              </table:table-cell>
              <table:table-cell office:value-type="float" office:value="1.04001516432986">
                <text:p>1.04001516432986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.44136317100441">
                <text:p>1.44136317100441</text:p>
              </table:table-cell>
              <table:table-cell office:value-type="float" office:value="1.06098497714909">
                <text:p>1.06098497714909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.42029756944548">
                <text:p>1.42029756944548</text:p>
              </table:table-cell>
              <table:table-cell office:value-type="float" office:value="1.08075168062773">
                <text:p>1.08075168062773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.40058760027048">
                <text:p>1.40058760027048</text:p>
              </table:table-cell>
              <table:table-cell office:value-type="float" office:value="1.09932319699639">
                <text:p>1.09932319699639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.38219960982069">
                <text:p>1.38219960982069</text:p>
              </table:table-cell>
              <table:table-cell office:value-type="float" office:value="1.11671423370573">
                <text:p>1.11671423370573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.3650961500393">
                <text:p>1.3650961500393</text:p>
              </table:table-cell>
              <table:table-cell office:value-type="float" office:value="1.13294545254945">
                <text:p>1.13294545254945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.34923653728496">
                <text:p>1.34923653728496</text:p>
              </table:table-cell>
              <table:table-cell office:value-type="float" office:value="1.14804268305255">
                <text:p>1.14804268305255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.33457738280577">
                <text:p>1.33457738280577</text:p>
              </table:table-cell>
              <table:table-cell office:value-type="float" office:value="1.16203618303538">
                <text:p>1.16203618303538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.32107309265848">
                <text:p>1.32107309265848</text:p>
              </table:table-cell>
              <table:table-cell office:value-type="float" office:value="1.17495994811342">
                <text:p>1.17495994811342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.30867633560106">
                <text:p>1.30867633560106</text:p>
              </table:table-cell>
              <table:table-cell office:value-type="float" office:value="1.186851070919">
                <text:p>1.186851070919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.29733847812467">
                <text:p>1.29733847812467</text:p>
              </table:table-cell>
              <table:table-cell office:value-type="float" office:value="1.19774915002223">
                <text:p>1.19774915002223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.28700998632942">
                <text:p>1.28700998632942</text:p>
              </table:table-cell>
              <table:table-cell office:value-type="float" office:value="1.2076957478692">
                <text:p>1.2076957478692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.27764079479518">
                <text:p>1.27764079479518</text:p>
              </table:table-cell>
              <table:table-cell office:value-type="float" office:value="1.21673389653035">
                <text:p>1.21673389653035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.26918064296227">
                <text:p>1.26918064296227</text:p>
              </table:table-cell>
              <table:table-cell office:value-type="float" office:value="1.22490764964472">
                <text:p>1.22490764964472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.26157937982759">
                <text:p>1.26157937982759</text:p>
              </table:table-cell>
              <table:table-cell office:value-type="float" office:value="1.23226167864056">
                <text:p>1.23226167864056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.25478723798894">
                <text:p>1.25478723798894</text:p>
              </table:table-cell>
              <table:table-cell office:value-type="float" office:value="1.23884091109435">
                <text:p>1.23884091109435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.24875507824314">
                <text:p>1.24875507824314</text:p>
              </table:table-cell>
              <table:table-cell office:value-type="float" office:value="1.24469020894522">
                <text:p>1.24469020894522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.24343460607031">
                <text:p>1.24343460607031</text:p>
              </table:table-cell>
              <table:table-cell office:value-type="float" office:value="1.24985408419623">
                <text:p>1.24985408419623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.23877856142578">
                <text:p>1.23877856142578</text:p>
              </table:table-cell>
              <table:table-cell office:value-type="float" office:value="1.25437644969834">
                <text:p>1.25437644969834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.23474088331835">
                <text:p>1.23474088331835</text:p>
              </table:table-cell>
              <table:table-cell office:value-type="float" office:value="1.25830040261551">
                <text:p>1.25830040261551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.23127685068532">
                <text:p>1.23127685068532</text:p>
              </table:table-cell>
              <table:table-cell office:value-type="float" office:value="1.26166803820309">
                <text:p>1.26166803820309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.22834320108581">
                <text:p>1.22834320108581</text:p>
              </table:table-cell>
              <table:table-cell office:value-type="float" office:value="1.26452029158875">
                <text:p>1.26452029158875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.22589822872849">
                <text:p>1.22589822872849</text:p>
              </table:table-cell>
              <table:table-cell office:value-type="float" office:value="1.26689680531945">
                <text:p>1.26689680531945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.2239018633308">
                <text:p>1.2239018633308</text:p>
              </table:table-cell>
              <table:table-cell office:value-type="float" office:value="1.2688358205252">
                <text:p>1.2688358205252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.222315731278">
                <text:p>1.222315731278</text:p>
              </table:table-cell>
              <table:table-cell office:value-type="float" office:value="1.27037408964556">
                <text:p>1.27037408964556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.22110320051282">
                <text:p>1.22110320051282</text:p>
              </table:table-cell>
              <table:table-cell office:value-type="float" office:value="1.27154680876594">
                <text:p>1.27154680876594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.22022941054285">
                <text:p>1.22022941054285</text:p>
              </table:table-cell>
              <table:table-cell office:value-type="float" office:value="1.27238756771422">
                <text:p>1.27238756771422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.21966128890441">
                <text:p>1.21966128890441</text:p>
              </table:table-cell>
              <table:table-cell office:value-type="float" office:value="1.27292831617314">
                <text:p>1.27292831617314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.21936755536895">
                <text:p>1.21936755536895</text:p>
              </table:table-cell>
              <table:table-cell office:value-type="float" office:value="1.27319934416759">
                <text:p>1.27319934416759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.21931871512303">
                <text:p>1.21931871512303</text:p>
              </table:table-cell>
              <table:table-cell office:value-type="float" office:value="1.27322927538893">
                <text:p>1.27322927538893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.21948704209558">
                <text:p>1.21948704209558</text:p>
              </table:table-cell>
              <table:table-cell office:value-type="float" office:value="1.27304507191798">
                <text:p>1.27304507191798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.21984655354729">
                <text:p>1.21984655354729</text:p>
              </table:table-cell>
              <table:table-cell office:value-type="float" office:value="1.27267204900601">
                <text:p>1.27267204900601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.22037297697719">
                <text:p>1.22037297697719</text:p>
              </table:table-cell>
              <table:table-cell office:value-type="float" office:value="1.27213389866624">
                <text:p>1.27213389866624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.22104371034158">
                <text:p>1.22104371034158</text:p>
              </table:table-cell>
              <table:table-cell office:value-type="float" office:value="1.27145272091923">
                <text:p>1.27145272091923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.22183777651969">
                <text:p>1.22183777651969</text:p>
              </table:table-cell>
              <table:table-cell office:value-type="float" office:value="1.27064906162131">
                <text:p>1.27064906162131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.2227357729008">
                <text:p>1.2227357729008</text:p>
              </table:table-cell>
              <table:table-cell office:value-type="float" office:value="1.26974195588858">
                <text:p>1.26974195588858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.22371981690778">
                <text:p>1.22371981690778</text:p>
              </table:table-cell>
              <table:table-cell office:value-type="float" office:value="1.26874897620728">
                <text:p>1.26874897620728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.22477348821361">
                <text:p>1.22477348821361</text:p>
              </table:table-cell>
              <table:table-cell office:value-type="float" office:value="1.26768628439695">
                <text:p>1.26768628439695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.22588176834977">
                <text:p>1.22588176834977</text:p>
              </table:table-cell>
              <table:table-cell office:value-type="float" office:value="1.26656868666379">
                <text:p>1.26656868666379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.22703097834926">
                <text:p>1.22703097834926</text:p>
              </table:table-cell>
              <table:table-cell office:value-type="float" office:value="1.2654096910494">
                <text:p>1.2654096910494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.22820871501264">
                <text:p>1.22820871501264</text:p>
              </table:table-cell>
              <table:table-cell office:value-type="float" office:value="1.26422156664412">
                <text:p>1.26422156664412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.22940378633255">
                <text:p>1.22940378633255</text:p>
              </table:table-cell>
              <table:table-cell office:value-type="float" office:value="1.26301540399474">
                <text:p>1.26301540399474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.2306061465612">
                <text:p>1.2306061465612</text:p>
              </table:table-cell>
              <table:table-cell office:value-type="float" office:value="1.26180117619311">
                <text:p>1.26180117619311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.23180683135697">
                <text:p>1.23180683135697</text:p>
              </table:table-cell>
              <table:table-cell office:value-type="float" office:value="1.26058780018621">
                <text:p>1.26058780018621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.23299789339937">
                <text:p>1.23299789339937</text:p>
              </table:table-cell>
              <table:table-cell office:value-type="float" office:value="1.25938319789816">
                <text:p>1.25938319789816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.23417233881735">
                <text:p>1.23417233881735</text:p>
              </table:table-cell>
              <table:table-cell office:value-type="float" office:value="1.25819435680207">
                <text:p>1.25819435680207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.23532406473447">
                <text:p>1.23532406473447</text:p>
              </table:table-cell>
              <table:table-cell office:value-type="float" office:value="1.25702738962374">
                <text:p>1.25702738962374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.23644779819447">
                <text:p>1.23644779819447</text:p>
              </table:table-cell>
              <table:table-cell office:value-type="float" office:value="1.25588759289974">
                <text:p>1.25588759289974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.23753903669422">
                <text:p>1.23753903669422</text:p>
              </table:table-cell>
              <table:table-cell office:value-type="float" office:value="1.2547795041513">
                <text:p>1.2547795041513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.23859399051611">
                <text:p>1.23859399051611</text:p>
              </table:table-cell>
              <table:table-cell office:value-type="float" office:value="1.25370695747">
                <text:p>1.25370695747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.23960952702014">
                <text:p>1.23960952702014</text:p>
              </table:table-cell>
              <table:table-cell office:value-type="float" office:value="1.25267313734438">
                <text:p>1.25267313734438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.24058311702604">
                <text:p>1.24058311702604</text:p>
              </table:table-cell>
              <table:table-cell office:value-type="float" office:value="1.25168063058634">
                <text:p>1.25168063058634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.24151278338844">
                <text:p>1.24151278338844</text:p>
              </table:table-cell>
              <table:table-cell office:value-type="float" office:value="1.25073147624392">
                <text:p>1.25073147624392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.24239705184305">
                <text:p>1.24239705184305</text:p>
              </table:table-cell>
              <table:table-cell office:value-type="float" office:value="1.24982721341197">
                <text:p>1.24982721341197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.2432349041791">
                <text:p>1.2432349041791</text:p>
              </table:table-cell>
              <table:table-cell office:value-type="float" office:value="1.24896892687553">
                <text:p>1.24896892687553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.24402573377222">
                <text:p>1.24402573377222</text:p>
              </table:table-cell>
              <table:table-cell office:value-type="float" office:value="1.24815729054096">
                <text:p>1.24815729054096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.24476930349377">
                <text:p>1.24476930349377</text:p>
              </table:table-cell>
              <table:table-cell office:value-type="float" office:value="1.24739260862923">
                <text:p>1.24739260862923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.24546570599553">
                <text:p>1.24546570599553</text:p>
              </table:table-cell>
              <table:table-cell office:value-type="float" office:value="1.24667485462188">
                <text:p>1.24667485462188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.24611532635405">
                <text:p>1.24611532635405</text:p>
              </table:table-cell>
              <table:table-cell office:value-type="float" office:value="1.24600370796591">
                <text:p>1.24600370796591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.24671880704565">
                <text:p>1.24671880704565</text:p>
              </table:table-cell>
              <table:table-cell office:value-type="float" office:value="1.24537858855641">
                <text:p>1.24537858855641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.24727701521193">
                <text:p>1.24727701521193</text:p>
              </table:table-cell>
              <table:table-cell office:value-type="float" office:value="1.24479868902807">
                <text:p>1.24479868902807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.24779101216523">
                <text:p>1.24779101216523</text:p>
              </table:table-cell>
              <table:table-cell office:value-type="float" office:value="1.24426300489651">
                <text:p>1.24426300489651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.24826202507562">
                <text:p>1.24826202507562</text:p>
              </table:table-cell>
              <table:table-cell office:value-type="float" office:value="1.2437703625994">
                <text:p>1.2437703625994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.24869142077314">
                <text:p>1.24869142077314</text:p>
              </table:table-cell>
              <table:table-cell office:value-type="float" office:value="1.24331944549475">
                <text:p>1.24331944549475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.24908068159366">
                <text:p>1.24908068159366</text:p>
              </table:table-cell>
              <table:table-cell office:value-type="float" office:value="1.24290881788029">
                <text:p>1.24290881788029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.24943138319161">
                <text:p>1.24943138319161</text:p>
              </table:table-cell>
              <table:table-cell office:value-type="float" office:value="1.24253694710283">
                <text:p>1.24253694710283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.249745174239">
                <text:p>1.249745174239</text:p>
              </table:table-cell>
              <table:table-cell office:value-type="float" office:value="1.24220222383107">
                <text:p>1.24220222383107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.25002375792757">
                <text:p>1.25002375792757</text:p>
              </table:table-cell>
              <table:table-cell office:value-type="float" office:value="1.24190298056825">
                <text:p>1.24190298056825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.25026887518859">
                <text:p>1.25026887518859</text:p>
              </table:table-cell>
              <table:table-cell office:value-type="float" office:value="1.24163750848402">
                <text:p>1.24163750848402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.25048228954386">
                <text:p>1.25048228954386</text:p>
              </table:table-cell>
              <table:table-cell office:value-type="float" office:value="1.24140407264601">
                <text:p>1.24140407264601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.25066577350069">
                <text:p>1.25066577350069</text:p>
              </table:table-cell>
              <table:table-cell office:value-type="float" office:value="1.24120092573324">
                <text:p>1.24120092573324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.25082109640396">
                <text:p>1.25082109640396</text:p>
              </table:table-cell>
              <table:table-cell office:value-type="float" office:value="1.24102632031337">
                <text:p>1.24102632031337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.2509500136587">
                <text:p>1.2509500136587</text:p>
              </table:table-cell>
              <table:table-cell office:value-type="float" office:value="1.24087851976599">
                <text:p>1.24087851976599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.25105425723784">
                <text:p>1.25105425723784</text:p>
              </table:table-cell>
              <table:table-cell office:value-type="float" office:value="1.24075580793343">
                <text:p>1.24075580793343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.25113552739141">
                <text:p>1.25113552739141</text:p>
              </table:table-cell>
              <table:table-cell office:value-type="float" office:value="1.24065649757934">
                <text:p>1.24065649757934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.25119548547502">
                <text:p>1.25119548547502</text:p>
              </table:table-cell>
              <table:table-cell office:value-type="float" office:value="1.24057893773408">
                <text:p>1.24057893773408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.25123574781792">
                <text:p>1.25123574781792</text:p>
              </table:table-cell>
              <table:table-cell office:value-type="float" office:value="1.24052152000399">
                <text:p>1.24052152000399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.25125788055311">
                <text:p>1.25125788055311</text:p>
              </table:table-cell>
              <table:table-cell office:value-type="float" office:value="1.24048268391955">
                <text:p>1.24048268391955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.25126339533492">
                <text:p>1.25126339533492</text:p>
              </table:table-cell>
              <table:table-cell office:value-type="float" office:value="1.24046092139538">
                <text:p>1.24046092139538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.25125374587178">
                <text:p>1.25125374587178</text:p>
              </table:table-cell>
              <table:table-cell office:value-type="float" office:value="1.24045478037209">
                <text:p>1.24045478037209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.25123032520553">
                <text:p>1.25123032520553</text:p>
              </table:table-cell>
              <table:table-cell office:value-type="float" office:value="1.2404628677078">
                <text:p>1.2404628677078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.25119446367092">
                <text:p>1.25119446367092</text:p>
              </table:table-cell>
              <table:table-cell office:value-type="float" office:value="1.24048385138397">
                <text:p>1.24048385138397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.25114742747269">
                <text:p>1.25114742747269</text:p>
              </table:table-cell>
              <table:table-cell office:value-type="float" office:value="1.24051646208762">
                <text:p>1.24051646208762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.25109041782039">
                <text:p>1.25109041782039</text:p>
              </table:table-cell>
              <table:table-cell office:value-type="float" office:value="1.24055949422875">
                <text:p>1.24055949422875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.25102457056448">
                <text:p>1.25102457056448</text:p>
              </table:table-cell>
              <table:table-cell office:value-type="float" office:value="1.24061180644906">
                <text:p>1.24061180644906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.25095095628018">
                <text:p>1.25095095628018</text:p>
              </table:table-cell>
              <table:table-cell office:value-type="float" office:value="1.24067232167493">
                <text:p>1.24067232167493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.25087058074912">
                <text:p>1.25087058074912</text:p>
              </table:table-cell>
              <table:table-cell office:value-type="float" office:value="1.24074002676458">
                <text:p>1.24074002676458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.25078438579142">
                <text:p>1.25078438579142</text:p>
              </table:table-cell>
              <table:table-cell office:value-type="float" office:value="1.24081397179638">
                <text:p>1.24081397179638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.25069325040435">
                <text:p>1.25069325040435</text:p>
              </table:table-cell>
              <table:table-cell office:value-type="float" office:value="1.24089326904241">
                <text:p>1.24089326904241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.25059799216634">
                <text:p>1.25059799216634</text:p>
              </table:table-cell>
              <table:table-cell office:value-type="float" office:value="1.24097709166833">
                <text:p>1.24097709166833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.25049936886838">
                <text:p>1.25049936886838</text:p>
              </table:table-cell>
              <table:table-cell office:value-type="float" office:value="1.2410646721978">
                <text:p>1.2410646721978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.25039808033735">
                <text:p>1.25039808033735</text:p>
              </table:table-cell>
              <table:table-cell office:value-type="float" office:value="1.24115530077723">
                <text:p>1.24115530077723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.25029477041866">
                <text:p>1.25029477041866</text:p>
              </table:table-cell>
              <table:table-cell office:value-type="float" office:value="1.2412483232733">
                <text:p>1.2412483232733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.25019002908837">
                <text:p>1.25019002908837</text:p>
              </table:table-cell>
              <table:table-cell office:value-type="float" office:value="1.24134313923394">
                <text:p>1.24134313923394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.25008439466725">
                <text:p>1.25008439466725</text:p>
              </table:table-cell>
              <table:table-cell office:value-type="float" office:value="1.24143919974028">
                <text:p>1.24143919974028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.24997835611169">
                <text:p>1.24997835611169</text:p>
              </table:table-cell>
              <table:table-cell office:value-type="float" office:value="1.24153600517501">
                <text:p>1.24153600517501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.2498723553589">
                <text:p>1.2498723553589</text:p>
              </table:table-cell>
              <table:table-cell office:value-type="float" office:value="1.24163310293032">
                <text:p>1.24163310293032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.24976678970554">
                <text:p>1.24976678970554</text:p>
              </table:table-cell>
              <table:table-cell office:value-type="float" office:value="1.24173008507633">
                <text:p>1.24173008507633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.24966201420172">
                <text:p>1.24966201420172</text:p>
              </table:table-cell>
              <table:table-cell office:value-type="float" office:value="1.24182658600878">
                <text:p>1.24182658600878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.24955834404334">
                <text:p>1.24955834404334</text:p>
              </table:table-cell>
              <table:table-cell office:value-type="float" office:value="1.24192228009305">
                <text:p>1.24192228009305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.24945605694853">
                <text:p>1.24945605694853</text:p>
              </table:table-cell>
              <table:table-cell office:value-type="float" office:value="1.24201687931944">
                <text:p>1.24201687931944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.24935539550488">
                <text:p>1.24935539550488</text:p>
              </table:table-cell>
              <table:table-cell office:value-type="float" office:value="1.24211013098313">
                <text:p>1.24211013098313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.24925656947634">
                <text:p>1.24925656947634</text:p>
              </table:table-cell>
              <table:table-cell office:value-type="float" office:value="1.24220181540045">
                <text:p>1.24220181540045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.24915975805975">
                <text:p>1.24915975805975</text:p>
              </table:table-cell>
              <table:table-cell office:value-type="float" office:value="1.24229174367174">
                <text:p>1.24229174367174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.24906511208274">
                <text:p>1.24906511208274</text:p>
              </table:table-cell>
              <table:table-cell office:value-type="float" office:value="1.24237975549949">
                <text:p>1.24237975549949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.2489727561357">
                <text:p>1.2489727561357</text:p>
              </table:table-cell>
              <table:table-cell office:value-type="float" office:value="1.24246571706926">
                <text:p>1.24246571706926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.24888279063197">
                <text:p>1.24888279063197</text:p>
              </table:table-cell>
              <table:table-cell office:value-type="float" office:value="1.24254951899962">
                <text:p>1.24254951899962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.24879529379133">
                <text:p>1.24879529379133</text:p>
              </table:table-cell>
              <table:table-cell office:value-type="float" office:value="1.24263107436621">
                <text:p>1.24263107436621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.24871032354306">
                <text:p>1.24871032354306</text:p>
              </table:table-cell>
              <table:table-cell office:value-type="float" office:value="1.24271031680405">
                <text:p>1.24271031680405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.24862791934546">
                <text:p>1.24862791934546</text:p>
              </table:table-cell>
              <table:table-cell office:value-type="float" office:value="1.24278719869126">
                <text:p>1.24278719869126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.24854810392001">
                <text:p>1.24854810392001</text:p>
              </table:table-cell>
              <table:table-cell office:value-type="float" office:value="1.24286168941644">
                <text:p>1.24286168941644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.24847088489868">
                <text:p>1.24847088489868</text:p>
              </table:table-cell>
              <table:table-cell office:value-type="float" office:value="1.24293377373133">
                <text:p>1.24293377373133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.24839625638377">
                <text:p>1.24839625638377</text:p>
              </table:table-cell>
              <table:table-cell office:value-type="float" office:value="1.24300345018944">
                <text:p>1.24300345018944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.24832420042034">
                <text:p>1.24832420042034</text:p>
              </table:table-cell>
              <table:table-cell office:value-type="float" office:value="1.24307072967101">
                <text:p>1.24307072967101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.24825468838169">
                <text:p>1.24825468838169</text:p>
              </table:table-cell>
              <table:table-cell office:value-type="float" office:value="1.24313563399382">
                <text:p>1.24313563399382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.24818768226891">
                <text:p>1.24818768226891</text:p>
              </table:table-cell>
              <table:table-cell office:value-type="float" office:value="1.24319819460908">
                <text:p>1.24319819460908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.24812313592592">
                <text:p>1.24812313592592</text:p>
              </table:table-cell>
              <table:table-cell office:value-type="float" office:value="1.24325845138103">
                <text:p>1.24325845138103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1.24806099617182">
                <text:p>1.24806099617182</text:p>
              </table:table-cell>
              <table:table-cell office:value-type="float" office:value="1.24331645144865">
                <text:p>1.24331645144865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.2480012038526">
                <text:p>1.2480012038526</text:p>
              </table:table-cell>
              <table:table-cell office:value-type="float" office:value="1.24337224816749">
                <text:p>1.24337224816749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.24794369481463">
                <text:p>1.24794369481463</text:p>
              </table:table-cell>
              <table:table-cell office:value-type="float" office:value="1.2434259001293">
                <text:p>1.2434259001293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.24788840080256">
                <text:p>1.24788840080256</text:p>
              </table:table-cell>
              <table:table-cell office:value-type="float" office:value="1.24347747025698">
                <text:p>1.24347747025698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1.24783525028426">
                <text:p>1.24783525028426</text:p>
              </table:table-cell>
              <table:table-cell office:value-type="float" office:value="1.24352702497217">
                <text:p>1.24352702497217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.24778416920591">
                <text:p>1.24778416920591</text:p>
              </table:table-cell>
              <table:table-cell office:value-type="float" office:value="1.24357463343262">
                <text:p>1.24357463343262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.24773508168013">
                <text:p>1.24773508168013</text:p>
              </table:table-cell>
              <table:table-cell office:value-type="float" office:value="1.24362036683636">
                <text:p>1.24362036683636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1.24768791061037">
                <text:p>1.24768791061037</text:p>
              </table:table-cell>
              <table:table-cell office:value-type="float" office:value="1.24366429778963">
                <text:p>1.24366429778963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1.24764257825459">
                <text:p>1.24764257825459</text:p>
              </table:table-cell>
              <table:table-cell office:value-type="float" office:value="1.24370649973547">
                <text:p>1.24370649973547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.2475990067316">
                <text:p>1.2475990067316</text:p>
              </table:table-cell>
              <table:table-cell office:value-type="float" office:value="1.24374704643973">
                <text:p>1.24374704643973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1.24755711847305">
                <text:p>1.24755711847305</text:p>
              </table:table-cell>
              <table:table-cell office:value-type="float" office:value="1.24378601153155">
                <text:p>1.24378601153155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1.24751683662444">
                <text:p>1.24751683662444</text:p>
              </table:table-cell>
              <table:table-cell office:value-type="float" office:value="1.24382346809491">
                <text:p>1.24382346809491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1.24747808539814">
                <text:p>1.24747808539814</text:p>
              </table:table-cell>
              <table:table-cell office:value-type="float" office:value="1.24385948830828">
                <text:p>1.24385948830828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1.24744079038164">
                <text:p>1.24744079038164</text:p>
              </table:table-cell>
              <table:table-cell office:value-type="float" office:value="1.24389414312935">
                <text:p>1.24389414312935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1.24740487880391">
                <text:p>1.24740487880391</text:p>
              </table:table-cell>
              <table:table-cell office:value-type="float" office:value="1.24392750202164">
                <text:p>1.24392750202164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.24737027976302">
                <text:p>1.24737027976302</text:p>
              </table:table-cell>
              <table:table-cell office:value-type="float" office:value="1.24395963272028">
                <text:p>1.24395963272028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.24733692441765">
                <text:p>1.24733692441765</text:p>
              </table:table-cell>
              <table:table-cell office:value-type="float" office:value="1.2439906010339">
                <text:p>1.2439906010339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1.24730474614555">
                <text:p>1.24730474614555</text:p>
              </table:table-cell>
              <table:table-cell office:value-type="float" office:value="1.24402047067997">
                <text:p>1.24402047067997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.24727368067128">
                <text:p>1.24727368067128</text:p>
              </table:table-cell>
              <table:table-cell office:value-type="float" office:value="1.24404930315097">
                <text:p>1.24404930315097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1.24724366616618">
                <text:p>1.24724366616618</text:p>
              </table:table-cell>
              <table:table-cell office:value-type="float" office:value="1.24407715760867">
                <text:p>1.24407715760867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1.24721464332268">
                <text:p>1.24721464332268</text:p>
              </table:table-cell>
              <table:table-cell office:value-type="float" office:value="1.2441040908042">
                <text:p>1.2441040908042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1.2471865554055">
                <text:p>1.2471865554055</text:p>
              </table:table-cell>
              <table:table-cell office:value-type="float" office:value="1.24413015702151">
                <text:p>1.24413015702151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.247159348282">
                <text:p>1.247159348282</text:p>
              </table:table-cell>
              <table:table-cell office:value-type="float" office:value="1.24415540804201">
                <text:p>1.24415540804201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.24713297043354">
                <text:p>1.24713297043354</text:p>
              </table:table-cell>
              <table:table-cell office:value-type="float" office:value="1.24417989312825">
                <text:p>1.24417989312825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.2471073729502">
                <text:p>1.2471073729502</text:p>
              </table:table-cell>
              <table:table-cell office:value-type="float" office:value="1.24420365902461">
                <text:p>1.24420365902461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1.24708250951039">
                <text:p>1.24708250951039</text:p>
              </table:table-cell>
              <table:table-cell office:value-type="float" office:value="1.24422674997329">
                <text:p>1.24422674997329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1.24705833634744">
                <text:p>1.24705833634744</text:p>
              </table:table-cell>
              <table:table-cell office:value-type="float" office:value="1.24424920774349">
                <text:p>1.24424920774349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1.24703481220454">
                <text:p>1.24703481220454</text:p>
              </table:table-cell>
              <table:table-cell office:value-type="float" office:value="1.24427107167254">
                <text:p>1.24427107167254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1.24701189827974">
                <text:p>1.24701189827974</text:p>
              </table:table-cell>
              <table:table-cell office:value-type="float" office:value="1.24429237871708">
                <text:p>1.24429237871708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1.24698955816246">
                <text:p>1.24698955816246</text:p>
              </table:table-cell>
              <table:table-cell office:value-type="float" office:value="1.24431316351299">
                <text:p>1.24431316351299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.24696775776265">
                <text:p>1.24696775776265</text:p>
              </table:table-cell>
              <table:table-cell office:value-type="float" office:value="1.24433345844285">
                <text:p>1.24433345844285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1.2469464652341">
                <text:p>1.2469464652341</text:p>
              </table:table-cell>
              <table:table-cell office:value-type="float" office:value="1.24435329370944">
                <text:p>1.24435329370944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.24692565089274">
                <text:p>1.24692565089274</text:p>
              </table:table-cell>
              <table:table-cell office:value-type="float" office:value="1.24437269741436">
                <text:p>1.24437269741436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.24690528713121">
                <text:p>1.24690528713121</text:p>
              </table:table-cell>
              <table:table-cell office:value-type="float" office:value="1.24439169564066">
                <text:p>1.24439169564066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.2468853483305">
                <text:p>1.2468853483305</text:p>
              </table:table-cell>
              <table:table-cell office:value-type="float" office:value="1.24441031253845">
                <text:p>1.24441031253845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1.24686581076956">
                <text:p>1.24686581076956</text:p>
              </table:table-cell>
              <table:table-cell office:value-type="float" office:value="1.24442857041278">
                <text:p>1.24442857041278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1.24684665253363">
                <text:p>1.24684665253363</text:p>
              </table:table-cell>
              <table:table-cell office:value-type="float" office:value="1.24444648981286">
                <text:p>1.24444648981286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.24682785342205">
                <text:p>1.24682785342205</text:p>
              </table:table-cell>
              <table:table-cell office:value-type="float" office:value="1.24446408962202">
                <text:p>1.24446408962202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.24680939485612">
                <text:p>1.24680939485612</text:p>
              </table:table-cell>
              <table:table-cell office:value-type="float" office:value="1.2444813871477">
                <text:p>1.2444813871477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.24679125978755">
                <text:p>1.24679125978755</text:p>
              </table:table-cell>
              <table:table-cell office:value-type="float" office:value="1.24449839821096">
                <text:p>1.24449839821096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.24677343260806">
                <text:p>1.24677343260806</text:p>
              </table:table-cell>
              <table:table-cell office:value-type="float" office:value="1.244515137235">
                <text:p>1.244515137235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.24675589906048">
                <text:p>1.24675589906048</text:p>
              </table:table-cell>
              <table:table-cell office:value-type="float" office:value="1.24453161733222">
                <text:p>1.24453161733222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.2467386461518">
                <text:p>1.2467386461518</text:p>
              </table:table-cell>
              <table:table-cell office:value-type="float" office:value="1.24454785038954">
                <text:p>1.24454785038954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.24672166206843">
                <text:p>1.24672166206843</text:p>
              </table:table-cell>
              <table:table-cell office:value-type="float" office:value="1.2445638471515">
                <text:p>1.2445638471515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.24670493609396">
                <text:p>1.24670493609396</text:p>
              </table:table-cell>
              <table:table-cell office:value-type="float" office:value="1.24457961730102">
                <text:p>1.24457961730102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1.24668845852961">
                <text:p>1.24668845852961</text:p>
              </table:table-cell>
              <table:table-cell office:value-type="float" office:value="1.24459516953745">
                <text:p>1.24459516953745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.24667222061769">
                <text:p>1.24667222061769</text:p>
              </table:table-cell>
              <table:table-cell office:value-type="float" office:value="1.24461051165186">
                <text:p>1.24461051165186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1.24665621446801">
                <text:p>1.24665621446801</text:p>
              </table:table-cell>
              <table:table-cell office:value-type="float" office:value="1.24462565059931">
                <text:p>1.24462565059931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.2466404329875">
                <text:p>1.2466404329875</text:p>
              </table:table-cell>
              <table:table-cell office:value-type="float" office:value="1.244640592568">
                <text:p>1.244640592568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.24662486981309">
                <text:p>1.24662486981309</text:p>
              </table:table-cell>
              <table:table-cell office:value-type="float" office:value="1.24465534304531">
                <text:p>1.24465534304531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1.24660951924787">
                <text:p>1.24660951924787</text:p>
              </table:table-cell>
              <table:table-cell office:value-type="float" office:value="1.24466990688052">
                <text:p>1.24466990688052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1.24659437620053">
                <text:p>1.24659437620053</text:p>
              </table:table-cell>
              <table:table-cell office:value-type="float" office:value="1.24468428834434">
                <text:p>1.24468428834434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1.24657943612819">
                <text:p>1.24657943612819</text:p>
              </table:table-cell>
              <table:table-cell office:value-type="float" office:value="1.24469849118512">
                <text:p>1.24469849118512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1.24656469498251">
                <text:p>1.24656469498251</text:p>
              </table:table-cell>
              <table:table-cell office:value-type="float" office:value="1.24471251868184">
                <text:p>1.24471251868184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.24655014915901">
                <text:p>1.24655014915901</text:p>
              </table:table-cell>
              <table:table-cell office:value-type="float" office:value="1.24472637369386">
                <text:p>1.24472637369386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1.24653579544968">
                <text:p>1.24653579544968</text:p>
              </table:table-cell>
              <table:table-cell office:value-type="float" office:value="1.24474005870751">
                <text:p>1.24474005870751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.24652163099869">
                <text:p>1.24652163099869</text:p>
              </table:table-cell>
              <table:table-cell office:value-type="float" office:value="1.24475357587961">
                <text:p>1.24475357587961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1.24650765326116">
                <text:p>1.24650765326116</text:p>
              </table:table-cell>
              <table:table-cell office:value-type="float" office:value="1.24476692707786">
                <text:p>1.24476692707786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1.2464938599649">
                <text:p>1.2464938599649</text:p>
              </table:table-cell>
              <table:table-cell office:value-type="float" office:value="1.24478011391843">
                <text:p>1.24478011391843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.24648024907508">
                <text:p>1.24648024907508</text:p>
              </table:table-cell>
              <table:table-cell office:value-type="float" office:value="1.2447931378006">
                <text:p>1.2447931378006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1.24646681876159">
                <text:p>1.24646681876159</text:p>
              </table:table-cell>
              <table:table-cell office:value-type="float" office:value="1.24480599993871">
                <text:p>1.24480599993871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.24645356736914">
                <text:p>1.24645356736914</text:p>
              </table:table-cell>
              <table:table-cell office:value-type="float" office:value="1.24481870139146">
                <text:p>1.24481870139146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.24644049338983">
                <text:p>1.24644049338983</text:p>
              </table:table-cell>
              <table:table-cell office:value-type="float" office:value="1.24483124308865">
                <text:p>1.24483124308865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1.24642759543825">
                <text:p>1.24642759543825</text:p>
              </table:table-cell>
              <table:table-cell office:value-type="float" office:value="1.24484362585563">
                <text:p>1.24484362585563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.24641487222874">
                <text:p>1.24641487222874</text:p>
              </table:table-cell>
              <table:table-cell office:value-type="float" office:value="1.24485585043531">
                <text:p>1.24485585043531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1.24640232255503">
                <text:p>1.24640232255503</text:p>
              </table:table-cell>
              <table:table-cell office:value-type="float" office:value="1.24486791750813">
                <text:p>1.24486791750813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1.24638994527177">
                <text:p>1.24638994527177</text:p>
              </table:table-cell>
              <table:table-cell office:value-type="float" office:value="1.24487982770993">
                <text:p>1.24487982770993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1.24637773927814">
                <text:p>1.24637773927814</text:p>
              </table:table-cell>
              <table:table-cell office:value-type="float" office:value="1.24489158164784">
                <text:p>1.24489158164784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1.24636570350319">
                <text:p>1.24636570350319</text:p>
              </table:table-cell>
              <table:table-cell office:value-type="float" office:value="1.24490317991446">
                <text:p>1.24490317991446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1.24635383689298">
                <text:p>1.24635383689298</text:p>
              </table:table-cell>
              <table:table-cell office:value-type="float" office:value="1.24491462310027">
                <text:p>1.24491462310027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1.24634213839927">
                <text:p>1.24634213839927</text:p>
              </table:table-cell>
              <table:table-cell office:value-type="float" office:value="1.24492591180448">
                <text:p>1.24492591180448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1.2463306069697">
                <text:p>1.2463306069697</text:p>
              </table:table-cell>
              <table:table-cell office:value-type="float" office:value="1.24493704664441">
                <text:p>1.24493704664441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1.24631924153937">
                <text:p>1.24631924153937</text:p>
              </table:table-cell>
              <table:table-cell office:value-type="float" office:value="1.24494802826348">
                <text:p>1.24494802826348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1.24630804102366">
                <text:p>1.24630804102366</text:p>
              </table:table-cell>
              <table:table-cell office:value-type="float" office:value="1.244958857338">
                <text:p>1.244958857338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1.24629700431225">
                <text:p>1.24629700431225</text:p>
              </table:table-cell>
              <table:table-cell office:value-type="float" office:value="1.24496953458271">
                <text:p>1.24496953458271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1.24628613026423">
                <text:p>1.24628613026423</text:p>
              </table:table-cell>
              <table:table-cell office:value-type="float" office:value="1.24498006075535">
                <text:p>1.24498006075535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1.24627541770414">
                <text:p>1.24627541770414</text:p>
              </table:table-cell>
              <table:table-cell office:value-type="float" office:value="1.24499043666021">
                <text:p>1.24499043666021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.24626486541896">
                <text:p>1.24626486541896</text:p>
              </table:table-cell>
              <table:table-cell office:value-type="float" office:value="1.24500066315076">
                <text:p>1.24500066315076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1.24625447215587">
                <text:p>1.24625447215587</text:p>
              </table:table-cell>
              <table:table-cell office:value-type="float" office:value="1.2450107411316">
                <text:p>1.2450107411316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1.24624423662076">
                <text:p>1.24624423662076</text:p>
              </table:table-cell>
              <table:table-cell office:value-type="float" office:value="1.24502067155954">
                <text:p>1.24502067155954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1.24623415747739">
                <text:p>1.24623415747739</text:p>
              </table:table-cell>
              <table:table-cell office:value-type="float" office:value="1.24503045544415">
                <text:p>1.24503045544415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1.24622423334714">
                <text:p>1.24622423334714</text:p>
              </table:table-cell>
              <table:table-cell office:value-type="float" office:value="1.2450400938477">
                <text:p>1.2450400938477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1.24621446280924">
                <text:p>1.24621446280924</text:p>
              </table:table-cell>
              <table:table-cell office:value-type="float" office:value="1.24504958788456">
                <text:p>1.24504958788456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1.24620484440153">
                <text:p>1.24620484440153</text:p>
              </table:table-cell>
              <table:table-cell office:value-type="float" office:value="1.24505893872024">
                <text:p>1.24505893872024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1.24619537662152">
                <text:p>1.24619537662152</text:p>
              </table:table-cell>
              <table:table-cell office:value-type="float" office:value="1.24506814756994">
                <text:p>1.24506814756994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1.24618605792784">
                <text:p>1.24618605792784</text:p>
              </table:table-cell>
              <table:table-cell office:value-type="float" office:value="1.24507721569681">
                <text:p>1.24507721569681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1.24617688674203">
                <text:p>1.24617688674203</text:p>
              </table:table-cell>
              <table:table-cell office:value-type="float" office:value="1.24508614441">
                <text:p>1.24508614441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1.24616786145045">
                <text:p>1.24616786145045</text:p>
              </table:table-cell>
              <table:table-cell office:value-type="float" office:value="1.24509493506235">
                <text:p>1.24509493506235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1.2461589804065">
                <text:p>1.2461589804065</text:p>
              </table:table-cell>
              <table:table-cell office:value-type="float" office:value="1.24510358904796">
                <text:p>1.24510358904796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1.24615024193297">
                <text:p>1.24615024193297</text:p>
              </table:table-cell>
              <table:table-cell office:value-type="float" office:value="1.24511210779961">
                <text:p>1.24511210779961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1.24614164432449">
                <text:p>1.24614164432449</text:p>
              </table:table-cell>
              <table:table-cell office:value-type="float" office:value="1.24512049278602">
                <text:p>1.24512049278602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1.24613318585011">
                <text:p>1.24613318585011</text:p>
              </table:table-cell>
              <table:table-cell office:value-type="float" office:value="1.24512874550906">
                <text:p>1.24512874550906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1.24612486475589">
                <text:p>1.24612486475589</text:p>
              </table:table-cell>
              <table:table-cell office:value-type="float" office:value="1.24513686750089">
                <text:p>1.24513686750089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1.24611667926761">
                <text:p>1.24611667926761</text:p>
              </table:table-cell>
              <table:table-cell office:value-type="float" office:value="1.24514486032108">
                <text:p>1.24514486032108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1.24610862759342">
                <text:p>1.24610862759342</text:p>
              </table:table-cell>
              <table:table-cell office:value-type="float" office:value="1.24515272555369">
                <text:p>1.24515272555369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1.24610070792652">
                <text:p>1.24610070792652</text:p>
              </table:table-cell>
              <table:table-cell office:value-type="float" office:value="1.24516046480439">
                <text:p>1.24516046480439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1.24609291844776">
                <text:p>1.24609291844776</text:p>
              </table:table-cell>
              <table:table-cell office:value-type="float" office:value="1.24516807969765">
                <text:p>1.24516807969765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1.24608525732832">
                <text:p>1.24608525732832</text:p>
              </table:table-cell>
              <table:table-cell office:value-type="float" office:value="1.2451755718739">
                <text:p>1.2451755718739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.24607772273215">
                <text:p>1.24607772273215</text:p>
              </table:table-cell>
              <table:table-cell office:value-type="float" office:value="1.24518294298681">
                <text:p>1.24518294298681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1.24607031281853">
                <text:p>1.24607031281853</text:p>
              </table:table-cell>
              <table:table-cell office:value-type="float" office:value="1.24519019470061">
                <text:p>1.24519019470061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1.2460630257444">
                <text:p>1.2460630257444</text:p>
              </table:table-cell>
              <table:table-cell office:value-type="float" office:value="1.24519732868755">
                <text:p>1.24519732868755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1.24605585966668">
                <text:p>1.24605585966668</text:p>
              </table:table-cell>
              <table:table-cell office:value-type="float" office:value="1.2452043466254">
                <text:p>1.2452043466254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1.24604881274448">
                <text:p>1.24604881274448</text:p>
              </table:table-cell>
              <table:table-cell office:value-type="float" office:value="1.24521125019507">
                <text:p>1.24521125019507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1.2460418831412">
                <text:p>1.2460418831412</text:p>
              </table:table-cell>
              <table:table-cell office:value-type="float" office:value="1.24521804107836">
                <text:p>1.24521804107836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1.24603506902652">
                <text:p>1.24603506902652</text:p>
              </table:table-cell>
              <table:table-cell office:value-type="float" office:value="1.24522472095575">
                <text:p>1.24522472095575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1.24602836857827">
                <text:p>1.24602836857827</text:p>
              </table:table-cell>
              <table:table-cell office:value-type="float" office:value="1.24523129150444">
                <text:p>1.24523129150444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1.24602177998423">
                <text:p>1.24602177998423</text:p>
              </table:table-cell>
              <table:table-cell office:value-type="float" office:value="1.24523775439633">
                <text:p>1.24523775439633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1.2460153014438">
                <text:p>1.2460153014438</text:p>
              </table:table-cell>
              <table:table-cell office:value-type="float" office:value="1.24524411129627">
                <text:p>1.24524411129627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1.2460089311695">
                <text:p>1.2460089311695</text:p>
              </table:table-cell>
              <table:table-cell office:value-type="float" office:value="1.24525036386036">
                <text:p>1.24525036386036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1.24600266738843">
                <text:p>1.24600266738843</text:p>
              </table:table-cell>
              <table:table-cell office:value-type="float" office:value="1.24525651373437">
                <text:p>1.24525651373437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.24599650834363">
                <text:p>1.24599650834363</text:p>
              </table:table-cell>
              <table:table-cell office:value-type="float" office:value="1.24526256255224">
                <text:p>1.24526256255224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1.24599045229521">
                <text:p>1.24599045229521</text:p>
              </table:table-cell>
              <table:table-cell office:value-type="float" office:value="1.24526851193484">
                <text:p>1.24526851193484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1.24598449752153">
                <text:p>1.24598449752153</text:p>
              </table:table-cell>
              <table:table-cell office:value-type="float" office:value="1.24527436348861">
                <text:p>1.24527436348861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1.24597864232016">
                <text:p>1.24597864232016</text:p>
              </table:table-cell>
              <table:table-cell office:value-type="float" office:value="1.24528011880453">
                <text:p>1.24528011880453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1.24597288500878">
                <text:p>1.24597288500878</text:p>
              </table:table-cell>
              <table:table-cell office:value-type="float" office:value="1.24528577945707">
                <text:p>1.24528577945707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1.24596722392602">
                <text:p>1.24596722392602</text:p>
              </table:table-cell>
              <table:table-cell office:value-type="float" office:value="1.24529134700327">
                <text:p>1.24529134700327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1.24596165743211">
                <text:p>1.24596165743211</text:p>
              </table:table-cell>
              <table:table-cell office:value-type="float" office:value="1.24529682298191">
                <text:p>1.24529682298191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1.24595618390951">
                <text:p>1.24595618390951</text:p>
              </table:table-cell>
              <table:table-cell office:value-type="float" office:value="1.24530220891283">
                <text:p>1.24530220891283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1.24595080176346">
                <text:p>1.24595080176346</text:p>
              </table:table-cell>
              <table:table-cell office:value-type="float" office:value="1.24530750629624">
                <text:p>1.24530750629624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1.24594550942243">
                <text:p>1.24594550942243</text:p>
              </table:table-cell>
              <table:table-cell office:value-type="float" office:value="1.24531271661222">
                <text:p>1.24531271661222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1.24594030533845">
                <text:p>1.24594030533845</text:p>
              </table:table-cell>
              <table:table-cell office:value-type="float" office:value="1.24531784132021">
                <text:p>1.24531784132021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1.24593518798742">
                <text:p>1.24593518798742</text:p>
              </table:table-cell>
              <table:table-cell office:value-type="float" office:value="1.24532288185865">
                <text:p>1.24532288185865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1.24593015586938">
                <text:p>1.24593015586938</text:p>
              </table:table-cell>
              <table:table-cell office:value-type="float" office:value="1.24532783964467">
                <text:p>1.24532783964467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1.2459252075086">
                <text:p>1.2459252075086</text:p>
              </table:table-cell>
              <table:table-cell office:value-type="float" office:value="1.24533271607378">
                <text:p>1.24533271607378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1.24592034145373">
                <text:p>1.24592034145373</text:p>
              </table:table-cell>
              <table:table-cell office:value-type="float" office:value="1.24533751251976">
                <text:p>1.24533751251976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1.24591555627782">
                <text:p>1.24591555627782</text:p>
              </table:table-cell>
              <table:table-cell office:value-type="float" office:value="1.24534223033448">
                <text:p>1.24534223033448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1.24591085057833">
                <text:p>1.24591085057833</text:p>
              </table:table-cell>
              <table:table-cell office:value-type="float" office:value="1.24534687084782">
                <text:p>1.24534687084782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1.24590622297707">
                <text:p>1.24590622297707</text:p>
              </table:table-cell>
              <table:table-cell office:value-type="float" office:value="1.24535143536771">
                <text:p>1.24535143536771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1.24590167212007">
                <text:p>1.24590167212007</text:p>
              </table:table-cell>
              <table:table-cell office:value-type="float" office:value="1.24535592518007">
                <text:p>1.24535592518007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1.2458971966775">
                <text:p>1.2458971966775</text:p>
              </table:table-cell>
              <table:table-cell office:value-type="float" office:value="1.24536034154894">
                <text:p>1.24536034154894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1.24359237198216">
                <text:p>1.24359237198216</text:p>
              </table:table-cell>
              <table:table-cell office:value-type="float" office:value="1.24306662011994">
                <text:p>1.24306662011994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1.23678209505356">
                <text:p>1.23678209505356</text:p>
              </table:table-cell>
              <table:table-cell office:value-type="float" office:value="1.23627196088186">
                <text:p>1.23627196088186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1.22584632648216">
                <text:p>1.22584632648216</text:p>
              </table:table-cell>
              <table:table-cell office:value-type="float" office:value="1.22535600903858">
                <text:p>1.22535600903858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1.2113391978584">
                <text:p>1.2113391978584</text:p>
              </table:table-cell>
              <table:table-cell office:value-type="float" office:value="1.2108723814364">
                <text:p>1.2108723814364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1.1937729929982">
                <text:p>1.1937729929982</text:p>
              </table:table-cell>
              <table:table-cell office:value-type="float" office:value="1.19333286857267">
                <text:p>1.19333286857267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1.173608154535">
                <text:p>1.173608154535</text:p>
              </table:table-cell>
              <table:table-cell office:value-type="float" office:value="1.17319745500497">
                <text:p>1.17319745500497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1.11815404395434">
                <text:p>1.11815404395434</text:p>
              </table:table-cell>
              <table:table-cell office:value-type="float" office:value="1.25201020265919">
                <text:p>1.25201020265919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1.03082062375018">
                <text:p>1.03082062375018</text:p>
              </table:table-cell>
              <table:table-cell office:value-type="float" office:value="1.42477741896262">
                <text:p>1.42477741896262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0.949839845073592">
                <text:p>0.949839845073592</text:p>
              </table:table-cell>
              <table:table-cell office:value-type="float" office:value="1.57927543099529">
                <text:p>1.57927543099529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0.876731540838813">
                <text:p>0.876731540838813</text:p>
              </table:table-cell>
              <table:table-cell office:value-type="float" office:value="1.71049999036947">
                <text:p>1.71049999036947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0.81061951895571">
                <text:p>0.81061951895571</text:p>
              </table:table-cell>
              <table:table-cell office:value-type="float" office:value="1.82058711018169">
                <text:p>1.82058711018169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0.750595083092841">
                <text:p>0.750595083092841</text:p>
              </table:table-cell>
              <table:table-cell office:value-type="float" office:value="1.91191264904319">
                <text:p>1.91191264904319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0.695862725382617">
                <text:p>0.695862725382617</text:p>
              </table:table-cell>
              <table:table-cell office:value-type="float" office:value="1.98663779512537">
                <text:p>1.98663779512537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0.645733780691388">
                <text:p>0.645733780691388</text:p>
              </table:table-cell>
              <table:table-cell office:value-type="float" office:value="2.0466999959665">
                <text:p>2.0466999959665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0.599611561500095">
                <text:p>0.599611561500095</text:p>
              </table:table-cell>
              <table:table-cell office:value-type="float" office:value="2.09383352422103">
                <text:p>2.09383352422103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0.556977819834573">
                <text:p>0.556977819834573</text:p>
              </table:table-cell>
              <table:table-cell office:value-type="float" office:value="2.12959045552981">
                <text:p>2.12959045552981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0.517381035776563">
                <text:p>0.517381035776563</text:p>
              </table:table-cell>
              <table:table-cell office:value-type="float" office:value="2.15535979590894">
                <text:p>2.15535979590894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0.480426364921182">
                <text:p>0.480426364921182</text:p>
              </table:table-cell>
              <table:table-cell office:value-type="float" office:value="2.17238452501416">
                <text:p>2.17238452501416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0.445767037456035">
                <text:p>0.445767037456035</text:p>
              </table:table-cell>
              <table:table-cell office:value-type="float" office:value="2.18177658000746">
                <text:p>2.18177658000746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0.413097018754362">
                <text:p>0.413097018754362</text:p>
              </table:table-cell>
              <table:table-cell office:value-type="float" office:value="2.18452990381344">
                <text:p>2.18452990381344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0.382144768771671">
                <text:p>0.382144768771671</text:p>
              </table:table-cell>
              <table:table-cell office:value-type="float" office:value="2.18153174046568">
                <text:p>2.18153174046568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0.352667967382733">
                <text:p>0.352667967382733</text:p>
              </table:table-cell>
              <table:table-cell office:value-type="float" office:value="2.17357239354159">
                <text:p>2.17357239354159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0.324449101943625">
                <text:p>0.324449101943625</text:p>
              </table:table-cell>
              <table:table-cell office:value-type="float" office:value="2.16135367744054">
                <text:p>2.16135367744054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0.297291840508531">
                <text:p>0.297291840508531</text:p>
              </table:table-cell>
              <table:table-cell office:value-type="float" office:value="2.14549628998879">
                <text:p>2.14549628998879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0.271018139529943">
                <text:p>0.271018139529943</text:p>
              </table:table-cell>
              <table:table-cell office:value-type="float" office:value="2.12654632225231">
                <text:p>2.12654632225231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0.245466060437589">
                <text:p>0.245466060437589</text:p>
              </table:table-cell>
              <table:table-cell office:value-type="float" office:value="2.10498110064801">
                <text:p>2.10498110064801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0.220488299215001">
                <text:p>0.220488299215001</text:p>
              </table:table-cell>
              <table:table-cell office:value-type="float" office:value="2.08121453024115">
                <text:p>2.08121453024115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0.195951474015334">
                <text:p>0.195951474015334</text:p>
              </table:table-cell>
              <table:table-cell office:value-type="float" office:value="2.05560207901455">
                <text:p>2.05560207901455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0.171736280157563">
                <text:p>0.171736280157563</text:p>
              </table:table-cell>
              <table:table-cell office:value-type="float" office:value="2.02844551319546">
                <text:p>2.02844551319546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0.147738731133768">
                <text:p>0.147738731133768</text:p>
              </table:table-cell>
              <table:table-cell office:value-type="float" office:value="1.99999746552003">
                <text:p>1.99999746552003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0.123872898286229">
                <text:p>0.123872898286229</text:p>
              </table:table-cell>
              <table:table-cell office:value-type="float" office:value="1.97046589349223">
                <text:p>1.97046589349223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0.100075915422605">
                <text:p>0.100075915422605</text:p>
              </table:table-cell>
              <table:table-cell office:value-type="float" office:value="1.94001846498461">
                <text:p>1.94001846498461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0.0763166674850376">
                <text:p>0.0763166674850376</text:p>
              </table:table-cell>
              <table:table-cell office:value-type="float" office:value="1.90878689568853">
                <text:p>1.90878689568853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0.05261077265392">
                <text:p>0.05261077265392</text:p>
              </table:table-cell>
              <table:table-cell office:value-type="float" office:value="1.87687125913543">
                <text:p>1.87687125913543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0.0290464639153291">
                <text:p>0.0290464639153291</text:p>
              </table:table-cell>
              <table:table-cell office:value-type="float" office:value="1.84434429867493">
                <text:p>1.84434429867493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0.00582832950199493">
                <text:p>0.00582832950199493</text:p>
              </table:table-cell>
              <table:table-cell office:value-type="float" office:value="1.8112557975928">
                <text:p>1.8112557975928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0.00145411972966663">
                <text:p>0.00145411972966663</text:p>
              </table:table-cell>
              <table:table-cell office:value-type="float" office:value="1.77763711618542">
                <text:p>1.77763711618542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0.0154602012656079">
                <text:p>0.0154602012656079</text:p>
              </table:table-cell>
              <table:table-cell office:value-type="float" office:value="1.74354141136307">
                <text:p>1.74354141136307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0.0284341722273732">
                <text:p>0.0284341722273732</text:p>
              </table:table-cell>
              <table:table-cell office:value-type="float" office:value="1.70908268744401">
                <text:p>1.70908268744401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0.0222496012027788">
                <text:p>0.0222496012027788</text:p>
              </table:table-cell>
              <table:table-cell office:value-type="float" office:value="1.67439710163927">
                <text:p>1.67439710163927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0.0169101459712193">
                <text:p>0.0169101459712193</text:p>
              </table:table-cell>
              <table:table-cell office:value-type="float" office:value="1.63905561570051">
                <text:p>1.63905561570051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0.0314440480671001">
                <text:p>0.0314440480671001</text:p>
              </table:table-cell>
              <table:table-cell office:value-type="float" office:value="1.60160772904301">
                <text:p>1.60160772904301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0.0280844204048351">
                <text:p>0.0280844204048351</text:p>
              </table:table-cell>
              <table:table-cell office:value-type="float" office:value="1.56127588086823">
                <text:p>1.56127588086823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0.00684701874139587">
                <text:p>0.00684701874139587</text:p>
              </table:table-cell>
              <table:table-cell office:value-type="float" office:value="1.5184584291995">
                <text:p>1.5184584291995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0.00630570740185728">
                <text:p>0.00630570740185728</text:p>
              </table:table-cell>
              <table:table-cell office:value-type="float" office:value="1.47355590669695">
                <text:p>1.47355590669695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0.0264513025396037">
                <text:p>0.0264513025396037</text:p>
              </table:table-cell>
              <table:table-cell office:value-type="float" office:value="1.42694044742767">
                <text:p>1.42694044742767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0.0285854265056434">
                <text:p>0.0285854265056434</text:p>
              </table:table-cell>
              <table:table-cell office:value-type="float" office:value="1.37900126132622">
                <text:p>1.37900126132622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0.0125321972143206">
                <text:p>0.0125321972143206</text:p>
              </table:table-cell>
              <table:table-cell office:value-type="float" office:value="1.33010081892765">
                <text:p>1.33010081892765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0.0167666622060457">
                <text:p>0.0167666622060457</text:p>
              </table:table-cell>
              <table:table-cell office:value-type="float" office:value="1.28052769206182">
                <text:p>1.28052769206182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0.0412129622591968">
                <text:p>0.0412129622591968</text:p>
              </table:table-cell>
              <table:table-cell office:value-type="float" office:value="1.23054352856103">
                <text:p>1.23054352856103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0.0471269186451659">
                <text:p>0.0471269186451659</text:p>
              </table:table-cell>
              <table:table-cell office:value-type="float" office:value="1.18043265335122">
                <text:p>1.18043265335122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0.0343105569467947">
                <text:p>0.0343105569467947</text:p>
              </table:table-cell>
              <table:table-cell office:value-type="float" office:value="1.13045732296221">
                <text:p>1.13045732296221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0.0231275416909876">
                <text:p>0.0231275416909876</text:p>
              </table:table-cell>
              <table:table-cell office:value-type="float" office:value="1.08081066343108">
                <text:p>1.08081066343108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0.0327704005257544">
                <text:p>0.0327704005257544</text:p>
              </table:table-cell>
              <table:table-cell office:value-type="float" office:value="1.03164247360608">
                <text:p>1.03164247360608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0.0437538145568618">
                <text:p>0.0437538145568618</text:p>
              </table:table-cell>
              <table:table-cell office:value-type="float" office:value="0.983109628264452">
                <text:p>0.983109628264452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0.0365400282139618">
                <text:p>0.0365400282139618</text:p>
              </table:table-cell>
              <table:table-cell office:value-type="float" office:value="0.935377605063576">
                <text:p>0.935377605063576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0.0302123511344774">
                <text:p>0.0302123511344774</text:p>
              </table:table-cell>
              <table:table-cell office:value-type="float" office:value="0.888575012625144">
                <text:p>0.888575012625144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0.0258200069081123">
                <text:p>0.0258200069081123</text:p>
              </table:table-cell>
              <table:table-cell office:value-type="float" office:value="0.842793295979762">
                <text:p>0.842793295979762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0.0231873275826134">
                <text:p>0.0231873275826134</text:p>
              </table:table-cell>
              <table:table-cell office:value-type="float" office:value="0.798112462384526">
                <text:p>0.798112462384526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0.0401836076777244">
                <text:p>0.0401836076777244</text:p>
              </table:table-cell>
              <table:table-cell office:value-type="float" office:value="0.754604382263857">
                <text:p>0.754604382263857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0.057325888653486">
                <text:p>0.057325888653486</text:p>
              </table:table-cell>
              <table:table-cell office:value-type="float" office:value="0.712352185195716">
                <text:p>0.712352185195716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0.0551692090063118">
                <text:p>0.0551692090063118</text:p>
              </table:table-cell>
              <table:table-cell office:value-type="float" office:value="0.671447799990225">
                <text:p>0.671447799990225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0.0528924334761507">
                <text:p>0.0528924334761507</text:p>
              </table:table-cell>
              <table:table-cell office:value-type="float" office:value="0.631949238869574">
                <text:p>0.631949238869574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0.0516361801725977">
                <text:p>0.0516361801725977</text:p>
              </table:table-cell>
              <table:table-cell office:value-type="float" office:value="0.593881069152132">
                <text:p>0.593881069152132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0.051312248760428">
                <text:p>0.051312248760428</text:p>
              </table:table-cell>
              <table:table-cell office:value-type="float" office:value="0.557258973822001">
                <text:p>0.557258973822001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0.0517631960600207">
                <text:p>0.0517631960600207</text:p>
              </table:table-cell>
              <table:table-cell office:value-type="float" office:value="0.522093066646942">
                <text:p>0.522093066646942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0.0528415369556417">
                <text:p>0.0528415369556417</text:p>
              </table:table-cell>
              <table:table-cell office:value-type="float" office:value="0.488388239081463">
                <text:p>0.488388239081463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0.0544143743194207">
                <text:p>0.0544143743194207</text:p>
              </table:table-cell>
              <table:table-cell office:value-type="float" office:value="0.456144256460093">
                <text:p>0.456144256460093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0.0563628948079846">
                <text:p>0.0563628948079846</text:p>
              </table:table-cell>
              <table:table-cell office:value-type="float" office:value="0.425355884308406">
                <text:p>0.425355884308406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0.0585815248668104">
                <text:p>0.0585815248668104</text:p>
              </table:table-cell>
              <table:table-cell office:value-type="float" office:value="0.396013064150898">
                <text:p>0.396013064150898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0.0609770789508412">
                <text:p>0.0609770789508412</text:p>
              </table:table-cell>
              <table:table-cell office:value-type="float" office:value="0.368101133743922">
                <text:p>0.368101133743922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0.0634679242013921">
                <text:p>0.0634679242013921</text:p>
              </table:table-cell>
              <table:table-cell office:value-type="float" office:value="0.341601084636531">
                <text:p>0.341601084636531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0.0659831647751274">
                <text:p>0.0659831647751274</text:p>
              </table:table-cell>
              <table:table-cell office:value-type="float" office:value="0.316489850013412">
                <text:p>0.316489850013412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0.0684618476814374">
                <text:p>0.0684618476814374</text:p>
              </table:table-cell>
              <table:table-cell office:value-type="float" office:value="0.292740616096355">
                <text:p>0.292740616096355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0.0708521919249834">
                <text:p>0.0708521919249834</text:p>
              </table:table-cell>
              <table:table-cell office:value-type="float" office:value="0.270323150799741">
                <text:p>0.270323150799741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0.0731108427094613">
                <text:p>0.0731108427094613</text:p>
              </table:table-cell>
              <table:table-cell office:value-type="float" office:value="0.24920414381594">
                <text:p>0.24920414381594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0.0752021523613446">
                <text:p>0.0752021523613446</text:p>
              </table:table-cell>
              <table:table-cell office:value-type="float" office:value="0.229347552826101">
                <text:p>0.229347552826101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0.0770974894850767">
                <text:p>0.0770974894850767</text:p>
              </table:table-cell>
              <table:table-cell office:value-type="float" office:value="0.210714951072438">
                <text:p>0.210714951072438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0.07877457767567">
                <text:p>0.07877457767567</text:p>
              </table:table-cell>
              <table:table-cell office:value-type="float" office:value="0.193265872074362">
                <text:p>0.193265872074362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0.0802168649022613">
                <text:p>0.0802168649022613</text:p>
              </table:table-cell>
              <table:table-cell office:value-type="float" office:value="0.176958147810299">
                <text:p>0.176958147810299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0.0814129244470501">
                <text:p>0.0814129244470501</text:p>
              </table:table-cell>
              <table:table-cell office:value-type="float" office:value="0.16174823720981">
                <text:p>0.16174823720981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0.0823558880470156">
                <text:p>0.0823558880470156</text:p>
              </table:table-cell>
              <table:table-cell office:value-type="float" office:value="0.147591542299367">
                <text:p>0.147591542299367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0.0830429116482493">
                <text:p>0.0830429116482493</text:p>
              </table:table-cell>
              <table:table-cell office:value-type="float" office:value="0.134442709814411">
                <text:p>0.134442709814411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0.0834746739506379">
                <text:p>0.0834746739506379</text:p>
              </table:table-cell>
              <table:table-cell office:value-type="float" office:value="0.122255916526454">
                <text:p>0.122255916526454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0.0836549076986541">
                <text:p>0.0836549076986541</text:p>
              </table:table-cell>
              <table:table-cell office:value-type="float" office:value="0.110985136934977">
                <text:p>0.110985136934977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0.0835899634656441">
                <text:p>0.0835899634656441</text:p>
              </table:table-cell>
              <table:table-cell office:value-type="float" office:value="0.100584392338489">
                <text:p>0.100584392338489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0.0832884054867152">
                <text:p>0.0832884054867152</text:p>
              </table:table-cell>
              <table:table-cell office:value-type="float" office:value="0.09100798062756">
                <text:p>0.09100798062756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0.082760638920735">
                <text:p>0.082760638920735</text:p>
              </table:table-cell>
              <table:table-cell office:value-type="float" office:value="0.0822106864353139">
                <text:p>0.0822106864353139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0.0820185677659415">
                <text:p>0.0820185677659415</text:p>
              </table:table-cell>
              <table:table-cell office:value-type="float" office:value="0.0741479715391815">
                <text:p>0.0741479715391815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0.0810752825165947">
                <text:p>0.0810752825165947</text:p>
              </table:table-cell>
              <table:table-cell office:value-type="float" office:value="0.0667761456331429">
                <text:p>0.0667761456331429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0.0799447765298631">
                <text:p>0.0799447765298631</text:p>
              </table:table-cell>
              <table:table-cell office:value-type="float" office:value="0.0600525177841794">
                <text:p>0.0600525177841794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0.078641689972295">
                <text:p>0.078641689972295</text:p>
              </table:table-cell>
              <table:table-cell office:value-type="float" office:value="0.0539355290522813">
                <text:p>0.0539355290522813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0.0771810801331114">
                <text:p>0.0771810801331114</text:p>
              </table:table-cell>
              <table:table-cell office:value-type="float" office:value="0.0483848668922643">
                <text:p>0.0483848668922643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0.0755782168263271">
                <text:p>0.0755782168263271</text:p>
              </table:table-cell>
              <table:table-cell office:value-type="float" office:value="0.0433615620700508">
                <text:p>0.043361562070050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48cm" svg:y="3.952cm" style:legend-expansion="high" chart:style-name="ch2"/>
        <chart:plot-area chart:style-name="ch3" table:cell-range-address="test5.C1:test5.D625" svg:x="0.32cm" svg:y="0.18cm" svg:width="12.508cm" svg:height="8.64cm">
          <chartooo:coordinate-region svg:x="1.047cm" svg:y="0.379cm" svg:width="11.781cm" svg:height="8.24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est5.C1:test5.C625" chart:class="chart:line">
            <chart:data-point chart:repeated="625"/>
          </chart:series>
          <chart:series chart:style-name="ch7" chart:values-cell-range-address="test5.D1:test5.D625" chart:class="chart:line">
            <chart:data-point chart:repeated="62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.7778890797926">
                <text:p>15.7778890797926</text:p>
                <draw:g>
                  <svg:desc>test5.C1:test5.C625</svg:desc>
                </draw:g>
              </table:table-cell>
              <table:table-cell office:value-type="float" office:value="28.5041873386351">
                <text:p>28.5041873386351</text:p>
                <draw:g>
                  <svg:desc>test5.D1:test5.D6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.5085239625815">
                <text:p>12.5085239625815</text:p>
              </table:table-cell>
              <table:table-cell office:value-type="float" office:value="23.9858846048803">
                <text:p>23.985884604880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.8800634998154">
                <text:p>10.8800634998154</text:p>
              </table:table-cell>
              <table:table-cell office:value-type="float" office:value="20.7327752312664">
                <text:p>20.732775231266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.58034711257718">
                <text:p>9.58034711257718</text:p>
              </table:table-cell>
              <table:table-cell office:value-type="float" office:value="17.9104510617331">
                <text:p>17.910451061733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.48552468358712">
                <text:p>8.48552468358712</text:p>
              </table:table-cell>
              <table:table-cell office:value-type="float" office:value="15.4207512473279">
                <text:p>15.420751247327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.55870949684706">
                <text:p>7.55870949684706</text:p>
              </table:table-cell>
              <table:table-cell office:value-type="float" office:value="13.2213396542779">
                <text:p>13.221339654277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.77308039586227">
                <text:p>6.77308039586227</text:p>
              </table:table-cell>
              <table:table-cell office:value-type="float" office:value="11.2779822006162">
                <text:p>11.277982200616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.10601669652227">
                <text:p>6.10601669652227</text:p>
              </table:table-cell>
              <table:table-cell office:value-type="float" office:value="9.56077687732504">
                <text:p>9.5607768773250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.53822192053689">
                <text:p>5.53822192053689</text:p>
              </table:table-cell>
              <table:table-cell office:value-type="float" office:value="8.04346746654354">
                <text:p>8.0434674665435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.05325399694212">
                <text:p>5.05325399694212</text:p>
              </table:table-cell>
              <table:table-cell office:value-type="float" office:value="6.70300608402292">
                <text:p>6.7030060840229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.63713709416524">
                <text:p>4.63713709416524</text:p>
              </table:table-cell>
              <table:table-cell office:value-type="float" office:value="5.51916844726079">
                <text:p>5.5191684472607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.2780257927711">
                <text:p>4.2780257927711</text:p>
              </table:table-cell>
              <table:table-cell office:value-type="float" office:value="4.47420776102043">
                <text:p>4.4742077610204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.96591348020594">
                <text:p>3.96591348020594</text:p>
              </table:table-cell>
              <table:table-cell office:value-type="float" office:value="3.55254491994037">
                <text:p>3.5525449199403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.69237901331712">
                <text:p>3.69237901331712</text:p>
              </table:table-cell>
              <table:table-cell office:value-type="float" office:value="2.74049300111581">
                <text:p>2.7404930011158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.45036651264077">
                <text:p>3.45036651264077</text:p>
              </table:table-cell>
              <table:table-cell office:value-type="float" office:value="2.02601369999915">
                <text:p>2.0260136999991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.23399383020764">
                <text:p>3.23399383020764</text:p>
              </table:table-cell>
              <table:table-cell office:value-type="float" office:value="1.39850315662868">
                <text:p>1.3985031566286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.03838584333294">
                <text:p>3.03838584333294</text:p>
              </table:table-cell>
              <table:table-cell office:value-type="float" office:value="0.848604534664776">
                <text:p>0.84860453466477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85952927104272">
                <text:p>2.85952927104272</text:p>
              </table:table-cell>
              <table:table-cell office:value-type="float" office:value="0.368044723148575">
                <text:p>0.36804472314857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.69414618695849">
                <text:p>2.69414618695849</text:p>
              </table:table-cell>
              <table:table-cell office:value-type="float" office:value="-0.0505073949348622">
                <text:p>-0.050507394934862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.53958381492161">
                <text:p>2.53958381492161</text:p>
              </table:table-cell>
              <table:table-cell office:value-type="float" office:value="-0.413563541848139">
                <text:p>-0.41356354184813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.39371854579369">
                <text:p>2.39371854579369</text:p>
              </table:table-cell>
              <table:table-cell office:value-type="float" office:value="-0.726921793245872">
                <text:p>-0.72692179324587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25487241142819">
                <text:p>2.25487241142819</text:p>
              </table:table-cell>
              <table:table-cell office:value-type="float" office:value="-0.995757582997148">
                <text:p>-0.99575758299714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12174050114049">
                <text:p>2.12174050114049</text:p>
              </table:table-cell>
              <table:table-cell office:value-type="float" office:value="-1.22470188818615">
                <text:p>-1.2247018881861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99332801366459">
                <text:p>1.99332801366459</text:p>
              </table:table-cell>
              <table:table-cell office:value-type="float" office:value="-1.41790833015076">
                <text:p>-1.4179083301507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8688958099365">
                <text:p>1.8688958099365</text:p>
              </table:table-cell>
              <table:table-cell office:value-type="float" office:value="-1.57911074207144">
                <text:p>-1.5791107420714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74791347502714">
                <text:p>1.74791347502714</text:p>
              </table:table-cell>
              <table:table-cell office:value-type="float" office:value="-1.71167257489218">
                <text:p>-1.7116725748921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63001901650721">
                <text:p>1.63001901650721</text:p>
              </table:table-cell>
              <table:table-cell office:value-type="float" office:value="-1.81862934442134">
                <text:p>-1.8186293444213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51498442612612">
                <text:p>1.51498442612612</text:p>
              </table:table-cell>
              <table:table-cell office:value-type="float" office:value="-1.90272516550847">
                <text:p>-1.9027251655084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4026864158966">
                <text:p>1.4026864158966</text:p>
              </table:table-cell>
              <table:table-cell office:value-type="float" office:value="-1.96644427559398">
                <text:p>-1.9664442755939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2930817117639">
                <text:p>1.2930817117639</text:p>
              </table:table-cell>
              <table:table-cell office:value-type="float" office:value="-2.01203832034691">
                <text:p>-2.0120383203469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18618635065317">
                <text:p>1.18618635065317</text:p>
              </table:table-cell>
              <table:table-cell office:value-type="float" office:value="-2.04155005866273">
                <text:p>-2.0415500586627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08205848188725">
                <text:p>1.08205848188725</text:p>
              </table:table-cell>
              <table:table-cell office:value-type="float" office:value="-2.05683404265837">
                <text:p>-2.0568340426583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980784223338604">
                <text:p>0.980784223338604</text:p>
              </table:table-cell>
              <table:table-cell office:value-type="float" office:value="-2.05957473981302">
                <text:p>-2.0595747398130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882466167390938">
                <text:p>0.882466167390938</text:p>
              </table:table-cell>
              <table:table-cell office:value-type="float" office:value="-2.05130248816978">
                <text:p>-2.0513024881697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787214172679351">
                <text:p>0.787214172679351</text:p>
              </table:table-cell>
              <table:table-cell office:value-type="float" office:value="-2.03340761047746">
                <text:p>-2.0334076104774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695138115245642">
                <text:p>0.695138115245642</text:p>
              </table:table-cell>
              <table:table-cell office:value-type="float" office:value="-2.00715295818941">
                <text:p>-2.0071529581894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606342307579766">
                <text:p>0.606342307579766</text:p>
              </table:table-cell>
              <table:table-cell office:value-type="float" office:value="-1.97368511018752">
                <text:p>-1.9736851101875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520921326283319">
                <text:p>0.520921326283319</text:p>
              </table:table-cell>
              <table:table-cell office:value-type="float" office:value="-1.93404441282512">
                <text:p>-1.9340444128251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438957018951203">
                <text:p>0.438957018951203</text:p>
              </table:table-cell>
              <table:table-cell office:value-type="float" office:value="-1.88917401630704">
                <text:p>-1.8891740163070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360516488434848">
                <text:p>0.360516488434848</text:p>
              </table:table-cell>
              <table:table-cell office:value-type="float" office:value="-1.83992803653543">
                <text:p>-1.8399280365354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285650877998855">
                <text:p>0.285650877998855</text:p>
              </table:table-cell>
              <table:table-cell office:value-type="float" office:value="-1.78707895043786">
                <text:p>-1.7870789504378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214394804078077">
                <text:p>0.214394804078077</text:p>
              </table:table-cell>
              <table:table-cell office:value-type="float" office:value="-1.73132431564258">
                <text:p>-1.7313243156425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146766304445123">
                <text:p>0.146766304445123</text:p>
              </table:table-cell>
              <table:table-cell office:value-type="float" office:value="-1.67329289146301">
                <text:p>-1.6732928914630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827671886757253">
                <text:p>0.0827671886757253</text:p>
              </table:table-cell>
              <table:table-cell office:value-type="float" office:value="-1.61355022688514">
                <text:p>-1.6135502268851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223836949320155">
                <text:p>0.0223836949320155</text:p>
              </table:table-cell>
              <table:table-cell office:value-type="float" office:value="-1.55260377209803">
                <text:p>-1.5526037720980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0.034412627639635">
                <text:p>-0.034412627639635</text:p>
              </table:table-cell>
              <table:table-cell office:value-type="float" office:value="-1.49090756263421">
                <text:p>-1.4909075626342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0.0876638780778372">
                <text:p>-0.0876638780778372</text:p>
              </table:table-cell>
              <table:table-cell office:value-type="float" office:value="-1.42886651903851">
                <text:p>-1.4288665190385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0.137424659645635">
                <text:p>-0.137424659645635</text:p>
              </table:table-cell>
              <table:table-cell office:value-type="float" office:value="-1.36684039986998">
                <text:p>-1.3668403998699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0.183760877692518">
                <text:p>-0.183760877692518</text:p>
              </table:table-cell>
              <table:table-cell office:value-type="float" office:value="-1.30514744153702">
                <text:p>-1.3051474415370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0.226748515342501">
                <text:p>-0.226748515342501</text:p>
              </table:table-cell>
              <table:table-cell office:value-type="float" office:value="-1.24406771478509">
                <text:p>-1.2440677147850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0.266472415344765">
                <text:p>-0.266472415344765</text:p>
              </table:table-cell>
              <table:table-cell office:value-type="float" office:value="-1.18384622446872">
                <text:p>-1.1838462244687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0.303025089911513">
                <text:p>-0.303025089911513</text:p>
              </table:table-cell>
              <table:table-cell office:value-type="float" office:value="-1.12469577643575">
                <text:p>-1.1246957764357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0.33650557489211">
                <text:p>-0.33650557489211</text:p>
              </table:table-cell>
              <table:table-cell office:value-type="float" office:value="-1.06679963285625">
                <text:p>-1.0667996328562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0.367018340075709">
                <text:p>-0.367018340075709</text:p>
              </table:table-cell>
              <table:table-cell office:value-type="float" office:value="-1.01031397508884">
                <text:p>-1.0103139750888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0.394672263665252">
                <text:p>-0.394672263665252</text:p>
              </table:table-cell>
              <table:table-cell office:value-type="float" office:value="-0.955370191148641">
                <text:p>-0.95537019114864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0.419579675923898">
                <text:p>-0.419579675923898</text:p>
              </table:table-cell>
              <table:table-cell office:value-type="float" office:value="-0.902077003000557">
                <text:p>-0.90207700300055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0.441855474556707">
                <text:p>-0.441855474556707</text:p>
              </table:table-cell>
              <table:table-cell office:value-type="float" office:value="-0.850522447228363">
                <text:p>-0.85052244722836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0.46161631247863">
                <text:p>-0.46161631247863</text:p>
              </table:table-cell>
              <table:table-cell office:value-type="float" office:value="-0.800775721110614">
                <text:p>-0.80077572111061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0.478979857144157">
                <text:p>-0.478979857144157</text:p>
              </table:table-cell>
              <table:table-cell office:value-type="float" office:value="-0.752888904759574">
                <text:p>-0.75288890475957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0.494064119509408">
                <text:p>-0.494064119509408</text:p>
              </table:table-cell>
              <table:table-cell office:value-type="float" office:value="-0.706898568742709">
                <text:p>-0.70689856874270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0.506986849900071">
                <text:p>-0.506986849900071</text:p>
              </table:table-cell>
              <table:table-cell office:value-type="float" office:value="-0.662827275499911">
                <text:p>-0.66282727549991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0.517864997507078">
                <text:p>-0.517864997507078</text:p>
              </table:table-cell>
              <table:table-cell office:value-type="float" office:value="-0.620684981887476">
                <text:p>-0.62068498188747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0.526814229886963">
                <text:p>-0.526814229886963</text:p>
              </table:table-cell>
              <table:table-cell office:value-type="float" office:value="-0.58047034931743">
                <text:p>-0.5804703493174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0.533948508654269">
                <text:p>-0.533948508654269</text:p>
              </table:table-cell>
              <table:table-cell office:value-type="float" office:value="-0.542171967207672">
                <text:p>-0.54217196720767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0.539379717490385">
                <text:p>-0.539379717490385</text:p>
              </table:table-cell>
              <table:table-cell office:value-type="float" office:value="-0.505769494810826">
                <text:p>-0.50576949481082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0.543217338622548">
                <text:p>-0.543217338622548</text:p>
              </table:table-cell>
              <table:table-cell office:value-type="float" office:value="-0.471234725935843">
                <text:p>-0.47123472593584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0.545568174027689">
                <text:p>-0.545568174027689</text:p>
              </table:table-cell>
              <table:table-cell office:value-type="float" office:value="-0.438532580611195">
                <text:p>-0.43853258061119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0.546536107762297">
                <text:p>-0.546536107762297</text:p>
              </table:table-cell>
              <table:table-cell office:value-type="float" office:value="-0.407622027350696">
                <text:p>-0.40762202735069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0.546221906001132">
                <text:p>-0.546221906001132</text:p>
              </table:table-cell>
              <table:table-cell office:value-type="float" office:value="-0.378456939364313">
                <text:p>-0.37845693936431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0.544723051566809">
                <text:p>-0.544723051566809</text:p>
              </table:table-cell>
              <table:table-cell office:value-type="float" office:value="-0.350986887799154">
                <text:p>-0.35098688779915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0.542133609940687">
                <text:p>-0.542133609940687</text:p>
              </table:table-cell>
              <table:table-cell office:value-type="float" office:value="-0.32515787488967">
                <text:p>-0.3251578748896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0.538544123955331">
                <text:p>-0.538544123955331</text:p>
              </table:table-cell>
              <table:table-cell office:value-type="float" office:value="-0.300913009735115">
                <text:p>-0.30091300973511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0.534041534573881">
                <text:p>-0.534041534573881</text:p>
              </table:table-cell>
              <table:table-cell office:value-type="float" office:value="-0.278193129296311">
                <text:p>-0.27819312929631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0.528709125358651">
                <text:p>-0.528709125358651</text:p>
              </table:table-cell>
              <table:table-cell office:value-type="float" office:value="-0.256937367108301">
                <text:p>-0.25693736710830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0.522626488415967">
                <text:p>-0.522626488415967</text:p>
              </table:table-cell>
              <table:table-cell office:value-type="float" office:value="-0.23708367213302">
                <text:p>-0.2370836721330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0.5158695097782">
                <text:p>-0.5158695097782</text:p>
              </table:table-cell>
              <table:table-cell office:value-type="float" office:value="-0.21856928011994">
                <text:p>-0.2185692801199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0.508510372342275">
                <text:p>-0.508510372342275</text:p>
              </table:table-cell>
              <table:table-cell office:value-type="float" office:value="-0.201331139801075">
                <text:p>-0.20133113980107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0.500617574630402">
                <text:p>-0.500617574630402</text:p>
              </table:table-cell>
              <table:table-cell office:value-type="float" office:value="-0.185306296211563">
                <text:p>-0.18530629621156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0.492255963771626">
                <text:p>-0.492255963771626</text:p>
              </table:table-cell>
              <table:table-cell office:value-type="float" office:value="-0.170432233397966">
                <text:p>-0.17043223339796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0.48348678122323">
                <text:p>-0.48348678122323</text:p>
              </table:table-cell>
              <table:table-cell office:value-type="float" office:value="-0.156647178748925">
                <text:p>-0.15664717874892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0.474367719859647">
                <text:p>-0.474367719859647</text:p>
              </table:table-cell>
              <table:table-cell office:value-type="float" office:value="-0.143890371154831">
                <text:p>-0.14389037115483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0.464952991156875">
                <text:p>-0.464952991156875</text:p>
              </table:table-cell>
              <table:table-cell office:value-type="float" office:value="-0.13210229517302">
                <text:p>-0.1321022951730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0.455293401287826">
                <text:p>-0.455293401287826</text:p>
              </table:table-cell>
              <table:table-cell office:value-type="float" office:value="-0.121224883341697">
                <text:p>-0.12122488334169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0.445436435027391">
                <text:p>-0.445436435027391</text:p>
              </table:table-cell>
              <table:table-cell office:value-type="float" office:value="-0.111201688747498">
                <text:p>-0.11120168874749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0.43542634643936">
                <text:p>-0.43542634643936</text:p>
              </table:table-cell>
              <table:table-cell office:value-type="float" office:value="-0.101978029908856">
                <text:p>-0.10197802990885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0.425304255386871">
                <text:p>-0.425304255386871</text:p>
              </table:table-cell>
              <table:table-cell office:value-type="float" office:value="-0.0935011099893801">
                <text:p>-0.093501109989380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0.41510824896891">
                <text:p>-0.41510824896891</text:p>
              </table:table-cell>
              <table:table-cell office:value-type="float" office:value="-0.0857201123009022">
                <text:p>-0.085720112300902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0.404873487047452">
                <text:p>-0.404873487047452</text:p>
              </table:table-cell>
              <table:table-cell office:value-type="float" office:value="-0.07858627399977">
                <text:p>-0.0785862739997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0.394632311082455">
                <text:p>-0.394632311082455</text:p>
              </table:table-cell>
              <table:table-cell office:value-type="float" office:value="-0.0720529398134273">
                <text:p>-0.072052939813427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0.38441435554466">
                <text:p>-0.38441435554466</text:p>
              </table:table-cell>
              <table:table-cell office:value-type="float" office:value="-0.0660755975700145">
                <text:p>-0.066075597570014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0.374246661226474">
                <text:p>-0.374246661226474</text:p>
              </table:table-cell>
              <table:table-cell office:value-type="float" office:value="-0.0606118972305447">
                <text:p>-0.060611897230544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0.364153789816557">
                <text:p>-0.364153789816557</text:p>
              </table:table-cell>
              <table:table-cell office:value-type="float" office:value="-0.0556216550497535">
                <text:p>-0.055621655049753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0.354157939151678">
                <text:p>-0.354157939151678</text:p>
              </table:table-cell>
              <table:table-cell office:value-type="float" office:value="-0.0510668444146267">
                <text:p>-0.051066844414626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0.344279058599728">
                <text:p>-0.344279058599728</text:p>
              </table:table-cell>
              <table:table-cell office:value-type="float" office:value="-0.0469115748307436">
                <text:p>-0.046911574830743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0.334534964073252">
                <text:p>-0.334534964073252</text:p>
              </table:table-cell>
              <table:table-cell office:value-type="float" office:value="-0.0431220604469651">
                <text:p>-0.043122060446965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0.324941452211402">
                <text:p>-0.324941452211402</text:p>
              </table:table-cell>
              <table:table-cell office:value-type="float" office:value="-0.0396665794284434">
                <text:p>-0.039666579428443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0.315512413308539">
                <text:p>-0.315512413308539</text:p>
              </table:table-cell>
              <table:table-cell office:value-type="float" office:value="-0.0365154254063693">
                <text:p>-0.036515425406369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0.306259942606224">
                <text:p>-0.306259942606224</text:p>
              </table:table-cell>
              <table:table-cell office:value-type="float" office:value="-0.0336408521537823">
                <text:p>-0.033640852153782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0.297194449601612">
                <text:p>-0.297194449601612</text:p>
              </table:table-cell>
              <table:table-cell office:value-type="float" office:value="-0.0310170125564779">
                <text:p>-0.031017012556477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0.288324765062065">
                <text:p>-0.288324765062065</text:p>
              </table:table-cell>
              <table:table-cell office:value-type="float" office:value="-0.0286198928705295">
                <text:p>-0.028619892870529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0.279658245469427">
                <text:p>-0.279658245469427</text:p>
              </table:table-cell>
              <table:table-cell office:value-type="float" office:value="-0.0264272431818036">
                <text:p>-0.026427243181803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0.271200874651267">
                <text:p>-0.271200874651267</text:p>
              </table:table-cell>
              <table:table-cell office:value-type="float" office:value="-0.0244185049082191">
                <text:p>-0.024418504908219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0.262957362387639">
                <text:p>-0.262957362387639</text:p>
              </table:table-cell>
              <table:table-cell office:value-type="float" office:value="-0.0225747361143558">
                <text:p>-0.022574736114355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0.254931239813416">
                <text:p>-0.254931239813416</text:p>
              </table:table-cell>
              <table:table-cell office:value-type="float" office:value="-0.0208785353383645">
                <text:p>-0.020878535338364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0.247124951464173">
                <text:p>-0.247124951464173</text:p>
              </table:table-cell>
              <table:table-cell office:value-type="float" office:value="-0.0193139645653595">
                <text:p>-0.019313964565359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0.239539943842093">
                <text:p>-0.239539943842093</text:p>
              </table:table-cell>
              <table:table-cell office:value-type="float" office:value="-0.0178664719179045">
                <text:p>-0.017866471917904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0.232176750403923">
                <text:p>-0.232176750403923</text:p>
              </table:table-cell>
              <table:table-cell office:value-type="float" office:value="-0.0165228145737606">
                <text:p>-0.016522814573760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0.225035072898128">
                <text:p>-0.225035072898128</text:p>
              </table:table-cell>
              <table:table-cell office:value-type="float" office:value="-0.015270982364668">
                <text:p>-0.01527098236466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0.218113859000679">
                <text:p>-0.218113859000679</text:p>
              </table:table-cell>
              <table:table-cell office:value-type="float" office:value="-0.0141001224556403">
                <text:p>-0.014100122455640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0.21141137622136">
                <text:p>-0.21141137622136</text:p>
              </table:table-cell>
              <table:table-cell office:value-type="float" office:value="-0.0130004654537608">
                <text:p>-0.013000465453760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0.204925282071544">
                <text:p>-0.204925282071544</text:p>
              </table:table-cell>
              <table:table-cell office:value-type="float" office:value="-0.0119632532485481">
                <text:p>-0.011963253248548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0.198652690503454">
                <text:p>-0.198652690503454</text:p>
              </table:table-cell>
              <table:table-cell office:value-type="float" office:value="-0.0109806688414871">
                <text:p>-0.010980668841487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0.192590234647216">
                <text:p>-0.192590234647216</text:p>
              </table:table-cell>
              <table:table-cell office:value-type="float" office:value="-0.0100457683814836">
                <text:p>-0.010045768381483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-0.186734125888122">
                <text:p>-0.186734125888122</text:p>
              </table:table-cell>
              <table:table-cell office:value-type="float" office:value="-0.00915241558481217">
                <text:p>-0.0091524155848121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0.18108020933969">
                <text:p>-0.18108020933969</text:p>
              </table:table-cell>
              <table:table-cell office:value-type="float" office:value="-0.0082952186847729">
                <text:p>-0.008295218684772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0.175624015780973">
                <text:p>-0.175624015780973</text:p>
              </table:table-cell>
              <table:table-cell office:value-type="float" office:value="-0.00746947002163711">
                <text:p>-0.0074694700216371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0.170360810137526">
                <text:p>-0.170360810137526</text:p>
              </table:table-cell>
              <table:table-cell office:value-type="float" office:value="-0.00667108835705754">
                <text:p>-0.0066710883570575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0.165285636595547">
                <text:p>-0.165285636595547</text:p>
              </table:table-cell>
              <table:table-cell office:value-type="float" office:value="-0.00589656396885463">
                <text:p>-0.0058965639688546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-0.16039336044642">
                <text:p>-0.16039336044642</text:p>
              </table:table-cell>
              <table:table-cell office:value-type="float" office:value="-0.00514290655904137">
                <text:p>-0.0051429065590413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0.155678706766915">
                <text:p>-0.155678706766915</text:p>
              </table:table-cell>
              <table:table-cell office:value-type="float" office:value="-0.00440759598601126">
                <text:p>-0.0044075959860112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-0.151136296045884">
                <text:p>-0.151136296045884</text:p>
              </table:table-cell>
              <table:table-cell office:value-type="float" office:value="-0.00368853581307338">
                <text:p>-0.0036885358130733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-0.146760676873425">
                <text:p>-0.146760676873425</text:p>
              </table:table-cell>
              <table:table-cell office:value-type="float" office:value="-0.00298400964791057">
                <text:p>-0.0029840096479105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-0.142546355812745">
                <text:p>-0.142546355812745</text:p>
              </table:table-cell>
              <table:table-cell office:value-type="float" office:value="-0.00229264023352549">
                <text:p>-0.0022926402335254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-0.138487824576639">
                <text:p>-0.138487824576639</text:p>
              </table:table-cell>
              <table:table-cell office:value-type="float" office:value="-0.0016133512372285">
                <text:p>-0.001613351237228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-0.134579584635053">
                <text:p>-0.134579584635053</text:p>
              </table:table-cell>
              <table:table-cell office:value-type="float" office:value="-0.000945331673585237">
                <text:p>-0.00094533167358523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-0.130816169378356">
                <text:p>-0.130816169378356</text:p>
              </table:table-cell>
              <table:table-cell office:value-type="float" office:value="-0.000288002887516292">
                <text:p>-0.00028800288751629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-0.127192163964129">
                <text:p>-0.127192163964129</text:p>
              </table:table-cell>
              <table:table-cell office:value-type="float" office:value="0.000359011984518709">
                <text:p>0.00035901198451870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-0.123702222973199">
                <text:p>-0.123702222973199</text:p>
              </table:table-cell>
              <table:table-cell office:value-type="float" office:value="0.000995916163293309">
                <text:p>0.00099591616329330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-0.120341086000697">
                <text:p>-0.120341086000697</text:p>
              </table:table-cell>
              <table:table-cell office:value-type="float" office:value="0.00162276507975623">
                <text:p>0.0016227650797562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-0.117103591306234">
                <text:p>-0.117103591306234</text:p>
              </table:table-cell>
              <table:table-cell office:value-type="float" office:value="0.00223949002986501">
                <text:p>0.0022394900298650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-0.113984687645319">
                <text:p>-0.113984687645319</text:p>
              </table:table-cell>
              <table:table-cell office:value-type="float" office:value="0.0028459197322972">
                <text:p>0.002845919732297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-0.110979444401504">
                <text:p>-0.110979444401504</text:p>
              </table:table-cell>
              <table:table-cell office:value-type="float" office:value="0.0034417998919789">
                <text:p>0.003441799891978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-0.108083060136277">
                <text:p>-0.108083060136277</text:p>
              </table:table-cell>
              <table:table-cell office:value-type="float" office:value="0.00402681087339207">
                <text:p>0.0040268108733920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-0.105290869670482">
                <text:p>-0.105290869670482</text:p>
              </table:table-cell>
              <table:table-cell office:value-type="float" office:value="0.00460058358882076">
                <text:p>0.0046005835888207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-0.102598349806793">
                <text:p>-0.102598349806793</text:p>
              </table:table-cell>
              <table:table-cell office:value-type="float" office:value="0.00516271370452071">
                <text:p>0.0051627137045207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-0.100001123801041">
                <text:p>-0.100001123801041</text:p>
              </table:table-cell>
              <table:table-cell office:value-type="float" office:value="0.0057127742693508">
                <text:p>0.005712774269350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-0.0974949646829648">
                <text:p>-0.0974949646829648</text:p>
              </table:table-cell>
              <table:table-cell office:value-type="float" office:value="0.00625032686629723">
                <text:p>0.0062503268662972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-0.0950757975266114">
                <text:p>-0.0950757975266114</text:p>
              </table:table-cell>
              <table:table-cell office:value-type="float" office:value="0.00677493138716567">
                <text:p>0.0067749313871656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-0.0927397007633557">
                <text:p>-0.0927397007633557</text:p>
              </table:table-cell>
              <table:table-cell office:value-type="float" office:value="0.00728615452767478">
                <text:p>0.0072861545276747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-0.0904829066279644">
                <text:p>-0.0904829066279644</text:p>
              </table:table-cell>
              <table:table-cell office:value-type="float" office:value="0.00778357709683153">
                <text:p>0.0077835770968315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-0.0883018008226211">
                <text:p>-0.0883018008226211</text:p>
              </table:table-cell>
              <table:table-cell office:value-type="float" office:value="0.00826680023253701">
                <text:p>0.0082668002325370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-0.0861929214803769">
                <text:p>-0.0861929214803769</text:p>
              </table:table-cell>
              <table:table-cell office:value-type="float" office:value="0.00873545061106373">
                <text:p>0.0087354506110637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-0.0841529575044797">
                <text:p>-0.0841529575044797</text:p>
              </table:table-cell>
              <table:table-cell office:value-type="float" office:value="0.0091891847349812">
                <text:p>0.009189184734981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-0.082178746355499">
                <text:p>-0.082178746355499</text:p>
              </table:table-cell>
              <table:table-cell office:value-type="float" office:value="0.00962769238059824">
                <text:p>0.0096276923805982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-0.0802672713543728">
                <text:p>-0.0802672713543728</text:p>
              </table:table-cell>
              <table:table-cell office:value-type="float" office:value="0.0100506992818161">
                <text:p>0.010050699281816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-0.078415658564901">
                <text:p>-0.078415658564901</text:p>
              </table:table-cell>
              <table:table-cell office:value-type="float" office:value="0.0104579691235118">
                <text:p>0.010457969123511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-0.0766211733148614">
                <text:p>-0.0766211733148614</text:p>
              </table:table-cell>
              <table:table-cell office:value-type="float" office:value="0.0108493049142178">
                <text:p>0.010849304914217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-0.0748812164110158">
                <text:p>-0.0748812164110158</text:p>
              </table:table-cell>
              <table:table-cell office:value-type="float" office:value="0.0112245498032904">
                <text:p>0.011224549803290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-0.0731933200993185">
                <text:p>-0.0731933200993185</text:p>
              </table:table-cell>
              <table:table-cell office:value-type="float" office:value="0.0115835874041403">
                <text:p>0.011583587404140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-0.0715551438177142">
                <text:p>-0.0715551438177142</text:p>
              </table:table-cell>
              <table:table-cell office:value-type="float" office:value="0.0119263416815896">
                <text:p>0.011926341681589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-0.0699644697849777">
                <text:p>-0.0699644697849777</text:p>
              </table:table-cell>
              <table:table-cell office:value-type="float" office:value="0.0122527764569114">
                <text:p>0.012252776456911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-0.0684191984656968">
                <text:p>-0.0684191984656968</text:p>
              </table:table-cell>
              <table:table-cell office:value-type="float" office:value="0.0125628945813805">
                <text:p>0.012562894581380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-0.0669173439480364">
                <text:p>-0.0669173439480364</text:p>
              </table:table-cell>
              <table:table-cell office:value-type="float" office:value="0.0128567368243848">
                <text:p>0.012856736824384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-0.0654570292674572">
                <text:p>-0.0654570292674572</text:p>
              </table:table-cell>
              <table:table-cell office:value-type="float" office:value="0.0131343805200412">
                <text:p>0.013134380520041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-0.0640364817064976">
                <text:p>-0.0640364817064976</text:p>
              </table:table-cell>
              <table:table-cell office:value-type="float" office:value="0.0133959380112625">
                <text:p>0.013395938011262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-0.0626540280976418">
                <text:p>-0.0626540280976418</text:p>
              </table:table-cell>
              <table:table-cell office:value-type="float" office:value="0.0136415549286006">
                <text:p>0.013641554928600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-0.0613080901538998">
                <text:p>-0.0613080901538998</text:p>
              </table:table-cell>
              <table:table-cell office:value-type="float" office:value="0.0138714083366853">
                <text:p>0.013871408336685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-0.0599971798481702">
                <text:p>-0.0599971798481702</text:p>
              </table:table-cell>
              <table:table-cell office:value-type="float" office:value="0.0140857047790322">
                <text:p>0.014085704779032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-0.0587198948609702">
                <text:p>-0.0587198948609702</text:p>
              </table:table-cell>
              <table:table-cell office:value-type="float" office:value="0.0142846782486217">
                <text:p>0.014284678248621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-0.0574749141128317">
                <text:p>-0.0574749141128317</text:p>
              </table:table-cell>
              <table:table-cell office:value-type="float" office:value="0.01446858810914">
                <text:p>0.0144685881091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-0.0562609933960845">
                <text:p>-0.0562609933960845</text:p>
              </table:table-cell>
              <table:table-cell office:value-type="float" office:value="0.014637716989041">
                <text:p>0.01463771698904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-0.0550769611184387">
                <text:p>-0.0550769611184387</text:p>
              </table:table-cell>
              <table:table-cell office:value-type="float" office:value="0.0147923686685703">
                <text:p>0.014792368668570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-0.0539217141687143">
                <text:p>-0.0539217141687143</text:p>
              </table:table-cell>
              <table:table-cell office:value-type="float" office:value="0.0149328659770909">
                <text:p>0.014932865977090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-0.0527942139137094">
                <text:p>-0.0527942139137094</text:p>
              </table:table-cell>
              <table:table-cell office:value-type="float" office:value="0.0150595487163452">
                <text:p>0.015059548716345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-0.0516934823330484">
                <text:p>-0.0516934823330484</text:p>
              </table:table-cell>
              <table:table-cell office:value-type="float" office:value="0.0151727716229733">
                <text:p>0.015172771622973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-0.0506185982972696">
                <text:p>-0.0506185982972696</text:p>
              </table:table-cell>
              <table:table-cell office:value-type="float" office:value="0.0152729023821463">
                <text:p>0.015272902382146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-0.0495686939946616">
                <text:p>-0.0495686939946616</text:p>
              </table:table-cell>
              <table:table-cell office:value-type="float" office:value="0.0153603197018626">
                <text:p>0.015360319701862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-0.0485429515078017">
                <text:p>-0.0485429515078017</text:p>
              </table:table-cell>
              <table:table-cell office:value-type="float" office:value="0.015435411456588">
                <text:p>0.01543541145658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-0.0475405995431055">
                <text:p>-0.0475405995431055</text:p>
              </table:table-cell>
              <table:table-cell office:value-type="float" office:value="0.0154985729069912">
                <text:p>0.015498572906991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-0.0465609103136533">
                <text:p>-0.0465609103136533</text:p>
              </table:table-cell>
              <table:table-cell office:value-type="float" office:value="0.0155502050010581">
                <text:p>0.015550205001058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-0.0456031965749615">
                <text:p>-0.0456031965749615</text:p>
              </table:table-cell>
              <table:table-cell office:value-type="float" office:value="0.0155907127612931">
                <text:p>0.015590712761293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-0.0446668088126323">
                <text:p>-0.0446668088126323</text:p>
              </table:table-cell>
              <table:table-cell office:value-type="float" office:value="0.015620503760716">
                <text:p>0.01562050376071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-0.0437511325806605">
                <text:p>-0.0437511325806605</text:p>
              </table:table-cell>
              <table:table-cell office:value-type="float" office:value="0.0156399866904522">
                <text:p>0.015639986690452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-0.0428555859872448">
                <text:p>-0.0428555859872448</text:p>
              </table:table-cell>
              <table:table-cell office:value-type="float" office:value="0.015649570019427">
                <text:p>0.01564957001942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-0.0419796173258158">
                <text:p>-0.0419796173258158</text:p>
              </table:table-cell>
              <table:table-cell office:value-type="float" office:value="0.0156496607473189">
                <text:p>0.015649660747318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-0.0411227028471961">
                <text:p>-0.0411227028471961</text:p>
              </table:table-cell>
              <table:table-cell office:value-type="float" office:value="0.0156406632499717">
                <text:p>0.015640663249971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-0.0402843446695611">
                <text:p>-0.0402843446695611</text:p>
              </table:table-cell>
              <table:table-cell office:value-type="float" office:value="0.0156229782169115">
                <text:p>0.015622978216911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-0.0394640688217152">
                <text:p>-0.0394640688217152</text:p>
              </table:table-cell>
              <table:table-cell office:value-type="float" office:value="0.0155970016789242">
                <text:p>0.015597001678924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-0.0386614234150207">
                <text:p>-0.0386614234150207</text:p>
              </table:table-cell>
              <table:table-cell office:value-type="float" office:value="0.0155631241241405">
                <text:p>0.015563124124140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-0.0378759769396053">
                <text:p>-0.0378759769396053</text:p>
              </table:table-cell>
              <table:table-cell office:value-type="float" office:value="0.0155217297003185">
                <text:p>0.015521729700318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-0.0371073166796299">
                <text:p>-0.0371073166796299</text:p>
              </table:table-cell>
              <table:table-cell office:value-type="float" office:value="0.0154731955002596">
                <text:p>0.015473195500259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-0.03635504724262">
                <text:p>-0.03635504724262</text:p>
              </table:table-cell>
              <table:table-cell office:value-type="float" office:value="0.0154178909277158">
                <text:p>0.015417890927715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-0.0356187891976445">
                <text:p>-0.0356187891976445</text:p>
              </table:table-cell>
              <table:table-cell office:value-type="float" office:value="0.0153561771403243">
                <text:p>0.015356177140324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-0.0348981778175217">
                <text:p>-0.0348981778175217</text:p>
              </table:table-cell>
              <table:table-cell office:value-type="float" office:value="0.0152884065662606">
                <text:p>0.015288406566260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-0.0341928619191911">
                <text:p>-0.0341928619191911</text:p>
              </table:table-cell>
              <table:table-cell office:value-type="float" office:value="0.0152149224911913">
                <text:p>0.015214922491191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-0.0335025027975888">
                <text:p>-0.0335025027975888</text:p>
              </table:table-cell>
              <table:table-cell office:value-type="float" office:value="0.0151360587110627">
                <text:p>0.015136058711062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-0.0328267732478071">
                <text:p>-0.0328267732478071</text:p>
              </table:table-cell>
              <table:table-cell office:value-type="float" office:value="0.0150521392483505">
                <text:p>0.015052139248350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-0.0321653566699887">
                <text:p>-0.0321653566699887</text:p>
              </table:table-cell>
              <table:table-cell office:value-type="float" office:value="0.014963478126595">
                <text:p>0.01496347812659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-0.031517946252646">
                <text:p>-0.031517946252646</text:p>
              </table:table-cell>
              <table:table-cell office:value-type="float" office:value="0.0148703792003158">
                <text:p>0.014870379200315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-0.0308842442290125">
                <text:p>-0.0308842442290125</text:p>
              </table:table-cell>
              <table:table-cell office:value-type="float" office:value="0.0147731360362169">
                <text:p>0.014773136036216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-0.0302639612019817">
                <text:p>-0.0302639612019817</text:p>
              </table:table-cell>
              <table:table-cell office:value-type="float" office:value="0.0146720318419336">
                <text:p>0.014672031841933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-0.0296568155328192">
                <text:p>-0.0296568155328192</text:p>
              </table:table-cell>
              <table:table-cell office:value-type="float" office:value="0.0145673394390089">
                <text:p>0.014567339439008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-0.029062532789248">
                <text:p>-0.029062532789248</text:p>
              </table:table-cell>
              <table:table-cell office:value-type="float" office:value="0.0144593212759281">
                <text:p>0.014459321275928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-0.0284808452486907">
                <text:p>-0.0284808452486907</text:p>
              </table:table-cell>
              <table:table-cell office:value-type="float" office:value="0.0143482294782338">
                <text:p>0.014348229478233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-0.0279114914524925">
                <text:p>-0.0279114914524925</text:p>
              </table:table-cell>
              <table:table-cell office:value-type="float" office:value="0.0142343059323258">
                <text:p>0.014234305932325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-0.0273542158070406">
                <text:p>-0.0273542158070406</text:p>
              </table:table-cell>
              <table:table-cell office:value-type="float" office:value="0.0141177823993477">
                <text:p>0.014117782399347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-0.0268087682282925">
                <text:p>-0.0268087682282925</text:p>
              </table:table-cell>
              <table:table-cell office:value-type="float" office:value="0.0139988806564739">
                <text:p>0.0139988806564739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-0.0262749038258292">
                <text:p>-0.0262749038258292</text:p>
              </table:table-cell>
              <table:table-cell office:value-type="float" office:value="0.0138778126623329">
                <text:p>0.0138778126623329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-0.0257523826231676">
                <text:p>-0.0257523826231676</text:p>
              </table:table-cell>
              <table:table-cell office:value-type="float" office:value="0.0137547807439908">
                <text:p>0.013754780743990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-0.0252409693111355">
                <text:p>-0.0252409693111355</text:p>
              </table:table-cell>
              <table:table-cell office:value-type="float" office:value="0.013629977802232">
                <text:p>0.01362997780223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-0.0247404330312451">
                <text:p>-0.0247404330312451</text:p>
              </table:table-cell>
              <table:table-cell office:value-type="float" office:value="0.0135035875335809">
                <text:p>0.0135035875335809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-0.0242505471857113">
                <text:p>-0.0242505471857113</text:p>
              </table:table-cell>
              <table:table-cell office:value-type="float" office:value="0.0133757846660254">
                <text:p>0.0133757846660254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-0.0237710892728726">
                <text:p>-0.0237710892728726</text:p>
              </table:table-cell>
              <table:table-cell office:value-type="float" office:value="0.0132467352055077">
                <text:p>0.0132467352055077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-0.0233018407433283">
                <text:p>-0.0233018407433283</text:p>
              </table:table-cell>
              <table:table-cell office:value-type="float" office:value="0.0131165966930524">
                <text:p>0.0131165966930524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-0.022842586876215">
                <text:p>-0.022842586876215</text:p>
              </table:table-cell>
              <table:table-cell office:value-type="float" office:value="0.0129855184684669">
                <text:p>0.0129855184684669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-0.0223931166729141">
                <text:p>-0.0223931166729141</text:p>
              </table:table-cell>
              <table:table-cell office:value-type="float" office:value="0.0128536419401692">
                <text:p>0.012853641940169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-0.0219532227657027">
                <text:p>-0.0219532227657027</text:p>
              </table:table-cell>
              <table:table-cell office:value-type="float" office:value="0.0127211008590145">
                <text:p>0.012721100859014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-0.0215227013401487">
                <text:p>-0.0215227013401487</text:p>
              </table:table-cell>
              <table:table-cell office:value-type="float" office:value="0.0125880215943397">
                <text:p>0.0125880215943397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-0.0211013520688752">
                <text:p>-0.0211013520688752</text:p>
              </table:table-cell>
              <table:table-cell office:value-type="float" office:value="0.0124545234113649">
                <text:p>0.0124545234113649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-0.0206889780557606">
                <text:p>-0.0206889780557606</text:p>
              </table:table-cell>
              <table:table-cell office:value-type="float" office:value="0.0123207187483043">
                <text:p>0.0123207187483043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-0.0202853857885543">
                <text:p>-0.0202853857885543</text:p>
              </table:table-cell>
              <table:table-cell office:value-type="float" office:value="0.0121867134920572">
                <text:p>0.0121867134920572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-0.0198903850989529">
                <text:p>-0.0198903850989529</text:p>
              </table:table-cell>
              <table:table-cell office:value-type="float" office:value="0.0120526072515892">
                <text:p>0.012052607251589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-0.0195037891285832">
                <text:p>-0.0195037891285832</text:p>
              </table:table-cell>
              <table:table-cell office:value-type="float" office:value="0.0119184936279826">
                <text:p>0.0119184936279826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-0.0191254143002473">
                <text:p>-0.0191254143002473</text:p>
              </table:table-cell>
              <table:table-cell office:value-type="float" office:value="0.0117844604802464">
                <text:p>0.0117844604802464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-0.018755080292987">
                <text:p>-0.018755080292987</text:p>
              </table:table-cell>
              <table:table-cell office:value-type="float" office:value="0.0116505901863517">
                <text:p>0.0116505901863517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-0.0183926100204124">
                <text:p>-0.0183926100204124</text:p>
              </table:table-cell>
              <table:table-cell office:value-type="float" office:value="0.0115169598986498">
                <text:p>0.0115169598986498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-0.0180378296113393">
                <text:p>-0.0180378296113393</text:p>
              </table:table-cell>
              <table:table-cell office:value-type="float" office:value="0.0113836417933388">
                <text:p>0.0113836417933388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-0.0176905683920481">
                <text:p>-0.0176905683920481</text:p>
              </table:table-cell>
              <table:table-cell office:value-type="float" office:value="0.0112507033133147">
                <text:p>0.0112507033133147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-0.0173506588697192">
                <text:p>-0.0173506588697192</text:p>
              </table:table-cell>
              <table:table-cell office:value-type="float" office:value="0.0111182074042482">
                <text:p>0.011118207404248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-0.0170179367161127">
                <text:p>-0.0170179367161127</text:p>
              </table:table-cell>
              <table:table-cell office:value-type="float" office:value="0.0109862127431137">
                <text:p>0.0109862127431137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-0.0166922407515369">
                <text:p>-0.0166922407515369</text:p>
              </table:table-cell>
              <table:table-cell office:value-type="float" office:value="0.0108547739597231">
                <text:p>0.010854773959723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-0.0163734129283499">
                <text:p>-0.0163734129283499</text:p>
              </table:table-cell>
              <table:table-cell office:value-type="float" office:value="0.0107239418501326">
                <text:p>0.0107239418501326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-0.016061298313641">
                <text:p>-0.016061298313641</text:p>
              </table:table-cell>
              <table:table-cell office:value-type="float" office:value="0.0105937635824338">
                <text:p>0.0105937635824338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-0.015755745071222">
                <text:p>-0.015755745071222</text:p>
              </table:table-cell>
              <table:table-cell office:value-type="float" office:value="0.0104642828948842">
                <text:p>0.010464282894884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-0.0154566044420434">
                <text:p>-0.0154566044420434</text:p>
              </table:table-cell>
              <table:table-cell office:value-type="float" office:value="0.010335540285622">
                <text:p>0.010335540285622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-0.0151637307234997">
                <text:p>-0.0151637307234997</text:p>
              </table:table-cell>
              <table:table-cell office:value-type="float" office:value="0.0102075731948981">
                <text:p>0.010207573194898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-0.0148769812468696">
                <text:p>-0.0148769812468696</text:p>
              </table:table-cell>
              <table:table-cell office:value-type="float" office:value="0.010080416179159">
                <text:p>0.010080416179159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-0.0145962163535573">
                <text:p>-0.0145962163535573</text:p>
              </table:table-cell>
              <table:table-cell office:value-type="float" office:value="0.00995410107749173">
                <text:p>0.00995410107749173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-0.0143212993690911">
                <text:p>-0.0143212993690911</text:p>
              </table:table-cell>
              <table:table-cell office:value-type="float" office:value="0.00982865717025216">
                <text:p>0.00982865717025216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-0.246957179193474">
                <text:p>-0.246957179193474</text:p>
              </table:table-cell>
              <table:table-cell office:value-type="float" office:value="-0.216696102731495">
                <text:p>-0.21669610273149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2.3611323430187">
                <text:p>12.3611323430187</text:p>
              </table:table-cell>
              <table:table-cell office:value-type="float" office:value="-4.12658475303849">
                <text:p>-4.12658475303849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4.3195891156991">
                <text:p>24.3195891156991</text:p>
              </table:table-cell>
              <table:table-cell office:value-type="float" office:value="-7.74924201181653">
                <text:p>-7.74924201181653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1.8080816570624">
                <text:p>21.8080816570624</text:p>
              </table:table-cell>
              <table:table-cell office:value-type="float" office:value="-7.40997660156366">
                <text:p>-7.40997660156366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8.6795687795895">
                <text:p>18.6795687795895</text:p>
              </table:table-cell>
              <table:table-cell office:value-type="float" office:value="-6.87352182559428">
                <text:p>-6.87352182559428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5.8511548618861">
                <text:p>15.8511548618861</text:p>
              </table:table-cell>
              <table:table-cell office:value-type="float" office:value="-6.38884024185973">
                <text:p>-6.38884024185973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3.3482361219653">
                <text:p>13.3482361219653</text:p>
              </table:table-cell>
              <table:table-cell office:value-type="float" office:value="-5.96212936404">
                <text:p>-5.96212936404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1.1380989778383">
                <text:p>11.1380989778383</text:p>
              </table:table-cell>
              <table:table-cell office:value-type="float" office:value="-5.58390734610676">
                <text:p>-5.58390734610676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9.18753013889697">
                <text:p>9.18753013889697</text:p>
              </table:table-cell>
              <table:table-cell office:value-type="float" office:value="-5.24469669025495">
                <text:p>-5.2446966902549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7.46661016676722">
                <text:p>7.46661016676722</text:p>
              </table:table-cell>
              <table:table-cell office:value-type="float" office:value="-4.93598609621559">
                <text:p>-4.93598609621559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5.94871746882726">
                <text:p>5.94871746882726</text:p>
              </table:table-cell>
              <table:table-cell office:value-type="float" office:value="-4.65014422719313">
                <text:p>-4.65014422719313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4.61024039816538">
                <text:p>4.61024039816538</text:p>
              </table:table-cell>
              <table:table-cell office:value-type="float" office:value="-4.3802564177401">
                <text:p>-4.3802564177401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3.43026467405871">
                <text:p>3.43026467405871</text:p>
              </table:table-cell>
              <table:table-cell office:value-type="float" office:value="-4.11997195154883">
                <text:p>-4.11997195154883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.39027173241011">
                <text:p>2.39027173241011</text:p>
              </table:table-cell>
              <table:table-cell office:value-type="float" office:value="-3.86338895124404">
                <text:p>-3.86338895124404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.47386135906569">
                <text:p>1.47386135906569</text:p>
              </table:table-cell>
              <table:table-cell office:value-type="float" office:value="-3.60500130385632">
                <text:p>-3.60500130385632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666505576069509">
                <text:p>0.666505576069509</text:p>
              </table:table-cell>
              <table:table-cell office:value-type="float" office:value="-3.33973134236787">
                <text:p>-3.33973134236787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-0.0446634878231933">
                <text:p>-0.0446634878231933</text:p>
              </table:table-cell>
              <table:table-cell office:value-type="float" office:value="-3.06306508601101">
                <text:p>-3.06306508601101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-0.671032300972296">
                <text:p>-0.671032300972296</text:p>
              </table:table-cell>
              <table:table-cell office:value-type="float" office:value="-2.77128887703313">
                <text:p>-2.77128887703313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-1.22265433178557">
                <text:p>-1.22265433178557</text:p>
              </table:table-cell>
              <table:table-cell office:value-type="float" office:value="-2.46179601170076">
                <text:p>-2.46179601170076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-1.70837317004633">
                <text:p>-1.70837317004633</text:p>
              </table:table-cell>
              <table:table-cell office:value-type="float" office:value="-2.13339636964534">
                <text:p>-2.13339636964534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-2.13592655772232">
                <text:p>-2.13592655772232</text:p>
              </table:table-cell>
              <table:table-cell office:value-type="float" office:value="-1.7865377472333">
                <text:p>-1.7865377472333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-2.51203787080656">
                <text:p>-2.51203787080656</text:p>
              </table:table-cell>
              <table:table-cell office:value-type="float" office:value="-1.42335380249419">
                <text:p>-1.42335380249419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-2.8425010703045">
                <text:p>-2.8425010703045</text:p>
              </table:table-cell>
              <table:table-cell office:value-type="float" office:value="-1.04749705817328">
                <text:p>-1.04749705817328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-3.13226383671399">
                <text:p>-3.13226383671399</text:p>
              </table:table-cell>
              <table:table-cell office:value-type="float" office:value="-0.663780386456825">
                <text:p>-0.663780386456825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-3.38551179860955">
                <text:p>-3.38551179860955</text:p>
              </table:table-cell>
              <table:table-cell office:value-type="float" office:value="-0.27770559691393">
                <text:p>-0.27770559691393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-3.60575486578982">
                <text:p>-3.60575486578982</text:p>
              </table:table-cell>
              <table:table-cell office:value-type="float" office:value="0.105021769472252">
                <text:p>0.105021769472252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-3.79591506762376">
                <text:p>-3.79591506762376</text:p>
              </table:table-cell>
              <table:table-cell office:value-type="float" office:value="0.478909200728811">
                <text:p>0.478909200728811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-3.95841421849279">
                <text:p>-3.95841421849279</text:p>
              </table:table-cell>
              <table:table-cell office:value-type="float" office:value="0.83898079631235">
                <text:p>0.83898079631235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-4.09525923417196">
                <text:p>-4.09525923417196</text:p>
              </table:table-cell>
              <table:table-cell office:value-type="float" office:value="1.18096035505023">
                <text:p>1.18096035505023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-4.20812290768771">
                <text:p>-4.20812290768771</text:p>
              </table:table-cell>
              <table:table-cell office:value-type="float" office:value="1.50135147934982">
                <text:p>1.50135147934982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-4.29841825805091">
                <text:p>-4.29841825805091</text:p>
              </table:table-cell>
              <table:table-cell office:value-type="float" office:value="1.7974424117677">
                <text:p>1.7974424117677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-4.36736503306086">
                <text:p>-4.36736503306086</text:p>
              </table:table-cell>
              <table:table-cell office:value-type="float" office:value="2.06726301241621">
                <text:p>2.06726301241621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-4.41604746105777">
                <text:p>-4.41604746105777</text:p>
              </table:table-cell>
              <table:table-cell office:value-type="float" office:value="2.30951580885453">
                <text:p>2.30951580885453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-4.44546283415752">
                <text:p>-4.44546283415752</text:p>
              </table:table-cell>
              <table:table-cell office:value-type="float" office:value="2.52349636108822">
                <text:p>2.52349636108822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-4.45656093038731">
                <text:p>-4.45656093038731</text:p>
              </table:table-cell>
              <table:table-cell office:value-type="float" office:value="2.70901235669742">
                <text:p>2.70901235669742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-4.45027462983441">
                <text:p>-4.45027462983441</text:p>
              </table:table-cell>
              <table:table-cell office:value-type="float" office:value="2.86630657027007">
                <text:p>2.86630657027007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-4.42754234830236">
                <text:p>-4.42754234830236</text:p>
              </table:table-cell>
              <table:table-cell office:value-type="float" office:value="2.99598603064761">
                <text:p>2.99598603064761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-4.38932310493962">
                <text:p>-4.38932310493962</text:p>
              </table:table-cell>
              <table:table-cell office:value-type="float" office:value="3.09895810334888">
                <text:p>3.09895810334888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-4.33660516463612">
                <text:p>-4.33660516463612</text:p>
              </table:table-cell>
              <table:table-cell office:value-type="float" office:value="3.17637334595514">
                <text:p>3.17637334595514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-4.27040925974902">
                <text:p>-4.27040925974902</text:p>
              </table:table-cell>
              <table:table-cell office:value-type="float" office:value="3.22957462951481">
                <text:p>3.22957462951481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-4.191787407715">
                <text:p>-4.191787407715</text:p>
              </table:table-cell>
              <table:table-cell office:value-type="float" office:value="3.26005192458165">
                <text:p>3.26005192458165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-4.10181831047225">
                <text:p>-4.10181831047225</text:p>
              </table:table-cell>
              <table:table-cell office:value-type="float" office:value="3.2694021876762">
                <text:p>3.2694021876762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-4.00160025754921">
                <text:p>-4.00160025754921</text:p>
              </table:table-cell>
              <table:table-cell office:value-type="float" office:value="3.25929387037917">
                <text:p>3.25929387037917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-3.89224236615533">
                <text:p>-3.89224236615533</text:p>
              </table:table-cell>
              <table:table-cell office:value-type="float" office:value="3.23143566446131">
                <text:p>3.23143566446131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-3.77485488705678">
                <text:p>-3.77485488705678</text:p>
              </table:table-cell>
              <table:table-cell office:value-type="float" office:value="3.18754917175968">
                <text:p>3.18754917175968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-3.65053919205323">
                <text:p>-3.65053919205323</text:p>
              </table:table-cell>
              <table:table-cell office:value-type="float" office:value="3.12934524020539">
                <text:p>3.12934524020539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-3.52037794405635">
                <text:p>-3.52037794405635</text:p>
              </table:table-cell>
              <table:table-cell office:value-type="float" office:value="3.05850373826384">
                <text:p>3.05850373826384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-3.38542583949162">
                <text:p>-3.38542583949162</text:p>
              </table:table-cell>
              <table:table-cell office:value-type="float" office:value="2.97665655332563">
                <text:p>2.97665655332563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-3.2467012091463">
                <text:p>-3.2467012091463</text:p>
              </table:table-cell>
              <table:table-cell office:value-type="float" office:value="2.88537360064377">
                <text:p>2.88537360064377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-3.10517867058488">
                <text:p>-3.10517867058488</text:p>
              </table:table-cell>
              <table:table-cell office:value-type="float" office:value="2.7861516234204">
                <text:p>2.7861516234204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-2.96178294464575">
                <text:p>-2.96178294464575</text:p>
              </table:table-cell>
              <table:table-cell office:value-type="float" office:value="2.68040555593203">
                <text:p>2.68040555593203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-2.81738388112116">
                <text:p>-2.81738388112116</text:p>
              </table:table-cell>
              <table:table-cell office:value-type="float" office:value="2.56946221340775">
                <text:p>2.56946221340775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-2.67279268449454">
                <text:p>-2.67279268449454</text:p>
              </table:table-cell>
              <table:table-cell office:value-type="float" office:value="2.45455606692905">
                <text:p>2.45455606692905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-2.52875928891634">
                <text:p>-2.52875928891634</text:p>
              </table:table-cell>
              <table:table-cell office:value-type="float" office:value="2.33682686014993">
                <text:p>2.33682686014993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-2.38597080133982">
                <text:p>-2.38597080133982</text:p>
              </table:table-cell>
              <table:table-cell office:value-type="float" office:value="2.21731882762841">
                <text:p>2.21731882762841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-2.24505091152296">
                <text:p>-2.24505091152296</text:p>
              </table:table-cell>
              <table:table-cell office:value-type="float" office:value="2.09698128192246">
                <text:p>2.09698128192246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-2.10656015589235">
                <text:p>-2.10656015589235</text:p>
              </table:table-cell>
              <table:table-cell office:value-type="float" office:value="1.97667034786391">
                <text:p>1.97667034786391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-1.97099691750009">
                <text:p>-1.97099691750009</text:p>
              </table:table-cell>
              <table:table-cell office:value-type="float" office:value="1.85715163686655">
                <text:p>1.85715163686655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-1.83879904497912">
                <text:p>-1.83879904497912</text:p>
              </table:table-cell>
              <table:table-cell office:value-type="float" office:value="1.73910367093366">
                <text:p>1.73910367093366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-1.7103459781395">
                <text:p>-1.7103459781395</text:p>
              </table:table-cell>
              <table:table-cell office:value-type="float" office:value="1.62312188437188">
                <text:p>1.62312188437188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-1.58596127543333">
                <text:p>-1.58596127543333</text:p>
              </table:table-cell>
              <table:table-cell office:value-type="float" office:value="1.50972305030992">
                <text:p>1.50972305030992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-1.46591544791888">
                <text:p>-1.46591544791888</text:p>
              </table:table-cell>
              <table:table-cell office:value-type="float" office:value="1.39934999828322">
                <text:p>1.39934999828322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-1.35042901472933">
                <text:p>-1.35042901472933</text:p>
              </table:table-cell>
              <table:table-cell office:value-type="float" office:value="1.29237650780398">
                <text:p>1.29237650780398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-1.23967570574162">
                <text:p>-1.23967570574162</text:p>
              </table:table-cell>
              <table:table-cell office:value-type="float" office:value="1.18911228055791">
                <text:p>1.18911228055791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-1.13378574763925">
                <text:p>-1.13378574763925</text:p>
              </table:table-cell>
              <table:table-cell office:value-type="float" office:value="1.08980791032336">
                <text:p>1.08980791032336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-1.0328491795252">
                <text:p>-1.0328491795252</text:p>
              </table:table-cell>
              <table:table-cell office:value-type="float" office:value="0.994659784697305">
                <text:p>0.994659784697305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-0.936919153423621">
                <text:p>-0.936919153423621</text:p>
              </table:table-cell>
              <table:table-cell office:value-type="float" office:value="0.903814866114905">
                <text:p>0.903814866114905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-0.846015183290949">
                <text:p>-0.846015183290949</text:p>
              </table:table-cell>
              <table:table-cell office:value-type="float" office:value="0.817375311437063">
                <text:p>0.817375311437063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-0.760126313468801">
                <text:p>-0.760126313468801</text:p>
              </table:table-cell>
              <table:table-cell office:value-type="float" office:value="0.73540289958336">
                <text:p>0.73540289958336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-0.679214183864785">
                <text:p>-0.679214183864785</text:p>
              </table:table-cell>
              <table:table-cell office:value-type="float" office:value="0.65792324537961">
                <text:p>0.65792324537961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-0.603215974579863">
                <text:p>-0.603215974579863</text:p>
              </table:table-cell>
              <table:table-cell office:value-type="float" office:value="0.584929785086819">
                <text:p>0.584929785086819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-0.53204721728326">
                <text:p>-0.53204721728326</text:p>
              </table:table-cell>
              <table:table-cell office:value-type="float" office:value="0.516387525100748">
                <text:p>0.516387525100748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-0.465604464452807">
                <text:p>-0.465604464452807</text:p>
              </table:table-cell>
              <table:table-cell office:value-type="float" office:value="0.452236550210894">
                <text:p>0.452236550210894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-0.403767810742606">
                <text:p>-0.403767810742606</text:p>
              </table:table-cell>
              <table:table-cell office:value-type="float" office:value="0.392395291716707">
                <text:p>0.392395291716707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-0.346403263303441">
                <text:p>-0.346403263303441</text:p>
              </table:table-cell>
              <table:table-cell office:value-type="float" office:value="0.336763558758268">
                <text:p>0.336763558758268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-0.293364959950737">
                <text:p>-0.293364959950737</text:p>
              </table:table-cell>
              <table:table-cell office:value-type="float" office:value="0.285225338565787">
                <text:p>0.285225338565787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-0.244497235732322">
                <text:p>-0.244497235732322</text:p>
              </table:table-cell>
              <table:table-cell office:value-type="float" office:value="0.23765137307028">
                <text:p>0.23765137307028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-0.199636539769155">
                <text:p>-0.199636539769155</text:p>
              </table:table-cell>
              <table:table-cell office:value-type="float" office:value="0.193901520575079">
                <text:p>0.193901520575079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-0.158613205279567">
                <text:p>-0.158613205279567</text:p>
              </table:table-cell>
              <table:table-cell office:value-type="float" office:value="0.153826912036359">
                <text:p>0.153826912036359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-0.121253076518379">
                <text:p>-0.121253076518379</text:p>
              </table:table-cell>
              <table:table-cell office:value-type="float" office:value="0.117271912037542">
                <text:p>0.117271912037542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-0.0873789969968009">
                <text:p>-0.0873789969968009</text:p>
              </table:table-cell>
              <table:table-cell office:value-type="float" office:value="0.0840758948283726">
                <text:p>0.0840758948283726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-0.0568121638437447">
                <text:p>-0.0568121638437447</text:p>
              </table:table-cell>
              <table:table-cell office:value-type="float" office:value="0.0540748458914386">
                <text:p>0.0540748458914386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-0.0293733535463803">
                <text:p>-0.0293733535463803</text:p>
              </table:table-cell>
              <table:table-cell office:value-type="float" office:value="0.0271027994453998">
                <text:p>0.0271027994453998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-0.00488402459215553">
                <text:p>-0.00488402459215553</text:p>
              </table:table-cell>
              <table:table-cell office:value-type="float" office:value="0.00299312213367653">
                <text:p>0.00299312213367653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0168326972556532">
                <text:p>0.0168326972556532</text:p>
              </table:table-cell>
              <table:table-cell office:value-type="float" office:value="-0.0184203470943389">
                <text:p>-0.0184203470943389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035951145170432">
                <text:p>0.035951145170432</text:p>
              </table:table-cell>
              <table:table-cell office:value-type="float" office:value="-0.0373022911977605">
                <text:p>-0.0373022911977605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0526423429901834">
                <text:p>0.0526423429901834</text:p>
              </table:table-cell>
              <table:table-cell office:value-type="float" office:value="-0.0538150339766119">
                <text:p>-0.0538150339766119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0670733364391385">
                <text:p>0.0670733364391385</text:p>
              </table:table-cell>
              <table:table-cell office:value-type="float" office:value="-0.068117774701304">
                <text:p>-0.068117774701304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0794066178113173">
                <text:p>0.0794066178113173</text:p>
              </table:table-cell>
              <table:table-cell office:value-type="float" office:value="-0.080365929791304">
                <text:p>-0.080365929791304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0897996381105548">
                <text:p>0.0897996381105548</text:p>
              </table:table-cell>
              <table:table-cell office:value-type="float" office:value="-0.0907105732732783">
                <text:p>-0.0907105732732783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098404400697838">
                <text:p>0.098404400697838</text:p>
              </table:table-cell>
              <table:table-cell office:value-type="float" office:value="-0.0992979681303519">
                <text:p>-0.0992979681303519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105367130583622">
                <text:p>0.105367130583622</text:p>
              </table:table-cell>
              <table:table-cell office:value-type="float" office:value="-0.106269181032781">
                <text:p>-0.106269181032781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110828013615705">
                <text:p>0.110828013615705</text:p>
              </table:table-cell>
              <table:table-cell office:value-type="float" office:value="-0.111759773315767">
                <text:p>-0.111759773315767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11492099994852">
                <text:p>0.11492099994852</text:p>
              </table:table-cell>
              <table:table-cell office:value-type="float" office:value="-0.115899561439403">
                <text:p>-0.115899561439403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117773666338827">
                <text:p>0.117773666338827</text:p>
              </table:table-cell>
              <table:table-cell office:value-type="float" office:value="-0.118812440527805">
                <text:p>-0.118812440527805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119507131990582">
                <text:p>0.119507131990582</text:p>
              </table:table-cell>
              <table:table-cell office:value-type="float" office:value="-0.120616264938489">
                <text:p>-0.120616264938489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120236022864484">
                <text:p>0.120236022864484</text:p>
              </table:table-cell>
              <table:table-cell office:value-type="float" office:value="-0.121422780162517">
                <text:p>-0.121422780162517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120068479577728">
                <text:p>0.120068479577728</text:p>
              </table:table-cell>
              <table:table-cell office:value-type="float" office:value="-0.121337600689664">
                <text:p>-0.121337600689664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119106204239516">
                <text:p>0.119106204239516</text:p>
              </table:table-cell>
              <table:table-cell office:value-type="float" office:value="-0.120460228805852">
                <text:p>-0.120460228805852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117444541798006">
                <text:p>0.117444541798006</text:p>
              </table:table-cell>
              <table:table-cell office:value-type="float" office:value="-0.118884109608142">
                <text:p>-0.118884109608142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115172591711832">
                <text:p>0.115172591711832</text:p>
              </table:table-cell>
              <table:table-cell office:value-type="float" office:value="-0.116696717833698">
                <text:p>-0.116696717833698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112373346000672">
                <text:p>0.112373346000672</text:p>
              </table:table-cell>
              <table:table-cell office:value-type="float" office:value="-0.113979672399944">
                <text:p>-0.113979672399944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10912384997499">
                <text:p>0.10912384997499</text:p>
              </table:table-cell>
              <table:table-cell office:value-type="float" office:value="-0.11080887484396">
                <text:p>-0.11080887484396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105495382188692">
                <text:p>0.105495382188692</text:p>
              </table:table-cell>
              <table:table-cell office:value-type="float" office:value="-0.107254668129819">
                <text:p>-0.107254668129819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101553650403052">
                <text:p>0.101553650403052</text:p>
              </table:table-cell>
              <table:table-cell office:value-type="float" office:value="-0.103382012562059">
                <text:p>-0.103382012562059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0973590005901137">
                <text:p>0.0973590005901137</text:p>
              </table:table-cell>
              <table:table-cell office:value-type="float" office:value="-0.0992506758034084">
                <text:p>-0.0992506758034084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0929666362394555">
                <text:p>0.0929666362394555</text:p>
              </table:table-cell>
              <table:table-cell office:value-type="float" office:value="-0.0949154342424707">
                <text:p>-0.0949154342424707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0884268454617976">
                <text:p>0.0884268454617976</text:p>
              </table:table-cell>
              <table:table-cell office:value-type="float" office:value="-0.0904262831945113">
                <text:p>-0.0904262831945113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0837852336049716">
                <text:p>0.0837852336049716</text:p>
              </table:table-cell>
              <table:table-cell office:value-type="float" office:value="-0.0858286536446373">
                <text:p>-0.0858286536446373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0790829593118492">
                <text:p>0.0790829593118492</text:p>
              </table:table-cell>
              <table:table-cell office:value-type="float" office:value="-0.081163633456427">
                <text:p>-0.081163633456427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0743569721548321">
                <text:p>0.0743569721548321</text:p>
              </table:table-cell>
              <table:table-cell office:value-type="float" office:value="-0.0764681911736842">
                <text:p>-0.0764681911736842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0696402501764171">
                <text:p>0.0696402501764171</text:p>
              </table:table-cell>
              <table:table-cell office:value-type="float" office:value="-0.0717754007344196">
                <text:p>-0.0717754007344196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0649620358515346">
                <text:p>0.0649620358515346</text:p>
              </table:table-cell>
              <table:table-cell office:value-type="float" office:value="-0.0671146655971011">
                <text:p>-0.0671146655971011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060348069160443">
                <text:p>0.060348069160443</text:p>
              </table:table-cell>
              <table:table-cell office:value-type="float" office:value="-0.0625119409501052">
                <text:p>-0.0625119409501052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0558208166271612">
                <text:p>0.0558208166271612</text:p>
              </table:table-cell>
              <table:table-cell office:value-type="float" office:value="-0.0579899528339922">
                <text:p>-0.0579899528339922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0513996953306117">
                <text:p>0.0513996953306117</text:p>
              </table:table-cell>
              <table:table-cell office:value-type="float" office:value="-0.0535684131557135">
                <text:p>-0.0535684131557135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0471012910390645">
                <text:p>0.0471012910390645</text:p>
              </table:table-cell>
              <table:table-cell office:value-type="float" office:value="-0.0492642297113433">
                <text:p>-0.0492642297113433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0429395697516322">
                <text:p>0.0429395697516322</text:p>
              </table:table-cell>
              <table:table-cell office:value-type="float" office:value="-0.0450917104648507">
                <text:p>-0.0450917104648507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0389260820522708">
                <text:p>0.0389260820522708</text:p>
              </table:table-cell>
              <table:table-cell office:value-type="float" office:value="-0.0410627614462644">
                <text:p>-0.0410627614462644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0350701597946257">
                <text:p>0.0350701597946257</text:p>
              </table:table-cell>
              <table:table-cell office:value-type="float" office:value="-0.037187077745493">
                <text:p>-0.037187077745493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031379104739071">
                <text:p>0.031379104739071</text:p>
              </table:table-cell>
              <table:table-cell office:value-type="float" office:value="-0.0334723271766979">
                <text:p>-0.0334723271766979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0278583688570144">
                <text:p>0.0278583688570144</text:p>
              </table:table-cell>
              <table:table-cell office:value-type="float" office:value="-0.0299243262815718">
                <text:p>-0.0299243262815718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0245117261023164">
                <text:p>0.0245117261023164</text:p>
              </table:table-cell>
              <table:table-cell office:value-type="float" office:value="-0.0265472084234108">
                <text:p>-0.0265472084234108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0213414355265007">
                <text:p>0.0213414355265007</text:p>
              </table:table-cell>
              <table:table-cell office:value-type="float" office:value="-0.0233435838005835">
                <text:p>-0.0233435838005835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0183483956830877">
                <text:p>0.0183483956830877</text:p>
              </table:table-cell>
              <table:table-cell office:value-type="float" office:value="-0.020314691276746">
                <text:p>-0.020314691276746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0155322903275579">
                <text:p>0.0155322903275579</text:p>
              </table:table-cell>
              <table:table-cell office:value-type="float" office:value="-0.0174605419875018">
                <text:p>-0.0174605419875018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0128917254736072">
                <text:p>0.0128917254736072</text:p>
              </table:table-cell>
              <table:table-cell office:value-type="float" office:value="-0.0147800547380506">
                <text:p>-0.0147800547380506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0104243579141627">
                <text:p>0.0104243579141627</text:p>
              </table:table-cell>
              <table:table-cell office:value-type="float" office:value="-0.0122711832563072">
                <text:p>-0.0122711832563072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00812701535708449">
                <text:p>0.00812701535708449</text:p>
              </table:table-cell>
              <table:table-cell office:value-type="float" office:value="-0.00993103540887219">
                <text:p>-0.00993103540887219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.00599580836122549">
                <text:p>0.00599580836122549</text:p>
              </table:table-cell>
              <table:table-cell office:value-type="float" office:value="-0.00775598452538162">
                <text:p>-0.00775598452538162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00402623428925608">
                <text:p>0.00402623428925608</text:p>
              </table:table-cell>
              <table:table-cell office:value-type="float" office:value="-0.00574177300953771">
                <text:p>-0.00574177300953771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.00221327351959122">
                <text:p>0.00221327351959122</text:p>
              </table:table-cell>
              <table:table-cell office:value-type="float" office:value="-0.00388360844369995">
                <text:p>-0.00388360844369995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.000551478180343956">
                <text:p>0.000551478180343956</text:p>
              </table:table-cell>
              <table:table-cell office:value-type="float" office:value="-0.00217625241727415">
                <text:p>-0.00217625241727415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-0.000964946313319892">
                <text:p>-0.000964946313319892</text:p>
              </table:table-cell>
              <table:table-cell office:value-type="float" office:value="-0.000614102328944099">
                <text:p>-0.000614102328944099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-0.00234206662501624">
                <text:p>-0.00234206662501624</text:p>
              </table:table-cell>
              <table:table-cell office:value-type="float" office:value="0.000808733570734077">
                <text:p>0.000808733570734077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-0.0035861534613435">
                <text:p>-0.0035861534613435</text:p>
              </table:table-cell>
              <table:table-cell office:value-type="float" office:value="0.00209836761766446">
                <text:p>0.00209836761766446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-0.00470361982329859">
                <text:p>-0.00470361982329859</text:p>
              </table:table-cell>
              <table:table-cell office:value-type="float" office:value="0.0032610703652125">
                <text:p>0.0032610703652125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-0.00570096522922725">
                <text:p>-0.00570096522922725</text:p>
              </table:table-cell>
              <table:table-cell office:value-type="float" office:value="0.00430321411246659">
                <text:p>0.00430321411246659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-0.00658472559149637">
                <text:p>-0.00658472559149637</text:p>
              </table:table-cell>
              <table:table-cell office:value-type="float" office:value="0.00523122203071047">
                <text:p>0.00523122203071047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-0.00736142842978627">
                <text:p>-0.00736142842978627</text:p>
              </table:table-cell>
              <table:table-cell office:value-type="float" office:value="0.00605152258714714">
                <text:p>0.00605152258714714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-0.00803755310601062">
                <text:p>-0.00803755310601062</text:p>
              </table:table-cell>
              <table:table-cell office:value-type="float" office:value="0.00677050896482623">
                <text:p>0.00677050896482623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-0.00861949576964616">
                <text:p>-0.00861949576964616</text:p>
              </table:table-cell>
              <table:table-cell office:value-type="float" office:value="0.00739450318025803">
                <text:p>0.00739450318025803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-0.00911353870778342">
                <text:p>-0.00911353870778342</text:p>
              </table:table-cell>
              <table:table-cell office:value-type="float" office:value="0.00792972460350594">
                <text:p>0.00792972460350594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-0.00952582380118194">
                <text:p>-0.00952582380118194</text:p>
              </table:table-cell>
              <table:table-cell office:value-type="float" office:value="0.00838226259110009">
                <text:p>0.00838226259110009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-0.00986232979525159">
                <text:p>-0.00986232979525159</text:p>
              </table:table-cell>
              <table:table-cell office:value-type="float" office:value="0.00875805294795473">
                <text:p>0.00875805294795473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-0.0101288531032306">
                <text:p>-0.0101288531032306</text:p>
              </table:table-cell>
              <table:table-cell office:value-type="float" office:value="0.00906285794246564">
                <text:p>0.00906285794246564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-0.0103309918694006">
                <text:p>-0.0103309918694006</text:p>
              </table:table-cell>
              <table:table-cell office:value-type="float" office:value="0.00930224960693504">
                <text:p>0.00930224960693504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-0.0104741330287927">
                <text:p>-0.0104741330287927</text:p>
              </table:table-cell>
              <table:table-cell office:value-type="float" office:value="0.00948159606450894">
                <text:p>0.00948159606450894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-0.0105634421122769">
                <text:p>-0.0105634421122769</text:p>
              </table:table-cell>
              <table:table-cell office:value-type="float" office:value="0.00960605063384801">
                <text:p>0.00960605063384801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-0.0106038555550914">
                <text:p>-0.0106038555550914</text:p>
              </table:table-cell>
              <table:table-cell office:value-type="float" office:value="0.00968054347256775">
                <text:p>0.00968054347256775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-0.0106000752799318">
                <text:p>-0.0106000752799318</text:p>
              </table:table-cell>
              <table:table-cell office:value-type="float" office:value="0.00970977553129693">
                <text:p>0.00970977553129693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-0.010556565335218">
                <text:p>-0.010556565335218</text:p>
              </table:table-cell>
              <table:table-cell office:value-type="float" office:value="0.0096982146006841">
                <text:p>0.0096982146006841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-0.0104775503826149">
                <text:p>-0.0104775503826149</text:p>
              </table:table-cell>
              <table:table-cell office:value-type="float" office:value="0.0096500932450283">
                <text:p>0.0096500932450283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-0.0103670158378533">
                <text:p>-0.0103670158378533</text:p>
              </table:table-cell>
              <table:table-cell office:value-type="float" office:value="0.0095694084270459">
                <text:p>0.0095694084270459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-0.010228709481086">
                <text:p>-0.010228709481086</text:p>
              </table:table-cell>
              <table:table-cell office:value-type="float" office:value="0.00945992263929885">
                <text:p>0.00945992263929885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-0.0100661443643402">
                <text:p>-0.0100661443643402</text:p>
              </table:table-cell>
              <table:table-cell office:value-type="float" office:value="0.00932516636868996">
                <text:p>0.00932516636868996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-0.00988260285417208">
                <text:p>-0.00988260285417208</text:p>
              </table:table-cell>
              <table:table-cell office:value-type="float" office:value="0.00916844173182163">
                <text:p>0.00916844173182163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-0.00968114165904588">
                <text:p>-0.00968114165904588</text:p>
              </table:table-cell>
              <table:table-cell office:value-type="float" office:value="0.00899282712893967">
                <text:p>0.00899282712893967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-0.00946459770132524">
                <text:p>-0.00946459770132524</text:p>
              </table:table-cell>
              <table:table-cell office:value-type="float" office:value="0.0088011827751755">
                <text:p>0.0088011827751755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-0.00923559470416002">
                <text:p>-0.00923559470416002</text:p>
              </table:table-cell>
              <table:table-cell office:value-type="float" office:value="0.00859615697743621">
                <text:p>0.00859615697743621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-0.00899655037320812">
                <text:p>-0.00899655037320812</text:p>
              </table:table-cell>
              <table:table-cell office:value-type="float" office:value="0.00838019303606163">
                <text:p>0.00838019303606163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-0.00874968406310295">
                <text:p>-0.00874968406310295</text:p>
              </table:table-cell>
              <table:table-cell office:value-type="float" office:value="0.00815553665871605">
                <text:p>0.00815553665871605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-0.00849702482748072">
                <text:p>-0.00849702482748072</text:p>
              </table:table-cell>
              <table:table-cell office:value-type="float" office:value="0.00792424378395218">
                <text:p>0.00792424378395218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-0.00824041976028589">
                <text:p>-0.00824041976028589</text:p>
              </table:table-cell>
              <table:table-cell office:value-type="float" office:value="0.00768818872087795">
                <text:p>0.00768818872087795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-0.00798154254462169">
                <text:p>-0.00798154254462169</text:p>
              </table:table-cell>
              <table:table-cell office:value-type="float" office:value="0.00744907251868376">
                <text:p>0.00744907251868376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-0.00772190213305102">
                <text:p>-0.00772190213305102</text:p>
              </table:table-cell>
              <table:table-cell office:value-type="float" office:value="0.00720843148891426">
                <text:p>0.00720843148891426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-0.00746285149106907">
                <text:p>-0.00746285149106907</text:p>
              </table:table-cell>
              <table:table-cell office:value-type="float" office:value="0.00696764581085141">
                <text:p>0.00696764581085141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-0.00720559634292961">
                <text:p>-0.00720559634292961</text:p>
              </table:table-cell>
              <table:table-cell office:value-type="float" office:value="0.00672794815674838">
                <text:p>0.00672794815674838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-0.00695120386482451">
                <text:p>-0.00695120386482451</text:p>
              </table:table-cell>
              <table:table-cell office:value-type="float" office:value="0.00649043228126978">
                <text:p>0.00649043228126978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-0.0067006112779433">
                <text:p>-0.0067006112779433</text:p>
              </table:table-cell>
              <table:table-cell office:value-type="float" office:value="0.00625606152593328">
                <text:p>0.00625606152593328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-0.00645463429871374">
                <text:p>-0.00645463429871374</text:p>
              </table:table-cell>
              <table:table-cell office:value-type="float" office:value="0.00602567719445446">
                <text:p>0.00602567719445446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-0.00621397541016311">
                <text:p>-0.00621397541016311</text:p>
              </table:table-cell>
              <table:table-cell office:value-type="float" office:value="0.0058000067618913">
                <text:p>0.0058000067618913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-0.00597923192249272">
                <text:p>-0.00597923192249272</text:p>
              </table:table-cell>
              <table:table-cell office:value-type="float" office:value="0.00557967188423714">
                <text:p>0.00557967188423714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-0.00575090379644205">
                <text:p>-0.00575090379644205</text:p>
              </table:table-cell>
              <table:table-cell office:value-type="float" office:value="0.00536519618112852">
                <text:p>0.00536519618112852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-0.0055294012071494">
                <text:p>-0.0055294012071494</text:p>
              </table:table-cell>
              <table:table-cell office:value-type="float" office:value="0.00515701276806446">
                <text:p>0.00515701276806446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-0.00531505183016812">
                <text:p>-0.00531505183016812</text:p>
              </table:table-cell>
              <table:table-cell office:value-type="float" office:value="0.00495547151915243">
                <text:p>0.00495547151915243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-0.00510810783540538">
                <text:p>-0.00510810783540538</text:p>
              </table:table-cell>
              <table:table-cell office:value-type="float" office:value="0.00476084604505989">
                <text:p>0.00476084604505989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-0.00490875257770362">
                <text:p>-0.00490875257770362</text:p>
              </table:table-cell>
              <table:table-cell office:value-type="float" office:value="0.00457334037402557">
                <text:p>0.00457334037402557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-0.00471710697624861">
                <text:p>-0.00471710697624861</text:p>
              </table:table-cell>
              <table:table-cell office:value-type="float" office:value="0.00439309532722643">
                <text:p>0.00439309532722643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-0.00453323557749741">
                <text:p>-0.00453323557749741</text:p>
              </table:table-cell>
              <table:table-cell office:value-type="float" office:value="0.00422019458312661">
                <text:p>0.00422019458312661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-0.00435715229922806">
                <text:p>-0.00435715229922806</text:p>
              </table:table-cell>
              <table:table-cell office:value-type="float" office:value="0.00405467042645658">
                <text:p>0.00405467042645658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-0.00418882585500047">
                <text:p>-0.00418882585500047</text:p>
              </table:table-cell>
              <table:table-cell office:value-type="float" office:value="0.00389650918244389">
                <text:p>0.00389650918244389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-0.0040281848612489">
                <text:p>-0.0040281848612489</text:p>
              </table:table-cell>
              <table:table-cell office:value-type="float" office:value="0.00374565633554091">
                <text:p>0.00374565633554091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-0.0038751226296263">
                <text:p>-0.0038751226296263</text:p>
              </table:table-cell>
              <table:table-cell office:value-type="float" office:value="0.00360202133724563">
                <text:p>0.00360202133724563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-0.00372950165037356">
                <text:p>-0.00372950165037356</text:p>
              </table:table-cell>
              <table:table-cell office:value-type="float" office:value="0.00346548210656827">
                <text:p>0.00346548210656827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-0.00359115777264218">
                <text:p>-0.00359115777264218</text:p>
              </table:table-cell>
              <table:table-cell office:value-type="float" office:value="0.00333588922938333">
                <text:p>0.00333588922938333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-0.00345990408949781">
                <text:p>-0.00345990408949781</text:p>
              </table:table-cell>
              <table:table-cell office:value-type="float" office:value="0.0032130698640831">
                <text:p>0.0032130698640831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-0.00333553453617519">
                <text:p>-0.00333553453617519</text:p>
              </table:table-cell>
              <table:table-cell office:value-type="float" office:value="0.00309683136132666">
                <text:p>0.00309683136132666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-0.00321782721053321">
                <text:p>-0.00321782721053321</text:p>
              </table:table-cell>
              <table:table-cell office:value-type="float" office:value="0.00298696460736547">
                <text:p>0.00298696460736547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-0.00310654742641248">
                <text:p>-0.00310654742641248</text:p>
              </table:table-cell>
              <table:table-cell office:value-type="float" office:value="0.00288324710022714">
                <text:p>0.00288324710022714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-0.00300145051006506">
                <text:p>-0.00300145051006506</text:p>
              </table:table-cell>
              <table:table-cell office:value-type="float" office:value="0.00278544576997053">
                <text:p>0.00278544576997053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-0.00290228435084749">
                <text:p>-0.00290228435084749</text:p>
              </table:table-cell>
              <table:table-cell office:value-type="float" office:value="0.00269331955284891">
                <text:p>0.00269331955284891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-0.00280879171730142">
                <text:p>-0.00280879171730142</text:p>
              </table:table-cell>
              <table:table-cell office:value-type="float" office:value="0.00260662173119375">
                <text:p>0.00260662173119375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-0.00272071235039029">
                <text:p>-0.00272071235039029</text:p>
              </table:table-cell>
              <table:table-cell office:value-type="float" office:value="0.00252510205021039">
                <text:p>0.00252510205021039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-0.00263778484548283">
                <text:p>-0.00263778484548283</text:p>
              </table:table-cell>
              <table:table-cell office:value-type="float" office:value="0.00244850862318735">
                <text:p>0.00244850862318735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-0.00255974833456296">
                <text:p>-0.00255974833456296</text:p>
              </table:table-cell>
              <table:table-cell office:value-type="float" office:value="0.00237658963671006">
                <text:p>0.00237658963671006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-0.00248634398054559">
                <text:p>-0.00248634398054559</text:p>
              </table:table-cell>
              <table:table-cell office:value-type="float" office:value="0.00230909486718112">
                <text:p>0.00230909486718112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-0.00241731629506692">
                <text:p>-0.00241731629506692</text:p>
              </table:table-cell>
              <table:table-cell office:value-type="float" office:value="0.0022457770204376">
                <text:p>0.0022457770204376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-0.00235241429071831">
                <text:p>-0.00235241429071831</text:p>
              </table:table-cell>
              <table:table-cell office:value-type="float" office:value="0.00218639290547884">
                <text:p>0.00218639290547884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-0.00229139247955867">
                <text:p>-0.00229139247955867</text:p>
              </table:table-cell>
              <table:table-cell office:value-type="float" office:value="0.00213070445320707">
                <text:p>0.00213070445320707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-0.00223401172825266">
                <text:p>-0.00223401172825266</text:p>
              </table:table-cell>
              <table:table-cell office:value-type="float" office:value="0.00207847959139418">
                <text:p>0.00207847959139418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-0.00218003998022631">
                <text:p>-0.00218003998022631</text:p>
              </table:table-cell>
              <table:table-cell office:value-type="float" office:value="0.00202949298595545">
                <text:p>0.00202949298595545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-0.00212925285520971">
                <text:p>-0.00212925285520971</text:p>
              </table:table-cell>
              <table:table-cell office:value-type="float" office:value="0.00198352665887747">
                <text:p>0.00198352665887747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-0.00208143413622519">
                <text:p>-0.00208143413622519</text:p>
              </table:table-cell>
              <table:table-cell office:value-type="float" office:value="0.00194037049245921">
                <text:p>0.00194037049245921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-0.00203637615294738">
                <text:p>-0.00203637615294738</text:p>
              </table:table-cell>
              <table:table-cell office:value-type="float" office:value="0.00189982262963628">
                <text:p>0.00189982262963628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-0.00199388007078305">
                <text:p>-0.00199388007078305</text:p>
              </table:table-cell>
              <table:table-cell office:value-type="float" office:value="0.00186168977889256">
                <text:p>0.00186168977889256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-0.00195375609430837">
                <text:p>-0.00195375609430837</text:p>
              </table:table-cell>
              <table:table-cell office:value-type="float" office:value="0.00182578743281869">
                <text:p>0.00182578743281869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-0.0019158235930572">
                <text:p>-0.0019158235930572</text:p>
              </table:table-cell>
              <table:table-cell office:value-type="float" office:value="0.00179194000831107">
                <text:p>0.00179194000831107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-0.00187991115754294">
                <text:p>-0.00187991115754294</text:p>
              </table:table-cell>
              <table:table-cell office:value-type="float" office:value="0.00175998091627161">
                <text:p>0.00175998091627161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-0.00184585659290804">
                <text:p>-0.00184585659290804</text:p>
              </table:table-cell>
              <table:table-cell office:value-type="float" office:value="0.00172975256806929">
                <text:p>0.00172975256806929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-0.00181350685699577">
                <text:p>-0.00181350685699577</text:p>
              </table:table-cell>
              <table:table-cell office:value-type="float" office:value="0.00170110632589093">
                <text:p>0.00170110632589093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-0.00178271794952778">
                <text:p>-0.00178271794952778</text:p>
              </table:table-cell>
              <table:table-cell office:value-type="float" office:value="0.00167390240328746">
                <text:p>0.00167390240328746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-0.00175335475818272">
                <text:p>-0.00175335475818272</text:p>
              </table:table-cell>
              <table:table-cell office:value-type="float" office:value="0.00164800972219936">
                <text:p>0.00164800972219936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-0.00172529086768236">
                <text:p>-0.00172529086768236</text:p>
              </table:table-cell>
              <table:table-cell office:value-type="float" office:value="0.00162330573210134">
                <text:p>0.00162330573210134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-0.00169840833670332">
                <text:p>-0.00169840833670332</text:p>
              </table:table-cell>
              <table:table-cell office:value-type="float" office:value="0.00159967619646206">
                <text:p>0.00159967619646206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-0.00167259744781045">
                <text:p>-0.00167259744781045</text:p>
              </table:table-cell>
              <table:table-cell office:value-type="float" office:value="0.0015770149517369">
                <text:p>0.0015770149517369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-0.00164775643485271">
                <text:p>-0.00164775643485271</text:p>
              </table:table-cell>
              <table:table-cell office:value-type="float" office:value="0.00155522364309046">
                <text:p>0.00155522364309046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-0.00162379119199585">
                <text:p>-0.00162379119199585</text:p>
              </table:table-cell>
              <table:table-cell office:value-type="float" office:value="0.00153421144133414">
                <text:p>0.00153421144133414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-0.00160061496823349">
                <text:p>-0.00160061496823349</text:p>
              </table:table-cell>
              <table:table-cell office:value-type="float" office:value="0.00151389474474239">
                <text:p>0.00151389474474239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-0.0015781480506849">
                <text:p>-0.0015781480506849</text:p>
              </table:table-cell>
              <table:table-cell office:value-type="float" office:value="0.00149419686927832">
                <text:p>0.00149419686927832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-0.00155631744036544">
                <text:p>-0.00155631744036544</text:p>
              </table:table-cell>
              <table:table-cell office:value-type="float" office:value="0.00147504773071461">
                <text:p>0.00147504773071461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-0.00153505652242814">
                <text:p>-0.00153505652242814</text:p>
              </table:table-cell>
              <table:table-cell office:value-type="float" office:value="0.00145638352098132">
                <text:p>0.00145638352098132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-0.00151430473429581">
                <text:p>-0.00151430473429581</text:p>
              </table:table-cell>
              <table:table-cell office:value-type="float" office:value="0.00143814638180473">
                <text:p>0.00143814638180473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-0.0014940072336822">
                <text:p>-0.0014940072336822</text:p>
              </table:table-cell>
              <table:table-cell office:value-type="float" office:value="0.00142028407792427">
                <text:p>0.00142028407792427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-0.00147411456834501">
                <text:p>-0.00147411456834501</text:p>
              </table:table-cell>
              <table:table-cell office:value-type="float" office:value="0.00140274967184162">
                <text:p>0.00140274967184162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-0.00145458234990237">
                <text:p>-0.00145458234990237</text:p>
              </table:table-cell>
              <table:table-cell office:value-type="float" office:value="0.00138550120196701">
                <text:p>0.00138550120196701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-0.00143537093251211">
                <text:p>-0.00143537093251211</text:p>
              </table:table-cell>
              <table:table-cell office:value-type="float" office:value="0.00136850136573941">
                <text:p>0.00136850136573941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-0.00141644509881189">
                <text:p>-0.00141644509881189</text:p>
              </table:table-cell>
              <table:table-cell office:value-type="float" office:value="0.00135171720927474">
                <text:p>0.00135171720927474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-0.00139777375351979">
                <text:p>-0.00139777375351979</text:p>
              </table:table-cell>
              <table:table-cell office:value-type="float" office:value="0.00133511982498558">
                <text:p>0.00133511982498558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-0.0013793296258946">
                <text:p>-0.0013793296258946</text:p>
              </table:table-cell>
              <table:table-cell office:value-type="float" office:value="0.00131868405706115">
                <text:p>0.00131868405706115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-0.00136108898232123">
                <text:p>-0.00136108898232123</text:p>
              </table:table-cell>
              <table:table-cell office:value-type="float" office:value="0.00130238821738349">
                <text:p>0.00130238821738349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-0.00134303134882163">
                <text:p>-0.00134303134882163</text:p>
              </table:table-cell>
              <table:table-cell office:value-type="float" office:value="0.00128621381132454">
                <text:p>0.00128621381132454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-0.00132513924522293">
                <text:p>-0.00132513924522293</text:p>
              </table:table-cell>
              <table:table-cell office:value-type="float" office:value="0.00127014527422364">
                <text:p>0.00127014527422364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-0.00130739793027246">
                <text:p>-0.00130739793027246</text:p>
              </table:table-cell>
              <table:table-cell office:value-type="float" office:value="0.00125416971934467">
                <text:p>0.00125416971934467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-0.00128979515872096">
                <text:p>-0.00128979515872096</text:p>
              </table:table-cell>
              <table:table-cell office:value-type="float" office:value="0.00123827669751275">
                <text:p>0.00123827669751275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-0.001272320950374">
                <text:p>-0.001272320950374</text:p>
              </table:table-cell>
              <table:table-cell office:value-type="float" office:value="0.00122245796816411">
                <text:p>0.00122245796816411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-0.00125496737106712">
                <text:p>-0.00125496737106712</text:p>
              </table:table-cell>
              <table:table-cell office:value-type="float" office:value="0.00120670728271932">
                <text:p>0.00120670728271932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-0.00123772832576474">
                <text:p>-0.00123772832576474</text:p>
              </table:table-cell>
              <table:table-cell office:value-type="float" office:value="0.0011910201795029">
                <text:p>0.0011910201795029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-0.00122059936369379">
                <text:p>-0.00122059936369379</text:p>
              </table:table-cell>
              <table:table-cell office:value-type="float" office:value="0.001175393790942">
                <text:p>0.001175393790942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-0.0012035774952901">
                <text:p>-0.0012035774952901</text:p>
              </table:table-cell>
              <table:table-cell office:value-type="float" office:value="0.00115982666211156">
                <text:p>0.00115982666211156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-0.00118666102089104">
                <text:p>-0.00118666102089104</text:p>
              </table:table-cell>
              <table:table-cell office:value-type="float" office:value="0.00114431858122543">
                <text:p>0.00114431858122543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-0.00116984937077458">
                <text:p>-0.00116984937077458</text:p>
              </table:table-cell>
              <table:table-cell office:value-type="float" office:value="0.00112887042125198">
                <text:p>0.00112887042125198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-0.00115314295654478">
                <text:p>-0.00115314295654478</text:p>
              </table:table-cell>
              <table:table-cell office:value-type="float" office:value="0.00111348399272071">
                <text:p>0.00111348399272071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-0.00113654303306454">
                <text:p>-0.00113654303306454</text:p>
              </table:table-cell>
              <table:table-cell office:value-type="float" office:value="0.00109816190723144">
                <text:p>0.00109816190723144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-0.00112005157126838">
                <text:p>-0.00112005157126838</text:p>
              </table:table-cell>
              <table:table-cell office:value-type="float" office:value="0.00108290745144402">
                <text:p>0.00108290745144402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-0.00110367114072307">
                <text:p>-0.00110367114072307</text:p>
              </table:table-cell>
              <table:table-cell office:value-type="float" office:value="0.00106772447103776">
                <text:p>0.00106772447103776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-0.00108740480209146">
                <text:p>-0.00108740480209146</text:p>
              </table:table-cell>
              <table:table-cell office:value-type="float" office:value="0.00105261726439654">
                <text:p>0.00105261726439654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-0.0010712560088999">
                <text:p>-0.0010712560088999</text:p>
              </table:table-cell>
              <table:table-cell office:value-type="float" office:value="0.00103759048550867">
                <text:p>0.00103759048550867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-0.0010552285181431">
                <text:p>-0.0010552285181431</text:p>
              </table:table-cell>
              <table:table-cell office:value-type="float" office:value="0.00102264905570415">
                <text:p>0.00102264905570415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-0.00103932630923786">
                <text:p>-0.00103932630923786</text:p>
              </table:table-cell>
              <table:table-cell office:value-type="float" office:value="0.00100779808367424">
                <text:p>0.00100779808367424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-0.00102355351114802">
                <text:p>-0.00102355351114802</text:p>
              </table:table-cell>
              <table:table-cell office:value-type="float" office:value="0.000993042793662191">
                <text:p>0.000993042793662191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-0.00100791433692571">
                <text:p>-0.00100791433692571</text:p>
              </table:table-cell>
              <table:table-cell office:value-type="float" office:value="0.000978388461003732">
                <text:p>0.000978388461003732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-0.000992413025269201">
                <text:p>-0.000992413025269201</text:p>
              </table:table-cell>
              <table:table-cell office:value-type="float" office:value="0.000963840354706313">
                <text:p>0.000963840354706313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-0.000977053789363858">
                <text:p>-0.000977053789363858</text:p>
              </table:table-cell>
              <table:table-cell office:value-type="float" office:value="0.000949403686822947">
                <text:p>0.000949403686822947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-0.000961840771007694">
                <text:p>-0.000961840771007694</text:p>
              </table:table-cell>
              <table:table-cell office:value-type="float" office:value="0.000935083568087691">
                <text:p>0.000935083568087691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-0.000946778001464921">
                <text:p>-0.000946778001464921</text:p>
              </table:table-cell>
              <table:table-cell office:value-type="float" office:value="0.000920884969191071">
                <text:p>0.000920884969191071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-0.00093186936733769">
                <text:p>-0.00093186936733769</text:p>
              </table:table-cell>
              <table:table-cell office:value-type="float" office:value="0.000906812687540004">
                <text:p>0.000906812687540004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-0.000917118581389431">
                <text:p>-0.000917118581389431</text:p>
              </table:table-cell>
              <table:table-cell office:value-type="float" office:value="0.00089287131910254">
                <text:p>0.00089287131910254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-0.000902529158341991">
                <text:p>-0.000902529158341991</text:p>
              </table:table-cell>
              <table:table-cell office:value-type="float" office:value="0.000879065234804521">
                <text:p>0.000879065234804521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-0.000888104394758393">
                <text:p>-0.000888104394758393</text:p>
              </table:table-cell>
              <table:table-cell office:value-type="float" office:value="0.000865398561100683">
                <text:p>0.000865398561100683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-0.000873847352811374">
                <text:p>-0.000873847352811374</text:p>
              </table:table-cell>
              <table:table-cell office:value-type="float" office:value="0.000851875164742388">
                <text:p>0.000851875164742388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-0.000859760847737867">
                <text:p>-0.000859760847737867</text:p>
              </table:table-cell>
              <table:table-cell office:value-type="float" office:value="0.000838498640809426">
                <text:p>0.000838498640809426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-0.000845847438624148">
                <text:p>-0.000845847438624148</text:p>
              </table:table-cell>
              <table:table-cell office:value-type="float" office:value="0.000825272304072477">
                <text:p>0.000825272304072477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-0.000832109421899929">
                <text:p>-0.000832109421899929</text:p>
              </table:table-cell>
              <table:table-cell office:value-type="float" office:value="0.000812199183419793">
                <text:p>0.000812199183419793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-0.000818548827741239">
                <text:p>-0.000818548827741239</text:p>
              </table:table-cell>
              <table:table-cell office:value-type="float" office:value="0.000799282018792979">
                <text:p>0.000799282018792979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-0.000805167418738151">
                <text:p>-0.000805167418738151</text:p>
              </table:table-cell>
              <table:table-cell office:value-type="float" office:value="0.000786523260476457">
                <text:p>0.000786523260476457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-0.000791966690694146">
                <text:p>-0.000791966690694146</text:p>
              </table:table-cell>
              <table:table-cell office:value-type="float" office:value="0.000773925070562953">
                <text:p>0.000773925070562953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-0.000778947875335057">
                <text:p>-0.000778947875335057</text:p>
              </table:table-cell>
              <table:table-cell office:value-type="float" office:value="0.00076148932628417">
                <text:p>0.00076148932628417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-0.000766111944661141">
                <text:p>-0.000766111944661141</text:p>
              </table:table-cell>
              <table:table-cell office:value-type="float" office:value="0.000749217624984588">
                <text:p>0.000749217624984588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-0.000753459616587016">
                <text:p>-0.000753459616587016</text:p>
              </table:table-cell>
              <table:table-cell office:value-type="float" office:value="0.000737111290316506">
                <text:p>0.000737111290316506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-0.000740991362113697">
                <text:p>-0.000740991362113697</text:p>
              </table:table-cell>
              <table:table-cell office:value-type="float" office:value="0.000725171379967193">
                <text:p>0.000725171379967193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-0.000728707413211183">
                <text:p>-0.000728707413211183</text:p>
              </table:table-cell>
              <table:table-cell office:value-type="float" office:value="0.000713398694140999">
                <text:p>0.000713398694140999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-0.000716607771811262">
                <text:p>-0.000716607771811262</text:p>
              </table:table-cell>
              <table:table-cell office:value-type="float" office:value="0.000701793785107263">
                <text:p>0.000701793785107263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-0.000704692219577474">
                <text:p>-0.000704692219577474</text:p>
              </table:table-cell>
              <table:table-cell office:value-type="float" office:value="0.000690356967392169">
                <text:p>0.000690356967392169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-0.000692960327897119">
                <text:p>-0.000692960327897119</text:p>
              </table:table-cell>
              <table:table-cell office:value-type="float" office:value="0.000679088328436883">
                <text:p>0.000679088328436883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-0.000681411468650417">
                <text:p>-0.000681411468650417</text:p>
              </table:table-cell>
              <table:table-cell office:value-type="float" office:value="0.000667987739744191">
                <text:p>0.000667987739744191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-0.000670044825112903">
                <text:p>-0.000670044825112903</text:p>
              </table:table-cell>
              <table:table-cell office:value-type="float" office:value="0.000657054868424822">
                <text:p>0.000657054868424822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-0.000658859403390721">
                <text:p>-0.000658859403390721</text:p>
              </table:table-cell>
              <table:table-cell office:value-type="float" office:value="0.000646289188876992">
                <text:p>0.000646289188876992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-0.00064785404334522">
                <text:p>-0.00064785404334522</text:p>
              </table:table-cell>
              <table:table-cell office:value-type="float" office:value="0.00063568999442154">
                <text:p>0.00063568999442154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-0.000637027430361314">
                <text:p>-0.000637027430361314</text:p>
              </table:table-cell>
              <table:table-cell office:value-type="float" office:value="0.000625256409247932">
                <text:p>0.000625256409247932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-0.000626378106205472">
                <text:p>-0.000626378106205472</text:p>
              </table:table-cell>
              <table:table-cell office:value-type="float" office:value="0.000614987400093803">
                <text:p>0.000614987400093803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-0.000615904480616436">
                <text:p>-0.000615904480616436</text:p>
              </table:table-cell>
              <table:table-cell office:value-type="float" office:value="0.000604881787924505">
                <text:p>0.000604881787924505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-0.000605604841941165">
                <text:p>-0.000605604841941165</text:p>
              </table:table-cell>
              <table:table-cell office:value-type="float" office:value="0.000594938259212974">
                <text:p>0.000594938259212974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-0.000595477368126041">
                <text:p>-0.000595477368126041</text:p>
              </table:table-cell>
              <table:table-cell office:value-type="float" office:value="0.000585155377064162">
                <text:p>0.000585155377064162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-0.000585520137130757">
                <text:p>-0.000585520137130757</text:p>
              </table:table-cell>
              <table:table-cell office:value-type="float" office:value="0.000575531592361678">
                <text:p>0.000575531592361678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-0.000575731137075763">
                <text:p>-0.000575731137075763</text:p>
              </table:table-cell>
              <table:table-cell office:value-type="float" office:value="0.000566065254092862">
                <text:p>0.000566065254092862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-0.000566108276078836">
                <text:p>-0.000566108276078836</text:p>
              </table:table-cell>
              <table:table-cell office:value-type="float" office:value="0.000556754619607247">
                <text:p>0.000556754619607247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-0.000556649391691977">
                <text:p>-0.000556649391691977</text:p>
              </table:table-cell>
              <table:table-cell office:value-type="float" office:value="0.000547597864408722">
                <text:p>0.000547597864408722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-0.000547352260049649">
                <text:p>-0.000547352260049649</text:p>
              </table:table-cell>
              <table:table-cell office:value-type="float" office:value="0.000538593091659045">
                <text:p>0.000538593091659045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-0.000538214604373088">
                <text:p>-0.000538214604373088</text:p>
              </table:table-cell>
              <table:table-cell office:value-type="float" office:value="0.00052973834112624">
                <text:p>0.00052973834112624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-0.000529234103274767">
                <text:p>-0.000529234103274767</text:p>
              </table:table-cell>
              <table:table-cell office:value-type="float" office:value="0.000521031597577881">
                <text:p>0.000521031597577881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-0.00052040839848555">
                <text:p>-0.00052040839848555</text:p>
              </table:table-cell>
              <table:table-cell office:value-type="float" office:value="0.000512470799107767">
                <text:p>0.000512470799107767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-0.000511735102270983">
                <text:p>-0.000511735102270983</text:p>
              </table:table-cell>
              <table:table-cell office:value-type="float" office:value="0.00050405384475205">
                <text:p>0.00050405384475205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-0.000503211804270265">
                <text:p>-0.000503211804270265</text:p>
              </table:table-cell>
              <table:table-cell office:value-type="float" office:value="0.000495778601528052">
                <text:p>0.000495778601528052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-0.000494836078090977">
                <text:p>-0.000494836078090977</text:p>
              </table:table-cell>
              <table:table-cell office:value-type="float" office:value="0.000487642911517483">
                <text:p>0.000487642911517483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-0.000486605487237668">
                <text:p>-0.000486605487237668</text:p>
              </table:table-cell>
              <table:table-cell office:value-type="float" office:value="0.000479644597950468">
                <text:p>0.000479644597950468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-0.000478517590818406">
                <text:p>-0.000478517590818406</text:p>
              </table:table-cell>
              <table:table-cell office:value-type="float" office:value="0.000471781471267363">
                <text:p>0.000471781471267363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-0.000470569948674005">
                <text:p>-0.000470569948674005</text:p>
              </table:table-cell>
              <table:table-cell office:value-type="float" office:value="0.000464051334492233">
                <text:p>0.000464051334492233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-0.000462760126351824">
                <text:p>-0.000462760126351824</text:p>
              </table:table-cell>
              <table:table-cell office:value-type="float" office:value="0.000456451988384288">
                <text:p>0.000456451988384288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-0.000455085699302416">
                <text:p>-0.000455085699302416</text:p>
              </table:table-cell>
              <table:table-cell office:value-type="float" office:value="0.000448981236078616">
                <text:p>0.000448981236078616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-0.000447544257120569">
                <text:p>-0.000447544257120569</text:p>
              </table:table-cell>
              <table:table-cell office:value-type="float" office:value="0.000441636887349439">
                <text:p>0.000441636887349439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-0.230482469534699">
                <text:p>-0.230482469534699</text:p>
              </table:table-cell>
              <table:table-cell office:value-type="float" office:value="-0.229372142900108">
                <text:p>-0.229372142900108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-0.681027692860048">
                <text:p>-0.681027692860048</text:p>
              </table:table-cell>
              <table:table-cell office:value-type="float" office:value="-0.679465923808209">
                <text:p>-0.679465923808209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-1.09357685713978">
                <text:p>-1.09357685713978</text:p>
              </table:table-cell>
              <table:table-cell office:value-type="float" office:value="-1.09159518432738">
                <text:p>-1.09159518432738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-1.4507128623757">
                <text:p>-1.4507128623757</text:p>
              </table:table-cell>
              <table:table-cell office:value-type="float" office:value="-1.44836276021798">
                <text:p>-1.44836276021798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-1.75662048601968">
                <text:p>-1.75662048601968</text:p>
              </table:table-cell>
              <table:table-cell office:value-type="float" office:value="-1.75395128637361">
                <text:p>-1.75395128637361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-2.01648384632036">
                <text:p>-2.01648384632036</text:p>
              </table:table-cell>
              <table:table-cell office:value-type="float" office:value="-2.0135413567699">
                <text:p>-2.0135413567699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-5.5454110580661">
                <text:p>-5.5454110580661</text:p>
              </table:table-cell>
              <table:table-cell office:value-type="float" office:value="7.88127476542211">
                <text:p>7.88127476542211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-8.73334202041569">
                <text:p>-8.73334202041569</text:p>
              </table:table-cell>
              <table:table-cell office:value-type="float" office:value="17.2767216303433">
                <text:p>17.2767216303433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-8.09807786765911">
                <text:p>-8.09807786765911</text:p>
              </table:table-cell>
              <table:table-cell office:value-type="float" office:value="15.4498012032666">
                <text:p>15.4498012032666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-7.31083042347788">
                <text:p>-7.31083042347788</text:p>
              </table:table-cell>
              <table:table-cell office:value-type="float" office:value="13.122455937418">
                <text:p>13.122455937418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-6.61120218831037">
                <text:p>-6.61120218831037</text:p>
              </table:table-cell>
              <table:table-cell office:value-type="float" office:value="11.008711981222">
                <text:p>11.008711981222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-6.00244358628688">
                <text:p>-6.00244358628688</text:p>
              </table:table-cell>
              <table:table-cell office:value-type="float" office:value="9.13255388614971">
                <text:p>9.13255388614971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-5.47323577102241">
                <text:p>-5.47323577102241</text:p>
              </table:table-cell>
              <table:table-cell office:value-type="float" office:value="7.47251460821894">
                <text:p>7.47251460821894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-5.01289446912291">
                <text:p>-5.01289446912291</text:p>
              </table:table-cell>
              <table:table-cell office:value-type="float" office:value="6.00622008411231">
                <text:p>6.00622008411231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-4.61222191912924">
                <text:p>-4.61222191912924</text:p>
              </table:table-cell>
              <table:table-cell office:value-type="float" office:value="4.71335282545278">
                <text:p>4.71335282545278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-4.26337416655223">
                <text:p>-4.26337416655223</text:p>
              </table:table-cell>
              <table:table-cell office:value-type="float" office:value="3.57569313087822">
                <text:p>3.57569313087822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-3.95967840580101">
                <text:p>-3.95967840580101</text:p>
              </table:table-cell>
              <table:table-cell office:value-type="float" office:value="2.5769340379135">
                <text:p>2.5769340379135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-3.6954670855381">
                <text:p>-3.6954670855381</text:p>
              </table:table-cell>
              <table:table-cell office:value-type="float" office:value="1.70247291052217">
                <text:p>1.70247291052217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-3.46593274651462">
                <text:p>-3.46593274651462</text:p>
              </table:table-cell>
              <table:table-cell office:value-type="float" office:value="0.93920549932931">
                <text:p>0.93920549932931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-3.26700187016733">
                <text:p>-3.26700187016733</text:p>
              </table:table-cell>
              <table:table-cell office:value-type="float" office:value="0.275332380598403">
                <text:p>0.275332380598403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-3.09522499826909">
                <text:p>-3.09522499826909</text:p>
              </table:table-cell>
              <table:table-cell office:value-type="float" office:value="-0.299816334776137">
                <text:p>-0.299816334776137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-2.94768013889378">
                <text:p>-2.94768013889378</text:p>
              </table:table-cell>
              <table:table-cell office:value-type="float" office:value="-0.795934692408773">
                <text:p>-0.795934692408773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-2.82188654391082">
                <text:p>-2.82188654391082</text:p>
              </table:table-cell>
              <table:table-cell office:value-type="float" office:value="-1.22187161010525">
                <text:p>-1.22187161010525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-2.71572614350941">
                <text:p>-2.71572614350941</text:p>
              </table:table-cell>
              <table:table-cell office:value-type="float" office:value="-1.58573874517454">
                <text:p>-1.58573874517454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-2.62737009785884">
                <text:p>-2.62737009785884</text:p>
              </table:table-cell>
              <table:table-cell office:value-type="float" office:value="-1.89499677364808">
                <text:p>-1.89499677364808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-2.55520790923541">
                <text:p>-2.55520790923541</text:p>
              </table:table-cell>
              <table:table-cell office:value-type="float" office:value="-2.15652216043001">
                <text:p>-2.15652216043001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-2.49777612225882">
                <text:p>-2.49777612225882</text:p>
              </table:table-cell>
              <table:table-cell office:value-type="float" office:value="-2.37665704068677">
                <text:p>-2.37665704068677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-2.45368251996664">
                <text:p>-2.45368251996664</text:p>
              </table:table-cell>
              <table:table-cell office:value-type="float" office:value="-2.56124512265949">
                <text:p>-2.56124512265949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-2.42151938577708">
                <text:p>-2.42151938577708</text:p>
              </table:table-cell>
              <table:table-cell office:value-type="float" office:value="-2.71565658190913">
                <text:p>-2.71565658190913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-2.39975490237949">
                <text:p>-2.39975490237949</text:p>
              </table:table-cell>
              <table:table-cell office:value-type="float" office:value="-2.84480476754254">
                <text:p>-2.84480476754254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-2.38658328475396">
                <text:p>-2.38658328475396</text:p>
              </table:table-cell>
              <table:table-cell office:value-type="float" office:value="-2.95315720278015">
                <text:p>-2.95315720278015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-2.37969828636241">
                <text:p>-2.37969828636241</text:p>
              </table:table-cell>
              <table:table-cell office:value-type="float" office:value="-3.04474285076184">
                <text:p>-3.04474285076184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-2.3759247937567">
                <text:p>-2.3759247937567</text:p>
              </table:table-cell>
              <table:table-cell office:value-type="float" office:value="-3.12315692960805">
                <text:p>-3.12315692960805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-2.37058948311176">
                <text:p>-2.37058948311176</text:p>
              </table:table-cell>
              <table:table-cell office:value-type="float" office:value="-3.19156365530993">
                <text:p>-3.19156365530993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-2.35643087385908">
                <text:p>-2.35643087385908</text:p>
              </table:table-cell>
              <table:table-cell office:value-type="float" office:value="-3.25269604605061">
                <text:p>-3.25269604605061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-2.32181344133342">
                <text:p>-2.32181344133342</text:p>
              </table:table-cell>
              <table:table-cell office:value-type="float" office:value="-3.30885010821285">
                <text:p>-3.30885010821285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-0.43742097723283">
                <text:p>-0.43742097723283</text:p>
              </table:table-cell>
              <table:table-cell office:value-type="float" office:value="-3.36186814073787">
                <text:p>-3.36186814073787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1.40060815359412">
                <text:p>1.40060815359412</text:p>
              </table:table-cell>
              <table:table-cell office:value-type="float" office:value="-3.40957048223547">
                <text:p>-3.40957048223547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1.29739709617653">
                <text:p>1.29739709617653</text:p>
              </table:table-cell>
              <table:table-cell office:value-type="float" office:value="-3.44587239190559">
                <text:p>-3.44587239190559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-0.618457102459439">
                <text:p>-0.618457102459439</text:p>
              </table:table-cell>
              <table:table-cell office:value-type="float" office:value="-3.46855858047428">
                <text:p>-3.46855858047428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-0.533945523155954">
                <text:p>-0.533945523155954</text:p>
              </table:table-cell>
              <table:table-cell office:value-type="float" office:value="-3.53414859387597">
                <text:p>-3.53414859387597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1.45339020958808">
                <text:p>1.45339020958808</text:p>
              </table:table-cell>
              <table:table-cell office:value-type="float" office:value="-3.74478866574968">
                <text:p>-3.74478866574968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-0.335962766226504">
                <text:p>-0.335962766226504</text:p>
              </table:table-cell>
              <table:table-cell office:value-type="float" office:value="-4.03318481747843">
                <text:p>-4.03318481747843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-2.12374016634392">
                <text:p>-2.12374016634392</text:p>
              </table:table-cell>
              <table:table-cell office:value-type="float" office:value="-4.28174516687252">
                <text:p>-4.28174516687252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-0.0541311339538592">
                <text:p>-0.0541311339538592</text:p>
              </table:table-cell>
              <table:table-cell office:value-type="float" office:value="-4.49025225025472">
                <text:p>-4.49025225025472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2.01455951377464">
                <text:p>2.01455951377464</text:p>
              </table:table-cell>
              <table:table-cell office:value-type="float" office:value="-4.66154592692805">
                <text:p>-4.66154592692805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0.213412396603974">
                <text:p>0.213412396603974</text:p>
              </table:table-cell>
              <table:table-cell office:value-type="float" office:value="-4.79391861014518">
                <text:p>-4.79391861014518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-1.60532292913228">
                <text:p>-1.60532292913228</text:p>
              </table:table-cell>
              <table:table-cell office:value-type="float" office:value="-4.89004423985722">
                <text:p>-4.89004423985722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0.423446499172508">
                <text:p>0.423446499172508</text:p>
              </table:table-cell>
              <table:table-cell office:value-type="float" office:value="-4.95731268658344">
                <text:p>-4.95731268658344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2.44463000531512">
                <text:p>2.44463000531512</text:p>
              </table:table-cell>
              <table:table-cell office:value-type="float" office:value="-4.99841635007856">
                <text:p>-4.99841635007856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0.591395638596908">
                <text:p>0.591395638596908</text:p>
              </table:table-cell>
              <table:table-cell office:value-type="float" office:value="-5.01108752098152">
                <text:p>-5.01108752098152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-1.28163616983713">
                <text:p>-1.28163616983713</text:p>
              </table:table-cell>
              <table:table-cell office:value-type="float" office:value="-4.99753303890049">
                <text:p>-4.99753303890049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-1.1183015255807">
                <text:p>-1.1183015255807</text:p>
              </table:table-cell>
              <table:table-cell office:value-type="float" office:value="-4.96466595311318">
                <text:p>-4.96466595311318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0.964285883476676">
                <text:p>0.964285883476676</text:p>
              </table:table-cell>
              <table:table-cell office:value-type="float" office:value="-4.91681898249985">
                <text:p>-4.91681898249985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1.09834140311075">
                <text:p>1.09834140311075</text:p>
              </table:table-cell>
              <table:table-cell office:value-type="float" office:value="-4.85328453416275">
                <text:p>-4.85328453416275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-0.721378634290007">
                <text:p>-0.721378634290007</text:p>
              </table:table-cell>
              <table:table-cell office:value-type="float" office:value="-4.77320232008768">
                <text:p>-4.77320232008768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-0.632767707948441">
                <text:p>-0.632767707948441</text:p>
              </table:table-cell>
              <table:table-cell office:value-type="float" office:value="-4.68025924384317">
                <text:p>-4.68025924384317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-0.439234422636509">
                <text:p>-0.439234422636509</text:p>
              </table:table-cell>
              <table:table-cell office:value-type="float" office:value="-4.57817166453819">
                <text:p>-4.57817166453819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-0.263267932549882">
                <text:p>-0.263267932549882</text:p>
              </table:table-cell>
              <table:table-cell office:value-type="float" office:value="-4.46808335952358">
                <text:p>-4.46808335952358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1.6996280095111">
                <text:p>1.6996280095111</text:p>
              </table:table-cell>
              <table:table-cell office:value-type="float" office:value="-4.35080801206689">
                <text:p>-4.35080801206689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1.71422809757616">
                <text:p>1.71422809757616</text:p>
              </table:table-cell>
              <table:table-cell office:value-type="float" office:value="-4.22521970681413">
                <text:p>-4.22521970681413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-0.21566796471742">
                <text:p>-0.21566796471742</text:p>
              </table:table-cell>
              <table:table-cell office:value-type="float" office:value="-4.09043852054912">
                <text:p>-4.09043852054912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-0.227677553016115">
                <text:p>-0.227677553016115</text:p>
              </table:table-cell>
              <table:table-cell office:value-type="float" office:value="-3.94985611206504">
                <text:p>-3.94985611206504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-0.125625330355295">
                <text:p>-0.125625330355295</text:p>
              </table:table-cell>
              <table:table-cell office:value-type="float" office:value="-3.8068169717442">
                <text:p>-3.8068169717442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-0.0323931412169715">
                <text:p>-0.0323931412169715</text:p>
              </table:table-cell>
              <table:table-cell office:value-type="float" office:value="-3.66220953301312">
                <text:p>-3.66220953301312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0.0450947299592656">
                <text:p>0.0450947299592656</text:p>
              </table:table-cell>
              <table:table-cell office:value-type="float" office:value="-3.51659071750594">
                <text:p>-3.51659071750594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0.107834089562098">
                <text:p>0.107834089562098</text:p>
              </table:table-cell>
              <table:table-cell office:value-type="float" office:value="-3.37048275654787">
                <text:p>-3.37048275654787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0.157283736377901">
                <text:p>0.157283736377901</text:p>
              </table:table-cell>
              <table:table-cell office:value-type="float" office:value="-3.22439826213702">
                <text:p>-3.22439826213702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0.194852048856392">
                <text:p>0.194852048856392</text:p>
              </table:table-cell>
              <table:table-cell office:value-type="float" office:value="-3.07883721516875">
                <text:p>-3.07883721516875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0.221863005882584">
                <text:p>0.221863005882584</text:p>
              </table:table-cell>
              <table:table-cell office:value-type="float" office:value="-2.93428201575076">
                <text:p>-2.93428201575076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0.239555408403078">
                <text:p>0.239555408403078</text:p>
              </table:table-cell>
              <table:table-cell office:value-type="float" office:value="-2.79119304069754">
                <text:p>-2.79119304069754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0.249084525055088">
                <text:p>0.249084525055088</text:p>
              </table:table-cell>
              <table:table-cell office:value-type="float" office:value="-2.65000491073918">
                <text:p>-2.65000491073918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0.251524057373535">
                <text:p>0.251524057373535</text:p>
              </table:table-cell>
              <table:table-cell office:value-type="float" office:value="-2.51112346231183">
                <text:p>-2.51112346231183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0.247868290631001">
                <text:p>0.247868290631001</text:p>
              </table:table-cell>
              <table:table-cell office:value-type="float" office:value="-2.37492339170569">
                <text:p>-2.37492339170569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0.239034424354595">
                <text:p>0.239034424354595</text:p>
              </table:table-cell>
              <table:table-cell office:value-type="float" office:value="-2.2417465296614">
                <text:p>-2.2417465296614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0.22586507844779">
                <text:p>0.22586507844779</text:p>
              </table:table-cell>
              <table:table-cell office:value-type="float" office:value="-2.11190069838015">
                <text:p>-2.11190069838015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0.209130965188331">
                <text:p>0.209130965188331</text:p>
              </table:table-cell>
              <table:table-cell office:value-type="float" office:value="-1.98565909898388">
                <text:p>-1.98565909898388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0.189533712373213">
                <text:p>0.189533712373213</text:p>
              </table:table-cell>
              <table:table-cell office:value-type="float" office:value="-1.86326017536636">
                <text:p>-1.86326017536636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0.167708819059326">
                <text:p>0.167708819059326</text:p>
              </table:table-cell>
              <table:table-cell office:value-type="float" office:value="-1.74490789980758">
                <text:p>-1.74490789980758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0.14422872265913">
                <text:p>0.14422872265913</text:p>
              </table:table-cell>
              <table:table-cell office:value-type="float" office:value="-1.63077242640624">
                <text:p>-1.63077242640624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0.119605954478881">
                <text:p>0.119605954478881</text:p>
              </table:table-cell>
              <table:table-cell office:value-type="float" office:value="-1.52099106004895">
                <text:p>-1.52099106004895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0.0942963599965457">
                <text:p>0.0942963599965457</text:p>
              </table:table-cell>
              <table:table-cell office:value-type="float" office:value="-1.41566949104425">
                <text:p>-1.41566949104425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0.0687023601233738">
                <text:p>0.0687023601233738</text:p>
              </table:table-cell>
              <table:table-cell office:value-type="float" office:value="-1.31488324849568">
                <text:p>-1.31488324849568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0.0431762302388603">
                <text:p>0.0431762302388603</text:p>
              </table:table-cell>
              <table:table-cell office:value-type="float" office:value="-1.21867932879563">
                <text:p>-1.21867932879563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0.0180233748016193">
                <text:p>0.0180233748016193</text:p>
              </table:table-cell>
              <table:table-cell office:value-type="float" office:value="-1.12707795914772">
                <text:p>-1.12707795914772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-0.00649442330100114">
                <text:p>-0.00649442330100114</text:p>
              </table:table-cell>
              <table:table-cell office:value-type="float" office:value="-1.04007445964879">
                <text:p>-1.04007445964879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-0.0301557978928862">
                <text:p>-0.0301557978928862</text:p>
              </table:table-cell>
              <table:table-cell office:value-type="float" office:value="-0.95764117109291">
                <text:p>-0.95764117109291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-0.0527766565980178">
                <text:p>-0.0527766565980178</text:p>
              </table:table-cell>
              <table:table-cell office:value-type="float" office:value="-0.87972941922461">
                <text:p>-0.87972941922461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-0.0742071154793508">
                <text:p>-0.0742071154793508</text:p>
              </table:table-cell>
              <table:table-cell office:value-type="float" office:value="-0.806271489613237">
                <text:p>-0.806271489613237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-0.0943285249346851">
                <text:p>-0.0943285249346851</text:p>
              </table:table-cell>
              <table:table-cell office:value-type="float" office:value="-0.737182590603863">
                <text:p>-0.737182590603863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-0.113050598673159">
                <text:p>-0.113050598673159</text:p>
              </table:table-cell>
              <table:table-cell office:value-type="float" office:value="-0.672362784896351">
                <text:p>-0.672362784896351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-0.130308655756814">
                <text:p>-0.130308655756814</text:p>
              </table:table-cell>
              <table:table-cell office:value-type="float" office:value="-0.611698873189813">
                <text:p>-0.611698873189813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-0.146060983918353">
                <text:p>-0.146060983918353</text:p>
              </table:table-cell>
              <table:table-cell office:value-type="float" office:value="-0.555066216001699">
                <text:p>-0.555066216001699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-0.160286330678427">
                <text:p>-0.160286330678427</text:p>
              </table:table-cell>
              <table:table-cell office:value-type="float" office:value="-0.50233048222135">
                <text:p>-0.50233048222135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